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Τίτλος" style:master-page-name="MP0" style:family="paragraph">
      <style:paragraph-properties fo:break-before="page" fo:text-align="center"/>
    </style:style>
    <style:style style:name="T2" style:parent-style-name="Προεπιλεγμένηγραμματοσειρά" style:family="text">
      <style:text-properties fo:language="el" fo:country="GR"/>
    </style:style>
    <style:style style:name="T3" style:parent-style-name="Προεπιλεγμένηγραμματοσειρά" style:family="text">
      <style:text-properties fo:language="el" fo:country="GR"/>
    </style:style>
    <style:style style:name="P4" style:parent-style-name="Βασικό" style:family="paragraph">
      <style:text-properties fo:language="el" fo:country="GR"/>
    </style:style>
    <style:style style:name="P5" style:parent-style-name="Βασικό" style:family="paragraph">
      <style:text-properties fo:language="el" fo:country="GR"/>
    </style:style>
    <style:style style:name="P6" style:parent-style-name="Βασικό" style:family="paragraph">
      <style:paragraph-properties fo:text-align="justify" fo:line-height="150%"/>
    </style:style>
    <style:style style:name="T7" style:parent-style-name="Προεπιλεγμένηγραμματοσειρά" style:family="text">
      <style:text-properties fo:font-style="italic" style:font-style-asian="italic" fo:language="el" fo:country="GR"/>
    </style:style>
    <style:style style:name="T8" style:parent-style-name="Προεπιλεγμένηγραμματοσειρά" style:family="text">
      <style:text-properties fo:language="el" fo:country="GR"/>
    </style:style>
    <style:style style:name="P9" style:parent-style-name="Βασικό" style:family="paragraph">
      <style:paragraph-properties fo:text-align="justify" fo:line-height="150%"/>
    </style:style>
    <style:style style:name="T10" style:parent-style-name="Προεπιλεγμένηγραμματοσειρά" style:family="text">
      <style:text-properties fo:font-style="italic" style:font-style-asian="italic"/>
    </style:style>
    <style:style style:name="T11" style:parent-style-name="Προεπιλεγμένηγραμματοσειρά" style:family="text">
      <style:text-properties fo:language="el" fo:country="GR"/>
    </style:style>
    <style:style style:name="P12" style:parent-style-name="Βασικό" style:family="paragraph">
      <style:paragraph-properties fo:text-align="justify" fo:line-height="150%"/>
    </style:style>
    <style:style style:name="T13" style:parent-style-name="Προεπιλεγμένηγραμματοσειρά" style:family="text">
      <style:text-properties fo:font-style="italic" style:font-style-asian="italic" fo:language="el" fo:country="GR"/>
    </style:style>
    <style:style style:name="T14" style:parent-style-name="Προεπιλεγμένηγραμματοσειρά" style:family="text">
      <style:text-properties fo:language="el" fo:country="GR"/>
    </style:style>
    <style:style style:name="T15" style:parent-style-name="Προεπιλεγμένηγραμματοσειρά" style:family="text">
      <style:text-properties fo:language="el" fo:country="GR"/>
    </style:style>
    <style:style style:name="T16" style:parent-style-name="Προεπιλεγμένηγραμματοσειρά" style:family="text">
      <style:text-properties fo:language="el" fo:country="GR"/>
    </style:style>
    <style:style style:name="T17" style:parent-style-name="Προεπιλεγμένηγραμματοσειρά" style:family="text">
      <style:text-properties fo:language="el" fo:country="GR"/>
    </style:style>
    <style:style style:name="T18" style:parent-style-name="Προεπιλεγμένηγραμματοσειρά" style:family="text">
      <style:text-properties fo:language="el" fo:country="GR"/>
    </style:style>
    <style:style style:name="T19" style:parent-style-name="Προεπιλεγμένηγραμματοσειρά" style:family="text">
      <style:text-properties fo:language="el" fo:country="GR"/>
    </style:style>
    <style:style style:name="T20" style:parent-style-name="Προεπιλεγμένηγραμματοσειρά" style:family="text">
      <style:text-properties fo:language="el" fo:country="GR"/>
    </style:style>
    <style:style style:name="T21" style:parent-style-name="Προεπιλεγμένηγραμματοσειρά" style:family="text">
      <style:text-properties fo:language="el" fo:country="GR"/>
    </style:style>
    <style:style style:name="T22" style:parent-style-name="Προεπιλεγμένηγραμματοσειρά" style:family="text">
      <style:text-properties fo:language="el" fo:country="GR"/>
    </style:style>
    <style:style style:name="T23" style:parent-style-name="Προεπιλεγμένηγραμματοσειρά" style:family="text">
      <style:text-properties fo:language="el" fo:country="GR"/>
    </style:style>
    <style:style style:name="T24" style:parent-style-name="Υπερ-σύνδεση" style:family="text">
      <style:text-properties style:font-name="Arial" style:font-name-complex="Arial" fo:font-size="10pt" style:font-size-asian="10pt" style:font-size-complex="10pt"/>
    </style:style>
    <style:style style:name="T25" style:parent-style-name="Υπερ-σύνδεση" style:family="text">
      <style:text-properties style:font-name="Arial" style:font-name-complex="Arial" fo:font-size="10pt" style:font-size-asian="10pt" style:font-size-complex="10pt" fo:language="el" fo:country="GR"/>
    </style:style>
    <style:style style:name="T26" style:parent-style-name="Υπερ-σύνδεση" style:family="text">
      <style:text-properties style:font-name="Arial" style:font-name-complex="Arial" fo:font-size="10pt" style:font-size-asian="10pt" style:font-size-complex="10pt"/>
    </style:style>
    <style:style style:name="T27" style:parent-style-name="Υπερ-σύνδεση" style:family="text">
      <style:text-properties style:font-name="Arial" style:font-name-complex="Arial" fo:font-size="10pt" style:font-size-asian="10pt" style:font-size-complex="10pt" fo:language="el" fo:country="GR"/>
    </style:style>
    <style:style style:name="T28" style:parent-style-name="Υπερ-σύνδεση" style:family="text">
      <style:text-properties style:font-name="Arial" style:font-name-complex="Arial" fo:font-size="10pt" style:font-size-asian="10pt" style:font-size-complex="10pt"/>
    </style:style>
    <style:style style:name="T29" style:parent-style-name="Υπερ-σύνδεση" style:family="text">
      <style:text-properties style:font-name="Arial" style:font-name-complex="Arial" fo:font-size="10pt" style:font-size-asian="10pt" style:font-size-complex="10pt" fo:language="el" fo:country="GR"/>
    </style:style>
    <style:style style:name="T30" style:parent-style-name="Υπερ-σύνδεση" style:family="text">
      <style:text-properties style:font-name="Arial" style:font-name-complex="Arial" fo:font-size="10pt" style:font-size-asian="10pt" style:font-size-complex="10pt"/>
    </style:style>
    <style:style style:name="T31" style:parent-style-name="Υπερ-σύνδεση" style:family="text">
      <style:text-properties style:font-name="Arial" style:font-name-complex="Arial" fo:font-size="10pt" style:font-size-asian="10pt" style:font-size-complex="10pt" fo:language="el" fo:country="GR"/>
    </style:style>
    <style:style style:name="T32" style:parent-style-name="Υπερ-σύνδεση" style:family="text">
      <style:text-properties style:font-name="Arial" style:font-name-complex="Arial" fo:font-size="10pt" style:font-size-asian="10pt" style:font-size-complex="10pt"/>
    </style:style>
    <style:style style:name="T33" style:parent-style-name="Υπερ-σύνδεση" style:family="text">
      <style:text-properties style:font-name="Arial" style:font-name-complex="Arial" fo:font-size="10pt" style:font-size-asian="10pt" style:font-size-complex="10pt" fo:language="el" fo:country="GR"/>
    </style:style>
    <style:style style:name="T34" style:parent-style-name="Υπερ-σύνδεση" style:family="text">
      <style:text-properties style:font-name="Arial" style:font-name-complex="Arial" fo:font-size="10pt" style:font-size-asian="10pt" style:font-size-complex="10pt"/>
    </style:style>
    <style:style style:name="T35" style:parent-style-name="Υπερ-σύνδεση" style:family="text">
      <style:text-properties style:font-name="Arial" style:font-name-complex="Arial" fo:font-size="10pt" style:font-size-asian="10pt" style:font-size-complex="10pt" fo:language="el" fo:country="GR"/>
    </style:style>
    <style:style style:name="T36" style:parent-style-name="Υπερ-σύνδεση" style:family="text">
      <style:text-properties style:font-name="Arial" style:font-name-complex="Arial" fo:font-size="10pt" style:font-size-asian="10pt" style:font-size-complex="10pt"/>
    </style:style>
    <style:style style:name="T37" style:parent-style-name="Υπερ-σύνδεση" style:family="text">
      <style:text-properties style:font-name="Arial" style:font-name-complex="Arial" fo:font-size="10pt" style:font-size-asian="10pt" style:font-size-complex="10pt" fo:language="el" fo:country="GR"/>
    </style:style>
    <style:style style:name="T38" style:parent-style-name="Υπερ-σύνδεση" style:family="text">
      <style:text-properties style:font-name="Arial" style:font-name-complex="Arial" fo:font-size="10pt" style:font-size-asian="10pt" style:font-size-complex="10pt"/>
    </style:style>
    <style:style style:name="T39" style:parent-style-name="Υπερ-σύνδεση" style:family="text">
      <style:text-properties style:font-name="Arial" style:font-name-complex="Arial" fo:font-size="10pt" style:font-size-asian="10pt" style:font-size-complex="10pt" fo:language="el" fo:country="GR"/>
    </style:style>
    <style:style style:name="T40" style:parent-style-name="Προεπιλεγμένηγραμματοσειρά" style:family="text">
      <style:text-properties fo:color="#000000" fo:language="el" fo:country="GR"/>
    </style:style>
    <style:style style:name="P41" style:parent-style-name="Βασικό" style:family="paragraph">
      <style:paragraph-properties fo:text-align="justify" fo:line-height="150%"/>
    </style:style>
    <style:style style:name="T42" style:parent-style-name="Προεπιλεγμένηγραμματοσειρά" style:family="text">
      <style:text-properties fo:font-style="italic" style:font-style-asian="italic" fo:color="#000000" fo:language="el" fo:country="GR"/>
    </style:style>
    <style:style style:name="T43" style:parent-style-name="Προεπιλεγμένηγραμματοσειρά" style:family="text">
      <style:text-properties fo:color="#000000" fo:language="el" fo:country="GR"/>
    </style:style>
    <style:style style:name="T44" style:parent-style-name="Προεπιλεγμένηγραμματοσειρά" style:family="text">
      <style:text-properties fo:color="#000000"/>
    </style:style>
    <style:style style:name="T45" style:parent-style-name="Προεπιλεγμένηγραμματοσειρά" style:family="text">
      <style:text-properties fo:color="#000000" fo:language="el" fo:country="GR"/>
    </style:style>
    <style:style style:name="P46" style:parent-style-name="Βασικό" style:family="paragraph">
      <style:paragraph-properties fo:text-align="justify" fo:line-height="150%"/>
    </style:style>
    <style:style style:name="T47" style:parent-style-name="Προεπιλεγμένηγραμματοσειρά" style:family="text">
      <style:text-properties fo:font-style="italic" style:font-style-asian="italic" fo:color="#000000" fo:language="el" fo:country="GR"/>
    </style:style>
    <style:style style:name="T48" style:parent-style-name="Προεπιλεγμένηγραμματοσειρά" style:family="text">
      <style:text-properties fo:color="#000000" fo:language="el" fo:country="GR"/>
    </style:style>
    <style:style style:name="T49" style:parent-style-name="Προεπιλεγμένηγραμματοσειρά" style:family="text">
      <style:text-properties fo:color="#000000"/>
    </style:style>
    <style:style style:name="T50" style:parent-style-name="Προεπιλεγμένηγραμματοσειρά" style:family="text">
      <style:text-properties fo:color="#000000" fo:language="el" fo:country="GR"/>
    </style:style>
    <style:style style:name="T51" style:parent-style-name="Προεπιλεγμένηγραμματοσειρά" style:family="text">
      <style:text-properties fo:color="#000000"/>
    </style:style>
    <style:style style:name="T52" style:parent-style-name="Προεπιλεγμένηγραμματοσειρά" style:family="text">
      <style:text-properties fo:color="#000000" fo:language="el" fo:country="GR"/>
    </style:style>
    <style:style style:name="T53" style:parent-style-name="Προεπιλεγμένηγραμματοσειρά" style:family="text">
      <style:text-properties fo:color="#000000"/>
    </style:style>
    <style:style style:name="T54" style:parent-style-name="Προεπιλεγμένηγραμματοσειρά" style:family="text">
      <style:text-properties fo:color="#000000" fo:language="el" fo:country="GR"/>
    </style:style>
    <style:style style:name="T55" style:parent-style-name="Προεπιλεγμένηγραμματοσειρά" style:family="text">
      <style:text-properties fo:color="#000000"/>
    </style:style>
    <style:style style:name="T56" style:parent-style-name="Προεπιλεγμένηγραμματοσειρά" style:family="text">
      <style:text-properties fo:color="#000000" fo:language="el" fo:country="GR"/>
    </style:style>
    <style:style style:name="T57" style:parent-style-name="Προεπιλεγμένηγραμματοσειρά" style:family="text">
      <style:text-properties fo:color="#000000"/>
    </style:style>
    <style:style style:name="T58" style:parent-style-name="Προεπιλεγμένηγραμματοσειρά" style:family="text">
      <style:text-properties fo:color="#000000" fo:language="el" fo:country="GR"/>
    </style:style>
    <style:style style:name="T59" style:parent-style-name="Προεπιλεγμένηγραμματοσειρά" style:family="text">
      <style:text-properties fo:color="#000000"/>
    </style:style>
    <style:style style:name="P60" style:parent-style-name="Βασικό" style:family="paragraph">
      <style:paragraph-properties fo:text-align="justify" fo:line-height="150%"/>
    </style:style>
    <style:style style:name="T61" style:parent-style-name="Προεπιλεγμένηγραμματοσειρά" style:family="text">
      <style:text-properties fo:font-style="italic" style:font-style-asian="italic" fo:color="#000000" fo:language="el" fo:country="GR"/>
    </style:style>
    <style:style style:name="T62" style:parent-style-name="Προεπιλεγμένηγραμματοσειρά" style:family="text">
      <style:text-properties fo:color="#000000" fo:language="el" fo:country="GR"/>
    </style:style>
    <style:style style:name="T63" style:parent-style-name="Προεπιλεγμένηγραμματοσειρά" style:family="text">
      <style:text-properties fo:color="#000000"/>
    </style:style>
    <style:style style:name="T64" style:parent-style-name="Προεπιλεγμένηγραμματοσειρά" style:family="text">
      <style:text-properties fo:color="#000000" fo:language="el" fo:country="GR"/>
    </style:style>
    <style:style style:name="T65" style:parent-style-name="Προεπιλεγμένηγραμματοσειρά" style:family="text">
      <style:text-properties fo:color="#000000"/>
    </style:style>
    <style:style style:name="T66" style:parent-style-name="Προεπιλεγμένηγραμματοσειρά" style:family="text">
      <style:text-properties fo:color="#000000" fo:language="el" fo:country="GR"/>
    </style:style>
    <style:style style:name="T67" style:parent-style-name="Προεπιλεγμένηγραμματοσειρά" style:family="text">
      <style:text-properties fo:color="#000000"/>
    </style:style>
    <style:style style:name="T68" style:parent-style-name="Προεπιλεγμένηγραμματοσειρά" style:family="text">
      <style:text-properties fo:color="#000000" fo:language="el" fo:country="GR"/>
    </style:style>
    <style:style style:name="P69" style:parent-style-name="Βασικό" style:family="paragraph">
      <style:paragraph-properties fo:text-align="justify" fo:line-height="150%"/>
    </style:style>
    <style:style style:name="T70" style:parent-style-name="Προεπιλεγμένηγραμματοσειρά" style:family="text">
      <style:text-properties fo:font-style="italic" style:font-style-asian="italic" fo:color="#000000" fo:language="el" fo:country="GR"/>
    </style:style>
    <style:style style:name="T71" style:parent-style-name="Προεπιλεγμένηγραμματοσειρά" style:family="text">
      <style:text-properties fo:color="#000000" fo:language="el" fo:country="GR"/>
    </style:style>
    <style:style style:name="T72" style:parent-style-name="Προεπιλεγμένηγραμματοσειρά" style:family="text">
      <style:text-properties fo:color="#000000"/>
    </style:style>
    <style:style style:name="T73" style:parent-style-name="Προεπιλεγμένηγραμματοσειρά" style:family="text">
      <style:text-properties fo:color="#000000" fo:language="el" fo:country="GR"/>
    </style:style>
    <style:style style:name="P74" style:parent-style-name="Βασικό" style:family="paragraph">
      <style:paragraph-properties fo:text-align="justify" fo:line-height="150%"/>
    </style:style>
    <style:style style:name="T75" style:parent-style-name="Προεπιλεγμένηγραμματοσειρά" style:family="text">
      <style:text-properties fo:font-style="italic" style:font-style-asian="italic" fo:color="#000000" fo:language="el" fo:country="GR"/>
    </style:style>
    <style:style style:name="T76" style:parent-style-name="Προεπιλεγμένηγραμματοσειρά" style:family="text">
      <style:text-properties fo:color="#000000" fo:language="el" fo:country="GR"/>
    </style:style>
    <style:style style:name="T77" style:parent-style-name="Προεπιλεγμένηγραμματοσειρά" style:family="text">
      <style:text-properties fo:color="#000000"/>
    </style:style>
    <style:style style:name="T78" style:parent-style-name="Προεπιλεγμένηγραμματοσειρά" style:family="text">
      <style:text-properties fo:color="#000000" fo:language="el" fo:country="GR"/>
    </style:style>
    <style:style style:name="P79" style:parent-style-name="Βασικό" style:family="paragraph">
      <style:paragraph-properties style:text-autospace="none" fo:text-align="justify" fo:margin-bottom="0in" fo:line-height="150%"/>
    </style:style>
    <style:style style:name="T80" style:parent-style-name="Προεπιλεγμένηγραμματοσειρά" style:family="text">
      <style:text-properties fo:font-style="italic" style:font-style-asian="italic" fo:color="#000000" fo:language="el" fo:country="GR"/>
    </style:style>
    <style:style style:name="T81" style:parent-style-name="Προεπιλεγμένηγραμματοσειρά" style:family="text">
      <style:text-properties fo:color="#000000" fo:language="el" fo:country="GR"/>
    </style:style>
    <style:style style:name="T82" style:parent-style-name="Προεπιλεγμένηγραμματοσειρά" style:family="text">
      <style:text-properties style:font-name-complex="Arial" fo:color="#000000"/>
    </style:style>
    <style:style style:name="T83" style:parent-style-name="Προεπιλεγμένηγραμματοσειρά" style:family="text">
      <style:text-properties style:font-name-complex="Arial" fo:color="#000000" fo:language="el" fo:country="GR"/>
    </style:style>
    <style:style style:name="T84" style:parent-style-name="Προεπιλεγμένηγραμματοσειρά" style:family="text">
      <style:text-properties style:font-name-complex="Arial" fo:color="#000000"/>
    </style:style>
    <style:style style:name="T85" style:parent-style-name="Προεπιλεγμένηγραμματοσειρά" style:family="text">
      <style:text-properties style:font-name-complex="Arial" fo:color="#000000" fo:language="el" fo:country="GR"/>
    </style:style>
    <style:style style:name="T86" style:parent-style-name="Προεπιλεγμένηγραμματοσειρά" style:family="text">
      <style:text-properties style:font-name-complex="Arial" fo:color="#000000"/>
    </style:style>
    <style:style style:name="T87" style:parent-style-name="Προεπιλεγμένηγραμματοσειρά" style:family="text">
      <style:text-properties style:font-name-complex="Arial" fo:color="#000000" fo:language="el" fo:country="GR"/>
    </style:style>
    <style:style style:name="T88" style:parent-style-name="Προεπιλεγμένηγραμματοσειρά" style:family="text">
      <style:text-properties style:font-name-complex="Arial" fo:color="#000000"/>
    </style:style>
    <style:style style:name="T89" style:parent-style-name="Προεπιλεγμένηγραμματοσειρά" style:family="text">
      <style:text-properties style:font-name-complex="Arial" fo:color="#000000" fo:language="el" fo:country="GR"/>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style:font-name-complex="Arial" fo:color="#000000"/>
    </style:style>
    <style:style style:name="T92" style:parent-style-name="Προεπιλεγμένηγραμματοσειρά" style:family="text">
      <style:text-properties style:font-name-complex="Arial" fo:color="#000000" fo:language="el" fo:country="GR"/>
    </style:style>
    <style:style style:name="T93" style:parent-style-name="Προεπιλεγμένηγραμματοσειρά" style:family="text">
      <style:text-properties style:font-name-complex="Arial" fo:color="#000000"/>
    </style:style>
    <style:style style:name="T94" style:parent-style-name="Προεπιλεγμένηγραμματοσειρά" style:family="text">
      <style:text-properties style:font-name-complex="Arial" fo:color="#000000" fo:language="el" fo:country="GR"/>
    </style:style>
    <style:style style:name="T95" style:parent-style-name="Προεπιλεγμένηγραμματοσειρά" style:family="text">
      <style:text-properties style:font-name-complex="Arial" fo:color="#000000"/>
    </style:style>
    <style:style style:name="T96" style:parent-style-name="Προεπιλεγμένηγραμματοσειρά" style:family="text">
      <style:text-properties style:font-name-complex="Arial" fo:color="#000000" fo:language="el" fo:country="GR"/>
    </style:style>
    <style:style style:name="T97" style:parent-style-name="Προεπιλεγμένηγραμματοσειρά" style:family="text">
      <style:text-properties style:font-name-complex="Arial" fo:color="#000000"/>
    </style:style>
    <style:style style:name="T98" style:parent-style-name="Προεπιλεγμένηγραμματοσειρά" style:family="text">
      <style:text-properties style:font-name-complex="Arial" fo:color="#000000" fo:language="el" fo:country="GR"/>
    </style:style>
    <style:style style:name="T99" style:parent-style-name="Προεπιλεγμένηγραμματοσειρά" style:family="text">
      <style:text-properties style:font-name-complex="Arial" fo:color="#000000"/>
    </style:style>
    <style:style style:name="T100" style:parent-style-name="Προεπιλεγμένηγραμματοσειρά" style:family="text">
      <style:text-properties style:font-name-complex="Arial" fo:color="#000000" fo:language="el" fo:country="GR"/>
    </style:style>
    <style:style style:name="T101" style:parent-style-name="Προεπιλεγμένηγραμματοσειρά" style:family="text">
      <style:text-properties style:font-name-complex="Arial" fo:color="#000000"/>
    </style:style>
    <style:style style:name="T102" style:parent-style-name="Προεπιλεγμένηγραμματοσειρά" style:family="text">
      <style:text-properties style:font-name-complex="Arial" fo:color="#000000" fo:language="el" fo:country="GR"/>
    </style:style>
    <style:style style:name="T103" style:parent-style-name="Προεπιλεγμένηγραμματοσειρά" style:family="text">
      <style:text-properties fo:language="el" fo:country="GR"/>
    </style:style>
    <style:style style:name="T104" style:parent-style-name="Προεπιλεγμένηγραμματοσειρά" style:family="text">
      <style:text-properties style:font-name-complex="Arial" fo:color="#000000"/>
    </style:style>
    <style:style style:name="T105" style:parent-style-name="Προεπιλεγμένηγραμματοσειρά" style:family="text">
      <style:text-properties style:font-name-complex="Arial" fo:color="#000000" fo:language="el" fo:country="GR"/>
    </style:style>
    <style:style style:name="T106" style:parent-style-name="Προεπιλεγμένηγραμματοσειρά" style:family="text">
      <style:text-properties style:font-name-complex="Arial" fo:color="#000000"/>
    </style:style>
    <style:style style:name="T107" style:parent-style-name="Προεπιλεγμένηγραμματοσειρά" style:family="text">
      <style:text-properties style:font-name-complex="Arial" fo:color="#000000" fo:language="el" fo:country="GR"/>
    </style:style>
    <style:style style:name="T108" style:parent-style-name="Προεπιλεγμένηγραμματοσειρά" style:family="text">
      <style:text-properties style:font-name-complex="Arial" fo:color="#000000"/>
    </style:style>
    <style:style style:name="T109" style:parent-style-name="Προεπιλεγμένηγραμματοσειρά" style:family="text">
      <style:text-properties style:font-name-complex="Arial" fo:color="#000000" fo:language="el" fo:country="GR"/>
    </style:style>
    <style:style style:name="T110" style:parent-style-name="Προεπιλεγμένηγραμματοσειρά" style:family="text">
      <style:text-properties fo:language="el" fo:country="GR"/>
    </style:style>
    <style:style style:name="T111" style:parent-style-name="Προεπιλεγμένηγραμματοσειρά" style:family="text">
      <style:text-properties style:font-name-complex="Arial" fo:color="#000000"/>
    </style:style>
    <style:style style:name="T112" style:parent-style-name="Προεπιλεγμένηγραμματοσειρά" style:family="text">
      <style:text-properties style:font-name-complex="Arial" fo:color="#000000" fo:language="el" fo:country="GR"/>
    </style:style>
    <style:style style:name="T113" style:parent-style-name="Προεπιλεγμένηγραμματοσειρά" style:family="text">
      <style:text-properties style:font-name-complex="Arial" fo:color="#000000"/>
    </style:style>
    <style:style style:name="T114" style:parent-style-name="Προεπιλεγμένηγραμματοσειρά" style:family="text">
      <style:text-properties style:font-name-complex="Arial" fo:color="#000000" fo:language="el" fo:country="GR"/>
    </style:style>
    <style:style style:name="T115" style:parent-style-name="Προεπιλεγμένηγραμματοσειρά" style:family="text">
      <style:text-properties style:font-name-complex="Arial" fo:color="#000000"/>
    </style:style>
    <style:style style:name="T116" style:parent-style-name="Προεπιλεγμένηγραμματοσειρά" style:family="text">
      <style:text-properties style:font-name-complex="Arial" fo:color="#000000"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style:font-name-complex="Arial" fo:color="#000000"/>
    </style:style>
    <style:style style:name="T119" style:parent-style-name="Προεπιλεγμένηγραμματοσειρά" style:family="text">
      <style:text-properties style:font-name-complex="Arial" fo:color="#000000" fo:language="el" fo:country="GR"/>
    </style:style>
    <style:style style:name="T120" style:parent-style-name="Προεπιλεγμένηγραμματοσειρά" style:family="text">
      <style:text-properties style:font-name-complex="Arial" fo:color="#000000"/>
    </style:style>
    <style:style style:name="T121" style:parent-style-name="Προεπιλεγμένηγραμματοσειρά" style:family="text">
      <style:text-properties style:font-name-complex="Arial" fo:color="#000000" fo:language="el" fo:country="GR"/>
    </style:style>
    <style:style style:name="T122" style:parent-style-name="Προεπιλεγμένηγραμματοσειρά" style:family="text">
      <style:text-properties style:font-name-complex="Arial" fo:color="#000000"/>
    </style:style>
    <style:style style:name="T123" style:parent-style-name="Προεπιλεγμένηγραμματοσειρά" style:family="text">
      <style:text-properties style:font-name-complex="Arial" fo:color="#000000" fo:language="el" fo:country="GR"/>
    </style:style>
    <style:style style:name="P124" style:parent-style-name="Βασικό" style:family="paragraph">
      <style:paragraph-properties style:text-autospace="none" fo:text-align="justify" fo:margin-bottom="0in" fo:line-height="150%"/>
    </style:style>
    <style:style style:name="T125" style:parent-style-name="Προεπιλεγμένηγραμματοσειρά" style:family="text">
      <style:text-properties style:font-name-complex="Arial" fo:font-style="italic" style:font-style-asian="italic" fo:color="#000000" fo:language="el" fo:country="GR"/>
    </style:style>
    <style:style style:name="T126" style:parent-style-name="Προεπιλεγμένηγραμματοσειρά" style:family="text">
      <style:text-properties style:font-name-complex="Arial" fo:color="#000000" fo:language="el" fo:country="GR"/>
    </style:style>
    <style:style style:name="T127" style:parent-style-name="Προεπιλεγμένηγραμματοσειρά" style:family="text">
      <style:text-properties style:font-name="Arial" style:font-name-complex="Arial" fo:color="#000000" fo:font-size="10pt" style:font-size-asian="10pt" style:font-size-complex="10pt"/>
    </style:style>
    <style:style style:name="T12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29" style:parent-style-name="Προεπιλεγμένηγραμματοσειρά" style:family="text">
      <style:text-properties style:font-name="Arial" style:font-name-complex="Arial" fo:color="#000000" fo:font-size="10pt" style:font-size-asian="10pt" style:font-size-complex="10pt"/>
    </style:style>
    <style:style style:name="T13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1" style:parent-style-name="Προεπιλεγμένηγραμματοσειρά" style:family="text">
      <style:text-properties style:font-name="Arial" style:font-name-complex="Arial" fo:color="#000000" fo:font-size="10pt" style:font-size-asian="10pt" style:font-size-complex="10pt"/>
    </style:style>
    <style:style style:name="T132"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3" style:parent-style-name="Προεπιλεγμένηγραμματοσειρά" style:family="text">
      <style:text-properties style:font-name="Arial" style:font-name-complex="Arial" fo:color="#000000" fo:font-size="10pt" style:font-size-asian="10pt" style:font-size-complex="10pt"/>
    </style:style>
    <style:style style:name="T134"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5" style:parent-style-name="Προεπιλεγμένηγραμματοσειρά" style:family="text">
      <style:text-properties style:font-name="Arial" style:font-name-complex="Arial" fo:color="#000000" fo:font-size="10pt" style:font-size-asian="10pt" style:font-size-complex="10pt"/>
    </style:style>
    <style:style style:name="T136"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7" style:parent-style-name="Προεπιλεγμένηγραμματοσειρά" style:family="text">
      <style:text-properties style:font-name="Arial" style:font-name-complex="Arial" fo:color="#000000" fo:font-size="10pt" style:font-size-asian="10pt" style:font-size-complex="10pt"/>
    </style:style>
    <style:style style:name="T13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39" style:parent-style-name="Προεπιλεγμένηγραμματοσειρά" style:family="text">
      <style:text-properties style:font-name="Arial" style:font-name-complex="Arial" fo:color="#000000" fo:font-size="10pt" style:font-size-asian="10pt" style:font-size-complex="10pt"/>
    </style:style>
    <style:style style:name="T14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141" style:parent-style-name="Βασικό" style:family="paragraph">
      <style:paragraph-properties style:text-autospace="none" fo:text-align="justify" fo:margin-bottom="0in" fo:line-height="150%"/>
    </style:style>
    <style:style style:name="T142" style:parent-style-name="Προεπιλεγμένηγραμματοσειρά" style:family="text">
      <style:text-properties style:font-name-complex="Arial" fo:font-style="italic" style:font-style-asian="italic" fo:color="#000000" fo:language="el" fo:country="GR"/>
    </style:style>
    <style:style style:name="T143" style:parent-style-name="Προεπιλεγμένηγραμματοσειρά" style:family="text">
      <style:text-properties style:font-name-complex="Arial" fo:color="#000000" fo:language="el" fo:country="GR"/>
    </style:style>
    <style:style style:name="P144" style:parent-style-name="Βασικό" style:family="paragraph">
      <style:paragraph-properties style:text-autospace="none" fo:text-align="justify" fo:margin-bottom="0in" fo:line-height="150%"/>
    </style:style>
    <style:style style:name="T145" style:parent-style-name="Προεπιλεγμένηγραμματοσειρά" style:family="text">
      <style:text-properties style:font-name-complex="Arial" fo:font-style="italic" style:font-style-asian="italic" fo:color="#000000" fo:language="el" fo:country="GR"/>
    </style:style>
    <style:style style:name="T146" style:parent-style-name="Προεπιλεγμένηγραμματοσειρά" style:family="text">
      <style:text-properties style:font-name-complex="Arial" fo:color="#000000" fo:language="el" fo:country="GR"/>
    </style:style>
    <style:style style:name="T147" style:parent-style-name="Προεπιλεγμένηγραμματοσειρά" style:family="text">
      <style:text-properties style:font-name-complex="Arial" fo:color="#000000"/>
    </style:style>
    <style:style style:name="P148" style:parent-style-name="Βασικό" style:family="paragraph">
      <style:paragraph-properties style:text-autospace="none" fo:text-align="justify" fo:margin-bottom="0in" fo:line-height="150%"/>
    </style:style>
    <style:style style:name="T149" style:parent-style-name="Προεπιλεγμένηγραμματοσειρά" style:family="text">
      <style:text-properties style:font-name-complex="Arial" fo:font-style="italic" style:font-style-asian="italic" fo:color="#000000" fo:language="el" fo:country="GR"/>
    </style:style>
    <style:style style:name="T150" style:parent-style-name="Προεπιλεγμένηγραμματοσειρά" style:family="text">
      <style:text-properties style:font-name-complex="Arial" fo:color="#000000" fo:language="el" fo:country="GR"/>
    </style:style>
    <style:style style:name="P151" style:parent-style-name="Βασικό" style:family="paragraph">
      <style:paragraph-properties style:text-autospace="none" fo:text-align="justify" fo:margin-bottom="0in" fo:line-height="150%"/>
      <style:text-properties style:font-name-complex="Arial" fo:color="#000000" fo:language="el" fo:country="GR"/>
    </style:style>
    <style:style style:name="P152" style:parent-style-name="Βασικό" style:family="paragraph">
      <style:paragraph-properties style:text-autospace="none" fo:text-align="justify" fo:margin-bottom="0in" fo:line-height="150%"/>
      <style:text-properties style:font-name-complex="Arial" fo:color="#000000" fo:language="el" fo:country="GR"/>
    </style:style>
    <style:style style:name="P153" style:parent-style-name="Βασικό" style:family="paragraph">
      <style:paragraph-properties style:text-autospace="none" fo:margin-bottom="0in" fo:line-height="100%"/>
      <style:text-properties style:font-name-complex="Arial" fo:color="#000000" fo:language="el" fo:country="GR"/>
    </style:style>
    <style:style style:name="P154" style:parent-style-name="Βασικό" style:family="paragraph">
      <style:paragraph-properties style:text-autospace="none" fo:margin-bottom="0in" fo:line-height="100%"/>
      <style:text-properties fo:language="el" fo:country="GR"/>
    </style:style>
    <style:style style:name="T155" style:parent-style-name="Προεπιλεγμένηγραμματοσειρά" style:family="text">
      <style:text-properties fo:language="el" fo:country="GR"/>
    </style:style>
    <style:style style:name="P156" style:parent-style-name="Βασικό" style:family="paragraph">
      <style:text-properties fo:language="el" fo:country="GR"/>
    </style:style>
    <style:style style:name="P157" style:parent-style-name="ΠΠ1" style:family="paragraph">
      <style:paragraph-properties>
        <style:tab-stops>
          <style:tab-stop style:type="right" style:leader-style="dotted" style:leader-text="." style:position="6.493in"/>
        </style:tab-stops>
      </style:paragraph-properties>
    </style:style>
    <style:style style:name="T158" style:parent-style-name="Υπερ-σύνδεση" style:family="text">
      <style:text-properties fo:language="el" fo:country="GR"/>
    </style:style>
    <style:style style:name="T159" style:parent-style-name="Προεπιλεγμένηγραμματοσειρά" style:family="text">
      <style:text-properties style:font-name="Calibri" style:font-name-asian="Times New Roman" style:font-name-complex="Times New Roman"/>
    </style:style>
    <style:style style:name="T160" style:parent-style-name="Υπερ-σύνδεση" style:family="text">
      <style:text-properties fo:language="el" fo:country="GR"/>
    </style:style>
    <style:style style:name="T161" style:parent-style-name="Υπερ-σύνδεση" style:family="text">
      <style:text-properties fo:language="el" fo:country="GR"/>
    </style:style>
    <style:style style:name="P162" style:parent-style-name="ΠΠ2" style:family="paragraph">
      <style:paragraph-properties>
        <style:tab-stops>
          <style:tab-stop style:type="left" style:position="0.4583in"/>
          <style:tab-stop style:type="left" style:position="1.7319in"/>
          <style:tab-stop style:type="right" style:leader-style="dotted" style:leader-text="." style:position="6.3402in"/>
        </style:tab-stops>
      </style:paragraph-properties>
    </style:style>
    <style:style style:name="T163" style:parent-style-name="Προεπιλεγμένηγραμματοσειρά" style:family="text">
      <style:text-properties style:font-name="Calibri" style:font-name-asian="Times New Roman" style:font-name-complex="Times New Roman"/>
    </style:style>
    <style:style style:name="P164" style:parent-style-name="ΠΠ2" style:family="paragraph">
      <style:paragraph-properties>
        <style:tab-stops>
          <style:tab-stop style:type="left" style:position="0.4583in"/>
          <style:tab-stop style:type="left" style:position="1.6388in"/>
          <style:tab-stop style:type="right" style:leader-style="dotted" style:leader-text="." style:position="6.3402in"/>
        </style:tab-stops>
      </style:paragraph-properties>
    </style:style>
    <style:style style:name="T165" style:parent-style-name="Προεπιλεγμένηγραμματοσειρά" style:family="text">
      <style:text-properties style:font-name="Calibri" style:font-name-asian="Times New Roman" style:font-name-complex="Times New Roman"/>
    </style:style>
    <style:style style:name="P166" style:parent-style-name="ΠΠ2" style:family="paragraph">
      <style:paragraph-properties>
        <style:tab-stops>
          <style:tab-stop style:type="left" style:position="0.4583in"/>
          <style:tab-stop style:type="left" style:position="1.6493in"/>
          <style:tab-stop style:type="right" style:leader-style="dotted" style:leader-text="." style:position="6.3402in"/>
        </style:tab-stops>
      </style:paragraph-properties>
    </style:style>
    <style:style style:name="T167" style:parent-style-name="Προεπιλεγμένηγραμματοσειρά" style:family="text">
      <style:text-properties style:font-name="Calibri" style:font-name-asian="Times New Roman" style:font-name-complex="Times New Roman"/>
    </style:style>
    <style:style style:name="P168" style:parent-style-name="ΠΠ2" style:family="paragraph">
      <style:paragraph-properties>
        <style:tab-stops>
          <style:tab-stop style:type="left" style:position="0.4583in"/>
          <style:tab-stop style:type="left" style:position="0.7638in"/>
          <style:tab-stop style:type="right" style:leader-style="dotted" style:leader-text="." style:position="6.3402in"/>
        </style:tab-stops>
      </style:paragraph-properties>
    </style:style>
    <style:style style:name="T169" style:parent-style-name="Προεπιλεγμένηγραμματοσειρά" style:family="text">
      <style:text-properties style:font-name="Calibri" style:font-name-asian="Times New Roman" style:font-name-complex="Times New Roman"/>
    </style:style>
    <style:style style:name="P170" style:parent-style-name="ΠΠ2" style:family="paragraph">
      <style:paragraph-properties>
        <style:tab-stops>
          <style:tab-stop style:type="left" style:position="0.4583in"/>
          <style:tab-stop style:type="left" style:position="1.309in"/>
          <style:tab-stop style:type="right" style:leader-style="dotted" style:leader-text="." style:position="6.3402in"/>
        </style:tab-stops>
      </style:paragraph-properties>
    </style:style>
    <style:style style:name="T171" style:parent-style-name="Προεπιλεγμένηγραμματοσειρά" style:family="text">
      <style:text-properties style:font-name="Calibri" style:font-name-asian="Times New Roman" style:font-name-complex="Times New Roman"/>
    </style:style>
    <style:style style:name="P172" style:parent-style-name="ΠΠ2" style:family="paragraph">
      <style:paragraph-properties>
        <style:tab-stops>
          <style:tab-stop style:type="left" style:position="0.4583in"/>
          <style:tab-stop style:type="left" style:position="1.8625in"/>
          <style:tab-stop style:type="right" style:leader-style="dotted" style:leader-text="." style:position="6.3402in"/>
        </style:tab-stops>
      </style:paragraph-properties>
    </style:style>
    <style:style style:name="T173" style:parent-style-name="Προεπιλεγμένηγραμματοσειρά" style:family="text">
      <style:text-properties style:font-name="Calibri" style:font-name-asian="Times New Roman" style:font-name-complex="Times New Roman"/>
    </style:style>
    <style:style style:name="P174" style:parent-style-name="ΠΠ2" style:family="paragraph">
      <style:paragraph-properties>
        <style:tab-stops>
          <style:tab-stop style:type="left" style:position="0.4583in"/>
          <style:tab-stop style:type="left" style:position="1.1986in"/>
          <style:tab-stop style:type="right" style:leader-style="dotted" style:leader-text="." style:position="6.3402in"/>
        </style:tab-stops>
      </style:paragraph-properties>
    </style:style>
    <style:style style:name="T175" style:parent-style-name="Προεπιλεγμένηγραμματοσειρά" style:family="text">
      <style:text-properties style:font-name="Calibri" style:font-name-asian="Times New Roman" style:font-name-complex="Times New Roman"/>
    </style:style>
    <style:style style:name="P176" style:parent-style-name="ΠΠ2" style:family="paragraph">
      <style:paragraph-properties>
        <style:tab-stops>
          <style:tab-stop style:type="left" style:position="0.4583in"/>
          <style:tab-stop style:type="left" style:position="1.7763in"/>
          <style:tab-stop style:type="right" style:leader-style="dotted" style:leader-text="." style:position="6.3402in"/>
        </style:tab-stops>
      </style:paragraph-properties>
    </style:style>
    <style:style style:name="T177" style:parent-style-name="Προεπιλεγμένηγραμματοσειρά" style:family="text">
      <style:text-properties style:font-name="Calibri" style:font-name-asian="Times New Roman" style:font-name-complex="Times New Roman"/>
    </style:style>
    <style:style style:name="P178" style:parent-style-name="ΠΠ2" style:family="paragraph">
      <style:paragraph-properties>
        <style:tab-stops>
          <style:tab-stop style:type="left" style:position="0.4583in"/>
          <style:tab-stop style:type="left" style:position="1.4354in"/>
          <style:tab-stop style:type="right" style:leader-style="dotted" style:leader-text="." style:position="6.3402in"/>
        </style:tab-stops>
      </style:paragraph-properties>
    </style:style>
    <style:style style:name="T179" style:parent-style-name="Προεπιλεγμένηγραμματοσειρά" style:family="text">
      <style:text-properties style:font-name="Calibri" style:font-name-asian="Times New Roman" style:font-name-complex="Times New Roman"/>
    </style:style>
    <style:style style:name="P180" style:parent-style-name="ΠΠ2" style:family="paragraph">
      <style:paragraph-properties>
        <style:tab-stops>
          <style:tab-stop style:type="left" style:position="0.4583in"/>
          <style:tab-stop style:type="left" style:position="1.5201in"/>
          <style:tab-stop style:type="right" style:leader-style="dotted" style:leader-text="." style:position="6.3402in"/>
        </style:tab-stops>
      </style:paragraph-properties>
    </style:style>
    <style:style style:name="T181" style:parent-style-name="Προεπιλεγμένηγραμματοσειρά" style:family="text">
      <style:text-properties style:font-name="Calibri" style:font-name-asian="Times New Roman" style:font-name-complex="Times New Roman"/>
    </style:style>
    <style:style style:name="P182" style:parent-style-name="ΠΠ2" style:family="paragraph">
      <style:paragraph-properties>
        <style:tab-stops>
          <style:tab-stop style:type="left" style:position="0.4583in"/>
          <style:tab-stop style:type="left" style:position="1.502in"/>
          <style:tab-stop style:type="right" style:leader-style="dotted" style:leader-text="." style:position="6.3402in"/>
        </style:tab-stops>
      </style:paragraph-properties>
    </style:style>
    <style:style style:name="T183" style:parent-style-name="Προεπιλεγμένηγραμματοσειρά" style:family="text">
      <style:text-properties style:font-name="Calibri" style:font-name-asian="Times New Roman" style:font-name-complex="Times New Roman"/>
    </style:style>
    <style:style style:name="P184" style:parent-style-name="ΠΠ2" style:family="paragraph">
      <style:paragraph-properties>
        <style:tab-stops>
          <style:tab-stop style:type="left" style:position="0.4583in"/>
          <style:tab-stop style:type="left" style:position="1.5138in"/>
          <style:tab-stop style:type="right" style:leader-style="dotted" style:leader-text="." style:position="6.3402in"/>
        </style:tab-stops>
      </style:paragraph-properties>
    </style:style>
    <style:style style:name="T185" style:parent-style-name="Προεπιλεγμένηγραμματοσειρά" style:family="text">
      <style:text-properties style:font-name="Calibri" style:font-name-asian="Times New Roman" style:font-name-complex="Times New Roman"/>
    </style:style>
    <style:style style:name="P186" style:parent-style-name="ΠΠ2" style:family="paragraph">
      <style:paragraph-properties>
        <style:tab-stops>
          <style:tab-stop style:type="left" style:position="0.4583in"/>
          <style:tab-stop style:type="left" style:position="1.1923in"/>
          <style:tab-stop style:type="right" style:leader-style="dotted" style:leader-text="." style:position="6.3402in"/>
        </style:tab-stops>
      </style:paragraph-properties>
    </style:style>
    <style:style style:name="T187" style:parent-style-name="Προεπιλεγμένηγραμματοσειρά" style:family="text">
      <style:text-properties style:font-name="Calibri" style:font-name-asian="Times New Roman" style:font-name-complex="Times New Roman"/>
    </style:style>
    <style:style style:name="P188" style:parent-style-name="ΠΠ2" style:family="paragraph">
      <style:paragraph-properties>
        <style:tab-stops>
          <style:tab-stop style:type="left" style:position="0.4583in"/>
          <style:tab-stop style:type="left" style:position="1.0694in"/>
          <style:tab-stop style:type="right" style:leader-style="dotted" style:leader-text="." style:position="6.3402in"/>
        </style:tab-stops>
      </style:paragraph-properties>
    </style:style>
    <style:style style:name="T189" style:parent-style-name="Προεπιλεγμένηγραμματοσειρά" style:family="text">
      <style:text-properties style:font-name="Calibri" style:font-name-asian="Times New Roman" style:font-name-complex="Times New Roman"/>
    </style:style>
    <style:style style:name="P190" style:parent-style-name="ΠΠ2" style:family="paragraph">
      <style:paragraph-properties>
        <style:tab-stops>
          <style:tab-stop style:type="left" style:position="0.4583in"/>
          <style:tab-stop style:type="left" style:position="1.2472in"/>
          <style:tab-stop style:type="right" style:leader-style="dotted" style:leader-text="." style:position="6.3402in"/>
        </style:tab-stops>
      </style:paragraph-properties>
    </style:style>
    <style:style style:name="T191" style:parent-style-name="Προεπιλεγμένηγραμματοσειρά" style:family="text">
      <style:text-properties style:font-name="Calibri" style:font-name-asian="Times New Roman" style:font-name-complex="Times New Roman"/>
    </style:style>
    <style:style style:name="P192" style:parent-style-name="ΠΠ2" style:family="paragraph">
      <style:paragraph-properties>
        <style:tab-stops>
          <style:tab-stop style:type="left" style:position="0.4583in"/>
          <style:tab-stop style:type="left" style:position="1.0694in"/>
          <style:tab-stop style:type="right" style:leader-style="dotted" style:leader-text="." style:position="6.3402in"/>
        </style:tab-stops>
      </style:paragraph-properties>
    </style:style>
    <style:style style:name="T193" style:parent-style-name="Προεπιλεγμένηγραμματοσειρά" style:family="text">
      <style:text-properties style:font-name="Calibri" style:font-name-asian="Times New Roman" style:font-name-complex="Times New Roman"/>
    </style:style>
    <style:style style:name="P194" style:parent-style-name="ΠΠ2" style:family="paragraph">
      <style:paragraph-properties>
        <style:tab-stops>
          <style:tab-stop style:type="left" style:position="0.4583in"/>
          <style:tab-stop style:type="left" style:position="1.1993in"/>
          <style:tab-stop style:type="right" style:leader-style="dotted" style:leader-text="." style:position="6.3402in"/>
        </style:tab-stops>
      </style:paragraph-properties>
    </style:style>
    <style:style style:name="T195" style:parent-style-name="Προεπιλεγμένηγραμματοσειρά" style:family="text">
      <style:text-properties style:font-name="Calibri" style:font-name-asian="Times New Roman" style:font-name-complex="Times New Roman"/>
    </style:style>
    <style:style style:name="P196" style:parent-style-name="ΠΠ2" style:family="paragraph">
      <style:paragraph-properties>
        <style:tab-stops>
          <style:tab-stop style:type="left" style:position="0.4583in"/>
          <style:tab-stop style:type="left" style:position="1.2034in"/>
          <style:tab-stop style:type="right" style:leader-style="dotted" style:leader-text="." style:position="6.3402in"/>
        </style:tab-stops>
      </style:paragraph-properties>
    </style:style>
    <style:style style:name="T197" style:parent-style-name="Προεπιλεγμένηγραμματοσειρά" style:family="text">
      <style:text-properties style:font-name="Calibri" style:font-name-asian="Times New Roman" style:font-name-complex="Times New Roman"/>
    </style:style>
    <style:style style:name="P198" style:parent-style-name="ΠΠ2" style:family="paragraph">
      <style:paragraph-properties>
        <style:tab-stops>
          <style:tab-stop style:type="left" style:position="0.4583in"/>
          <style:tab-stop style:type="left" style:position="1.2256in"/>
          <style:tab-stop style:type="right" style:leader-style="dotted" style:leader-text="." style:position="6.3402in"/>
        </style:tab-stops>
      </style:paragraph-properties>
    </style:style>
    <style:style style:name="T199" style:parent-style-name="Προεπιλεγμένηγραμματοσειρά" style:family="text">
      <style:text-properties style:font-name="Calibri" style:font-name-asian="Times New Roman" style:font-name-complex="Times New Roman"/>
    </style:style>
    <style:style style:name="T200" style:parent-style-name="Προεπιλεγμένηγραμματοσειρά" style:family="text">
      <style:text-properties style:font-name="Calibri" style:font-name-asian="Times New Roman" style:font-name-complex="Times New Roman"/>
    </style:style>
    <style:style style:name="T201" style:parent-style-name="Υπερ-σύνδεση" style:family="text">
      <style:text-properties fo:language="el" fo:country="GR"/>
    </style:style>
    <style:style style:name="T202" style:parent-style-name="Υπερ-σύνδεση" style:family="text">
      <style:text-properties fo:language="el" fo:country="GR"/>
    </style:style>
    <style:style style:name="T203" style:parent-style-name="Υπερ-σύνδεση" style:family="text">
      <style:text-properties fo:language="el" fo:country="GR"/>
    </style:style>
    <style:style style:name="T204" style:parent-style-name="Προεπιλεγμένηγραμματοσειρά" style:family="text">
      <style:text-properties style:font-name="Calibri" style:font-name-asian="Times New Roman" style:font-name-complex="Times New Roman"/>
    </style:style>
    <style:style style:name="T205" style:parent-style-name="Υπερ-σύνδεση" style:family="text">
      <style:text-properties fo:language="el" fo:country="GR"/>
    </style:style>
    <style:style style:name="T206" style:parent-style-name="Υπερ-σύνδεση" style:family="text">
      <style:text-properties fo:language="el" fo:country="GR"/>
    </style:style>
    <style:style style:name="T207" style:parent-style-name="Υπερ-σύνδεση" style:family="text">
      <style:text-properties fo:language="el" fo:country="GR"/>
    </style:style>
    <style:style style:name="P208" style:parent-style-name="ΠΠ2" style:family="paragraph">
      <style:paragraph-properties>
        <style:tab-stops>
          <style:tab-stop style:type="left" style:position="0.4583in"/>
          <style:tab-stop style:type="left" style:position="0.7638in"/>
          <style:tab-stop style:type="right" style:leader-style="dotted" style:leader-text="." style:position="6.3402in"/>
        </style:tab-stops>
      </style:paragraph-properties>
    </style:style>
    <style:style style:name="T209" style:parent-style-name="Προεπιλεγμένηγραμματοσειρά" style:family="text">
      <style:text-properties style:font-name="Calibri" style:font-name-asian="Times New Roman" style:font-name-complex="Times New Roman"/>
    </style:style>
    <style:style style:name="P210" style:parent-style-name="Βασικό" style:family="paragraph">
      <style:paragraph-properties fo:text-align="center"/>
      <style:text-properties fo:language="el" fo:country="GR"/>
    </style:style>
    <style:style style:name="P211" style:parent-style-name="Βασικό" style:family="paragraph">
      <style:paragraph-properties fo:text-align="center"/>
      <style:text-properties fo:language="el" fo:country="GR"/>
    </style:style>
    <style:style style:name="P212" style:parent-style-name="Βασικό" style:family="paragraph">
      <style:paragraph-properties fo:break-before="page"/>
      <style:text-properties fo:language="el" fo:country="GR"/>
    </style:style>
    <style:style style:name="T213" style:parent-style-name="Προεπιλεγμένηγραμματοσειρά" style:family="text">
      <style:text-properties fo:language="el" fo:country="GR"/>
    </style:style>
    <style:style style:name="T214" style:parent-style-name="Προεπιλεγμένηγραμματοσειρά" style:family="text">
      <style:text-properties fo:language="el" fo:country="GR"/>
    </style:style>
    <style:style style:name="T215" style:parent-style-name="Προεπιλεγμένηγραμματοσειρά" style:family="text">
      <style:text-properties fo:language="el" fo:country="GR"/>
    </style:style>
    <style:style style:name="T216" style:parent-style-name="Προεπιλεγμένηγραμματοσειρά" style:family="text">
      <style:text-properties fo:language="el" fo:country="GR"/>
    </style:style>
    <style:style style:name="T217" style:parent-style-name="Προεπιλεγμένηγραμματοσειρά" style:family="text">
      <style:text-properties fo:language="el" fo:country="GR"/>
    </style:style>
    <style:style style:name="P218" style:parent-style-name="Βασικό" style:family="paragraph">
      <style:paragraph-properties fo:line-height="150%"/>
      <style:text-properties fo:language="el" fo:country="GR"/>
    </style:style>
    <style:style style:name="P219" style:parent-style-name="Βασικό" style:family="paragraph">
      <style:paragraph-properties fo:line-height="150%"/>
      <style:text-properties fo:language="el" fo:country="GR"/>
    </style:style>
    <style:style style:name="P22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1" style:parent-style-name="Βασικό" style:family="paragraph">
      <style:paragraph-properties fo:text-align="justify" fo:line-height="150%" fo:text-indent="0.25in"/>
    </style:style>
    <style:style style:name="T222" style:parent-style-name="Προεπιλεγμένηγραμματοσειρά" style:family="text">
      <style:text-properties fo:language="el" fo:country="GR"/>
    </style:style>
    <style:style style:name="T223" style:parent-style-name="Προεπιλεγμένηγραμματοσειρά" style:family="text">
      <style:text-properties fo:language="el" fo:country="GR"/>
    </style:style>
    <style:style style:name="T224" style:parent-style-name="Προεπιλεγμένηγραμματοσειρά" style:family="text">
      <style:text-properties fo:language="el" fo:country="GR"/>
    </style:style>
    <style:style style:name="P225" style:parent-style-name="Βασικό" style:family="paragraph">
      <style:paragraph-properties fo:text-align="justify" fo:line-height="150%" fo:text-indent="0.25in"/>
      <style:text-properties fo:language="el" fo:country="GR"/>
    </style:style>
    <style:style style:name="P226" style:parent-style-name="Βασικό" style:family="paragraph">
      <style:paragraph-properties fo:text-align="justify" fo:line-height="150%"/>
    </style:style>
    <style:style style:name="T227" style:parent-style-name="Προεπιλεγμένηγραμματοσειρά" style:family="text">
      <style:text-properties fo:font-weight="bold" style:font-weight-asian="bold" fo:font-size="12pt" style:font-size-asian="12pt" style:font-size-complex="12pt" fo:language="el" fo:country="GR"/>
    </style:style>
    <style:style style:name="P228" style:parent-style-name="Βασικό" style:family="paragraph">
      <style:paragraph-properties style:text-autospace="none" fo:text-align="justify" fo:margin-bottom="0in" fo:line-height="150%" fo:text-indent="0.25in"/>
    </style:style>
    <style:style style:name="T229" style:parent-style-name="Προεπιλεγμένηγραμματοσειρά" style:family="text">
      <style:text-properties style:font-name="Arial" style:font-name-complex="Arial" fo:color="#000000" fo:font-size="10pt" style:font-size-asian="10pt" style:font-size-complex="10pt"/>
    </style:style>
    <style:style style:name="P23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3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3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34" style:parent-style-name="Βασικό" style:family="paragraph">
      <style:paragraph-properties fo:text-align="justify" fo:line-height="150%" fo:text-indent="0.25in"/>
    </style:style>
    <style:style style:name="T235" style:parent-style-name="Προεπιλεγμένηγραμματοσειρά" style:family="text">
      <style:text-properties fo:language="el" fo:country="GR"/>
    </style:style>
    <style:style style:name="T236" style:parent-style-name="Προεπιλεγμένηγραμματοσειρά" style:family="text">
      <style:text-properties fo:language="el" fo:country="GR"/>
    </style:style>
    <style:style style:name="T237" style:parent-style-name="Προεπιλεγμένηγραμματοσειρά" style:family="text">
      <style:text-properties fo:language="el" fo:country="GR"/>
    </style:style>
    <style:style style:name="T238" style:parent-style-name="Προεπιλεγμένηγραμματοσειρά" style:family="text">
      <style:text-properties fo:language="el" fo:country="GR"/>
    </style:style>
    <style:style style:name="P239" style:parent-style-name="Βασικό" style:family="paragraph">
      <style:paragraph-properties fo:text-align="justify" fo:line-height="150%" fo:text-indent="0.25in"/>
    </style:style>
    <style:style style:name="T240" style:parent-style-name="Προεπιλεγμένηγραμματοσειρά" style:family="text">
      <style:text-properties fo:language="el" fo:country="GR"/>
    </style:style>
    <style:style style:name="T241" style:parent-style-name="Προεπιλεγμένηγραμματοσειρά" style:family="text">
      <style:text-properties fo:language="el" fo:country="GR"/>
    </style:style>
    <style:style style:name="T242" style:parent-style-name="Προεπιλεγμένηγραμματοσειρά" style:family="text">
      <style:text-properties fo:language="el" fo:country="GR"/>
    </style:style>
    <style:style style:name="P243" style:parent-style-name="Βασικό" style:family="paragraph">
      <style:paragraph-properties fo:text-align="justify" fo:line-height="150%" fo:text-indent="0.25in"/>
      <style:text-properties fo:language="el" fo:country="GR"/>
    </style:style>
    <style:style style:name="P244" style:parent-style-name="Βασικό" style:family="paragraph">
      <style:text-properties fo:language="el" fo:country="GR"/>
    </style:style>
    <style:style style:name="P245" style:parent-style-name="Βασικό" style:family="paragraph">
      <style:text-properties fo:font-weight="bold" style:font-weight-asian="bold" fo:font-size="12pt" style:font-size-asian="12pt" style:font-size-complex="12pt" fo:language="el" fo:country="GR"/>
    </style:style>
    <style:style style:name="P246" style:parent-style-name="Βασικό" style:family="paragraph">
      <style:text-properties fo:language="el" fo:country="GR"/>
    </style:style>
    <style:style style:name="P247" style:parent-style-name="Βασικό" style:family="paragraph">
      <style:paragraph-properties fo:text-align="justify" fo:line-height="150%" fo:text-indent="0.25in"/>
    </style:style>
    <style:style style:name="T248" style:parent-style-name="Προεπιλεγμένηγραμματοσειρά" style:family="text">
      <style:text-properties fo:language="el" fo:country="GR"/>
    </style:style>
    <style:style style:name="T249" style:parent-style-name="Προεπιλεγμένηγραμματοσειρά" style:family="text">
      <style:text-properties fo:language="el" fo:country="GR"/>
    </style:style>
    <style:style style:name="T250" style:parent-style-name="Υπερ-σύνδεση" style:family="text">
      <style:text-properties fo:language="el" fo:country="GR"/>
    </style:style>
    <style:style style:name="T251" style:parent-style-name="Υπερ-σύνδεση" style:family="text">
      <style:text-properties fo:language="el" fo:country="GR"/>
    </style:style>
    <style:style style:name="T252" style:parent-style-name="Προεπιλεγμένηγραμματοσειρά" style:family="text">
      <style:text-properties fo:language="el" fo:country="GR"/>
    </style:style>
    <style:style style:name="T253" style:parent-style-name="Προεπιλεγμένηγραμματοσειρά" style:family="text">
      <style:text-properties fo:language="el" fo:country="GR"/>
    </style:style>
    <style:style style:name="P254" style:parent-style-name="Βασικό" style:family="paragraph">
      <style:paragraph-properties fo:text-align="justify" fo:line-height="150%" fo:text-indent="0.25in"/>
    </style:style>
    <style:style style:name="T255" style:parent-style-name="Προεπιλεγμένηγραμματοσειρά" style:family="text">
      <style:text-properties fo:language="el" fo:country="GR"/>
    </style:style>
    <style:style style:name="T256" style:parent-style-name="Προεπιλεγμένηγραμματοσειρά" style:family="text">
      <style:text-properties fo:language="el" fo:country="GR"/>
    </style:style>
    <style:style style:name="T257" style:parent-style-name="Προεπιλεγμένηγραμματοσειρά" style:family="text">
      <style:text-properties fo:language="el" fo:country="GR"/>
    </style:style>
    <style:style style:name="T258" style:parent-style-name="Προεπιλεγμένηγραμματοσειρά" style:family="text">
      <style:text-properties fo:language="el" fo:country="GR"/>
    </style:style>
    <style:style style:name="T259" style:parent-style-name="Προεπιλεγμένηγραμματοσειρά" style:family="text">
      <style:text-properties fo:language="el" fo:country="GR"/>
    </style:style>
    <style:style style:name="T260" style:parent-style-name="Προεπιλεγμένηγραμματοσειρά" style:family="text">
      <style:text-properties fo:language="el" fo:country="GR"/>
    </style:style>
    <style:style style:name="T261" style:parent-style-name="Προεπιλεγμένηγραμματοσειρά" style:family="text">
      <style:text-properties fo:language="el" fo:country="GR"/>
    </style:style>
    <style:style style:name="T262" style:parent-style-name="Προεπιλεγμένηγραμματοσειρά" style:family="text">
      <style:text-properties fo:language="el" fo:country="GR"/>
    </style:style>
    <style:style style:name="T263" style:parent-style-name="Προεπιλεγμένηγραμματοσειρά" style:family="text">
      <style:text-properties fo:language="el" fo:country="GR"/>
    </style:style>
    <style:style style:name="T264" style:parent-style-name="Προεπιλεγμένηγραμματοσειρά" style:family="text">
      <style:text-properties fo:language="el" fo:country="GR"/>
    </style:style>
    <style:style style:name="T265" style:parent-style-name="Προεπιλεγμένηγραμματοσειρά" style:family="text">
      <style:text-properties fo:language="el" fo:country="GR"/>
    </style:style>
    <style:style style:name="P266" style:parent-style-name="Βασικό" style:family="paragraph">
      <style:paragraph-properties fo:text-align="justify" fo:line-height="150%" fo:text-indent="0.25in"/>
    </style:style>
    <style:style style:name="T267" style:parent-style-name="Προεπιλεγμένηγραμματοσειρά" style:family="text">
      <style:text-properties fo:language="el" fo:country="GR"/>
    </style:style>
    <style:style style:name="T268" style:parent-style-name="Προεπιλεγμένηγραμματοσειρά" style:family="text">
      <style:text-properties fo:language="el" fo:country="GR"/>
    </style:style>
    <style:style style:name="T269" style:parent-style-name="Προεπιλεγμένηγραμματοσειρά" style:family="text">
      <style:text-properties fo:language="el" fo:country="GR"/>
    </style:style>
    <style:style style:name="T270" style:parent-style-name="Προεπιλεγμένηγραμματοσειρά" style:family="text">
      <style:text-properties fo:language="el" fo:country="GR"/>
    </style:style>
    <style:style style:name="T271" style:parent-style-name="Προεπιλεγμένηγραμματοσειρά" style:family="text">
      <style:text-properties fo:language="el" fo:country="GR"/>
    </style:style>
    <style:style style:name="T272" style:parent-style-name="Προεπιλεγμένηγραμματοσειρά" style:family="text">
      <style:text-properties fo:language="el" fo:country="GR"/>
    </style:style>
    <style:style style:name="T273" style:parent-style-name="Προεπιλεγμένηγραμματοσειρά" style:family="text">
      <style:text-properties fo:language="el" fo:country="GR"/>
    </style:style>
    <style:style style:name="T274" style:parent-style-name="Προεπιλεγμένηγραμματοσειρά" style:family="text">
      <style:text-properties fo:language="el" fo:country="GR"/>
    </style:style>
    <style:style style:name="T275" style:parent-style-name="Προεπιλεγμένηγραμματοσειρά" style:family="text">
      <style:text-properties fo:language="el" fo:country="GR"/>
    </style:style>
    <style:style style:name="P276" style:parent-style-name="Βασικό" style:family="paragraph">
      <style:paragraph-properties fo:text-align="justify" fo:line-height="150%" fo:text-indent="0.25in"/>
      <style:text-properties fo:language="el" fo:country="GR"/>
    </style:style>
    <style:style style:name="P277" style:parent-style-name="Βασικό" style:family="paragraph">
      <style:paragraph-properties fo:text-align="justify" fo:line-height="150%" fo:text-indent="0.25in"/>
    </style:style>
    <style:style style:name="P278" style:parent-style-name="Βασικό" style:family="paragraph">
      <style:paragraph-properties fo:text-align="justify" fo:line-height="150%" fo:text-indent="0.25in"/>
    </style:style>
    <style:style style:name="P279" style:parent-style-name="Βασικό" style:family="paragraph">
      <style:paragraph-properties fo:text-align="justify" fo:line-height="150%"/>
    </style:style>
    <style:style style:name="T280" style:parent-style-name="Προεπιλεγμένηγραμματοσειρά" style:family="text">
      <style:text-properties fo:font-weight="bold" style:font-weight-asian="bold" fo:font-size="12pt" style:font-size-asian="12pt" style:font-size-complex="12pt" fo:language="el" fo:country="GR"/>
    </style:style>
    <style:style style:name="P281" style:parent-style-name="Βασικό" style:family="paragraph">
      <style:paragraph-properties fo:text-align="justify" fo:line-height="150%" fo:text-indent="0.25in"/>
    </style:style>
    <style:style style:name="T282" style:parent-style-name="Προεπιλεγμένηγραμματοσειρά" style:family="text">
      <style:text-properties fo:language="el" fo:country="GR"/>
    </style:style>
    <style:style style:name="T283" style:parent-style-name="Προεπιλεγμένηγραμματοσειρά" style:family="text">
      <style:text-properties fo:language="el" fo:country="GR"/>
    </style:style>
    <style:style style:name="P284" style:parent-style-name="Βασικό" style:family="paragraph">
      <style:paragraph-properties fo:text-align="justify" fo:line-height="150%" fo:text-indent="0.25in"/>
      <style:text-properties fo:language="el" fo:country="GR"/>
    </style:style>
    <style:style style:name="P285" style:parent-style-name="Βασικό" style:family="paragraph">
      <style:paragraph-properties fo:text-align="justify" fo:line-height="150%"/>
    </style:style>
    <style:style style:name="T286" style:parent-style-name="Προεπιλεγμένηγραμματοσειρά" style:family="text">
      <style:text-properties fo:font-weight="bold" style:font-weight-asian="bold" fo:font-size="12pt" style:font-size-asian="12pt" style:font-size-complex="12pt" fo:language="el" fo:country="GR"/>
    </style:style>
    <style:style style:name="P287" style:parent-style-name="Βασικό" style:family="paragraph">
      <style:paragraph-properties style:text-autospace="none" fo:text-align="justify" fo:margin-bottom="0in" fo:line-height="150%" fo:text-indent="0.25in"/>
    </style:style>
    <style:style style:name="T288" style:parent-style-name="Προεπιλεγμένηγραμματοσειρά" style:family="text">
      <style:text-properties style:font-name="Arial" style:font-name-complex="Arial" fo:color="#000000" fo:font-size="10pt" style:font-size-asian="10pt" style:font-size-complex="10pt"/>
    </style:style>
    <style:style style:name="P289"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290"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291" style:parent-style-name="Βασικό" style:family="paragraph">
      <style:paragraph-properties fo:text-align="justify" fo:line-height="150%"/>
      <style:text-properties fo:font-weight="bold" style:font-weight-asian="bold"/>
    </style:style>
    <style:style style:name="P29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93" style:parent-style-name="Βασικό" style:family="paragraph">
      <style:paragraph-properties fo:text-align="justify" fo:line-height="150%" fo:text-indent="0.25in"/>
    </style:style>
    <style:style style:name="T294" style:parent-style-name="Προεπιλεγμένηγραμματοσειρά" style:family="text">
      <style:text-properties style:font-name-complex="Arial" fo:color="#000000"/>
    </style:style>
    <style:style style:name="T295" style:parent-style-name="Προεπιλεγμένηγραμματοσειρά" style:family="text">
      <style:text-properties style:font-name-complex="Arial" fo:color="#000000" fo:language="el" fo:country="GR"/>
    </style:style>
    <style:style style:name="T296" style:parent-style-name="Προεπιλεγμένηγραμματοσειρά" style:family="text">
      <style:text-properties style:font-name-complex="Arial" fo:color="#000000" fo:language="el" fo:country="GR"/>
    </style:style>
    <style:style style:name="T297" style:parent-style-name="Προεπιλεγμένηγραμματοσειρά" style:family="text">
      <style:text-properties style:font-name-complex="Arial" fo:color="#000000" fo:language="el" fo:country="GR"/>
    </style:style>
    <style:style style:name="T298" style:parent-style-name="Προεπιλεγμένηγραμματοσειρά" style:family="text">
      <style:text-properties style:font-name-complex="Arial" fo:color="#000000" fo:language="el" fo:country="GR"/>
    </style:style>
    <style:style style:name="T299" style:parent-style-name="Προεπιλεγμένηγραμματοσειρά" style:family="text">
      <style:text-properties style:font-name-complex="Arial" fo:color="#000000"/>
    </style:style>
    <style:style style:name="T300" style:parent-style-name="Προεπιλεγμένηγραμματοσειρά" style:family="text">
      <style:text-properties style:font-name-complex="Arial" fo:color="#000000" fo:language="el" fo:country="GR"/>
    </style:style>
    <style:style style:name="T301" style:parent-style-name="Προεπιλεγμένηγραμματοσειρά" style:family="text">
      <style:text-properties style:font-name-complex="Arial" fo:color="#000000"/>
    </style:style>
    <style:style style:name="P302" style:parent-style-name="Βασικό" style:family="paragraph">
      <style:paragraph-properties fo:text-align="justify" fo:line-height="150%" fo:margin-left="2in" fo:text-indent="-1.75in">
        <style:tab-stops/>
      </style:paragraph-properties>
    </style:style>
    <style:style style:name="T303" style:parent-style-name="Προεπιλεγμένηγραμματοσειρά" style:family="text">
      <style:text-properties style:font-name-complex="Arial" fo:color="#000000"/>
    </style:style>
    <style:style style:name="T304" style:parent-style-name="Προεπιλεγμένηγραμματοσειρά" style:family="text">
      <style:text-properties style:font-name-complex="Arial" fo:color="#000000" fo:language="el" fo:country="GR"/>
    </style:style>
    <style:style style:name="T305" style:parent-style-name="Προεπιλεγμένηγραμματοσειρά" style:family="text">
      <style:text-properties style:font-name-complex="Arial" fo:color="#000000"/>
    </style:style>
    <style:style style:name="T306" style:parent-style-name="Παραπομπήυποσημείωσης" style:family="text">
      <style:text-properties style:font-name-complex="Arial" fo:color="#000000"/>
    </style:style>
    <style:style style:name="T307" style:parent-style-name="Προεπιλεγμένηγραμματοσειρά" style:family="text">
      <style:text-properties fo:language="el" fo:country="GR"/>
    </style:style>
    <style:style style:name="T308" style:parent-style-name="Προεπιλεγμένηγραμματοσειρά" style:family="text">
      <style:text-properties fo:language="el" fo:country="GR"/>
    </style:style>
    <style:style style:name="T309" style:parent-style-name="Προεπιλεγμένηγραμματοσειρά" style:family="text">
      <style:text-properties fo:language="el" fo:country="GR"/>
    </style:style>
    <style:style style:name="T310" style:parent-style-name="Προεπιλεγμένηγραμματοσειρά" style:family="text">
      <style:text-properties style:font-name-complex="Arial" fo:color="#000000" fo:language="el" fo:country="GR"/>
    </style:style>
    <style:style style:name="T311" style:parent-style-name="Προεπιλεγμένηγραμματοσειρά" style:family="text">
      <style:text-properties style:font-name-complex="Arial" fo:color="#000000"/>
    </style:style>
    <style:style style:name="T312" style:parent-style-name="Προεπιλεγμένηγραμματοσειρά" style:family="text">
      <style:text-properties style:font-name-complex="Arial" fo:color="#000000" fo:language="el" fo:country="GR"/>
    </style:style>
    <style:style style:name="P313" style:parent-style-name="Βασικό" style:family="paragraph">
      <style:paragraph-properties fo:text-align="justify" fo:line-height="150%" fo:margin-left="2in" fo:text-indent="-1.75in">
        <style:tab-stops/>
      </style:paragraph-properties>
    </style:style>
    <style:style style:name="T314" style:parent-style-name="Προεπιλεγμένηγραμματοσειρά" style:family="text">
      <style:text-properties style:font-name-complex="Arial" fo:color="#000000"/>
    </style:style>
    <style:style style:name="T315" style:parent-style-name="Προεπιλεγμένηγραμματοσειρά" style:family="text">
      <style:text-properties style:font-name-complex="Arial" fo:color="#000000" fo:language="el" fo:country="GR"/>
    </style:style>
    <style:style style:name="P316" style:parent-style-name="Βασικό" style:family="paragraph">
      <style:paragraph-properties fo:text-align="justify" fo:line-height="150%" fo:margin-left="2in" fo:text-indent="-1.75in">
        <style:tab-stops/>
      </style:paragraph-properties>
    </style:style>
    <style:style style:name="T317" style:parent-style-name="Προεπιλεγμένηγραμματοσειρά" style:family="text">
      <style:text-properties style:font-name-complex="Arial" fo:color="#000000"/>
    </style:style>
    <style:style style:name="T318" style:parent-style-name="Προεπιλεγμένηγραμματοσειρά" style:family="text">
      <style:text-properties style:font-name-complex="Arial" fo:color="#000000" fo:language="el" fo:country="GR"/>
    </style:style>
    <style:style style:name="T319" style:parent-style-name="Προεπιλεγμένηγραμματοσειρά" style:family="text">
      <style:text-properties style:font-name-complex="Arial" fo:color="#000000"/>
    </style:style>
    <style:style style:name="T320" style:parent-style-name="Προεπιλεγμένηγραμματοσειρά" style:family="text">
      <style:text-properties style:font-name-complex="Arial" fo:color="#000000" fo:language="el" fo:country="GR"/>
    </style:style>
    <style:style style:name="T321" style:parent-style-name="Προεπιλεγμένηγραμματοσειρά" style:family="text">
      <style:text-properties style:font-name-complex="Arial" fo:color="#000000"/>
    </style:style>
    <style:style style:name="T322" style:parent-style-name="Προεπιλεγμένηγραμματοσειρά" style:family="text">
      <style:text-properties style:font-name-complex="Arial" fo:color="#000000" fo:language="el" fo:country="GR"/>
    </style:style>
    <style:style style:name="P323" style:parent-style-name="Βασικό" style:family="paragraph">
      <style:paragraph-properties fo:text-align="justify" fo:line-height="150%" fo:margin-left="2in" fo:text-indent="-1.75in">
        <style:tab-stops/>
      </style:paragraph-properties>
    </style:style>
    <style:style style:name="T324" style:parent-style-name="Προεπιλεγμένηγραμματοσειρά" style:family="text">
      <style:text-properties style:font-name-complex="Arial" fo:color="#000000"/>
    </style:style>
    <style:style style:name="T325" style:parent-style-name="Προεπιλεγμένηγραμματοσειρά" style:family="text">
      <style:text-properties style:font-name-complex="Arial" fo:color="#000000"/>
    </style:style>
    <style:style style:name="T326" style:parent-style-name="Προεπιλεγμένηγραμματοσειρά" style:family="text">
      <style:text-properties style:font-name-complex="Arial" fo:color="#000000" fo:language="el" fo:country="GR"/>
    </style:style>
    <style:style style:name="T327" style:parent-style-name="Προεπιλεγμένηγραμματοσειρά" style:family="text">
      <style:text-properties style:font-name-complex="Arial" fo:color="#000000" fo:language="el" fo:country="GR"/>
    </style:style>
    <style:style style:name="P328" style:parent-style-name="Βασικό" style:family="paragraph">
      <style:paragraph-properties fo:text-align="justify" fo:line-height="150%" fo:margin-left="2in" fo:text-indent="-1.75in">
        <style:tab-stops/>
      </style:paragraph-properties>
    </style:style>
    <style:style style:name="T329" style:parent-style-name="Προεπιλεγμένηγραμματοσειρά" style:family="text">
      <style:text-properties style:font-name-complex="Arial" fo:color="#000000"/>
    </style:style>
    <style:style style:name="T330" style:parent-style-name="Προεπιλεγμένηγραμματοσειρά" style:family="text">
      <style:text-properties style:font-name-complex="Arial" fo:color="#000000" fo:language="el" fo:country="GR"/>
    </style:style>
    <style:style style:name="T331" style:parent-style-name="Προεπιλεγμένηγραμματοσειρά" style:family="text">
      <style:text-properties style:font-name-complex="Arial" fo:color="#000000" fo:language="el" fo:country="GR"/>
    </style:style>
    <style:style style:name="P332" style:parent-style-name="Βασικό" style:family="paragraph">
      <style:paragraph-properties fo:text-align="justify" fo:line-height="150%" fo:margin-left="2in" fo:text-indent="-1.75in">
        <style:tab-stops/>
      </style:paragraph-properties>
    </style:style>
    <style:style style:name="T333" style:parent-style-name="Προεπιλεγμένηγραμματοσειρά" style:family="text">
      <style:text-properties style:font-name-complex="Arial" fo:color="#000000"/>
    </style:style>
    <style:style style:name="T334" style:parent-style-name="Προεπιλεγμένηγραμματοσειρά" style:family="text">
      <style:text-properties style:font-name-complex="Arial" fo:color="#000000" fo:language="el" fo:country="GR"/>
    </style:style>
    <style:style style:name="T335" style:parent-style-name="Προεπιλεγμένηγραμματοσειρά" style:family="text">
      <style:text-properties style:font-name-complex="Arial" fo:color="#000000"/>
    </style:style>
    <style:style style:name="T336" style:parent-style-name="Προεπιλεγμένηγραμματοσειρά" style:family="text">
      <style:text-properties style:font-name-complex="Arial" fo:color="#000000" fo:language="el" fo:country="GR"/>
    </style:style>
    <style:style style:name="T337" style:parent-style-name="Προεπιλεγμένηγραμματοσειρά" style:family="text">
      <style:text-properties style:font-name-complex="Arial" fo:color="#000000"/>
    </style:style>
    <style:style style:name="T338" style:parent-style-name="Προεπιλεγμένηγραμματοσειρά" style:family="text">
      <style:text-properties style:font-name-complex="Arial" fo:color="#000000" fo:language="el" fo:country="GR"/>
    </style:style>
    <style:style style:name="P339" style:parent-style-name="Βασικό" style:family="paragraph">
      <style:paragraph-properties fo:text-align="justify" fo:line-height="150%" fo:margin-left="2in" fo:text-indent="-1.75in">
        <style:tab-stops/>
      </style:paragraph-properties>
    </style:style>
    <style:style style:name="T340" style:parent-style-name="Προεπιλεγμένηγραμματοσειρά" style:family="text">
      <style:text-properties style:font-name-complex="Arial" fo:color="#000000" fo:language="el" fo:country="GR"/>
    </style:style>
    <style:style style:name="T341" style:parent-style-name="Προεπιλεγμένηγραμματοσειρά" style:family="text">
      <style:text-properties style:font-name-complex="Arial" fo:color="#000000" fo:language="el" fo:country="GR"/>
    </style:style>
    <style:style style:name="T342" style:parent-style-name="Προεπιλεγμένηγραμματοσειρά" style:family="text">
      <style:text-properties fo:language="el" fo:country="GR"/>
    </style:style>
    <style:style style:name="T343" style:parent-style-name="Προεπιλεγμένηγραμματοσειρά" style:family="text">
      <style:text-properties style:font-name-complex="Arial" fo:color="#000000" fo:language="el" fo:country="GR"/>
    </style:style>
    <style:style style:name="T344" style:parent-style-name="Προεπιλεγμένηγραμματοσειρά" style:family="text">
      <style:text-properties style:font-name-complex="Arial" fo:color="#000000" fo:language="el" fo:country="GR"/>
    </style:style>
    <style:style style:name="T345" style:parent-style-name="Προεπιλεγμένηγραμματοσειρά" style:family="text">
      <style:text-properties style:font-name-complex="Arial" fo:color="#000000" fo:language="el" fo:country="GR"/>
    </style:style>
    <style:style style:name="P346" style:parent-style-name="Βασικό" style:family="paragraph">
      <style:paragraph-properties fo:line-height="150%"/>
      <style:text-properties fo:font-weight="bold" style:font-weight-asian="bold" fo:font-size="12pt" style:font-size-asian="12pt" style:font-size-complex="12pt" fo:language="el" fo:country="GR"/>
    </style:style>
    <style:style style:name="P347" style:parent-style-name="Βασικό" style:family="paragraph">
      <style:paragraph-properties fo:text-align="justify" fo:line-height="150%" fo:text-indent="0.3125in"/>
      <style:text-properties fo:language="el" fo:country="GR"/>
    </style:style>
    <style:style style:name="P348" style:parent-style-name="Βασικό" style:family="paragraph">
      <style:paragraph-properties fo:text-align="justify" fo:line-height="150%" fo:text-indent="0.3125in"/>
    </style:style>
    <style:style style:name="T349" style:parent-style-name="Προεπιλεγμένηγραμματοσειρά" style:family="text">
      <style:text-properties fo:language="el" fo:country="GR"/>
    </style:style>
    <style:style style:name="T350" style:parent-style-name="Προεπιλεγμένηγραμματοσειρά" style:family="text">
      <style:text-properties fo:language="el" fo:country="GR"/>
    </style:style>
    <style:style style:name="T351" style:parent-style-name="Προεπιλεγμένηγραμματοσειρά" style:family="text">
      <style:text-properties fo:language="el" fo:country="GR"/>
    </style:style>
    <style:style style:name="P352" style:parent-style-name="Βασικό" style:family="paragraph">
      <style:paragraph-properties fo:text-align="justify" fo:line-height="150%" fo:text-indent="0.3125in"/>
    </style:style>
    <style:style style:name="T353" style:parent-style-name="Προεπιλεγμένηγραμματοσειρά" style:family="text">
      <style:text-properties fo:language="el" fo:country="GR"/>
    </style:style>
    <style:style style:name="T354" style:parent-style-name="Προεπιλεγμένηγραμματοσειρά" style:family="text">
      <style:text-properties fo:language="el" fo:country="GR"/>
    </style:style>
    <style:style style:name="T355" style:parent-style-name="Προεπιλεγμένηγραμματοσειρά" style:family="text">
      <style:text-properties fo:language="el" fo:country="GR"/>
    </style:style>
    <style:style style:name="P356" style:parent-style-name="Βασικό" style:family="paragraph">
      <style:paragraph-properties fo:text-align="justify" fo:line-height="150%" fo:text-indent="0.3125in"/>
      <style:text-properties fo:language="el" fo:country="GR"/>
    </style:style>
    <style:style style:name="P357" style:parent-style-name="Βασικό" style:family="paragraph">
      <style:paragraph-properties fo:text-align="justify" fo:line-height="150%" fo:text-indent="0.3125in"/>
      <style:text-properties fo:language="el" fo:country="GR"/>
    </style:style>
    <style:style style:name="P358"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359" style:parent-style-name="Βασικό" style:family="paragraph">
      <style:paragraph-properties fo:text-align="justify" fo:line-height="150%" fo:text-indent="0.25in"/>
    </style:style>
    <style:style style:name="T360" style:parent-style-name="Προεπιλεγμένηγραμματοσειρά" style:family="text">
      <style:text-properties fo:language="el" fo:country="GR"/>
    </style:style>
    <style:style style:name="T361" style:parent-style-name="Προεπιλεγμένηγραμματοσειρά" style:family="text">
      <style:text-properties fo:language="el" fo:country="GR"/>
    </style:style>
    <style:style style:name="T362" style:parent-style-name="Προεπιλεγμένηγραμματοσειρά" style:family="text">
      <style:text-properties fo:language="el" fo:country="GR"/>
    </style:style>
    <style:style style:name="T363" style:parent-style-name="Προεπιλεγμένηγραμματοσειρά" style:family="text">
      <style:text-properties fo:language="el" fo:country="GR"/>
    </style:style>
    <style:style style:name="P364" style:parent-style-name="Βασικό" style:family="paragraph">
      <style:paragraph-properties fo:text-align="justify" fo:line-height="150%" fo:margin-left="2in" fo:text-indent="-1.75in">
        <style:tab-stops/>
      </style:paragraph-properties>
    </style:style>
    <style:style style:name="T365" style:parent-style-name="Προεπιλεγμένηγραμματοσειρά" style:family="text">
      <style:text-properties fo:language="el" fo:country="GR"/>
    </style:style>
    <style:style style:name="T366" style:parent-style-name="Προεπιλεγμένηγραμματοσειρά" style:family="text">
      <style:text-properties fo:language="el" fo:country="GR"/>
    </style:style>
    <style:style style:name="P367" style:parent-style-name="Βασικό" style:family="paragraph">
      <style:paragraph-properties fo:text-align="justify" fo:line-height="150%" fo:margin-left="2in" fo:text-indent="-1.75in">
        <style:tab-stops/>
      </style:paragraph-properties>
    </style:style>
    <style:style style:name="T368" style:parent-style-name="Προεπιλεγμένηγραμματοσειρά" style:family="text">
      <style:text-properties fo:language="el" fo:country="GR"/>
    </style:style>
    <style:style style:name="P369" style:parent-style-name="Βασικό" style:family="paragraph">
      <style:paragraph-properties fo:text-align="justify" fo:line-height="150%" fo:margin-left="2in" fo:text-indent="-1.75in">
        <style:tab-stops/>
      </style:paragraph-properties>
    </style:style>
    <style:style style:name="T370" style:parent-style-name="Προεπιλεγμένηγραμματοσειρά" style:family="text">
      <style:text-properties fo:language="el" fo:country="GR"/>
    </style:style>
    <style:style style:name="P371" style:parent-style-name="Βασικό" style:family="paragraph">
      <style:paragraph-properties fo:text-align="justify" fo:line-height="150%" fo:margin-left="2in" fo:text-indent="-1.75in">
        <style:tab-stops/>
      </style:paragraph-properties>
    </style:style>
    <style:style style:name="T372" style:parent-style-name="Προεπιλεγμένηγραμματοσειρά" style:family="text">
      <style:text-properties fo:language="el" fo:country="GR"/>
    </style:style>
    <style:style style:name="T373" style:parent-style-name="Προεπιλεγμένηγραμματοσειρά" style:family="text">
      <style:text-properties fo:language="el" fo:country="GR"/>
    </style:style>
    <style:style style:name="P374" style:parent-style-name="Βασικό" style:family="paragraph">
      <style:paragraph-properties fo:text-align="justify" fo:line-height="150%" fo:margin-left="2in" fo:text-indent="-1.75in">
        <style:tab-stops/>
      </style:paragraph-properties>
    </style:style>
    <style:style style:name="T375" style:parent-style-name="Προεπιλεγμένηγραμματοσειρά" style:family="text">
      <style:text-properties fo:language="el" fo:country="GR"/>
    </style:style>
    <style:style style:name="P376" style:parent-style-name="Βασικό" style:family="paragraph">
      <style:paragraph-properties fo:text-align="justify" fo:line-height="150%" fo:margin-left="1.5in" fo:text-indent="-1.25in">
        <style:tab-stops/>
      </style:paragraph-properties>
      <style:text-properties fo:language="el" fo:country="GR"/>
    </style:style>
    <style:style style:name="P377" style:parent-style-name="Βασικό" style:family="paragraph">
      <style:paragraph-properties fo:text-align="justify" fo:line-height="150%" fo:margin-left="1.5in" fo:text-indent="-1.5in">
        <style:tab-stops/>
      </style:paragraph-properties>
    </style:style>
    <style:style style:name="T378" style:parent-style-name="Προεπιλεγμένηγραμματοσειρά" style:family="text">
      <style:text-properties fo:font-weight="bold" style:font-weight-asian="bold" fo:font-size="12pt" style:font-size-asian="12pt" style:font-size-complex="12pt" fo:language="el" fo:country="GR"/>
    </style:style>
    <style:style style:name="T379" style:parent-style-name="Προεπιλεγμένηγραμματοσειρά" style:family="text">
      <style:text-properties fo:font-weight="bold" style:font-weight-asian="bold" fo:font-size="12pt" style:font-size-asian="12pt" style:font-size-complex="12pt"/>
    </style:style>
    <style:style style:name="P380" style:parent-style-name="Βασικό" style:family="paragraph">
      <style:paragraph-properties style:text-autospace="none" fo:text-align="justify" fo:margin-bottom="0in" fo:line-height="150%" fo:text-indent="0.25in"/>
    </style:style>
    <style:style style:name="T381" style:parent-style-name="Προεπιλεγμένηγραμματοσειρά" style:family="text">
      <style:text-properties style:font-name-complex="Arial" fo:color="#000000"/>
    </style:style>
    <style:style style:name="P382" style:parent-style-name="Βασικό" style:family="paragraph">
      <style:paragraph-properties fo:text-align="justify" fo:line-height="150%" fo:margin-left="1.5in" fo:text-indent="-1.25in">
        <style:tab-stops/>
      </style:paragraph-properties>
      <style:text-properties style:font-name-complex="Arial" fo:color="#000000"/>
    </style:style>
    <style:style style:name="P383" style:parent-style-name="Βασικό" style:family="paragraph">
      <style:paragraph-properties fo:text-align="justify" fo:line-height="150%" fo:margin-left="1.5in" fo:text-indent="-1.25in">
        <style:tab-stops/>
      </style:paragraph-properties>
      <style:text-properties style:font-name-complex="Arial" fo:color="#000000"/>
    </style:style>
    <style:style style:name="P384" style:parent-style-name="Βασικό" style:family="paragraph">
      <style:paragraph-properties fo:text-align="justify" fo:line-height="150%" fo:margin-left="1.5in" fo:text-indent="-1.5in">
        <style:tab-stops/>
      </style:paragraph-properties>
    </style:style>
    <style:style style:name="T385"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386"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387" style:parent-style-name="Βασικό" style:family="paragraph">
      <style:paragraph-properties style:text-autospace="none" fo:text-align="justify" fo:margin-bottom="0in" fo:line-height="150%" fo:text-indent="0.25in"/>
      <style:text-properties style:font-name-complex="Arial" fo:color="#000000"/>
    </style:style>
    <style:style style:name="P388" style:parent-style-name="Βασικό" style:family="paragraph">
      <style:paragraph-properties style:text-autospace="none" fo:text-align="justify" fo:margin-bottom="0in" fo:line-height="150%" fo:text-indent="0.25in"/>
    </style:style>
    <style:style style:name="T389" style:parent-style-name="Προεπιλεγμένηγραμματοσειρά" style:family="text">
      <style:text-properties style:font-name-complex="Arial" fo:color="#000000"/>
    </style:style>
    <style:style style:name="P390" style:parent-style-name="Βασικό" style:family="paragraph">
      <style:paragraph-properties style:text-autospace="none" fo:text-align="justify" fo:margin-bottom="0in" fo:line-height="150%" fo:margin-left="2in" fo:text-indent="0.5in">
        <style:tab-stops/>
      </style:paragraph-properties>
    </style:style>
    <style:style style:name="T391" style:parent-style-name="Προεπιλεγμένηγραμματοσειρά" style:family="text">
      <style:text-properties style:font-name-complex="Arial" fo:color="#000000"/>
    </style:style>
    <style:style style:name="P392" style:parent-style-name="Βασικό" style:family="paragraph">
      <style:paragraph-properties style:text-autospace="none" fo:text-align="justify" fo:margin-bottom="0in" fo:line-height="150%" fo:text-indent="0.25in"/>
      <style:text-properties style:font-name-complex="Arial" fo:color="#000000"/>
    </style:style>
    <style:style style:name="P393" style:parent-style-name="Βασικό" style:family="paragraph">
      <style:paragraph-properties style:text-autospace="none" fo:text-align="justify" fo:margin-bottom="0in" fo:line-height="150%" fo:text-indent="0.25in"/>
      <style:text-properties style:font-name-complex="Arial" fo:color="#000000"/>
    </style:style>
    <style:style style:name="P394" style:parent-style-name="Βασικό" style:family="paragraph">
      <style:paragraph-properties style:text-autospace="none" fo:text-align="justify" fo:margin-bottom="0in" fo:line-height="150%" fo:text-indent="0.25in"/>
      <style:text-properties style:font-name-complex="Arial" fo:color="#000000"/>
    </style:style>
    <style:style style:name="P395" style:parent-style-name="Βασικό" style:family="paragraph">
      <style:paragraph-properties style:text-autospace="none" fo:text-align="justify" fo:margin-bottom="0in" fo:line-height="150%" fo:text-indent="0.25in"/>
      <style:text-properties style:font-name-complex="Arial" fo:color="#000000"/>
    </style:style>
    <style:style style:name="P396" style:parent-style-name="Βασικό" style:family="paragraph">
      <style:paragraph-properties style:text-autospace="none" fo:text-align="justify" fo:margin-bottom="0in" fo:line-height="150%" fo:text-indent="0.25in"/>
    </style:style>
    <style:style style:name="T397" style:parent-style-name="Προεπιλεγμένηγραμματοσειρά" style:family="text">
      <style:text-properties style:font-name-complex="Arial" fo:color="#000000"/>
    </style:style>
    <style:style style:name="P398" style:parent-style-name="Βασικό" style:family="paragraph">
      <style:paragraph-properties style:text-autospace="none" fo:text-align="justify" fo:margin-bottom="0in" fo:line-height="150%" fo:text-indent="0.25in"/>
      <style:text-properties style:font-name-complex="Arial" fo:color="#000000"/>
    </style:style>
    <style:style style:name="P399" style:parent-style-name="Βασικό" style:family="paragraph">
      <style:paragraph-properties style:text-autospace="none" fo:text-align="justify" fo:margin-bottom="0in" fo:line-height="150%" fo:text-indent="0.25in"/>
      <style:text-properties style:font-name-complex="Arial" fo:color="#000000"/>
    </style:style>
    <style:style style:name="P400" style:parent-style-name="Βασικό" style:family="paragraph">
      <style:paragraph-properties style:text-autospace="none" fo:text-align="justify" fo:margin-bottom="0in" fo:line-height="150%" fo:text-indent="0.25in"/>
    </style:style>
    <style:style style:name="T401" style:parent-style-name="Προεπιλεγμένηγραμματοσειρά" style:family="text">
      <style:text-properties style:font-name-complex="Arial" fo:color="#000000"/>
    </style:style>
    <style:style style:name="T402" style:parent-style-name="Προεπιλεγμένηγραμματοσειρά" style:family="text">
      <style:text-properties style:font-name-complex="Arial" fo:color="#000000"/>
    </style:style>
    <style:style style:name="P403" style:parent-style-name="Βασικό" style:family="paragraph">
      <style:paragraph-properties style:text-autospace="none" fo:text-align="justify" fo:margin-bottom="0in" fo:line-height="150%" fo:text-indent="0.5in"/>
      <style:text-properties style:font-name-complex="Arial" fo:color="#000000"/>
    </style:style>
    <style:style style:name="P404" style:parent-style-name="Βασικό" style:family="paragraph">
      <style:paragraph-properties fo:text-align="justify" fo:line-height="150%" fo:margin-left="2in" fo:text-indent="0.5in">
        <style:tab-stops/>
      </style:paragraph-properties>
      <style:text-properties style:font-name-complex="Arial" fo:color="#000000"/>
    </style:style>
    <style:style style:name="P405" style:parent-style-name="Βασικό" style:family="paragraph">
      <style:paragraph-properties style:text-autospace="none" fo:text-align="justify" fo:margin-bottom="0in" fo:line-height="150%" fo:text-indent="0.25in"/>
      <style:text-properties style:font-name-complex="Arial" fo:color="#000000"/>
    </style:style>
    <style:style style:name="P406" style:parent-style-name="Βασικό" style:family="paragraph">
      <style:paragraph-properties style:text-autospace="none" fo:text-align="justify" fo:margin-bottom="0in" fo:line-height="150%" fo:text-indent="0.25in"/>
      <style:text-properties style:font-name-complex="Arial" fo:color="#000000"/>
    </style:style>
    <style:style style:name="P407" style:parent-style-name="Βασικό" style:family="paragraph">
      <style:paragraph-properties fo:text-align="justify" fo:line-height="150%" fo:text-indent="0.25in"/>
      <style:text-properties style:font-name-complex="Arial" fo:color="#000000"/>
    </style:style>
    <style:style style:name="P408" style:parent-style-name="Βασικό" style:family="paragraph">
      <style:paragraph-properties fo:text-align="justify" fo:line-height="150%" fo:text-indent="0.25in"/>
      <style:text-properties style:font-name-complex="Arial" fo:color="#000000"/>
    </style:style>
    <style:style style:name="P409" style:parent-style-name="Βασικό" style:family="paragraph">
      <style:text-properties fo:font-weight="bold" style:font-weight-asian="bold"/>
    </style:style>
    <style:style style:name="P41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11" style:parent-style-name="Βασικό" style:family="paragraph">
      <style:paragraph-properties fo:text-align="justify" fo:line-height="150%" fo:text-indent="0.25in"/>
      <style:text-properties fo:language="el" fo:country="GR"/>
    </style:style>
    <style:style style:name="P412" style:parent-style-name="Βασικό" style:family="paragraph">
      <style:paragraph-properties fo:text-align="justify" fo:line-height="150%" fo:text-indent="0.25in"/>
      <style:text-properties fo:language="el" fo:country="GR"/>
    </style:style>
    <style:style style:name="P413" style:parent-style-name="Βασικό" style:family="paragraph">
      <style:paragraph-properties fo:text-align="justify" fo:line-height="150%"/>
    </style:style>
    <style:style style:name="T414" style:parent-style-name="Προεπιλεγμένηγραμματοσειρά" style:family="text">
      <style:text-properties fo:font-weight="bold" style:font-weight-asian="bold" fo:font-size="12pt" style:font-size-asian="12pt" style:font-size-complex="12pt" fo:language="el" fo:country="GR"/>
    </style:style>
    <style:style style:name="P415" style:parent-style-name="Βασικό" style:family="paragraph">
      <style:paragraph-properties style:text-autospace="none" fo:text-align="justify" fo:margin-bottom="0in" fo:line-height="150%"/>
    </style:style>
    <style:style style:name="T416" style:parent-style-name="Προεπιλεγμένηγραμματοσειρά" style:family="text">
      <style:text-properties style:font-name="Arial" style:font-name-complex="Arial" fo:color="#000000" fo:font-size="10pt" style:font-size-asian="10pt" style:font-size-complex="10pt"/>
    </style:style>
    <style:style style:name="P417" style:parent-style-name="Βασικό" style:family="paragraph">
      <style:paragraph-properties style:text-autospace="none" fo:text-align="justify" fo:margin-bottom="0in" fo:line-height="150%"/>
      <style:text-properties style:font-name="Arial" style:font-name-complex="Arial" fo:color="#000000" fo:font-size="10pt" style:font-size-asian="10pt" style:font-size-complex="10pt"/>
    </style:style>
    <style:style style:name="P418"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419" style:parent-style-name="Βασικό" style:family="paragraph">
      <style:paragraph-properties fo:text-align="justify" fo:line-height="150%" fo:margin-left="0.5in" fo:text-indent="0.5in">
        <style:tab-stops/>
      </style:paragraph-properties>
      <style:text-properties fo:font-weight="bold" style:font-weight-asian="bold" fo:font-size="12pt" style:font-size-asian="12pt" style:font-size-complex="12pt"/>
    </style:style>
    <style:style style:name="P420"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421" style:parent-style-name="Βασικό" style:family="paragraph">
      <style:paragraph-properties fo:text-align="justify" fo:line-height="150%" fo:margin-left="1.5in" fo:text-indent="-1.25in">
        <style:tab-stops/>
      </style:paragraph-properties>
    </style:style>
    <style:style style:name="T422" style:parent-style-name="Προεπιλεγμένηγραμματοσειρά" style:family="text">
      <style:text-properties style:font-name-complex="Arial" fo:color="#000000"/>
    </style:style>
    <style:style style:name="T423" style:parent-style-name="Προεπιλεγμένηγραμματοσειρά" style:family="text">
      <style:text-properties style:font-name-complex="Arial" fo:color="#000000" fo:language="el" fo:country="GR"/>
    </style:style>
    <style:style style:name="T424" style:parent-style-name="Προεπιλεγμένηγραμματοσειρά" style:family="text">
      <style:text-properties style:font-name-complex="Arial" fo:color="#000000" fo:language="el" fo:country="GR"/>
    </style:style>
    <style:style style:name="T425" style:parent-style-name="Προεπιλεγμένηγραμματοσειρά" style:family="text">
      <style:text-properties style:font-name-complex="Arial" fo:color="#000000" fo:language="el" fo:country="GR"/>
    </style:style>
    <style:style style:name="P426" style:parent-style-name="Βασικό" style:family="paragraph">
      <style:paragraph-properties fo:text-align="justify" fo:line-height="150%" fo:margin-left="1.5in" fo:text-indent="-1.25in">
        <style:tab-stops/>
      </style:paragraph-properties>
    </style:style>
    <style:style style:name="T427" style:parent-style-name="Προεπιλεγμένηγραμματοσειρά" style:family="text">
      <style:text-properties style:font-name-complex="Arial" fo:color="#000000"/>
    </style:style>
    <style:style style:name="T428" style:parent-style-name="Προεπιλεγμένηγραμματοσειρά" style:family="text">
      <style:text-properties style:font-name-complex="Arial" fo:color="#000000" fo:language="el" fo:country="GR"/>
    </style:style>
    <style:style style:name="T429" style:parent-style-name="Προεπιλεγμένηγραμματοσειρά" style:family="text">
      <style:text-properties style:font-name-complex="Arial" fo:color="#000000"/>
    </style:style>
    <style:style style:name="T430" style:parent-style-name="Προεπιλεγμένηγραμματοσειρά" style:family="text">
      <style:text-properties style:font-name-complex="Arial" fo:color="#000000" fo:language="el" fo:country="GR"/>
    </style:style>
    <style:style style:name="T431" style:parent-style-name="Προεπιλεγμένηγραμματοσειρά" style:family="text">
      <style:text-properties style:font-name-complex="Arial" fo:color="#000000"/>
    </style:style>
    <style:style style:name="T432" style:parent-style-name="Προεπιλεγμένηγραμματοσειρά" style:family="text">
      <style:text-properties style:font-name-complex="Arial" fo:color="#000000" fo:language="el" fo:country="GR"/>
    </style:style>
    <style:style style:name="P433" style:parent-style-name="Βασικό" style:family="paragraph">
      <style:paragraph-properties fo:text-align="justify" fo:line-height="150%" fo:margin-left="1.5in" fo:text-indent="-1.25in">
        <style:tab-stops/>
      </style:paragraph-properties>
    </style:style>
    <style:style style:name="T434" style:parent-style-name="Προεπιλεγμένηγραμματοσειρά" style:family="text">
      <style:text-properties style:font-name-complex="Arial" fo:color="#000000"/>
    </style:style>
    <style:style style:name="T435" style:parent-style-name="Προεπιλεγμένηγραμματοσειρά" style:family="text">
      <style:text-properties style:font-name-complex="Arial" fo:color="#000000" fo:language="el" fo:country="GR"/>
    </style:style>
    <style:style style:name="P436" style:parent-style-name="Βασικό" style:family="paragraph">
      <style:paragraph-properties fo:text-align="justify" fo:line-height="150%" fo:margin-left="1.5in" fo:text-indent="-1.25in">
        <style:tab-stops/>
      </style:paragraph-properties>
    </style:style>
    <style:style style:name="T437" style:parent-style-name="Προεπιλεγμένηγραμματοσειρά" style:family="text">
      <style:text-properties style:font-name-complex="Arial" fo:color="#000000" fo:language="el" fo:country="GR"/>
    </style:style>
    <style:style style:name="T438" style:parent-style-name="Προεπιλεγμένηγραμματοσειρά" style:family="text">
      <style:text-properties style:font-name-complex="Arial" fo:color="#000000" fo:language="el" fo:country="GR"/>
    </style:style>
    <style:style style:name="T439" style:parent-style-name="Προεπιλεγμένηγραμματοσειρά" style:family="text">
      <style:text-properties fo:language="el" fo:country="GR"/>
    </style:style>
    <style:style style:name="T440" style:parent-style-name="Προεπιλεγμένηγραμματοσειρά" style:family="text">
      <style:text-properties style:font-name-complex="Arial" fo:color="#000000" fo:language="el" fo:country="GR"/>
    </style:style>
    <style:style style:name="P441"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44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43" style:parent-style-name="Βασικό" style:family="paragraph">
      <style:paragraph-properties fo:text-align="justify" fo:line-height="150%" fo:text-indent="0.25in"/>
      <style:text-properties fo:language="el" fo:country="GR"/>
    </style:style>
    <style:style style:name="P444" style:parent-style-name="Βασικό" style:family="paragraph">
      <style:paragraph-properties fo:text-align="justify" fo:line-height="150%" fo:text-indent="0.25in"/>
      <style:text-properties fo:font-size="12pt" style:font-size-asian="12pt" style:font-size-complex="12pt" fo:language="el" fo:country="GR"/>
    </style:style>
    <style:style style:name="P445" style:parent-style-name="Βασικό" style:family="paragraph">
      <style:paragraph-properties fo:text-align="justify" fo:line-height="150%" fo:text-indent="0.25in"/>
      <style:text-properties fo:font-size="12pt" style:font-size-asian="12pt" style:font-size-complex="12pt"/>
    </style:style>
    <style:style style:name="P44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47" style:parent-style-name="Βασικό" style:family="paragraph">
      <style:paragraph-properties fo:text-align="justify" fo:line-height="150%" fo:text-indent="0.25in"/>
      <style:text-properties fo:language="el" fo:country="GR"/>
    </style:style>
    <style:style style:name="P448" style:parent-style-name="Βασικό" style:family="paragraph">
      <style:paragraph-properties fo:text-align="justify" fo:line-height="150%" fo:text-indent="0.25in"/>
      <style:text-properties fo:language="el" fo:country="GR"/>
    </style:style>
    <style:style style:name="P449" style:parent-style-name="Βασικό" style:family="paragraph">
      <style:paragraph-properties fo:text-align="justify" fo:line-height="150%"/>
    </style:style>
    <style:style style:name="T450" style:parent-style-name="Προεπιλεγμένηγραμματοσειρά" style:family="text">
      <style:text-properties fo:font-weight="bold" style:font-weight-asian="bold" fo:font-size="12pt" style:font-size-asian="12pt" style:font-size-complex="12pt" fo:language="el" fo:country="GR"/>
    </style:style>
    <style:style style:name="P451" style:parent-style-name="Βασικό" style:family="paragraph">
      <style:paragraph-properties style:text-autospace="none" fo:text-align="justify" fo:margin-bottom="0in" fo:line-height="150%" fo:text-indent="0.25in"/>
    </style:style>
    <style:style style:name="T452" style:parent-style-name="Προεπιλεγμένηγραμματοσειρά" style:family="text">
      <style:text-properties style:font-name="Arial" style:font-name-complex="Arial" fo:color="#000000" fo:font-size="10pt" style:font-size-asian="10pt" style:font-size-complex="10pt"/>
    </style:style>
    <style:style style:name="P45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454"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455" style:parent-style-name="Βασικό" style:family="paragraph">
      <style:paragraph-properties fo:text-align="justify" fo:line-height="150%" fo:margin-left="0.5in" fo:text-indent="0.5in">
        <style:tab-stops/>
      </style:paragraph-properties>
    </style:style>
    <style:style style:name="P456"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457" style:parent-style-name="Βασικό" style:family="paragraph">
      <style:paragraph-properties fo:text-align="justify" fo:line-height="150%" fo:margin-left="1.5in" fo:text-indent="-1.25in">
        <style:tab-stops/>
      </style:paragraph-properties>
    </style:style>
    <style:style style:name="T458" style:parent-style-name="Προεπιλεγμένηγραμματοσειρά" style:family="text">
      <style:text-properties style:font-name-complex="Arial" fo:color="#000000"/>
    </style:style>
    <style:style style:name="T459" style:parent-style-name="Προεπιλεγμένηγραμματοσειρά" style:family="text">
      <style:text-properties style:font-name-complex="Arial" fo:color="#000000" fo:language="el" fo:country="GR"/>
    </style:style>
    <style:style style:name="T460" style:parent-style-name="Προεπιλεγμένηγραμματοσειρά" style:family="text">
      <style:text-properties style:font-name-complex="Arial" fo:color="#000000" fo:language="el" fo:country="GR"/>
    </style:style>
    <style:style style:name="T461" style:parent-style-name="Προεπιλεγμένηγραμματοσειρά" style:family="text">
      <style:text-properties style:font-name-complex="Arial" fo:color="#000000" fo:language="el" fo:country="GR"/>
    </style:style>
    <style:style style:name="P462" style:parent-style-name="Βασικό" style:family="paragraph">
      <style:paragraph-properties fo:text-align="justify" fo:line-height="150%" fo:margin-left="1.5in" fo:text-indent="-1.25in">
        <style:tab-stops/>
      </style:paragraph-properties>
    </style:style>
    <style:style style:name="T463" style:parent-style-name="Προεπιλεγμένηγραμματοσειρά" style:family="text">
      <style:text-properties style:font-name-complex="Arial" fo:color="#000000"/>
    </style:style>
    <style:style style:name="T464" style:parent-style-name="Προεπιλεγμένηγραμματοσειρά" style:family="text">
      <style:text-properties style:font-name-complex="Arial" fo:color="#000000" fo:language="el" fo:country="GR"/>
    </style:style>
    <style:style style:name="T465" style:parent-style-name="Προεπιλεγμένηγραμματοσειρά" style:family="text">
      <style:text-properties style:font-name-complex="Arial" fo:color="#000000"/>
    </style:style>
    <style:style style:name="T466" style:parent-style-name="Προεπιλεγμένηγραμματοσειρά" style:family="text">
      <style:text-properties style:font-name-complex="Arial" fo:color="#000000" fo:language="el" fo:country="GR"/>
    </style:style>
    <style:style style:name="P467" style:parent-style-name="Βασικό" style:family="paragraph">
      <style:paragraph-properties fo:text-align="justify" fo:line-height="150%" fo:margin-left="1.5in" fo:text-indent="-1.25in">
        <style:tab-stops/>
      </style:paragraph-properties>
    </style:style>
    <style:style style:name="T468" style:parent-style-name="Προεπιλεγμένηγραμματοσειρά" style:family="text">
      <style:text-properties style:font-name-complex="Arial" fo:color="#000000"/>
    </style:style>
    <style:style style:name="T469" style:parent-style-name="Προεπιλεγμένηγραμματοσειρά" style:family="text">
      <style:text-properties style:font-name-complex="Arial" fo:color="#000000" fo:language="el" fo:country="GR"/>
    </style:style>
    <style:style style:name="P470" style:parent-style-name="Βασικό" style:family="paragraph">
      <style:paragraph-properties fo:text-align="justify" fo:line-height="150%" fo:text-indent="0.25in"/>
    </style:style>
    <style:style style:name="T471" style:parent-style-name="Προεπιλεγμένηγραμματοσειρά" style:family="text">
      <style:text-properties style:font-name-complex="Arial" fo:color="#000000" fo:language="el" fo:country="GR"/>
    </style:style>
    <style:style style:name="T472" style:parent-style-name="Προεπιλεγμένηγραμματοσειρά" style:family="text">
      <style:text-properties style:font-name-complex="Arial" fo:color="#000000" fo:language="el" fo:country="GR"/>
    </style:style>
    <style:style style:name="T473" style:parent-style-name="Προεπιλεγμένηγραμματοσειρά" style:family="text">
      <style:text-properties style:font-name-complex="Arial" fo:color="#000000" fo:language="el" fo:country="GR"/>
    </style:style>
    <style:style style:name="T474" style:parent-style-name="Προεπιλεγμένηγραμματοσειρά" style:family="text">
      <style:text-properties style:font-name-complex="Arial" fo:color="#000000" fo:language="el" fo:country="GR"/>
    </style:style>
    <style:style style:name="T475" style:parent-style-name="Προεπιλεγμένηγραμματοσειρά" style:family="text">
      <style:text-properties fo:language="el" fo:country="GR"/>
    </style:style>
    <style:style style:name="P476" style:parent-style-name="Βασικό" style:family="paragraph">
      <style:paragraph-properties fo:text-align="justify" fo:line-height="150%" fo:text-indent="0.25in"/>
      <style:text-properties style:font-name-complex="Arial" fo:color="#000000" fo:language="el" fo:country="GR"/>
    </style:style>
    <style:style style:name="P477" style:parent-style-name="Βασικό" style:family="paragraph">
      <style:text-properties fo:font-weight="bold" style:font-weight-asian="bold" fo:font-size="12pt" style:font-size-asian="12pt" style:font-size-complex="12pt" fo:language="el" fo:country="GR"/>
    </style:style>
    <style:style style:name="P478" style:parent-style-name="Βασικό" style:family="paragraph">
      <style:paragraph-properties fo:text-align="justify" fo:line-height="150%" fo:text-indent="0.25in"/>
    </style:style>
    <style:style style:name="T479" style:parent-style-name="Προεπιλεγμένηγραμματοσειρά" style:family="text">
      <style:text-properties fo:language="el" fo:country="GR"/>
    </style:style>
    <style:style style:name="T480" style:parent-style-name="Προεπιλεγμένηγραμματοσειρά" style:family="text">
      <style:text-properties fo:language="el" fo:country="GR"/>
    </style:style>
    <style:style style:name="P481" style:parent-style-name="Βασικό" style:family="paragraph">
      <style:paragraph-properties fo:text-align="justify" fo:line-height="150%" fo:text-indent="0.25in"/>
      <style:text-properties fo:language="el" fo:country="GR"/>
    </style:style>
    <style:style style:name="P482" style:parent-style-name="Βασικό" style:family="paragraph">
      <style:paragraph-properties fo:text-align="justify" fo:line-height="150%" fo:text-indent="0.25in"/>
    </style:style>
    <style:style style:name="P48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84" style:parent-style-name="Βασικό" style:family="paragraph">
      <style:paragraph-properties fo:text-align="justify" fo:line-height="150%" fo:text-indent="0.25in"/>
    </style:style>
    <style:style style:name="T485" style:parent-style-name="Προεπιλεγμένηγραμματοσειρά" style:family="text">
      <style:text-properties fo:language="el" fo:country="GR"/>
    </style:style>
    <style:style style:name="T486" style:parent-style-name="Προεπιλεγμένηγραμματοσειρά" style:family="text">
      <style:text-properties fo:language="el" fo:country="GR"/>
    </style:style>
    <style:style style:name="T487" style:parent-style-name="Προεπιλεγμένηγραμματοσειρά" style:family="text">
      <style:text-properties fo:language="el" fo:country="GR"/>
    </style:style>
    <style:style style:name="T488" style:parent-style-name="Προεπιλεγμένηγραμματοσειρά" style:family="text">
      <style:text-properties fo:language="el" fo:country="GR"/>
    </style:style>
    <style:style style:name="T489" style:parent-style-name="Προεπιλεγμένηγραμματοσειρά" style:family="text">
      <style:text-properties fo:language="el" fo:country="GR"/>
    </style:style>
    <style:style style:name="T490" style:parent-style-name="Προεπιλεγμένηγραμματοσειρά" style:family="text">
      <style:text-properties fo:language="el" fo:country="GR"/>
    </style:style>
    <style:style style:name="P491" style:parent-style-name="Βασικό" style:family="paragraph">
      <style:paragraph-properties fo:text-align="justify" fo:line-height="150%" fo:text-indent="0.25in"/>
      <style:text-properties fo:language="el" fo:country="GR"/>
    </style:style>
    <style:style style:name="P49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493" style:parent-style-name="Βασικό" style:family="paragraph">
      <style:paragraph-properties style:text-autospace="none" fo:text-align="justify" fo:margin-bottom="0in" fo:line-height="150%" fo:text-indent="0.25in"/>
    </style:style>
    <style:style style:name="T494" style:parent-style-name="Προεπιλεγμένηγραμματοσειρά" style:family="text">
      <style:text-properties style:font-name="Arial" style:font-name-complex="Arial" fo:color="#000000" fo:font-size="10pt" style:font-size-asian="10pt" style:font-size-complex="10pt"/>
    </style:style>
    <style:style style:name="T495"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496" style:parent-style-name="Προεπιλεγμένηγραμματοσειρά" style:family="text">
      <style:text-properties style:font-name="Arial" style:font-name-complex="Arial" fo:color="#000000" fo:font-size="10pt" style:font-size-asian="10pt" style:font-size-complex="10pt"/>
    </style:style>
    <style:style style:name="T497"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498" style:parent-style-name="Προεπιλεγμένηγραμματοσειρά" style:family="text">
      <style:text-properties style:font-name="Arial" style:font-name-complex="Arial" fo:color="#000000" fo:font-size="10pt" style:font-size-asian="10pt" style:font-size-complex="10pt"/>
    </style:style>
    <style:style style:name="T499"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50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01"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502" style:parent-style-name="Βασικό" style:family="paragraph">
      <style:paragraph-properties fo:text-align="justify" fo:line-height="150%" fo:margin-left="1.5in" fo:text-indent="-1.25in">
        <style:tab-stops/>
      </style:paragraph-properties>
    </style:style>
    <style:style style:name="T503" style:parent-style-name="Προεπιλεγμένηγραμματοσειρά" style:family="text">
      <style:text-properties style:font-name-complex="Arial" fo:color="#000000"/>
    </style:style>
    <style:style style:name="T504" style:parent-style-name="Προεπιλεγμένηγραμματοσειρά" style:family="text">
      <style:text-properties style:font-name-complex="Arial" fo:color="#000000" fo:language="el" fo:country="GR"/>
    </style:style>
    <style:style style:name="T505" style:parent-style-name="Προεπιλεγμένηγραμματοσειρά" style:family="text">
      <style:text-properties style:font-name-complex="Arial" fo:color="#000000"/>
    </style:style>
    <style:style style:name="T506" style:parent-style-name="Προεπιλεγμένηγραμματοσειρά" style:family="text">
      <style:text-properties style:font-name-complex="Arial" fo:color="#000000" fo:language="el" fo:country="GR"/>
    </style:style>
    <style:style style:name="T507" style:parent-style-name="Προεπιλεγμένηγραμματοσειρά" style:family="text">
      <style:text-properties style:font-name-complex="Arial" fo:color="#000000" fo:language="el" fo:country="GR"/>
    </style:style>
    <style:style style:name="T508" style:parent-style-name="Προεπιλεγμένηγραμματοσειρά" style:family="text">
      <style:text-properties style:font-name-complex="Arial" fo:color="#000000" fo:language="el" fo:country="GR"/>
    </style:style>
    <style:style style:name="T509" style:parent-style-name="Προεπιλεγμένηγραμματοσειρά" style:family="text">
      <style:text-properties style:font-name-complex="Arial" fo:color="#000000" fo:language="el" fo:country="GR"/>
    </style:style>
    <style:style style:name="P51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11" style:parent-style-name="Βασικό" style:family="paragraph">
      <style:paragraph-properties fo:text-align="justify" fo:line-height="150%" fo:text-indent="0.25in"/>
    </style:style>
    <style:style style:name="T512" style:parent-style-name="Προεπιλεγμένηγραμματοσειρά" style:family="text">
      <style:text-properties fo:language="el" fo:country="GR"/>
    </style:style>
    <style:style style:name="T513" style:parent-style-name="Προεπιλεγμένηγραμματοσειρά" style:family="text">
      <style:text-properties fo:language="el" fo:country="GR"/>
    </style:style>
    <style:style style:name="T514" style:parent-style-name="Προεπιλεγμένηγραμματοσειρά" style:family="text">
      <style:text-properties fo:language="el" fo:country="GR"/>
    </style:style>
    <style:style style:name="P515" style:parent-style-name="Βασικό" style:family="paragraph">
      <style:paragraph-properties fo:text-align="justify" fo:line-height="150%" fo:text-indent="0.25in"/>
      <style:text-properties fo:language="el" fo:country="GR"/>
    </style:style>
    <style:style style:name="P516" style:parent-style-name="Βασικό" style:family="paragraph">
      <style:paragraph-properties fo:text-align="justify" fo:line-height="150%" fo:margin-left="1.5in" fo:text-indent="-1.5in">
        <style:tab-stops/>
      </style:paragraph-properties>
    </style:style>
    <style:style style:name="T517" style:parent-style-name="Προεπιλεγμένηγραμματοσειρά" style:family="text">
      <style:text-properties fo:font-weight="bold" style:font-weight-asian="bold" fo:font-size="12pt" style:font-size-asian="12pt" style:font-size-complex="12pt" fo:language="el" fo:country="GR"/>
    </style:style>
    <style:style style:name="T518" style:parent-style-name="Προεπιλεγμένηγραμματοσειρά" style:family="text">
      <style:text-properties fo:font-weight="bold" style:font-weight-asian="bold" fo:font-size="12pt" style:font-size-asian="12pt" style:font-size-complex="12pt"/>
    </style:style>
    <style:style style:name="P519" style:parent-style-name="Βασικό" style:family="paragraph">
      <style:paragraph-properties fo:text-align="justify" fo:line-height="150%" fo:margin-left="1.5in" fo:text-indent="-1.25in">
        <style:tab-stops/>
      </style:paragraph-properties>
    </style:style>
    <style:style style:name="T520" style:parent-style-name="Προεπιλεγμένηγραμματοσειρά" style:family="text">
      <style:text-properties style:font-name-complex="Arial" fo:color="#000000"/>
    </style:style>
    <style:style style:name="T521" style:parent-style-name="Υπερ-σύνδεση" style:family="text">
      <style:text-properties style:font-name-complex="Arial"/>
    </style:style>
    <style:style style:name="P522" style:parent-style-name="Βασικό" style:family="paragraph">
      <style:paragraph-properties fo:text-align="justify" fo:line-height="150%" fo:margin-left="1.5in" fo:text-indent="-1.25in">
        <style:tab-stops/>
      </style:paragraph-properties>
      <style:text-properties style:font-name="Arial" style:font-name-complex="Arial" fo:color="#B30000" fo:font-size="10pt" style:font-size-asian="10pt" style:font-size-complex="10pt"/>
    </style:style>
    <style:style style:name="P523"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524" style:parent-style-name="Βασικό" style:family="paragraph">
      <style:paragraph-properties fo:text-align="justify" fo:line-height="150%" fo:text-indent="0.25in"/>
    </style:style>
    <style:style style:name="T525" style:parent-style-name="Προεπιλεγμένηγραμματοσειρά" style:family="text">
      <style:text-properties style:font-name="Arial" style:font-name-complex="Arial" fo:font-size="10pt" style:font-size-asian="10pt" style:font-size-complex="10pt"/>
    </style:style>
    <style:style style:name="T526" style:parent-style-name="Προεπιλεγμένηγραμματοσειρά" style:family="text">
      <style:text-properties style:font-name="Arial" style:font-name-complex="Arial" fo:font-size="10pt" style:font-size-asian="10pt" style:font-size-complex="10pt" fo:language="el" fo:country="GR"/>
    </style:style>
    <style:style style:name="T527" style:parent-style-name="Προεπιλεγμένηγραμματοσειρά" style:family="text">
      <style:text-properties style:font-name="Arial" style:font-name-complex="Arial" fo:font-size="10pt" style:font-size-asian="10pt" style:font-size-complex="10pt"/>
    </style:style>
    <style:style style:name="P528" style:parent-style-name="Βασικό" style:family="paragraph">
      <style:paragraph-properties fo:text-align="justify" fo:line-height="150%" fo:text-indent="0.25in"/>
      <style:text-properties fo:font-weight="bold" style:font-weight-asian="bold" fo:language="el" fo:country="GR"/>
    </style:style>
    <style:style style:name="P529" style:parent-style-name="Βασικό" style:family="paragraph">
      <style:paragraph-properties fo:text-align="justify" fo:line-height="150%" fo:margin-left="1.5in" fo:text-indent="-1.5in">
        <style:tab-stops/>
      </style:paragraph-properties>
    </style:style>
    <style:style style:name="T530"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531"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53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533"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534" style:parent-style-name="Βασικό" style:family="paragraph">
      <style:paragraph-properties fo:text-align="justify" fo:line-height="150%" fo:margin-left="1in" fo:text-indent="0.5in">
        <style:tab-stops/>
      </style:paragraph-properties>
      <style:text-properties style:font-name="Arial" style:font-name-complex="Arial" fo:color="#000000" fo:font-size="10pt" style:font-size-asian="10pt" style:font-size-complex="10pt"/>
    </style:style>
    <style:style style:name="P535" style:parent-style-name="Βασικό" style:family="paragraph">
      <style:paragraph-properties fo:text-align="justify" fo:line-height="150%" fo:text-indent="0.25in"/>
      <style:text-properties fo:font-weight="bold" style:font-weight-asian="bold" fo:font-size="12pt" style:font-size-asian="12pt" style:font-size-complex="12pt"/>
    </style:style>
    <style:style style:name="P53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37" style:parent-style-name="Βασικό" style:family="paragraph">
      <style:paragraph-properties fo:text-align="justify" fo:line-height="150%" fo:text-indent="0.25in"/>
    </style:style>
    <style:style style:name="T538" style:parent-style-name="Προεπιλεγμένηγραμματοσειρά" style:family="text">
      <style:text-properties fo:language="el" fo:country="GR"/>
    </style:style>
    <style:style style:name="T539" style:parent-style-name="Προεπιλεγμένηγραμματοσειρά" style:family="text">
      <style:text-properties fo:language="el" fo:country="GR"/>
    </style:style>
    <style:style style:name="T540" style:parent-style-name="Προεπιλεγμένηγραμματοσειρά" style:family="text">
      <style:text-properties fo:language="el" fo:country="GR"/>
    </style:style>
    <style:style style:name="P541" style:parent-style-name="Βασικό" style:family="paragraph">
      <style:paragraph-properties fo:text-align="justify" fo:line-height="150%" fo:text-indent="0.25in"/>
      <style:text-properties fo:language="el" fo:country="GR"/>
    </style:style>
    <style:style style:name="P542" style:parent-style-name="Βασικό" style:family="paragraph">
      <style:paragraph-properties fo:text-align="justify" fo:line-height="150%"/>
    </style:style>
    <style:style style:name="T543" style:parent-style-name="Προεπιλεγμένηγραμματοσειρά" style:family="text">
      <style:text-properties fo:font-weight="bold" style:font-weight-asian="bold" fo:font-size="12pt" style:font-size-asian="12pt" style:font-size-complex="12pt" fo:language="el" fo:country="GR"/>
    </style:style>
    <style:style style:name="P544" style:parent-style-name="Βασικό" style:family="paragraph">
      <style:paragraph-properties style:text-autospace="none" fo:text-align="justify" fo:margin-bottom="0in" fo:line-height="150%" fo:text-indent="0.25in"/>
    </style:style>
    <style:style style:name="T545" style:parent-style-name="Προεπιλεγμένηγραμματοσειρά" style:family="text">
      <style:text-properties style:font-name="Arial" style:font-name-complex="Arial" fo:color="#000000" fo:font-size="10pt" style:font-size-asian="10pt" style:font-size-complex="10pt"/>
    </style:style>
    <style:style style:name="P546" style:parent-style-name="Βασικό" style:family="paragraph">
      <style:paragraph-properties fo:text-align="justify" fo:line-height="150%" fo:text-indent="0.25in"/>
    </style:style>
    <style:style style:name="T547" style:parent-style-name="Προεπιλεγμένηγραμματοσειρά" style:family="text">
      <style:text-properties style:font-name="Arial" style:font-name-complex="Arial" fo:color="#000000" fo:font-size="10pt" style:font-size-asian="10pt" style:font-size-complex="10pt"/>
    </style:style>
    <style:style style:name="T54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549" style:parent-style-name="Προεπιλεγμένηγραμματοσειρά" style:family="text">
      <style:text-properties style:font-name="Arial" style:font-name-complex="Arial" fo:color="#000000" fo:font-size="10pt" style:font-size-asian="10pt" style:font-size-complex="10pt"/>
    </style:style>
    <style:style style:name="T55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551" style:parent-style-name="Προεπιλεγμένηγραμματοσειρά" style:family="text">
      <style:text-properties style:font-name="Arial" style:font-name-complex="Arial" fo:color="#000000" fo:font-size="10pt" style:font-size-asian="10pt" style:font-size-complex="10pt"/>
    </style:style>
    <style:style style:name="T552"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553" style:parent-style-name="Προεπιλεγμένηγραμματοσειρά" style:family="text">
      <style:text-properties style:font-name="Arial" style:font-name-complex="Arial" fo:color="#000000" fo:font-size="10pt" style:font-size-asian="10pt" style:font-size-complex="10pt"/>
    </style:style>
    <style:style style:name="T554"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555"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556"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557" style:parent-style-name="Βασικό" style:family="paragraph">
      <style:paragraph-properties fo:text-align="justify" fo:line-height="150%" fo:text-indent="0.25in"/>
    </style:style>
    <style:style style:name="T558" style:parent-style-name="Προεπιλεγμένηγραμματοσειρά" style:family="text">
      <style:text-properties style:font-name-complex="Arial" fo:color="#000000"/>
    </style:style>
    <style:style style:name="T559" style:parent-style-name="Προεπιλεγμένηγραμματοσειρά" style:family="text">
      <style:text-properties style:font-name-complex="Arial" fo:color="#000000" fo:language="el" fo:country="GR"/>
    </style:style>
    <style:style style:name="T560" style:parent-style-name="Προεπιλεγμένηγραμματοσειρά" style:family="text">
      <style:text-properties style:font-name-complex="Arial" fo:color="#000000" fo:language="el" fo:country="GR"/>
    </style:style>
    <style:style style:name="T561" style:parent-style-name="Προεπιλεγμένηγραμματοσειρά" style:family="text">
      <style:text-properties style:font-name-complex="Arial" fo:color="#000000" fo:language="el" fo:country="GR"/>
    </style:style>
    <style:style style:name="T562" style:parent-style-name="Προεπιλεγμένηγραμματοσειρά" style:family="text">
      <style:text-properties style:font-name-complex="Arial" fo:color="#000000"/>
    </style:style>
    <style:style style:name="T563" style:parent-style-name="Προεπιλεγμένηγραμματοσειρά" style:family="text">
      <style:text-properties style:font-name-complex="Arial" fo:color="#000000" fo:language="el" fo:country="GR"/>
    </style:style>
    <style:style style:name="P564" style:parent-style-name="Βασικό" style:family="paragraph">
      <style:paragraph-properties fo:text-align="justify" fo:line-height="150%" fo:margin-left="1.5in" fo:text-indent="-1.25in">
        <style:tab-stops/>
      </style:paragraph-properties>
    </style:style>
    <style:style style:name="T565" style:parent-style-name="Προεπιλεγμένηγραμματοσειρά" style:family="text">
      <style:text-properties style:font-name-complex="Arial" fo:color="#000000"/>
    </style:style>
    <style:style style:name="T566" style:parent-style-name="Προεπιλεγμένηγραμματοσειρά" style:family="text">
      <style:text-properties style:font-name-complex="Arial" fo:color="#000000" fo:language="el" fo:country="GR"/>
    </style:style>
    <style:style style:name="T567" style:parent-style-name="Προεπιλεγμένηγραμματοσειρά" style:family="text">
      <style:text-properties style:font-name-complex="Arial" fo:color="#000000"/>
    </style:style>
    <style:style style:name="T568" style:parent-style-name="Προεπιλεγμένηγραμματοσειρά" style:family="text">
      <style:text-properties style:font-name-complex="Arial" fo:color="#000000" fo:language="el" fo:country="GR"/>
    </style:style>
    <style:style style:name="T569" style:parent-style-name="Προεπιλεγμένηγραμματοσειρά" style:family="text">
      <style:text-properties style:font-name-complex="Arial" fo:color="#000000"/>
    </style:style>
    <style:style style:name="T570" style:parent-style-name="Προεπιλεγμένηγραμματοσειρά" style:family="text">
      <style:text-properties style:font-name-complex="Arial" fo:color="#000000" fo:language="el" fo:country="GR"/>
    </style:style>
    <style:style style:name="T571" style:parent-style-name="Προεπιλεγμένηγραμματοσειρά" style:family="text">
      <style:text-properties style:font-name-complex="Arial" fo:color="#000000"/>
    </style:style>
    <style:style style:name="T572" style:parent-style-name="Προεπιλεγμένηγραμματοσειρά" style:family="text">
      <style:text-properties style:font-name-complex="Arial" fo:color="#000000" fo:language="el" fo:country="GR"/>
    </style:style>
    <style:style style:name="T573" style:parent-style-name="Προεπιλεγμένηγραμματοσειρά" style:family="text">
      <style:text-properties style:font-name-complex="Arial" fo:color="#000000"/>
    </style:style>
    <style:style style:name="T574" style:parent-style-name="Προεπιλεγμένηγραμματοσειρά" style:family="text">
      <style:text-properties style:font-name-complex="Arial" fo:color="#000000" fo:language="el" fo:country="GR"/>
    </style:style>
    <style:style style:name="T575" style:parent-style-name="Προεπιλεγμένηγραμματοσειρά" style:family="text">
      <style:text-properties style:font-name-complex="Arial" fo:color="#000000"/>
    </style:style>
    <style:style style:name="T576" style:parent-style-name="Προεπιλεγμένηγραμματοσειρά" style:family="text">
      <style:text-properties style:font-name-complex="Arial" fo:color="#000000" fo:language="el" fo:country="GR"/>
    </style:style>
    <style:style style:name="T577" style:parent-style-name="Προεπιλεγμένηγραμματοσειρά" style:family="text">
      <style:text-properties style:font-name-complex="Arial" fo:color="#000000"/>
    </style:style>
    <style:style style:name="T578" style:parent-style-name="Προεπιλεγμένηγραμματοσειρά" style:family="text">
      <style:text-properties style:font-name-complex="Arial" fo:color="#000000" fo:language="el" fo:country="GR"/>
    </style:style>
    <style:style style:name="T579" style:parent-style-name="Προεπιλεγμένηγραμματοσειρά" style:family="text">
      <style:text-properties style:font-name-complex="Arial" fo:color="#000000"/>
    </style:style>
    <style:style style:name="T580" style:parent-style-name="Προεπιλεγμένηγραμματοσειρά" style:family="text">
      <style:text-properties style:font-name-complex="Arial" fo:color="#000000" fo:language="el" fo:country="GR"/>
    </style:style>
    <style:style style:name="T581" style:parent-style-name="Προεπιλεγμένηγραμματοσειρά" style:family="text">
      <style:text-properties style:font-name-complex="Arial" fo:color="#000000"/>
    </style:style>
    <style:style style:name="T582" style:parent-style-name="Προεπιλεγμένηγραμματοσειρά" style:family="text">
      <style:text-properties style:font-name-complex="Arial" fo:color="#000000" fo:language="el" fo:country="GR"/>
    </style:style>
    <style:style style:name="T583" style:parent-style-name="Προεπιλεγμένηγραμματοσειρά" style:family="text">
      <style:text-properties style:font-name-complex="Arial" fo:color="#000000"/>
    </style:style>
    <style:style style:name="T584" style:parent-style-name="Προεπιλεγμένηγραμματοσειρά" style:family="text">
      <style:text-properties style:font-name-complex="Arial" fo:color="#000000" fo:language="el" fo:country="GR"/>
    </style:style>
    <style:style style:name="T585" style:parent-style-name="Προεπιλεγμένηγραμματοσειρά" style:family="text">
      <style:text-properties style:font-name-complex="Arial" fo:color="#000000"/>
    </style:style>
    <style:style style:name="T586" style:parent-style-name="Προεπιλεγμένηγραμματοσειρά" style:family="text">
      <style:text-properties style:font-name-complex="Arial" fo:color="#000000" fo:language="el" fo:country="GR"/>
    </style:style>
    <style:style style:name="T587" style:parent-style-name="Προεπιλεγμένηγραμματοσειρά" style:family="text">
      <style:text-properties style:font-name-complex="Arial" fo:color="#000000"/>
    </style:style>
    <style:style style:name="T588" style:parent-style-name="Προεπιλεγμένηγραμματοσειρά" style:family="text">
      <style:text-properties style:font-name-complex="Arial" fo:color="#000000" fo:language="el" fo:country="GR"/>
    </style:style>
    <style:style style:name="P589"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590" style:parent-style-name="Βασικό" style:family="paragraph">
      <style:text-properties fo:font-weight="bold" style:font-weight-asian="bold" fo:font-size="12pt" style:font-size-asian="12pt" style:font-size-complex="12pt" fo:language="el" fo:country="GR"/>
    </style:style>
    <style:style style:name="P591" style:parent-style-name="Βασικό" style:family="paragraph">
      <style:paragraph-properties fo:text-align="justify" fo:line-height="150%" fo:text-indent="0.25in"/>
    </style:style>
    <style:style style:name="T592" style:parent-style-name="Προεπιλεγμένηγραμματοσειρά" style:family="text">
      <style:text-properties fo:language="el" fo:country="GR"/>
    </style:style>
    <style:style style:name="T593" style:parent-style-name="Προεπιλεγμένηγραμματοσειρά" style:family="text">
      <style:text-properties fo:language="el" fo:country="GR"/>
    </style:style>
    <style:style style:name="T594" style:parent-style-name="Προεπιλεγμένηγραμματοσειρά" style:family="text">
      <style:text-properties fo:language="el" fo:country="GR"/>
    </style:style>
    <style:style style:name="P595" style:parent-style-name="Βασικό" style:family="paragraph">
      <style:paragraph-properties fo:text-align="justify" fo:line-height="150%" fo:text-indent="0.25in"/>
      <style:text-properties fo:language="el" fo:country="GR"/>
    </style:style>
    <style:style style:name="P59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597" style:parent-style-name="Βασικό" style:family="paragraph">
      <style:paragraph-properties fo:text-align="justify" fo:line-height="150%" fo:text-indent="0.25in"/>
    </style:style>
    <style:style style:name="T598" style:parent-style-name="Προεπιλεγμένηγραμματοσειρά" style:family="text">
      <style:text-properties fo:language="el" fo:country="GR"/>
    </style:style>
    <style:style style:name="T599" style:parent-style-name="Προεπιλεγμένηγραμματοσειρά" style:family="text">
      <style:text-properties fo:language="el" fo:country="GR"/>
    </style:style>
    <style:style style:name="T600" style:parent-style-name="Προεπιλεγμένηγραμματοσειρά" style:family="text">
      <style:text-properties fo:language="el" fo:country="GR"/>
    </style:style>
    <style:style style:name="T601" style:parent-style-name="Προεπιλεγμένηγραμματοσειρά" style:family="text">
      <style:text-properties fo:language="el" fo:country="GR"/>
    </style:style>
    <style:style style:name="P602" style:parent-style-name="Βασικό" style:family="paragraph">
      <style:paragraph-properties fo:text-align="justify" fo:line-height="150%" fo:text-indent="0.25in"/>
      <style:text-properties fo:language="el" fo:country="GR"/>
    </style:style>
    <style:style style:name="P603" style:parent-style-name="Βασικό" style:family="paragraph">
      <style:paragraph-properties fo:text-align="justify" fo:line-height="150%" fo:margin-left="1.5in" fo:text-indent="-1.25in">
        <style:tab-stops/>
      </style:paragraph-properties>
    </style:style>
    <style:style style:name="T604" style:parent-style-name="Προεπιλεγμένηγραμματοσειρά" style:family="text">
      <style:text-properties fo:language="el" fo:country="GR"/>
    </style:style>
    <style:style style:name="T605" style:parent-style-name="Προεπιλεγμένηγραμματοσειρά" style:family="text">
      <style:text-properties fo:language="el" fo:country="GR"/>
    </style:style>
    <style:style style:name="T606" style:parent-style-name="Προεπιλεγμένηγραμματοσειρά" style:family="text">
      <style:text-properties fo:language="el" fo:country="GR"/>
    </style:style>
    <style:style style:name="T607" style:parent-style-name="Προεπιλεγμένηγραμματοσειρά" style:family="text">
      <style:text-properties fo:language="el" fo:country="GR"/>
    </style:style>
    <style:style style:name="P608" style:parent-style-name="Βασικό" style:family="paragraph">
      <style:paragraph-properties fo:text-align="justify" fo:line-height="150%" fo:margin-left="1.5in" fo:text-indent="-1.25in">
        <style:tab-stops/>
      </style:paragraph-properties>
      <style:text-properties fo:language="el" fo:country="GR"/>
    </style:style>
    <style:style style:name="P60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610" style:parent-style-name="Βασικό" style:family="paragraph">
      <style:paragraph-properties fo:text-align="justify" fo:line-height="150%" fo:text-indent="0.25in"/>
    </style:style>
    <style:style style:name="T611" style:parent-style-name="Προεπιλεγμένηγραμματοσειρά" style:family="text">
      <style:text-properties fo:language="el" fo:country="GR"/>
    </style:style>
    <style:style style:name="T612" style:parent-style-name="Προεπιλεγμένηγραμματοσειρά" style:family="text">
      <style:text-properties fo:language="el" fo:country="GR"/>
    </style:style>
    <style:style style:name="T613" style:parent-style-name="Προεπιλεγμένηγραμματοσειρά" style:family="text">
      <style:text-properties fo:language="el" fo:country="GR"/>
    </style:style>
    <style:style style:name="T614" style:parent-style-name="Προεπιλεγμένηγραμματοσειρά" style:family="text">
      <style:text-properties fo:language="el" fo:country="GR"/>
    </style:style>
    <style:style style:name="P615" style:parent-style-name="Βασικό" style:family="paragraph">
      <style:paragraph-properties fo:text-align="justify" fo:line-height="150%" fo:text-indent="0.25in"/>
      <style:text-properties fo:language="el" fo:country="GR"/>
    </style:style>
    <style:style style:name="P616" style:parent-style-name="Βασικό" style:family="paragraph">
      <style:paragraph-properties fo:text-align="justify" fo:line-height="150%" fo:margin-left="1.5in" fo:text-indent="-1.5in">
        <style:tab-stops/>
      </style:paragraph-properties>
    </style:style>
    <style:style style:name="T617" style:parent-style-name="Προεπιλεγμένηγραμματοσειρά" style:family="text">
      <style:text-properties fo:font-weight="bold" style:font-weight-asian="bold" fo:font-size="12pt" style:font-size-asian="12pt" style:font-size-complex="12pt" fo:language="el" fo:country="GR"/>
    </style:style>
    <style:style style:name="T618" style:parent-style-name="Προεπιλεγμένηγραμματοσειρά" style:family="text">
      <style:text-properties fo:font-weight="bold" style:font-weight-asian="bold" fo:font-size="12pt" style:font-size-asian="12pt" style:font-size-complex="12pt"/>
    </style:style>
    <style:style style:name="P619" style:parent-style-name="Βασικό" style:family="paragraph">
      <style:paragraph-properties style:text-autospace="none" fo:text-align="justify" fo:margin-bottom="0in" fo:line-height="150%" fo:text-indent="0.25in"/>
    </style:style>
    <style:style style:name="T620" style:parent-style-name="Προεπιλεγμένηγραμματοσειρά" style:family="text">
      <style:text-properties style:font-name-complex="Arial" fo:color="#000000"/>
    </style:style>
    <style:style style:name="P621" style:parent-style-name="Βασικό" style:family="paragraph">
      <style:paragraph-properties style:text-autospace="none" fo:text-align="justify" fo:margin-bottom="0in" fo:line-height="150%"/>
      <style:text-properties style:font-name-complex="Arial" fo:color="#000000"/>
    </style:style>
    <style:style style:name="P622" style:parent-style-name="Βασικό" style:family="paragraph">
      <style:paragraph-properties style:text-autospace="none" fo:text-align="justify" fo:margin-bottom="0in" fo:line-height="150%"/>
    </style:style>
    <style:style style:name="T623" style:parent-style-name="Προεπιλεγμένηγραμματοσειρά" style:family="text">
      <style:text-properties style:font-name-complex="Arial" fo:color="#000000"/>
    </style:style>
    <style:style style:name="P624" style:parent-style-name="Βασικό" style:family="paragraph">
      <style:paragraph-properties style:text-autospace="none" fo:text-align="justify" fo:margin-bottom="0in" fo:line-height="150%" fo:text-indent="0.25in"/>
      <style:text-properties style:font-name-complex="Arial" fo:color="#000000"/>
    </style:style>
    <style:style style:name="P625" style:parent-style-name="Βασικό" style:family="paragraph">
      <style:paragraph-properties style:text-autospace="none" fo:text-align="justify" fo:margin-bottom="0in" fo:line-height="150%"/>
    </style:style>
    <style:style style:name="T626" style:parent-style-name="Προεπιλεγμένηγραμματοσειρά" style:family="text">
      <style:text-properties style:font-name-complex="Arial" fo:color="#000000"/>
    </style:style>
    <style:style style:name="P627" style:parent-style-name="Βασικό" style:family="paragraph">
      <style:paragraph-properties style:text-autospace="none" fo:text-align="justify" fo:margin-bottom="0in" fo:line-height="150%" fo:text-indent="0.25in"/>
      <style:text-properties style:font-name-complex="Arial" fo:color="#000000"/>
    </style:style>
    <style:style style:name="P628" style:parent-style-name="Βασικό" style:family="paragraph">
      <style:paragraph-properties fo:text-align="justify" fo:line-height="150%"/>
      <style:text-properties style:font-name-complex="Arial" fo:color="#000000"/>
    </style:style>
    <style:style style:name="P629" style:parent-style-name="Βασικό" style:family="paragraph">
      <style:paragraph-properties fo:text-align="justify" fo:line-height="150%" fo:margin-left="1.5in" fo:text-indent="0.25in">
        <style:tab-stops/>
      </style:paragraph-properties>
      <style:text-properties fo:font-weight="bold" style:font-weight-asian="bold"/>
    </style:style>
    <style:style style:name="P630" style:parent-style-name="Βασικό" style:family="paragraph">
      <style:paragraph-properties fo:text-align="justify" fo:line-height="150%" fo:margin-left="1.5in" fo:text-indent="-1.5in">
        <style:tab-stops/>
      </style:paragraph-properties>
    </style:style>
    <style:style style:name="T631"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632"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63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4"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635" style:parent-style-name="Βασικό" style:family="paragraph">
      <style:paragraph-properties style:text-autospace="none" fo:text-align="justify" fo:margin-bottom="0in" fo:line-height="150%" fo:margin-left="1.5in" fo:text-indent="0.5in">
        <style:tab-stops/>
      </style:paragraph-properties>
      <style:text-properties style:font-name="Times New Roman" fo:font-size="10pt" style:font-size-asian="10pt" style:font-size-complex="10pt"/>
    </style:style>
    <style:style style:name="P63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39" style:parent-style-name="Βασικό" style:family="paragraph">
      <style:paragraph-properties style:text-autospace="none" fo:text-align="justify" fo:margin-bottom="0in" fo:line-height="150%" fo:text-indent="0.25in"/>
    </style:style>
    <style:style style:name="T640" style:parent-style-name="Προεπιλεγμένηγραμματοσειρά" style:family="text">
      <style:text-properties style:font-name="Arial" style:font-name-complex="Arial" fo:color="#000000" fo:font-size="10pt" style:font-size-asian="10pt" style:font-size-complex="10pt"/>
    </style:style>
    <style:style style:name="T641" style:parent-style-name="Προεπιλεγμένηγραμματοσειρά" style:family="text">
      <style:text-properties style:font-name="Arial" style:font-name-complex="Arial" fo:color="#000000" fo:font-size="10pt" style:font-size-asian="10pt" style:font-size-complex="10pt"/>
    </style:style>
    <style:style style:name="P64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3" style:parent-style-name="Βασικό" style:family="paragraph">
      <style:paragraph-properties style:text-autospace="none" fo:text-align="justify" fo:margin-bottom="0in" fo:line-height="150%" fo:text-indent="0.25in"/>
      <style:text-properties style:font-name="Times New Roman" fo:font-size="10pt" style:font-size-asian="10pt" style:font-size-complex="10pt"/>
    </style:style>
    <style:style style:name="P64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4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50" style:parent-style-name="Βασικό" style:family="paragraph">
      <style:paragraph-properties style:text-autospace="none" fo:text-align="justify" fo:margin-bottom="0in" fo:line-height="150%" fo:text-indent="0.25in"/>
    </style:style>
    <style:style style:name="T651" style:parent-style-name="Προεπιλεγμένηγραμματοσειρά" style:family="text">
      <style:text-properties style:font-name="Arial" style:font-name-complex="Arial" fo:color="#000000" fo:font-size="10pt" style:font-size-asian="10pt" style:font-size-complex="10pt"/>
    </style:style>
    <style:style style:name="P65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653" style:parent-style-name="Βασικό" style:family="paragraph">
      <style:paragraph-properties style:text-autospace="none" fo:text-align="justify" fo:margin-bottom="0in" fo:line-height="150%" fo:text-indent="0.25in"/>
      <style:text-properties style:font-name="Times New Roman" fo:font-size="10pt" style:font-size-asian="10pt" style:font-size-complex="10pt"/>
    </style:style>
    <style:style style:name="P654"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655"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65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657" style:parent-style-name="Βασικό" style:family="paragraph">
      <style:paragraph-properties fo:text-align="justify" fo:line-height="150%" fo:text-indent="0.25in"/>
    </style:style>
    <style:style style:name="T658" style:parent-style-name="Προεπιλεγμένηγραμματοσειρά" style:family="text">
      <style:text-properties fo:language="el" fo:country="GR"/>
    </style:style>
    <style:style style:name="T659" style:parent-style-name="Προεπιλεγμένηγραμματοσειρά" style:family="text">
      <style:text-properties fo:language="el" fo:country="GR"/>
    </style:style>
    <style:style style:name="P660" style:parent-style-name="Βασικό" style:family="paragraph">
      <style:paragraph-properties fo:text-align="justify" fo:line-height="150%" fo:text-indent="0.25in"/>
      <style:text-properties fo:language="el" fo:country="GR"/>
    </style:style>
    <style:style style:name="P661" style:parent-style-name="Βασικό" style:family="paragraph">
      <style:paragraph-properties fo:text-align="justify" fo:line-height="150%"/>
    </style:style>
    <style:style style:name="T662" style:parent-style-name="Προεπιλεγμένηγραμματοσειρά" style:family="text">
      <style:text-properties fo:font-weight="bold" style:font-weight-asian="bold" fo:font-size="12pt" style:font-size-asian="12pt" style:font-size-complex="12pt" fo:language="el" fo:country="GR"/>
    </style:style>
    <style:style style:name="P663" style:parent-style-name="Βασικό" style:family="paragraph">
      <style:paragraph-properties style:text-autospace="none" fo:text-align="justify" fo:margin-bottom="0in" fo:line-height="150%" fo:text-indent="0.25in"/>
    </style:style>
    <style:style style:name="T664" style:parent-style-name="Προεπιλεγμένηγραμματοσειρά" style:family="text">
      <style:text-properties style:font-name="Arial" style:font-name-complex="Arial" fo:color="#000000" fo:font-size="10pt" style:font-size-asian="10pt" style:font-size-complex="10pt"/>
    </style:style>
    <style:style style:name="P665"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666" style:parent-style-name="Βασικό" style:family="paragraph">
      <style:paragraph-properties fo:text-align="justify" fo:line-height="150%" fo:text-indent="0.25in"/>
      <style:text-properties style:font-name-complex="Arial" fo:color="#000000"/>
    </style:style>
    <style:style style:name="P667"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668" style:parent-style-name="Βασικό" style:family="paragraph">
      <style:paragraph-properties fo:text-align="justify" fo:line-height="150%" fo:margin-left="1.5in" fo:text-indent="-1.5in">
        <style:tab-stops/>
      </style:paragraph-properties>
    </style:style>
    <style:style style:name="T669" style:parent-style-name="Προεπιλεγμένηγραμματοσειρά" style:family="text">
      <style:text-properties style:font-name-complex="Arial" fo:color="#000000"/>
    </style:style>
    <style:style style:name="T670" style:parent-style-name="Προεπιλεγμένηγραμματοσειρά" style:family="text">
      <style:text-properties style:font-name-complex="Arial" fo:color="#000000" fo:language="el" fo:country="GR"/>
    </style:style>
    <style:style style:name="P671" style:parent-style-name="Βασικό" style:family="paragraph">
      <style:paragraph-properties fo:text-align="justify" fo:line-height="150%"/>
    </style:style>
    <style:style style:name="T672" style:parent-style-name="Προεπιλεγμένηγραμματοσειρά" style:family="text">
      <style:text-properties style:font-name-complex="Arial" fo:color="#000000"/>
    </style:style>
    <style:style style:name="T673" style:parent-style-name="Προεπιλεγμένηγραμματοσειρά" style:family="text">
      <style:text-properties style:font-name-complex="Arial" fo:color="#000000" fo:language="el" fo:country="GR"/>
    </style:style>
    <style:style style:name="T674" style:parent-style-name="Προεπιλεγμένηγραμματοσειρά" style:family="text">
      <style:text-properties style:font-name-complex="Arial" fo:color="#000000" fo:language="el" fo:country="GR"/>
    </style:style>
    <style:style style:name="T675" style:parent-style-name="Προεπιλεγμένηγραμματοσειρά" style:family="text">
      <style:text-properties style:font-name-complex="Arial" fo:color="#000000" fo:language="el" fo:country="GR"/>
    </style:style>
    <style:style style:name="T676" style:parent-style-name="Προεπιλεγμένηγραμματοσειρά" style:family="text">
      <style:text-properties style:font-name-complex="Arial" fo:color="#000000"/>
    </style:style>
    <style:style style:name="T677" style:parent-style-name="Προεπιλεγμένηγραμματοσειρά" style:family="text">
      <style:text-properties style:font-name-complex="Arial" fo:color="#000000" fo:language="el" fo:country="GR"/>
    </style:style>
    <style:style style:name="P678" style:parent-style-name="Βασικό" style:family="paragraph">
      <style:paragraph-properties fo:text-align="justify" fo:line-height="150%"/>
    </style:style>
    <style:style style:name="T679" style:parent-style-name="Προεπιλεγμένηγραμματοσειρά" style:family="text">
      <style:text-properties style:font-name-complex="Arial" fo:color="#000000"/>
    </style:style>
    <style:style style:name="T680" style:parent-style-name="Προεπιλεγμένηγραμματοσειρά" style:family="text">
      <style:text-properties style:font-name-complex="Arial" fo:color="#000000" fo:language="el" fo:country="GR"/>
    </style:style>
    <style:style style:name="T681" style:parent-style-name="Προεπιλεγμένηγραμματοσειρά" style:family="text">
      <style:text-properties style:font-name-complex="Arial" fo:color="#000000" fo:language="el" fo:country="GR"/>
    </style:style>
    <style:style style:name="T682" style:parent-style-name="Προεπιλεγμένηγραμματοσειρά" style:family="text">
      <style:text-properties style:font-name-complex="Arial" fo:color="#000000" fo:language="el" fo:country="GR"/>
    </style:style>
    <style:style style:name="T683" style:parent-style-name="Προεπιλεγμένηγραμματοσειρά" style:family="text">
      <style:text-properties style:font-name-complex="Arial" fo:color="#000000" fo:language="el" fo:country="GR"/>
    </style:style>
    <style:style style:name="T684" style:parent-style-name="Προεπιλεγμένηγραμματοσειρά" style:family="text">
      <style:text-properties style:font-name-complex="Arial" fo:color="#000000" fo:language="el" fo:country="GR"/>
    </style:style>
    <style:style style:name="T685" style:parent-style-name="Προεπιλεγμένηγραμματοσειρά" style:family="text">
      <style:text-properties style:font-name-complex="Arial" fo:color="#000000" fo:language="el" fo:country="GR"/>
    </style:style>
    <style:style style:name="T686" style:parent-style-name="Προεπιλεγμένηγραμματοσειρά" style:family="text">
      <style:text-properties style:font-name-complex="Arial" fo:color="#000000" fo:language="el" fo:country="GR"/>
    </style:style>
    <style:style style:name="T687" style:parent-style-name="Προεπιλεγμένηγραμματοσειρά" style:family="text">
      <style:text-properties style:font-name-complex="Arial" fo:color="#000000" fo:language="el" fo:country="GR"/>
    </style:style>
    <style:style style:name="P688" style:parent-style-name="Βασικό" style:family="paragraph">
      <style:paragraph-properties fo:text-align="justify" fo:line-height="150%" fo:margin-left="1.5in" fo:text-indent="-1.5in">
        <style:tab-stops/>
      </style:paragraph-properties>
    </style:style>
    <style:style style:name="T689" style:parent-style-name="Προεπιλεγμένηγραμματοσειρά" style:family="text">
      <style:text-properties style:font-name-complex="Arial" fo:color="#000000"/>
    </style:style>
    <style:style style:name="T690" style:parent-style-name="Προεπιλεγμένηγραμματοσειρά" style:family="text">
      <style:text-properties style:font-name-complex="Arial" fo:color="#000000" fo:language="el" fo:country="GR"/>
    </style:style>
    <style:style style:name="T691" style:parent-style-name="Προεπιλεγμένηγραμματοσειρά" style:family="text">
      <style:text-properties style:font-name-complex="Arial" fo:color="#000000"/>
    </style:style>
    <style:style style:name="T692" style:parent-style-name="Προεπιλεγμένηγραμματοσειρά" style:family="text">
      <style:text-properties style:font-name-complex="Arial" fo:color="#000000" fo:language="el" fo:country="GR"/>
    </style:style>
    <style:style style:name="T693" style:parent-style-name="Προεπιλεγμένηγραμματοσειρά" style:family="text">
      <style:text-properties style:font-name-complex="Arial" fo:color="#000000"/>
    </style:style>
    <style:style style:name="T694" style:parent-style-name="Προεπιλεγμένηγραμματοσειρά" style:family="text">
      <style:text-properties style:font-name-complex="Arial" fo:color="#000000" fo:language="el" fo:country="GR"/>
    </style:style>
    <style:style style:name="T695" style:parent-style-name="Προεπιλεγμένηγραμματοσειρά" style:family="text">
      <style:text-properties style:font-name-complex="Arial" fo:color="#000000"/>
    </style:style>
    <style:style style:name="T696" style:parent-style-name="Προεπιλεγμένηγραμματοσειρά" style:family="text">
      <style:text-properties style:font-name-complex="Arial" fo:color="#000000" fo:language="el" fo:country="GR"/>
    </style:style>
    <style:style style:name="T697" style:parent-style-name="Προεπιλεγμένηγραμματοσειρά" style:family="text">
      <style:text-properties style:font-name-complex="Arial" fo:color="#000000"/>
    </style:style>
    <style:style style:name="T698" style:parent-style-name="Προεπιλεγμένηγραμματοσειρά" style:family="text">
      <style:text-properties style:font-name-complex="Arial" fo:color="#000000" fo:language="el" fo:country="GR"/>
    </style:style>
    <style:style style:name="P699" style:parent-style-name="Βασικό" style:family="paragraph">
      <style:paragraph-properties fo:text-align="justify" fo:line-height="150%" fo:margin-left="1.5in" fo:text-indent="-1.5in">
        <style:tab-stops/>
      </style:paragraph-properties>
    </style:style>
    <style:style style:name="T700" style:parent-style-name="Προεπιλεγμένηγραμματοσειρά" style:family="text">
      <style:text-properties style:font-name-complex="Arial" fo:color="#000000"/>
    </style:style>
    <style:style style:name="T701" style:parent-style-name="Προεπιλεγμένηγραμματοσειρά" style:family="text">
      <style:text-properties style:font-name-complex="Arial" fo:color="#000000" fo:language="el" fo:country="GR"/>
    </style:style>
    <style:style style:name="T702" style:parent-style-name="Προεπιλεγμένηγραμματοσειρά" style:family="text">
      <style:text-properties style:font-name-complex="Arial" fo:color="#000000"/>
    </style:style>
    <style:style style:name="T703" style:parent-style-name="Προεπιλεγμένηγραμματοσειρά" style:family="text">
      <style:text-properties style:font-name-complex="Arial" fo:color="#000000" fo:language="el" fo:country="GR"/>
    </style:style>
    <style:style style:name="T704" style:parent-style-name="Προεπιλεγμένηγραμματοσειρά" style:family="text">
      <style:text-properties style:font-name-complex="Arial" fo:color="#000000"/>
    </style:style>
    <style:style style:name="T705" style:parent-style-name="Προεπιλεγμένηγραμματοσειρά" style:family="text">
      <style:text-properties style:font-name-complex="Arial" fo:color="#000000" fo:language="el" fo:country="GR"/>
    </style:style>
    <style:style style:name="T706" style:parent-style-name="Προεπιλεγμένηγραμματοσειρά" style:family="text">
      <style:text-properties style:font-name-complex="Arial" fo:color="#000000"/>
    </style:style>
    <style:style style:name="T707" style:parent-style-name="Προεπιλεγμένηγραμματοσειρά" style:family="text">
      <style:text-properties style:font-name-complex="Arial" fo:color="#000000" fo:language="el" fo:country="GR"/>
    </style:style>
    <style:style style:name="T708" style:parent-style-name="Προεπιλεγμένηγραμματοσειρά" style:family="text">
      <style:text-properties style:font-name-complex="Arial" fo:color="#000000"/>
    </style:style>
    <style:style style:name="T709" style:parent-style-name="Προεπιλεγμένηγραμματοσειρά" style:family="text">
      <style:text-properties style:font-name-complex="Arial" fo:color="#000000" fo:language="el" fo:country="GR"/>
    </style:style>
    <style:style style:name="T710" style:parent-style-name="Προεπιλεγμένηγραμματοσειρά" style:family="text">
      <style:text-properties style:font-name-complex="Arial" fo:color="#000000"/>
    </style:style>
    <style:style style:name="T711" style:parent-style-name="Προεπιλεγμένηγραμματοσειρά" style:family="text">
      <style:text-properties style:font-name-complex="Arial" fo:color="#000000" fo:language="el" fo:country="GR"/>
    </style:style>
    <style:style style:name="T712" style:parent-style-name="Προεπιλεγμένηγραμματοσειρά" style:family="text">
      <style:text-properties style:font-name-complex="Arial" fo:color="#000000"/>
    </style:style>
    <style:style style:name="T713" style:parent-style-name="Προεπιλεγμένηγραμματοσειρά" style:family="text">
      <style:text-properties style:font-name-complex="Arial" fo:color="#000000" fo:language="el" fo:country="GR"/>
    </style:style>
    <style:style style:name="T714" style:parent-style-name="Προεπιλεγμένηγραμματοσειρά" style:family="text">
      <style:text-properties style:font-name-complex="Arial" fo:color="#000000"/>
    </style:style>
    <style:style style:name="T715" style:parent-style-name="Προεπιλεγμένηγραμματοσειρά" style:family="text">
      <style:text-properties style:font-name-complex="Arial" fo:color="#000000" fo:language="el" fo:country="GR"/>
    </style:style>
    <style:style style:name="T716" style:parent-style-name="Προεπιλεγμένηγραμματοσειρά" style:family="text">
      <style:text-properties style:font-name-complex="Arial" fo:color="#000000"/>
    </style:style>
    <style:style style:name="T717" style:parent-style-name="Προεπιλεγμένηγραμματοσειρά" style:family="text">
      <style:text-properties style:font-name-complex="Arial" fo:color="#000000" fo:language="el" fo:country="GR"/>
    </style:style>
    <style:style style:name="T718" style:parent-style-name="Προεπιλεγμένηγραμματοσειρά" style:family="text">
      <style:text-properties style:font-name-complex="Arial" fo:color="#000000"/>
    </style:style>
    <style:style style:name="T719" style:parent-style-name="Προεπιλεγμένηγραμματοσειρά" style:family="text">
      <style:text-properties style:font-name-complex="Arial" fo:color="#000000" fo:language="el" fo:country="GR"/>
    </style:style>
    <style:style style:name="T720" style:parent-style-name="Προεπιλεγμένηγραμματοσειρά" style:family="text">
      <style:text-properties style:font-name-complex="Arial" fo:color="#000000"/>
    </style:style>
    <style:style style:name="T721" style:parent-style-name="Προεπιλεγμένηγραμματοσειρά" style:family="text">
      <style:text-properties style:font-name-complex="Arial" fo:color="#000000" fo:language="el" fo:country="GR"/>
    </style:style>
    <style:style style:name="T722" style:parent-style-name="Προεπιλεγμένηγραμματοσειρά" style:family="text">
      <style:text-properties style:font-name-complex="Arial" fo:color="#000000"/>
    </style:style>
    <style:style style:name="T723" style:parent-style-name="Προεπιλεγμένηγραμματοσειρά" style:family="text">
      <style:text-properties style:font-name-complex="Arial" fo:color="#000000" fo:language="el" fo:country="GR"/>
    </style:style>
    <style:style style:name="P724"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725" style:parent-style-name="Βασικό" style:family="paragraph">
      <style:paragraph-properties fo:line-height="150%"/>
      <style:text-properties fo:font-weight="bold" style:font-weight-asian="bold" fo:font-size="12pt" style:font-size-asian="12pt" style:font-size-complex="12pt" fo:language="el" fo:country="GR"/>
    </style:style>
    <style:style style:name="P726" style:parent-style-name="Βασικό" style:family="paragraph">
      <style:paragraph-properties fo:text-align="justify" fo:line-height="150%" fo:text-indent="0.25in"/>
    </style:style>
    <style:style style:name="T727" style:parent-style-name="Προεπιλεγμένηγραμματοσειρά" style:family="text">
      <style:text-properties style:font-name-complex="Arial" fo:color="#000000"/>
    </style:style>
    <style:style style:name="T728" style:parent-style-name="Προεπιλεγμένηγραμματοσειρά" style:family="text">
      <style:text-properties style:font-name-complex="Arial" fo:color="#000000" fo:language="el" fo:country="GR"/>
    </style:style>
    <style:style style:name="P729" style:parent-style-name="Βασικό" style:family="paragraph">
      <style:paragraph-properties fo:text-align="justify" fo:line-height="150%" fo:text-indent="0.25in"/>
    </style:style>
    <style:style style:name="T730" style:parent-style-name="Προεπιλεγμένηγραμματοσειρά" style:family="text">
      <style:text-properties style:font-name-complex="Arial" fo:color="#000000"/>
    </style:style>
    <style:style style:name="T731" style:parent-style-name="Προεπιλεγμένηγραμματοσειρά" style:family="text">
      <style:text-properties style:font-name-complex="Arial" fo:color="#000000" fo:language="el" fo:country="GR"/>
    </style:style>
    <style:style style:name="P732"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73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734" style:parent-style-name="Βασικό" style:family="paragraph">
      <style:paragraph-properties fo:text-align="justify" fo:line-height="150%" fo:text-indent="0.25in"/>
    </style:style>
    <style:style style:name="T735" style:parent-style-name="Προεπιλεγμένηγραμματοσειρά" style:family="text">
      <style:text-properties style:font-name-complex="Arial" fo:color="#000000" fo:language="el" fo:country="GR"/>
    </style:style>
    <style:style style:name="T736" style:parent-style-name="Προεπιλεγμένηγραμματοσειρά" style:family="text">
      <style:text-properties style:font-name-complex="Arial" fo:color="#000000"/>
    </style:style>
    <style:style style:name="T737" style:parent-style-name="Προεπιλεγμένηγραμματοσειρά" style:family="text">
      <style:text-properties style:font-name-complex="Arial" fo:color="#000000" fo:language="el" fo:country="GR"/>
    </style:style>
    <style:style style:name="P738" style:parent-style-name="Βασικό" style:family="paragraph">
      <style:paragraph-properties fo:text-align="justify" fo:line-height="150%"/>
      <style:text-properties style:font-name-complex="Arial" fo:color="#000000" fo:language="el" fo:country="GR"/>
    </style:style>
    <style:style style:name="P739" style:parent-style-name="Βασικό" style:family="paragraph">
      <style:paragraph-properties fo:text-align="justify" fo:line-height="150%" fo:margin-left="1.5in" fo:text-indent="-1.5in">
        <style:tab-stops/>
      </style:paragraph-properties>
    </style:style>
    <style:style style:name="T740"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P741" style:parent-style-name="Βασικό" style:family="paragraph">
      <style:paragraph-properties fo:text-align="justify" fo:line-height="150%" fo:margin-left="1.5in" fo:text-indent="-1.25in">
        <style:tab-stops/>
      </style:paragraph-properties>
      <style:text-properties style:font-name="Arial" style:font-name-complex="Arial" fo:color="#000000" fo:font-size="10pt" style:font-size-asian="10pt" style:font-size-complex="10pt"/>
    </style:style>
    <style:style style:name="P742" style:parent-style-name="Βασικό" style:family="paragraph">
      <style:paragraph-properties fo:text-align="justify" fo:line-height="150%" fo:margin-left="1.5in" fo:text-indent="-1.5in">
        <style:tab-stops/>
      </style:paragraph-properties>
      <style:text-properties style:font-name="Arial" style:font-name-complex="Arial" fo:color="#000000" fo:font-size="10pt" style:font-size-asian="10pt" style:font-size-complex="10pt"/>
    </style:style>
    <style:style style:name="P74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744" style:parent-style-name="Βασικό" style:family="paragraph">
      <style:paragraph-properties fo:text-align="justify" fo:line-height="150%" fo:text-indent="0.25in"/>
    </style:style>
    <style:style style:name="T745" style:parent-style-name="Προεπιλεγμένηγραμματοσειρά" style:family="text">
      <style:text-properties fo:language="el" fo:country="GR"/>
    </style:style>
    <style:style style:name="T746" style:parent-style-name="Προεπιλεγμένηγραμματοσειρά" style:family="text">
      <style:text-properties fo:language="el" fo:country="GR"/>
    </style:style>
    <style:style style:name="P747" style:parent-style-name="Βασικό" style:family="paragraph">
      <style:paragraph-properties fo:text-align="justify" fo:line-height="150%" fo:text-indent="0.25in"/>
      <style:text-properties fo:language="el" fo:country="GR"/>
    </style:style>
    <style:style style:name="P748" style:parent-style-name="Βασικό" style:family="paragraph">
      <style:paragraph-properties fo:line-height="150%"/>
      <style:text-properties fo:font-weight="bold" style:font-weight-asian="bold" fo:font-size="12pt" style:font-size-asian="12pt" style:font-size-complex="12pt" fo:language="el" fo:country="GR"/>
    </style:style>
    <style:style style:name="P749" style:parent-style-name="Βασικό" style:family="paragraph">
      <style:paragraph-properties fo:text-align="justify" fo:line-height="150%" fo:text-indent="0.25in"/>
      <style:text-properties fo:language="el" fo:country="GR"/>
    </style:style>
    <style:style style:name="P750" style:parent-style-name="Βασικό" style:family="paragraph">
      <style:paragraph-properties fo:text-align="justify" fo:line-height="150%" fo:text-indent="0.25in"/>
    </style:style>
    <style:style style:name="T751" style:parent-style-name="Προεπιλεγμένηγραμματοσειρά" style:family="text">
      <style:text-properties fo:language="el" fo:country="GR"/>
    </style:style>
    <style:style style:name="T752" style:parent-style-name="Προεπιλεγμένηγραμματοσειρά" style:family="text">
      <style:text-properties fo:language="el" fo:country="GR"/>
    </style:style>
    <style:style style:name="T753" style:parent-style-name="Προεπιλεγμένηγραμματοσειρά" style:family="text">
      <style:text-properties fo:language="el" fo:country="GR"/>
    </style:style>
    <style:style style:name="T754" style:parent-style-name="Προεπιλεγμένηγραμματοσειρά" style:family="text">
      <style:text-properties fo:language="el" fo:country="GR"/>
    </style:style>
    <style:style style:name="T755" style:parent-style-name="Προεπιλεγμένηγραμματοσειρά" style:family="text">
      <style:text-properties fo:language="el" fo:country="GR"/>
    </style:style>
    <style:style style:name="T756" style:parent-style-name="Προεπιλεγμένηγραμματοσειρά" style:family="text">
      <style:text-properties fo:language="el" fo:country="GR"/>
    </style:style>
    <style:style style:name="T757" style:parent-style-name="Προεπιλεγμένηγραμματοσειρά" style:family="text">
      <style:text-properties fo:language="el" fo:country="GR"/>
    </style:style>
    <style:style style:name="T758" style:parent-style-name="Προεπιλεγμένηγραμματοσειρά" style:family="text">
      <style:text-properties fo:language="el" fo:country="GR"/>
    </style:style>
    <style:style style:name="T759" style:parent-style-name="Προεπιλεγμένηγραμματοσειρά" style:family="text">
      <style:text-properties fo:language="el" fo:country="GR"/>
    </style:style>
    <style:style style:name="T760" style:parent-style-name="Προεπιλεγμένηγραμματοσειρά" style:family="text">
      <style:text-properties fo:language="el" fo:country="GR"/>
    </style:style>
    <style:style style:name="T761" style:parent-style-name="Προεπιλεγμένηγραμματοσειρά" style:family="text">
      <style:text-properties fo:language="el" fo:country="GR"/>
    </style:style>
    <style:style style:name="T762" style:parent-style-name="Προεπιλεγμένηγραμματοσειρά" style:family="text">
      <style:text-properties fo:language="el" fo:country="GR"/>
    </style:style>
    <style:style style:name="T763" style:parent-style-name="Προεπιλεγμένηγραμματοσειρά" style:family="text">
      <style:text-properties fo:language="el" fo:country="GR"/>
    </style:style>
    <style:style style:name="T764" style:parent-style-name="Προεπιλεγμένηγραμματοσειρά" style:family="text">
      <style:text-properties fo:language="el" fo:country="GR"/>
    </style:style>
    <style:style style:name="P765" style:parent-style-name="Βασικό" style:family="paragraph">
      <style:paragraph-properties fo:text-align="justify" fo:line-height="150%" fo:text-indent="0.25in"/>
      <style:text-properties fo:language="el" fo:country="GR"/>
    </style:style>
    <style:style style:name="P766" style:parent-style-name="Βασικό" style:family="paragraph">
      <style:paragraph-properties fo:text-align="justify" fo:line-height="150%" fo:text-indent="0.25in"/>
    </style:style>
    <style:style style:name="T767" style:parent-style-name="Προεπιλεγμένηγραμματοσειρά" style:family="text">
      <style:text-properties fo:language="el" fo:country="GR"/>
    </style:style>
    <style:style style:name="T768" style:parent-style-name="Προεπιλεγμένηγραμματοσειρά" style:family="text">
      <style:text-properties fo:language="el" fo:country="GR"/>
    </style:style>
    <style:style style:name="T769" style:parent-style-name="Προεπιλεγμένηγραμματοσειρά" style:family="text">
      <style:text-properties fo:language="el" fo:country="GR"/>
    </style:style>
    <style:style style:name="T770" style:parent-style-name="Προεπιλεγμένηγραμματοσειρά" style:family="text">
      <style:text-properties fo:language="el" fo:country="GR"/>
    </style:style>
    <style:style style:name="T771" style:parent-style-name="Προεπιλεγμένηγραμματοσειρά" style:family="text">
      <style:text-properties fo:language="el" fo:country="GR"/>
    </style:style>
    <style:style style:name="P772" style:parent-style-name="Βασικό" style:family="paragraph">
      <style:paragraph-properties fo:text-align="justify" fo:line-height="150%" fo:text-indent="0.25in"/>
    </style:style>
    <style:style style:name="T773" style:parent-style-name="Προεπιλεγμένηγραμματοσειρά" style:family="text">
      <style:text-properties fo:language="el" fo:country="GR"/>
    </style:style>
    <style:style style:name="T774" style:parent-style-name="Προεπιλεγμένηγραμματοσειρά" style:family="text">
      <style:text-properties fo:language="el" fo:country="GR"/>
    </style:style>
    <style:style style:name="T775" style:parent-style-name="Προεπιλεγμένηγραμματοσειρά" style:family="text">
      <style:text-properties fo:language="el" fo:country="GR"/>
    </style:style>
    <style:style style:name="T776" style:parent-style-name="Προεπιλεγμένηγραμματοσειρά" style:family="text">
      <style:text-properties fo:language="el" fo:country="GR"/>
    </style:style>
    <style:style style:name="T777" style:parent-style-name="Προεπιλεγμένηγραμματοσειρά" style:family="text">
      <style:text-properties fo:language="el" fo:country="GR"/>
    </style:style>
    <style:style style:name="T778" style:parent-style-name="Προεπιλεγμένηγραμματοσειρά" style:family="text">
      <style:text-properties fo:language="el" fo:country="GR"/>
    </style:style>
    <style:style style:name="T779" style:parent-style-name="Προεπιλεγμένηγραμματοσειρά" style:family="text">
      <style:text-properties fo:language="el" fo:country="GR"/>
    </style:style>
    <style:style style:name="T780" style:parent-style-name="Προεπιλεγμένηγραμματοσειρά" style:family="text">
      <style:text-properties fo:language="el" fo:country="GR"/>
    </style:style>
    <style:style style:name="T781" style:parent-style-name="Προεπιλεγμένηγραμματοσειρά" style:family="text">
      <style:text-properties fo:language="el" fo:country="GR"/>
    </style:style>
    <style:style style:name="P782" style:parent-style-name="Βασικό" style:family="paragraph">
      <style:paragraph-properties fo:text-align="justify" fo:text-indent="0.25in"/>
      <style:text-properties fo:language="el" fo:country="GR"/>
    </style:style>
    <style:style style:name="P783"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784" style:parent-style-name="Βασικό" style:family="paragraph">
      <style:paragraph-properties fo:text-align="justify" fo:line-height="150%" fo:text-indent="0.25in"/>
    </style:style>
    <style:style style:name="T785" style:parent-style-name="Προεπιλεγμένηγραμματοσειρά" style:family="text">
      <style:text-properties fo:language="el" fo:country="GR"/>
    </style:style>
    <style:style style:name="T786" style:parent-style-name="Προεπιλεγμένηγραμματοσειρά" style:family="text">
      <style:text-properties fo:language="el" fo:country="GR"/>
    </style:style>
    <style:style style:name="T787" style:parent-style-name="Προεπιλεγμένηγραμματοσειρά" style:family="text">
      <style:text-properties fo:language="el" fo:country="GR"/>
    </style:style>
    <style:style style:name="T788" style:parent-style-name="Προεπιλεγμένηγραμματοσειρά" style:family="text">
      <style:text-properties fo:language="el" fo:country="GR"/>
    </style:style>
    <style:style style:name="T789" style:parent-style-name="Προεπιλεγμένηγραμματοσειρά" style:family="text">
      <style:text-properties fo:language="el" fo:country="GR"/>
    </style:style>
    <style:style style:name="T790" style:parent-style-name="Προεπιλεγμένηγραμματοσειρά" style:family="text">
      <style:text-properties fo:language="el" fo:country="GR"/>
    </style:style>
    <style:style style:name="T791" style:parent-style-name="Προεπιλεγμένηγραμματοσειρά" style:family="text">
      <style:text-properties fo:language="el" fo:country="GR"/>
    </style:style>
    <style:style style:name="T792" style:parent-style-name="Προεπιλεγμένηγραμματοσειρά" style:family="text">
      <style:text-properties fo:language="el" fo:country="GR"/>
    </style:style>
    <style:style style:name="T793" style:parent-style-name="Προεπιλεγμένηγραμματοσειρά" style:family="text">
      <style:text-properties fo:language="el" fo:country="GR"/>
    </style:style>
    <style:style style:name="T794" style:parent-style-name="Προεπιλεγμένηγραμματοσειρά" style:family="text">
      <style:text-properties fo:language="el" fo:country="GR"/>
    </style:style>
    <style:style style:name="T795" style:parent-style-name="Προεπιλεγμένηγραμματοσειρά" style:family="text">
      <style:text-properties fo:language="el" fo:country="GR"/>
    </style:style>
    <style:style style:name="T796" style:parent-style-name="Προεπιλεγμένηγραμματοσειρά" style:family="text">
      <style:text-properties fo:language="el" fo:country="GR"/>
    </style:style>
    <style:style style:name="T797" style:parent-style-name="Προεπιλεγμένηγραμματοσειρά" style:family="text">
      <style:text-properties fo:language="el" fo:country="GR"/>
    </style:style>
    <style:style style:name="T798" style:parent-style-name="Προεπιλεγμένηγραμματοσειρά" style:family="text">
      <style:text-properties fo:language="el" fo:country="GR"/>
    </style:style>
    <style:style style:name="T799" style:parent-style-name="Προεπιλεγμένηγραμματοσειρά" style:family="text">
      <style:text-properties fo:language="el" fo:country="GR"/>
    </style:style>
    <style:style style:name="P800" style:parent-style-name="Βασικό" style:family="paragraph">
      <style:paragraph-properties fo:text-align="justify" fo:line-height="150%" fo:text-indent="0.25in"/>
      <style:text-properties fo:language="el" fo:country="GR"/>
    </style:style>
    <style:style style:name="P80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802" style:parent-style-name="Βασικό" style:family="paragraph">
      <style:paragraph-properties fo:text-align="justify" fo:line-height="150%" fo:text-indent="0.25in"/>
    </style:style>
    <style:style style:name="T803" style:parent-style-name="Προεπιλεγμένηγραμματοσειρά" style:family="text">
      <style:text-properties fo:language="el" fo:country="GR"/>
    </style:style>
    <style:style style:name="T804" style:parent-style-name="Προεπιλεγμένηγραμματοσειρά" style:family="text">
      <style:text-properties fo:language="el" fo:country="GR"/>
    </style:style>
    <style:style style:name="P805" style:parent-style-name="Βασικό" style:family="paragraph">
      <style:paragraph-properties fo:text-align="justify" fo:line-height="150%" fo:text-indent="0.25in"/>
      <style:text-properties fo:language="el" fo:country="GR"/>
    </style:style>
    <style:style style:name="P806" style:parent-style-name="Βασικό" style:family="paragraph">
      <style:paragraph-properties fo:text-align="justify" fo:line-height="150%"/>
    </style:style>
    <style:style style:name="T807" style:parent-style-name="Προεπιλεγμένηγραμματοσειρά" style:family="text">
      <style:text-properties fo:font-weight="bold" style:font-weight-asian="bold" fo:font-size="12pt" style:font-size-asian="12pt" style:font-size-complex="12pt" fo:language="el" fo:country="GR"/>
    </style:style>
    <style:style style:name="P808" style:parent-style-name="Βασικό" style:family="paragraph">
      <style:paragraph-properties style:text-autospace="none" fo:text-align="justify" fo:margin-bottom="0in" fo:line-height="150%" fo:text-indent="0.25in"/>
    </style:style>
    <style:style style:name="T809" style:parent-style-name="Προεπιλεγμένηγραμματοσειρά" style:family="text">
      <style:text-properties style:font-name="Arial" style:font-name-complex="Arial" fo:color="#000000" fo:font-size="10pt" style:font-size-asian="10pt" style:font-size-complex="10pt"/>
    </style:style>
    <style:style style:name="P810"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811" style:parent-style-name="Βασικό" style:family="paragraph">
      <style:paragraph-properties style:text-autospace="none" fo:text-align="justify" fo:margin-bottom="0in" fo:line-height="150%" fo:text-indent="0.25in"/>
    </style:style>
    <style:style style:name="T812" style:parent-style-name="Προεπιλεγμένηγραμματοσειρά" style:family="text">
      <style:text-properties style:font-name="Arial" style:font-name-complex="Arial" fo:color="#000000" fo:font-size="10pt" style:font-size-asian="10pt" style:font-size-complex="10pt"/>
    </style:style>
    <style:style style:name="P813"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814" style:parent-style-name="Βασικό" style:family="paragraph">
      <style:paragraph-properties style:text-autospace="none" fo:text-align="justify" fo:margin-bottom="0in" fo:line-height="150%" fo:text-indent="0.25in"/>
    </style:style>
    <style:style style:name="T815" style:parent-style-name="Προεπιλεγμένηγραμματοσειρά" style:family="text">
      <style:text-properties style:font-name="Arial" style:font-name-complex="Arial" fo:color="#000000" fo:font-size="10pt" style:font-size-asian="10pt" style:font-size-complex="10pt"/>
    </style:style>
    <style:style style:name="P816" style:parent-style-name="Βασικό" style:family="paragraph">
      <style:paragraph-properties fo:text-align="justify" fo:line-height="150%" fo:margin-left="1.5in" fo:text-indent="0.5in">
        <style:tab-stops/>
      </style:paragraph-properties>
      <style:text-properties style:font-name="Arial" style:font-name-complex="Arial" fo:color="#000000" fo:font-size="10pt" style:font-size-asian="10pt" style:font-size-complex="10pt"/>
    </style:style>
    <style:style style:name="P817" style:parent-style-name="Βασικό" style:family="paragraph">
      <style:paragraph-properties fo:text-align="justify" fo:line-height="150%" fo:margin-left="1in" fo:text-indent="0.5in">
        <style:tab-stops/>
      </style:paragraph-properties>
      <style:text-properties style:font-name="Arial" style:font-name-complex="Arial" fo:font-weight="bold" style:font-weight-asian="bold" fo:font-size="10pt" style:font-size-asian="10pt" style:font-size-complex="10pt"/>
    </style:style>
    <style:style style:name="P81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819" style:parent-style-name="Βασικό" style:family="paragraph">
      <style:paragraph-properties fo:text-align="justify" fo:line-height="150%" fo:margin-left="1.5in" fo:text-indent="-1.25in">
        <style:tab-stops/>
      </style:paragraph-properties>
    </style:style>
    <style:style style:name="T820" style:parent-style-name="Προεπιλεγμένηγραμματοσειρά" style:family="text">
      <style:text-properties style:font-name-complex="Arial" fo:color="#000000"/>
    </style:style>
    <style:style style:name="T821" style:parent-style-name="Προεπιλεγμένηγραμματοσειρά" style:family="text">
      <style:text-properties style:font-name-complex="Arial" fo:color="#000000" fo:language="el" fo:country="GR"/>
    </style:style>
    <style:style style:name="P822" style:parent-style-name="Βασικό" style:family="paragraph">
      <style:paragraph-properties fo:text-align="justify" fo:line-height="150%" fo:text-indent="0.25in"/>
    </style:style>
    <style:style style:name="T823" style:parent-style-name="Προεπιλεγμένηγραμματοσειρά" style:family="text">
      <style:text-properties style:font-name-complex="Arial" fo:color="#000000"/>
    </style:style>
    <style:style style:name="T824" style:parent-style-name="Προεπιλεγμένηγραμματοσειρά" style:family="text">
      <style:text-properties style:font-name-complex="Arial" fo:color="#000000" fo:language="el" fo:country="GR"/>
    </style:style>
    <style:style style:name="T825" style:parent-style-name="Προεπιλεγμένηγραμματοσειρά" style:family="text">
      <style:text-properties style:font-name-complex="Arial" fo:color="#000000" fo:language="el" fo:country="GR"/>
    </style:style>
    <style:style style:name="T826" style:parent-style-name="Προεπιλεγμένηγραμματοσειρά" style:family="text">
      <style:text-properties style:font-name-complex="Arial" fo:color="#000000"/>
    </style:style>
    <style:style style:name="T827" style:parent-style-name="Προεπιλεγμένηγραμματοσειρά" style:family="text">
      <style:text-properties style:font-name-complex="Arial" fo:color="#000000" fo:language="el" fo:country="GR"/>
    </style:style>
    <style:style style:name="P828" style:parent-style-name="Βασικό" style:family="paragraph">
      <style:paragraph-properties fo:text-align="justify" fo:line-height="150%" fo:margin-left="1.5in" fo:text-indent="-1.25in">
        <style:tab-stops/>
      </style:paragraph-properties>
    </style:style>
    <style:style style:name="T829" style:parent-style-name="Προεπιλεγμένηγραμματοσειρά" style:family="text">
      <style:text-properties style:font-name-complex="Arial" fo:color="#000000"/>
    </style:style>
    <style:style style:name="T830" style:parent-style-name="Προεπιλεγμένηγραμματοσειρά" style:family="text">
      <style:text-properties style:font-name-complex="Arial" fo:color="#000000" fo:language="el" fo:country="GR"/>
    </style:style>
    <style:style style:name="T831" style:parent-style-name="Προεπιλεγμένηγραμματοσειρά" style:family="text">
      <style:text-properties style:font-name-complex="Arial" fo:color="#000000" fo:language="el" fo:country="GR"/>
    </style:style>
    <style:style style:name="T832" style:parent-style-name="Προεπιλεγμένηγραμματοσειρά" style:family="text">
      <style:text-properties style:font-name-complex="Arial" fo:color="#000000" fo:language="el" fo:country="GR"/>
    </style:style>
    <style:style style:name="P833" style:parent-style-name="Βασικό" style:family="paragraph">
      <style:paragraph-properties fo:text-align="justify" fo:line-height="150%" fo:margin-left="1.5in" fo:text-indent="-1.25in">
        <style:tab-stops/>
      </style:paragraph-properties>
    </style:style>
    <style:style style:name="T834" style:parent-style-name="Προεπιλεγμένηγραμματοσειρά" style:family="text">
      <style:text-properties style:font-name-complex="Arial" fo:color="#000000"/>
    </style:style>
    <style:style style:name="T835" style:parent-style-name="Προεπιλεγμένηγραμματοσειρά" style:family="text">
      <style:text-properties style:font-name-complex="Arial" fo:color="#000000" fo:language="el" fo:country="GR"/>
    </style:style>
    <style:style style:name="T836" style:parent-style-name="Προεπιλεγμένηγραμματοσειρά" style:family="text">
      <style:text-properties style:font-name-complex="Arial" fo:color="#000000"/>
    </style:style>
    <style:style style:name="T837" style:parent-style-name="Προεπιλεγμένηγραμματοσειρά" style:family="text">
      <style:text-properties style:font-name-complex="Arial" fo:color="#000000" fo:language="el" fo:country="GR"/>
    </style:style>
    <style:style style:name="T838" style:parent-style-name="Προεπιλεγμένηγραμματοσειρά" style:family="text">
      <style:text-properties style:font-name-complex="Arial" fo:color="#000000"/>
    </style:style>
    <style:style style:name="T839" style:parent-style-name="Προεπιλεγμένηγραμματοσειρά" style:family="text">
      <style:text-properties style:font-name-complex="Arial" fo:color="#000000" fo:language="el" fo:country="GR"/>
    </style:style>
    <style:style style:name="T840" style:parent-style-name="Προεπιλεγμένηγραμματοσειρά" style:family="text">
      <style:text-properties style:font-name-complex="Arial" fo:color="#000000"/>
    </style:style>
    <style:style style:name="T841" style:parent-style-name="Προεπιλεγμένηγραμματοσειρά" style:family="text">
      <style:text-properties style:font-name-complex="Arial" fo:color="#000000" fo:language="el" fo:country="GR"/>
    </style:style>
    <style:style style:name="T842" style:parent-style-name="Προεπιλεγμένηγραμματοσειρά" style:family="text">
      <style:text-properties style:font-name-complex="Arial" fo:color="#000000"/>
    </style:style>
    <style:style style:name="T843" style:parent-style-name="Προεπιλεγμένηγραμματοσειρά" style:family="text">
      <style:text-properties style:font-name-complex="Arial" fo:color="#000000" fo:language="el" fo:country="GR"/>
    </style:style>
    <style:style style:name="P844" style:parent-style-name="Βασικό" style:family="paragraph">
      <style:paragraph-properties fo:text-align="justify" fo:line-height="150%" fo:margin-left="1.5in" fo:text-indent="-1.25in">
        <style:tab-stops/>
      </style:paragraph-properties>
    </style:style>
    <style:style style:name="T845" style:parent-style-name="Προεπιλεγμένηγραμματοσειρά" style:family="text">
      <style:text-properties style:font-name-complex="Arial" fo:color="#000000"/>
    </style:style>
    <style:style style:name="T846" style:parent-style-name="Προεπιλεγμένηγραμματοσειρά" style:family="text">
      <style:text-properties style:font-name-complex="Arial" fo:color="#000000" fo:language="el" fo:country="GR"/>
    </style:style>
    <style:style style:name="T847" style:parent-style-name="Προεπιλεγμένηγραμματοσειρά" style:family="text">
      <style:text-properties style:font-name-complex="Arial" fo:color="#000000"/>
    </style:style>
    <style:style style:name="T848" style:parent-style-name="Προεπιλεγμένηγραμματοσειρά" style:family="text">
      <style:text-properties style:font-name-complex="Arial" fo:color="#000000" fo:language="el" fo:country="GR"/>
    </style:style>
    <style:style style:name="T849" style:parent-style-name="Προεπιλεγμένηγραμματοσειρά" style:family="text">
      <style:text-properties style:font-name-complex="Arial" fo:color="#000000"/>
    </style:style>
    <style:style style:name="T850" style:parent-style-name="Προεπιλεγμένηγραμματοσειρά" style:family="text">
      <style:text-properties style:font-name-complex="Arial" fo:color="#000000" fo:language="el" fo:country="GR"/>
    </style:style>
    <style:style style:name="T851" style:parent-style-name="Προεπιλεγμένηγραμματοσειρά" style:family="text">
      <style:text-properties style:font-name-complex="Arial" fo:color="#000000"/>
    </style:style>
    <style:style style:name="T852" style:parent-style-name="Προεπιλεγμένηγραμματοσειρά" style:family="text">
      <style:text-properties style:font-name-complex="Arial" fo:color="#000000" fo:language="el" fo:country="GR"/>
    </style:style>
    <style:style style:name="T853" style:parent-style-name="Προεπιλεγμένηγραμματοσειρά" style:family="text">
      <style:text-properties style:font-name-complex="Arial" fo:color="#000000"/>
    </style:style>
    <style:style style:name="T854" style:parent-style-name="Προεπιλεγμένηγραμματοσειρά" style:family="text">
      <style:text-properties style:font-name-complex="Arial" fo:color="#000000" fo:language="el" fo:country="GR"/>
    </style:style>
    <style:style style:name="T855" style:parent-style-name="Προεπιλεγμένηγραμματοσειρά" style:family="text">
      <style:text-properties style:font-name-complex="Arial" fo:color="#000000"/>
    </style:style>
    <style:style style:name="T856" style:parent-style-name="Προεπιλεγμένηγραμματοσειρά" style:family="text">
      <style:text-properties style:font-name-complex="Arial" fo:color="#000000" fo:language="el" fo:country="GR"/>
    </style:style>
    <style:style style:name="T857" style:parent-style-name="Προεπιλεγμένηγραμματοσειρά" style:family="text">
      <style:text-properties style:font-name-complex="Arial" fo:color="#000000"/>
    </style:style>
    <style:style style:name="T858" style:parent-style-name="Προεπιλεγμένηγραμματοσειρά" style:family="text">
      <style:text-properties style:font-name-complex="Arial" fo:color="#000000" fo:language="el" fo:country="GR"/>
    </style:style>
    <style:style style:name="T859" style:parent-style-name="Προεπιλεγμένηγραμματοσειρά" style:family="text">
      <style:text-properties style:font-name-complex="Arial" fo:color="#000000"/>
    </style:style>
    <style:style style:name="T860" style:parent-style-name="Προεπιλεγμένηγραμματοσειρά" style:family="text">
      <style:text-properties style:font-name-complex="Arial" fo:color="#000000" fo:language="el" fo:country="GR"/>
    </style:style>
    <style:style style:name="T861" style:parent-style-name="Προεπιλεγμένηγραμματοσειρά" style:family="text">
      <style:text-properties style:font-name-complex="Arial" fo:color="#000000"/>
    </style:style>
    <style:style style:name="T862" style:parent-style-name="Προεπιλεγμένηγραμματοσειρά" style:family="text">
      <style:text-properties style:font-name-complex="Arial" fo:color="#000000" fo:language="el" fo:country="GR"/>
    </style:style>
    <style:style style:name="T863" style:parent-style-name="Προεπιλεγμένηγραμματοσειρά" style:family="text">
      <style:text-properties style:font-name-complex="Arial" fo:color="#000000"/>
    </style:style>
    <style:style style:name="T864" style:parent-style-name="Προεπιλεγμένηγραμματοσειρά" style:family="text">
      <style:text-properties style:font-name-complex="Arial" fo:color="#000000" fo:language="el" fo:country="GR"/>
    </style:style>
    <style:style style:name="T865" style:parent-style-name="Προεπιλεγμένηγραμματοσειρά" style:family="text">
      <style:text-properties style:font-name-complex="Arial" fo:color="#000000"/>
    </style:style>
    <style:style style:name="T866" style:parent-style-name="Προεπιλεγμένηγραμματοσειρά" style:family="text">
      <style:text-properties style:font-name-complex="Arial" fo:color="#000000" fo:language="el" fo:country="GR"/>
    </style:style>
    <style:style style:name="T867" style:parent-style-name="Προεπιλεγμένηγραμματοσειρά" style:family="text">
      <style:text-properties style:font-name-complex="Arial" fo:color="#000000"/>
    </style:style>
    <style:style style:name="T868" style:parent-style-name="Προεπιλεγμένηγραμματοσειρά" style:family="text">
      <style:text-properties style:font-name-complex="Arial" fo:color="#000000" fo:language="el" fo:country="GR"/>
    </style:style>
    <style:style style:name="P869" style:parent-style-name="Βασικό" style:family="paragraph">
      <style:paragraph-properties fo:text-align="justify" fo:line-height="150%" fo:margin-left="1.5in" fo:text-indent="-1.25in">
        <style:tab-stops/>
      </style:paragraph-properties>
    </style:style>
    <style:style style:name="T870" style:parent-style-name="Προεπιλεγμένηγραμματοσειρά" style:family="text">
      <style:text-properties style:font-name-complex="Arial" fo:color="#000000"/>
    </style:style>
    <style:style style:name="T871" style:parent-style-name="Προεπιλεγμένηγραμματοσειρά" style:family="text">
      <style:text-properties style:font-name-complex="Arial" fo:color="#000000" fo:language="el" fo:country="GR"/>
    </style:style>
    <style:style style:name="T872" style:parent-style-name="Προεπιλεγμένηγραμματοσειρά" style:family="text">
      <style:text-properties style:font-name-complex="Arial" fo:color="#000000"/>
    </style:style>
    <style:style style:name="T873" style:parent-style-name="Προεπιλεγμένηγραμματοσειρά" style:family="text">
      <style:text-properties style:font-name-complex="Arial" fo:color="#000000" fo:language="el" fo:country="GR"/>
    </style:style>
    <style:style style:name="T874" style:parent-style-name="Προεπιλεγμένηγραμματοσειρά" style:family="text">
      <style:text-properties style:font-name-complex="Arial" fo:color="#000000"/>
    </style:style>
    <style:style style:name="T875" style:parent-style-name="Προεπιλεγμένηγραμματοσειρά" style:family="text">
      <style:text-properties style:font-name-complex="Arial" fo:color="#000000" fo:language="el" fo:country="GR"/>
    </style:style>
    <style:style style:name="P876" style:parent-style-name="Βασικό" style:family="paragraph">
      <style:paragraph-properties fo:text-align="justify" fo:line-height="150%" fo:margin-left="1.5in" fo:text-indent="-1.5in">
        <style:tab-stops/>
      </style:paragraph-properties>
      <style:text-properties style:font-name-complex="Arial" fo:color="#000000" fo:language="el" fo:country="GR"/>
    </style:style>
    <style:style style:name="P87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878" style:parent-style-name="Βασικό" style:family="paragraph">
      <style:paragraph-properties fo:text-align="justify" fo:line-height="150%" fo:text-indent="0.25in"/>
    </style:style>
    <style:style style:name="T879" style:parent-style-name="Προεπιλεγμένηγραμματοσειρά" style:family="text">
      <style:text-properties fo:language="el" fo:country="GR"/>
    </style:style>
    <style:style style:name="T880" style:parent-style-name="Προεπιλεγμένηγραμματοσειρά" style:family="text">
      <style:text-properties fo:language="el" fo:country="GR"/>
    </style:style>
    <style:style style:name="T881" style:parent-style-name="Προεπιλεγμένηγραμματοσειρά" style:family="text">
      <style:text-properties fo:language="el" fo:country="GR"/>
    </style:style>
    <style:style style:name="T882" style:parent-style-name="Προεπιλεγμένηγραμματοσειρά" style:family="text">
      <style:text-properties fo:language="el" fo:country="GR"/>
    </style:style>
    <style:style style:name="T883" style:parent-style-name="Προεπιλεγμένηγραμματοσειρά" style:family="text">
      <style:text-properties fo:language="el" fo:country="GR"/>
    </style:style>
    <style:style style:name="T884" style:parent-style-name="Προεπιλεγμένηγραμματοσειρά" style:family="text">
      <style:text-properties fo:language="el" fo:country="GR"/>
    </style:style>
    <style:style style:name="P885" style:parent-style-name="Βασικό" style:family="paragraph">
      <style:paragraph-properties fo:text-align="justify" fo:line-height="150%" fo:text-indent="0.25in"/>
    </style:style>
    <style:style style:name="T886" style:parent-style-name="Προεπιλεγμένηγραμματοσειρά" style:family="text">
      <style:text-properties fo:language="el" fo:country="GR"/>
    </style:style>
    <style:style style:name="T887" style:parent-style-name="Προεπιλεγμένηγραμματοσειρά" style:family="text">
      <style:text-properties fo:language="el" fo:country="GR"/>
    </style:style>
    <style:style style:name="P888" style:parent-style-name="Βασικό" style:family="paragraph">
      <style:paragraph-properties fo:text-align="justify" fo:line-height="150%" fo:text-indent="0.25in"/>
    </style:style>
    <style:style style:name="T889" style:parent-style-name="Προεπιλεγμένηγραμματοσειρά" style:family="text">
      <style:text-properties fo:language="el" fo:country="GR"/>
    </style:style>
    <style:style style:name="T890" style:parent-style-name="Προεπιλεγμένηγραμματοσειρά" style:family="text">
      <style:text-properties style:font-name-complex="Arial" fo:color="#000000" fo:language="el" fo:country="GR"/>
    </style:style>
    <style:style style:name="T891" style:parent-style-name="Προεπιλεγμένηγραμματοσειρά" style:family="text">
      <style:text-properties style:font-name-complex="Arial" fo:color="#000000"/>
    </style:style>
    <style:style style:name="T892" style:parent-style-name="Προεπιλεγμένηγραμματοσειρά" style:family="text">
      <style:text-properties style:font-name-complex="Arial" fo:color="#000000" fo:language="el" fo:country="GR"/>
    </style:style>
    <style:style style:name="T893" style:parent-style-name="Προεπιλεγμένηγραμματοσειρά" style:family="text">
      <style:text-properties style:font-name-complex="Arial" fo:color="#000000"/>
    </style:style>
    <style:style style:name="T894" style:parent-style-name="Προεπιλεγμένηγραμματοσειρά" style:family="text">
      <style:text-properties style:font-name-complex="Arial" fo:color="#000000" fo:language="el" fo:country="GR"/>
    </style:style>
    <style:style style:name="T895" style:parent-style-name="Προεπιλεγμένηγραμματοσειρά" style:family="text">
      <style:text-properties style:font-name-complex="Arial" fo:color="#000000"/>
    </style:style>
    <style:style style:name="T896" style:parent-style-name="Προεπιλεγμένηγραμματοσειρά" style:family="text">
      <style:text-properties style:font-name-complex="Arial" fo:color="#000000" fo:language="el" fo:country="GR"/>
    </style:style>
    <style:style style:name="T897" style:parent-style-name="Προεπιλεγμένηγραμματοσειρά" style:family="text">
      <style:text-properties style:font-name-complex="Arial" fo:color="#000000"/>
    </style:style>
    <style:style style:name="T898" style:parent-style-name="Προεπιλεγμένηγραμματοσειρά" style:family="text">
      <style:text-properties style:font-name-complex="Arial" fo:color="#000000" fo:language="el" fo:country="GR"/>
    </style:style>
    <style:style style:name="T899" style:parent-style-name="Προεπιλεγμένηγραμματοσειρά" style:family="text">
      <style:text-properties style:font-name-complex="Arial" fo:color="#000000"/>
    </style:style>
    <style:style style:name="T900" style:parent-style-name="Προεπιλεγμένηγραμματοσειρά" style:family="text">
      <style:text-properties style:font-name-complex="Arial" fo:color="#000000" fo:language="el" fo:country="GR"/>
    </style:style>
    <style:style style:name="P901" style:parent-style-name="Βασικό" style:family="paragraph">
      <style:paragraph-properties fo:text-align="justify" fo:line-height="150%" fo:text-indent="0.25in"/>
    </style:style>
    <style:style style:name="T902" style:parent-style-name="Προεπιλεγμένηγραμματοσειρά" style:family="text">
      <style:text-properties style:font-name-complex="Arial" fo:color="#000000"/>
    </style:style>
    <style:style style:name="T903" style:parent-style-name="Προεπιλεγμένηγραμματοσειρά" style:family="text">
      <style:text-properties style:font-name-complex="Arial" fo:color="#000000" fo:language="el" fo:country="GR"/>
    </style:style>
    <style:style style:name="T904" style:parent-style-name="Προεπιλεγμένηγραμματοσειρά" style:family="text">
      <style:text-properties style:font-name-complex="Arial" fo:color="#000000"/>
    </style:style>
    <style:style style:name="T905" style:parent-style-name="Προεπιλεγμένηγραμματοσειρά" style:family="text">
      <style:text-properties style:font-name-complex="Arial" fo:color="#000000" fo:language="el" fo:country="GR"/>
    </style:style>
    <style:style style:name="T906" style:parent-style-name="Προεπιλεγμένηγραμματοσειρά" style:family="text">
      <style:text-properties style:font-name-complex="Arial" fo:color="#000000"/>
    </style:style>
    <style:style style:name="T907" style:parent-style-name="Προεπιλεγμένηγραμματοσειρά" style:family="text">
      <style:text-properties style:font-name-complex="Arial" fo:color="#000000" fo:language="el" fo:country="GR"/>
    </style:style>
    <style:style style:name="T908" style:parent-style-name="Προεπιλεγμένηγραμματοσειρά" style:family="text">
      <style:text-properties style:font-name-complex="Arial" fo:color="#000000"/>
    </style:style>
    <style:style style:name="T909" style:parent-style-name="Προεπιλεγμένηγραμματοσειρά" style:family="text">
      <style:text-properties style:font-name-complex="Arial" fo:color="#000000" fo:language="el" fo:country="GR"/>
    </style:style>
    <style:style style:name="T910" style:parent-style-name="Προεπιλεγμένηγραμματοσειρά" style:family="text">
      <style:text-properties style:font-name-complex="Arial" fo:color="#000000"/>
    </style:style>
    <style:style style:name="T911" style:parent-style-name="Προεπιλεγμένηγραμματοσειρά" style:family="text">
      <style:text-properties style:font-name-complex="Arial" fo:color="#000000" fo:language="el" fo:country="GR"/>
    </style:style>
    <style:style style:name="P912" style:parent-style-name="Βασικό" style:family="paragraph">
      <style:paragraph-properties fo:text-align="justify" fo:line-height="150%" fo:text-indent="0.25in"/>
      <style:text-properties fo:language="el" fo:country="GR"/>
    </style:style>
    <style:style style:name="P913" style:parent-style-name="Βασικό" style:family="paragraph">
      <style:paragraph-properties fo:text-align="justify" fo:line-height="150%" fo:text-indent="0.25in"/>
    </style:style>
    <style:style style:name="T914" style:parent-style-name="Προεπιλεγμένηγραμματοσειρά" style:family="text">
      <style:text-properties fo:language="el" fo:country="GR"/>
    </style:style>
    <style:style style:name="T915" style:parent-style-name="Προεπιλεγμένηγραμματοσειρά" style:family="text">
      <style:text-properties fo:language="el" fo:country="GR"/>
    </style:style>
    <style:style style:name="T916" style:parent-style-name="Προεπιλεγμένηγραμματοσειρά" style:family="text">
      <style:text-properties fo:language="el" fo:country="GR"/>
    </style:style>
    <style:style style:name="T917" style:parent-style-name="Προεπιλεγμένηγραμματοσειρά" style:family="text">
      <style:text-properties fo:language="el" fo:country="GR"/>
    </style:style>
    <style:style style:name="T918" style:parent-style-name="Προεπιλεγμένηγραμματοσειρά" style:family="text">
      <style:text-properties fo:language="el" fo:country="GR"/>
    </style:style>
    <style:style style:name="T919" style:parent-style-name="Προεπιλεγμένηγραμματοσειρά" style:family="text">
      <style:text-properties fo:language="el" fo:country="GR"/>
    </style:style>
    <style:style style:name="T920" style:parent-style-name="Προεπιλεγμένηγραμματοσειρά" style:family="text">
      <style:text-properties fo:language="el" fo:country="GR"/>
    </style:style>
    <style:style style:name="P921" style:parent-style-name="Βασικό" style:family="paragraph">
      <style:paragraph-properties fo:text-align="justify" fo:line-height="150%" fo:text-indent="0.25in"/>
      <style:text-properties fo:language="el" fo:country="GR"/>
    </style:style>
    <style:style style:name="P92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923" style:parent-style-name="Βασικό" style:family="paragraph">
      <style:paragraph-properties fo:text-align="justify" fo:line-height="150%" fo:text-indent="0.25in"/>
    </style:style>
    <style:style style:name="T924" style:parent-style-name="Προεπιλεγμένηγραμματοσειρά" style:family="text">
      <style:text-properties fo:language="el" fo:country="GR"/>
    </style:style>
    <style:style style:name="T925" style:parent-style-name="Προεπιλεγμένηγραμματοσειρά" style:family="text">
      <style:text-properties fo:language="el" fo:country="GR"/>
    </style:style>
    <style:style style:name="T926" style:parent-style-name="Προεπιλεγμένηγραμματοσειρά" style:family="text">
      <style:text-properties fo:language="el" fo:country="GR"/>
    </style:style>
    <style:style style:name="T927" style:parent-style-name="Προεπιλεγμένηγραμματοσειρά" style:family="text">
      <style:text-properties fo:language="el" fo:country="GR"/>
    </style:style>
    <style:style style:name="T928" style:parent-style-name="Προεπιλεγμένηγραμματοσειρά" style:family="text">
      <style:text-properties fo:language="el" fo:country="GR"/>
    </style:style>
    <style:style style:name="P929" style:parent-style-name="Βασικό" style:family="paragraph">
      <style:paragraph-properties fo:text-align="justify" fo:line-height="150%" fo:margin-left="1.5in" fo:text-indent="-1.25in">
        <style:tab-stops/>
      </style:paragraph-properties>
    </style:style>
    <style:style style:name="T930" style:parent-style-name="Προεπιλεγμένηγραμματοσειρά" style:family="text">
      <style:text-properties fo:language="el" fo:country="GR"/>
    </style:style>
    <style:style style:name="T931" style:parent-style-name="Προεπιλεγμένηγραμματοσειρά" style:family="text">
      <style:text-properties fo:language="el" fo:country="GR"/>
    </style:style>
    <style:style style:name="T932" style:parent-style-name="Προεπιλεγμένηγραμματοσειρά" style:family="text">
      <style:text-properties fo:language="el" fo:country="GR"/>
    </style:style>
    <style:style style:name="T933" style:parent-style-name="Προεπιλεγμένηγραμματοσειρά" style:family="text">
      <style:text-properties fo:language="el" fo:country="GR"/>
    </style:style>
    <style:style style:name="P934" style:parent-style-name="Βασικό" style:family="paragraph">
      <style:paragraph-properties fo:text-align="justify" fo:line-height="150%" fo:margin-left="1.5in" fo:text-indent="-1.25in">
        <style:tab-stops/>
      </style:paragraph-properties>
    </style:style>
    <style:style style:name="T935" style:parent-style-name="Προεπιλεγμένηγραμματοσειρά" style:family="text">
      <style:text-properties fo:language="el" fo:country="GR"/>
    </style:style>
    <style:style style:name="T936" style:parent-style-name="Προεπιλεγμένηγραμματοσειρά" style:family="text">
      <style:text-properties fo:language="el" fo:country="GR"/>
    </style:style>
    <style:style style:name="P937" style:parent-style-name="Βασικό" style:family="paragraph">
      <style:paragraph-properties fo:text-align="justify" fo:line-height="150%" fo:margin-left="1.5in" fo:text-indent="-1.25in">
        <style:tab-stops/>
      </style:paragraph-properties>
    </style:style>
    <style:style style:name="T938" style:parent-style-name="Προεπιλεγμένηγραμματοσειρά" style:family="text">
      <style:text-properties fo:language="el" fo:country="GR"/>
    </style:style>
    <style:style style:name="P939" style:parent-style-name="Βασικό" style:family="paragraph">
      <style:paragraph-properties fo:text-align="justify" fo:line-height="150%" fo:margin-left="1.5in" fo:text-indent="-1.25in">
        <style:tab-stops/>
      </style:paragraph-properties>
      <style:text-properties fo:language="el" fo:country="GR"/>
    </style:style>
    <style:style style:name="P940"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941" style:parent-style-name="Βασικό" style:family="paragraph">
      <style:paragraph-properties style:text-autospace="none" fo:text-align="justify" fo:margin-bottom="0in" fo:line-height="150%" fo:text-indent="0.3125in"/>
    </style:style>
    <style:style style:name="T942" style:parent-style-name="Προεπιλεγμένηγραμματοσειρά" style:family="text">
      <style:text-properties style:font-name-complex="Arial" fo:color="#000000"/>
    </style:style>
    <style:style style:name="T943" style:parent-style-name="Προεπιλεγμένηγραμματοσειρά" style:family="text">
      <style:text-properties style:font-name-complex="Arial" fo:color="#000000" fo:language="el" fo:country="GR"/>
    </style:style>
    <style:style style:name="T944" style:parent-style-name="Προεπιλεγμένηγραμματοσειρά" style:family="text">
      <style:text-properties style:font-name-complex="Arial" fo:color="#000000"/>
    </style:style>
    <style:style style:name="T945" style:parent-style-name="Προεπιλεγμένηγραμματοσειρά" style:family="text">
      <style:text-properties style:font-name-complex="Arial" fo:color="#000000" fo:language="el" fo:country="GR"/>
    </style:style>
    <style:style style:name="T946" style:parent-style-name="Προεπιλεγμένηγραμματοσειρά" style:family="text">
      <style:text-properties style:font-name-complex="Arial" fo:color="#000000"/>
    </style:style>
    <style:style style:name="T947" style:parent-style-name="Προεπιλεγμένηγραμματοσειρά" style:family="text">
      <style:text-properties style:font-name-complex="Arial" fo:color="#000000" fo:language="el" fo:country="GR"/>
    </style:style>
    <style:style style:name="T948" style:parent-style-name="Προεπιλεγμένηγραμματοσειρά" style:family="text">
      <style:text-properties style:font-name-complex="Arial" fo:color="#000000"/>
    </style:style>
    <style:style style:name="P949" style:parent-style-name="Βασικό" style:family="paragraph">
      <style:paragraph-properties style:text-autospace="none" fo:text-align="justify" fo:margin-bottom="0in" fo:line-height="150%"/>
      <style:text-properties style:font-name-complex="Arial" fo:color="#000000"/>
    </style:style>
    <style:style style:name="P950" style:parent-style-name="Βασικό" style:family="paragraph">
      <style:paragraph-properties style:text-autospace="none" fo:text-align="justify" fo:margin-bottom="0in" fo:line-height="150%"/>
    </style:style>
    <style:style style:name="T951" style:parent-style-name="Προεπιλεγμένηγραμματοσειρά" style:family="text">
      <style:text-properties style:font-name-complex="Arial" fo:color="#000000"/>
    </style:style>
    <style:style style:name="P952" style:parent-style-name="Βασικό" style:family="paragraph">
      <style:paragraph-properties style:text-autospace="none" fo:text-align="justify" fo:margin-bottom="0in" fo:line-height="150%" fo:text-indent="0.3125in"/>
      <style:text-properties style:font-name-complex="Arial" fo:color="#000000"/>
    </style:style>
    <style:style style:name="P953" style:parent-style-name="Βασικό" style:family="paragraph">
      <style:paragraph-properties fo:text-align="justify" fo:line-height="150%"/>
      <style:text-properties style:font-name-complex="Arial" fo:color="#000000"/>
    </style:style>
    <style:style style:name="P954" style:parent-style-name="Βασικό" style:family="paragraph">
      <style:paragraph-properties fo:text-align="justify" fo:line-height="150%"/>
      <style:text-properties fo:font-weight="bold" style:font-weight-asian="bold"/>
    </style:style>
    <style:style style:name="P955"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956" style:parent-style-name="Βασικό" style:family="paragraph">
      <style:paragraph-properties fo:text-align="justify" fo:line-height="150%" fo:text-indent="0.25in"/>
    </style:style>
    <style:style style:name="T957" style:parent-style-name="Προεπιλεγμένηγραμματοσειρά" style:family="text">
      <style:text-properties style:font-name-complex="Arial"/>
    </style:style>
    <style:style style:name="T958" style:parent-style-name="Προεπιλεγμένηγραμματοσειρά" style:family="text">
      <style:text-properties style:font-name-complex="Arial" fo:language="el" fo:country="GR"/>
    </style:style>
    <style:style style:name="T959" style:parent-style-name="Προεπιλεγμένηγραμματοσειρά" style:family="text">
      <style:text-properties style:font-name-complex="Arial"/>
    </style:style>
    <style:style style:name="P960" style:parent-style-name="Βασικό" style:family="paragraph">
      <style:paragraph-properties fo:text-align="justify" fo:line-height="150%" fo:margin-left="1.5in" fo:text-indent="-1.5in">
        <style:tab-stops/>
      </style:paragraph-properties>
    </style:style>
    <style:style style:name="T961"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962"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96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6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6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6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6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6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69"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9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4"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9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7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98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98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86" style:parent-style-name="Βασικό" style:family="paragraph">
      <style:paragraph-properties style:text-autospace="none" fo:text-align="justify" fo:margin-bottom="0in" fo:line-height="150%" fo:text-indent="0.25in"/>
    </style:style>
    <style:style style:name="T987" style:parent-style-name="Προεπιλεγμένηγραμματοσειρά" style:family="text">
      <style:text-properties style:font-name="Arial" style:font-name-complex="Arial" fo:color="#000000" fo:font-size="10pt" style:font-size-asian="10pt" style:font-size-complex="10pt"/>
    </style:style>
    <style:style style:name="P988"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989"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990"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99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9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993" style:parent-style-name="Βασικό" style:family="paragraph">
      <style:paragraph-properties style:text-autospace="none" fo:text-align="justify" fo:margin-bottom="0in" fo:line-height="150%" fo:text-indent="0.25in"/>
    </style:style>
    <style:style style:name="T994" style:parent-style-name="Προεπιλεγμένηγραμματοσειρά" style:family="text">
      <style:text-properties style:font-name="Arial" style:font-name-complex="Arial" fo:color="#000000" fo:font-size="10pt" style:font-size-asian="10pt" style:font-size-complex="10pt"/>
    </style:style>
    <style:style style:name="P995" style:parent-style-name="Βασικό" style:family="paragraph">
      <style:paragraph-properties fo:text-align="justify" fo:line-height="150%" fo:margin-left="1in">
        <style:tab-stops/>
      </style:paragraph-properties>
    </style:style>
    <style:style style:name="T996" style:parent-style-name="Προεπιλεγμένηγραμματοσειρά" style:family="text">
      <style:text-properties style:font-name="Arial" style:font-name-complex="Arial" fo:color="#000000" fo:font-size="10pt" style:font-size-asian="10pt" style:font-size-complex="10pt"/>
    </style:style>
    <style:style style:name="P99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998" style:parent-style-name="Βασικό" style:family="paragraph">
      <style:paragraph-properties fo:text-align="justify" fo:line-height="150%"/>
    </style:style>
    <style:style style:name="T999" style:parent-style-name="Προεπιλεγμένηγραμματοσειρά" style:family="text">
      <style:text-properties fo:language="el" fo:country="GR"/>
    </style:style>
    <style:style style:name="T1000" style:parent-style-name="Προεπιλεγμένηγραμματοσειρά" style:family="text">
      <style:text-properties fo:language="el" fo:country="GR"/>
    </style:style>
    <style:style style:name="T1001" style:parent-style-name="Προεπιλεγμένηγραμματοσειρά" style:family="text">
      <style:text-properties fo:language="el" fo:country="GR"/>
    </style:style>
    <style:style style:name="P100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003" style:parent-style-name="Βασικό" style:family="paragraph">
      <style:paragraph-properties fo:text-align="justify" fo:line-height="150%"/>
    </style:style>
    <style:style style:name="T1004" style:parent-style-name="Προεπιλεγμένηγραμματοσειρά" style:family="text">
      <style:text-properties fo:font-weight="bold" style:font-weight-asian="bold" fo:font-size="12pt" style:font-size-asian="12pt" style:font-size-complex="12pt" fo:language="el" fo:country="GR"/>
    </style:style>
    <style:style style:name="P1005" style:parent-style-name="Βασικό" style:family="paragraph">
      <style:paragraph-properties style:text-autospace="none" fo:text-align="justify" fo:margin-bottom="0in" fo:line-height="150%" fo:text-indent="0.25in"/>
    </style:style>
    <style:style style:name="T1006" style:parent-style-name="Προεπιλεγμένηγραμματοσειρά" style:family="text">
      <style:text-properties style:font-name="Arial" style:font-name-complex="Arial" fo:color="#000000" fo:font-size="10pt" style:font-size-asian="10pt" style:font-size-complex="10pt"/>
    </style:style>
    <style:style style:name="P1007"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008" style:parent-style-name="Βασικό" style:family="paragraph">
      <style:paragraph-properties style:text-autospace="none" fo:text-align="justify" fo:margin-bottom="0in" fo:line-height="150%" fo:text-indent="0.25in"/>
    </style:style>
    <style:style style:name="T1009" style:parent-style-name="Προεπιλεγμένηγραμματοσειρά" style:family="text">
      <style:text-properties style:font-name="Arial" style:font-name-complex="Arial" fo:color="#000000" fo:font-size="10pt" style:font-size-asian="10pt" style:font-size-complex="10pt"/>
    </style:style>
    <style:style style:name="P1010"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1011"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01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013" style:parent-style-name="Βασικό" style:family="paragraph">
      <style:paragraph-properties fo:text-align="justify" fo:line-height="150%" fo:margin-left="1.5in" fo:text-indent="-1.25in">
        <style:tab-stops/>
      </style:paragraph-properties>
    </style:style>
    <style:style style:name="T1014" style:parent-style-name="Προεπιλεγμένηγραμματοσειρά" style:family="text">
      <style:text-properties style:font-name-complex="Arial" fo:color="#000000"/>
    </style:style>
    <style:style style:name="T1015" style:parent-style-name="Προεπιλεγμένηγραμματοσειρά" style:family="text">
      <style:text-properties style:font-name-complex="Arial" fo:color="#000000" fo:language="el" fo:country="GR"/>
    </style:style>
    <style:style style:name="P1016" style:parent-style-name="Βασικό" style:family="paragraph">
      <style:paragraph-properties fo:text-align="justify" fo:line-height="150%" fo:text-indent="0.25in"/>
    </style:style>
    <style:style style:name="T1017" style:parent-style-name="Προεπιλεγμένηγραμματοσειρά" style:family="text">
      <style:text-properties style:font-name-complex="Arial" fo:color="#000000"/>
    </style:style>
    <style:style style:name="T1018" style:parent-style-name="Προεπιλεγμένηγραμματοσειρά" style:family="text">
      <style:text-properties style:font-name-complex="Arial" fo:color="#000000" fo:language="el" fo:country="GR"/>
    </style:style>
    <style:style style:name="T1019" style:parent-style-name="Προεπιλεγμένηγραμματοσειρά" style:family="text">
      <style:text-properties style:font-name-complex="Arial" fo:color="#000000" fo:language="el" fo:country="GR"/>
    </style:style>
    <style:style style:name="T1020" style:parent-style-name="Προεπιλεγμένηγραμματοσειρά" style:family="text">
      <style:text-properties style:font-name-complex="Arial" fo:color="#000000"/>
    </style:style>
    <style:style style:name="T1021" style:parent-style-name="Προεπιλεγμένηγραμματοσειρά" style:family="text">
      <style:text-properties style:font-name-complex="Arial" fo:color="#000000" fo:language="el" fo:country="GR"/>
    </style:style>
    <style:style style:name="P1022" style:parent-style-name="Βασικό" style:family="paragraph">
      <style:paragraph-properties fo:text-align="justify" fo:line-height="150%" fo:margin-left="1.5in" fo:text-indent="-1.25in">
        <style:tab-stops/>
      </style:paragraph-properties>
    </style:style>
    <style:style style:name="T1023" style:parent-style-name="Προεπιλεγμένηγραμματοσειρά" style:family="text">
      <style:text-properties style:font-name-complex="Arial" fo:color="#000000"/>
    </style:style>
    <style:style style:name="T1024" style:parent-style-name="Προεπιλεγμένηγραμματοσειρά" style:family="text">
      <style:text-properties style:font-name-complex="Arial" fo:color="#000000" fo:language="el" fo:country="GR"/>
    </style:style>
    <style:style style:name="T1025" style:parent-style-name="Προεπιλεγμένηγραμματοσειρά" style:family="text">
      <style:text-properties style:font-name-complex="Arial" fo:color="#000000" fo:language="el" fo:country="GR"/>
    </style:style>
    <style:style style:name="T1026" style:parent-style-name="Προεπιλεγμένηγραμματοσειρά" style:family="text">
      <style:text-properties style:font-name-complex="Arial" fo:color="#000000" fo:language="el" fo:country="GR"/>
    </style:style>
    <style:style style:name="P1027" style:parent-style-name="Βασικό" style:family="paragraph">
      <style:paragraph-properties fo:text-align="justify" fo:line-height="150%" fo:margin-left="1.5in" fo:text-indent="-1.25in">
        <style:tab-stops/>
      </style:paragraph-properties>
    </style:style>
    <style:style style:name="T1028" style:parent-style-name="Προεπιλεγμένηγραμματοσειρά" style:family="text">
      <style:text-properties style:font-name-complex="Arial" fo:color="#000000"/>
    </style:style>
    <style:style style:name="T1029" style:parent-style-name="Προεπιλεγμένηγραμματοσειρά" style:family="text">
      <style:text-properties style:font-name-complex="Arial" fo:color="#000000" fo:language="el" fo:country="GR"/>
    </style:style>
    <style:style style:name="T1030" style:parent-style-name="Προεπιλεγμένηγραμματοσειρά" style:family="text">
      <style:text-properties style:font-name-complex="Arial" fo:color="#000000"/>
    </style:style>
    <style:style style:name="T1031" style:parent-style-name="Προεπιλεγμένηγραμματοσειρά" style:family="text">
      <style:text-properties style:font-name-complex="Arial" fo:color="#000000" fo:language="el" fo:country="GR"/>
    </style:style>
    <style:style style:name="T1032" style:parent-style-name="Προεπιλεγμένηγραμματοσειρά" style:family="text">
      <style:text-properties style:font-name-complex="Arial" fo:color="#000000"/>
    </style:style>
    <style:style style:name="T1033" style:parent-style-name="Προεπιλεγμένηγραμματοσειρά" style:family="text">
      <style:text-properties style:font-name-complex="Arial" fo:color="#000000" fo:language="el" fo:country="GR"/>
    </style:style>
    <style:style style:name="T1034" style:parent-style-name="Προεπιλεγμένηγραμματοσειρά" style:family="text">
      <style:text-properties style:font-name-complex="Arial" fo:color="#000000"/>
    </style:style>
    <style:style style:name="T1035" style:parent-style-name="Προεπιλεγμένηγραμματοσειρά" style:family="text">
      <style:text-properties style:font-name-complex="Arial" fo:color="#000000" fo:language="el" fo:country="GR"/>
    </style:style>
    <style:style style:name="T1036" style:parent-style-name="Προεπιλεγμένηγραμματοσειρά" style:family="text">
      <style:text-properties style:font-name-complex="Arial" fo:color="#000000"/>
    </style:style>
    <style:style style:name="T1037" style:parent-style-name="Προεπιλεγμένηγραμματοσειρά" style:family="text">
      <style:text-properties style:font-name-complex="Arial" fo:color="#000000" fo:language="el" fo:country="GR"/>
    </style:style>
    <style:style style:name="P1038" style:parent-style-name="Βασικό" style:family="paragraph">
      <style:paragraph-properties fo:text-align="justify" fo:line-height="150%" fo:margin-left="1.5in" fo:text-indent="-1.25in">
        <style:tab-stops/>
      </style:paragraph-properties>
    </style:style>
    <style:style style:name="T1039" style:parent-style-name="Προεπιλεγμένηγραμματοσειρά" style:family="text">
      <style:text-properties style:font-name-complex="Arial" fo:color="#000000"/>
    </style:style>
    <style:style style:name="T1040" style:parent-style-name="Προεπιλεγμένηγραμματοσειρά" style:family="text">
      <style:text-properties style:font-name-complex="Arial" fo:color="#000000" fo:language="el" fo:country="GR"/>
    </style:style>
    <style:style style:name="T1041" style:parent-style-name="Προεπιλεγμένηγραμματοσειρά" style:family="text">
      <style:text-properties style:font-name-complex="Arial" fo:color="#000000"/>
    </style:style>
    <style:style style:name="T1042" style:parent-style-name="Προεπιλεγμένηγραμματοσειρά" style:family="text">
      <style:text-properties style:font-name-complex="Arial" fo:color="#000000" fo:language="el" fo:country="GR"/>
    </style:style>
    <style:style style:name="T1043" style:parent-style-name="Προεπιλεγμένηγραμματοσειρά" style:family="text">
      <style:text-properties style:font-name-complex="Arial" fo:color="#000000"/>
    </style:style>
    <style:style style:name="T1044" style:parent-style-name="Προεπιλεγμένηγραμματοσειρά" style:family="text">
      <style:text-properties style:font-name-complex="Arial" fo:color="#000000" fo:language="el" fo:country="GR"/>
    </style:style>
    <style:style style:name="T1045" style:parent-style-name="Προεπιλεγμένηγραμματοσειρά" style:family="text">
      <style:text-properties style:font-name-complex="Arial" fo:color="#000000"/>
    </style:style>
    <style:style style:name="T1046" style:parent-style-name="Προεπιλεγμένηγραμματοσειρά" style:family="text">
      <style:text-properties style:font-name-complex="Arial" fo:color="#000000" fo:language="el" fo:country="GR"/>
    </style:style>
    <style:style style:name="T1047" style:parent-style-name="Προεπιλεγμένηγραμματοσειρά" style:family="text">
      <style:text-properties style:font-name-complex="Arial" fo:color="#000000"/>
    </style:style>
    <style:style style:name="T1048" style:parent-style-name="Προεπιλεγμένηγραμματοσειρά" style:family="text">
      <style:text-properties style:font-name-complex="Arial" fo:color="#000000" fo:language="el" fo:country="GR"/>
    </style:style>
    <style:style style:name="T1049" style:parent-style-name="Προεπιλεγμένηγραμματοσειρά" style:family="text">
      <style:text-properties style:font-name-complex="Arial" fo:color="#000000"/>
    </style:style>
    <style:style style:name="T1050" style:parent-style-name="Προεπιλεγμένηγραμματοσειρά" style:family="text">
      <style:text-properties style:font-name-complex="Arial" fo:color="#000000" fo:language="el" fo:country="GR"/>
    </style:style>
    <style:style style:name="T1051" style:parent-style-name="Προεπιλεγμένηγραμματοσειρά" style:family="text">
      <style:text-properties style:font-name-complex="Arial" fo:color="#000000"/>
    </style:style>
    <style:style style:name="T1052" style:parent-style-name="Προεπιλεγμένηγραμματοσειρά" style:family="text">
      <style:text-properties style:font-name-complex="Arial" fo:color="#000000" fo:language="el" fo:country="GR"/>
    </style:style>
    <style:style style:name="T1053" style:parent-style-name="Προεπιλεγμένηγραμματοσειρά" style:family="text">
      <style:text-properties style:font-name-complex="Arial" fo:color="#000000"/>
    </style:style>
    <style:style style:name="T1054" style:parent-style-name="Προεπιλεγμένηγραμματοσειρά" style:family="text">
      <style:text-properties style:font-name-complex="Arial" fo:color="#000000" fo:language="el" fo:country="GR"/>
    </style:style>
    <style:style style:name="T1055" style:parent-style-name="Προεπιλεγμένηγραμματοσειρά" style:family="text">
      <style:text-properties style:font-name-complex="Arial" fo:color="#000000"/>
    </style:style>
    <style:style style:name="T1056" style:parent-style-name="Προεπιλεγμένηγραμματοσειρά" style:family="text">
      <style:text-properties style:font-name-complex="Arial" fo:color="#000000" fo:language="el" fo:country="GR"/>
    </style:style>
    <style:style style:name="T1057" style:parent-style-name="Προεπιλεγμένηγραμματοσειρά" style:family="text">
      <style:text-properties style:font-name-complex="Arial" fo:color="#000000"/>
    </style:style>
    <style:style style:name="T1058" style:parent-style-name="Προεπιλεγμένηγραμματοσειρά" style:family="text">
      <style:text-properties style:font-name-complex="Arial" fo:color="#000000" fo:language="el" fo:country="GR"/>
    </style:style>
    <style:style style:name="P1059" style:parent-style-name="Βασικό" style:family="paragraph">
      <style:paragraph-properties fo:text-align="justify" fo:line-height="150%" fo:margin-left="1.5in" fo:text-indent="-1.25in">
        <style:tab-stops/>
      </style:paragraph-properties>
    </style:style>
    <style:style style:name="T1060" style:parent-style-name="Προεπιλεγμένηγραμματοσειρά" style:family="text">
      <style:text-properties style:font-name-complex="Arial" fo:color="#000000"/>
    </style:style>
    <style:style style:name="T1061" style:parent-style-name="Προεπιλεγμένηγραμματοσειρά" style:family="text">
      <style:text-properties style:font-name-complex="Arial" fo:color="#000000" fo:language="el" fo:country="GR"/>
    </style:style>
    <style:style style:name="T1062" style:parent-style-name="Προεπιλεγμένηγραμματοσειρά" style:family="text">
      <style:text-properties style:font-name-complex="Arial" fo:color="#000000"/>
    </style:style>
    <style:style style:name="T1063" style:parent-style-name="Προεπιλεγμένηγραμματοσειρά" style:family="text">
      <style:text-properties style:font-name-complex="Arial" fo:color="#000000" fo:language="el" fo:country="GR"/>
    </style:style>
    <style:style style:name="T1064" style:parent-style-name="Προεπιλεγμένηγραμματοσειρά" style:family="text">
      <style:text-properties style:font-name-complex="Arial" fo:color="#000000"/>
    </style:style>
    <style:style style:name="T1065" style:parent-style-name="Προεπιλεγμένηγραμματοσειρά" style:family="text">
      <style:text-properties style:font-name-complex="Arial" fo:color="#000000" fo:language="el" fo:country="GR"/>
    </style:style>
    <style:style style:name="P106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067" style:parent-style-name="Βασικό" style:family="paragraph">
      <style:paragraph-properties fo:text-align="justify" fo:line-height="150%" fo:text-indent="0.25in"/>
    </style:style>
    <style:style style:name="T1068" style:parent-style-name="Προεπιλεγμένηγραμματοσειρά" style:family="text">
      <style:text-properties fo:language="el" fo:country="GR"/>
    </style:style>
    <style:style style:name="T1069" style:parent-style-name="Προεπιλεγμένηγραμματοσειρά" style:family="text">
      <style:text-properties fo:language="el" fo:country="GR"/>
    </style:style>
    <style:style style:name="T1070" style:parent-style-name="Προεπιλεγμένηγραμματοσειρά" style:family="text">
      <style:text-properties fo:language="el" fo:country="GR"/>
    </style:style>
    <style:style style:name="T1071" style:parent-style-name="Προεπιλεγμένηγραμματοσειρά" style:family="text">
      <style:text-properties fo:language="el" fo:country="GR"/>
    </style:style>
    <style:style style:name="T1072" style:parent-style-name="Προεπιλεγμένηγραμματοσειρά" style:family="text">
      <style:text-properties fo:language="el" fo:country="GR"/>
    </style:style>
    <style:style style:name="T1073" style:parent-style-name="Προεπιλεγμένηγραμματοσειρά" style:family="text">
      <style:text-properties fo:language="el" fo:country="GR"/>
    </style:style>
    <style:style style:name="P1074" style:parent-style-name="Βασικό" style:family="paragraph">
      <style:paragraph-properties fo:text-align="justify" fo:line-height="150%" fo:text-indent="0.25in"/>
    </style:style>
    <style:style style:name="T1075" style:parent-style-name="Προεπιλεγμένηγραμματοσειρά" style:family="text">
      <style:text-properties fo:language="el" fo:country="GR"/>
    </style:style>
    <style:style style:name="T1076" style:parent-style-name="Προεπιλεγμένηγραμματοσειρά" style:family="text">
      <style:text-properties fo:language="el" fo:country="GR"/>
    </style:style>
    <style:style style:name="T1077" style:parent-style-name="Προεπιλεγμένηγραμματοσειρά" style:family="text">
      <style:text-properties fo:language="el" fo:country="GR"/>
    </style:style>
    <style:style style:name="P1078" style:parent-style-name="Βασικό" style:family="paragraph">
      <style:paragraph-properties fo:text-align="justify" fo:line-height="150%" fo:text-indent="0.25in"/>
    </style:style>
    <style:style style:name="T1079" style:parent-style-name="Προεπιλεγμένηγραμματοσειρά" style:family="text">
      <style:text-properties fo:language="el" fo:country="GR"/>
    </style:style>
    <style:style style:name="T1080" style:parent-style-name="Προεπιλεγμένηγραμματοσειρά" style:family="text">
      <style:text-properties fo:language="el" fo:country="GR"/>
    </style:style>
    <style:style style:name="T1081" style:parent-style-name="Προεπιλεγμένηγραμματοσειρά" style:family="text">
      <style:text-properties fo:language="el" fo:country="GR"/>
    </style:style>
    <style:style style:name="T1082" style:parent-style-name="Προεπιλεγμένηγραμματοσειρά" style:family="text">
      <style:text-properties fo:language="el" fo:country="GR"/>
    </style:style>
    <style:style style:name="T1083" style:parent-style-name="Προεπιλεγμένηγραμματοσειρά" style:family="text">
      <style:text-properties style:font-name-complex="Arial" fo:color="#000000" fo:language="el" fo:country="GR"/>
    </style:style>
    <style:style style:name="T1084" style:parent-style-name="Προεπιλεγμένηγραμματοσειρά" style:family="text">
      <style:text-properties style:font-name-complex="Arial" fo:color="#000000"/>
    </style:style>
    <style:style style:name="T1085" style:parent-style-name="Προεπιλεγμένηγραμματοσειρά" style:family="text">
      <style:text-properties style:font-name-complex="Arial" fo:color="#000000" fo:language="el" fo:country="GR"/>
    </style:style>
    <style:style style:name="T1086" style:parent-style-name="Προεπιλεγμένηγραμματοσειρά" style:family="text">
      <style:text-properties style:font-name-complex="Arial" fo:color="#000000"/>
    </style:style>
    <style:style style:name="T1087" style:parent-style-name="Προεπιλεγμένηγραμματοσειρά" style:family="text">
      <style:text-properties style:font-name-complex="Arial" fo:color="#000000" fo:language="el" fo:country="GR"/>
    </style:style>
    <style:style style:name="T1088" style:parent-style-name="Προεπιλεγμένηγραμματοσειρά" style:family="text">
      <style:text-properties style:font-name-complex="Arial" fo:color="#000000"/>
    </style:style>
    <style:style style:name="T1089" style:parent-style-name="Προεπιλεγμένηγραμματοσειρά" style:family="text">
      <style:text-properties style:font-name-complex="Arial" fo:color="#000000" fo:language="el" fo:country="GR"/>
    </style:style>
    <style:style style:name="T1090" style:parent-style-name="Προεπιλεγμένηγραμματοσειρά" style:family="text">
      <style:text-properties style:font-name-complex="Arial" fo:color="#000000"/>
    </style:style>
    <style:style style:name="T1091" style:parent-style-name="Προεπιλεγμένηγραμματοσειρά" style:family="text">
      <style:text-properties style:font-name-complex="Arial" fo:color="#000000" fo:language="el" fo:country="GR"/>
    </style:style>
    <style:style style:name="T1092" style:parent-style-name="Προεπιλεγμένηγραμματοσειρά" style:family="text">
      <style:text-properties style:font-name-complex="Arial" fo:color="#000000"/>
    </style:style>
    <style:style style:name="T1093" style:parent-style-name="Προεπιλεγμένηγραμματοσειρά" style:family="text">
      <style:text-properties style:font-name-complex="Arial" fo:color="#000000" fo:language="el" fo:country="GR"/>
    </style:style>
    <style:style style:name="P1094" style:parent-style-name="Βασικό" style:family="paragraph">
      <style:paragraph-properties fo:text-align="justify" fo:line-height="150%" fo:text-indent="0.25in"/>
      <style:text-properties fo:language="el" fo:country="GR"/>
    </style:style>
    <style:style style:name="P1095" style:parent-style-name="Βασικό" style:family="paragraph">
      <style:paragraph-properties fo:text-align="justify" fo:line-height="150%" fo:text-indent="0.25in"/>
    </style:style>
    <style:style style:name="T1096" style:parent-style-name="Προεπιλεγμένηγραμματοσειρά" style:family="text">
      <style:text-properties fo:language="el" fo:country="GR"/>
    </style:style>
    <style:style style:name="T1097" style:parent-style-name="Προεπιλεγμένηγραμματοσειρά" style:family="text">
      <style:text-properties fo:language="el" fo:country="GR"/>
    </style:style>
    <style:style style:name="T1098" style:parent-style-name="Προεπιλεγμένηγραμματοσειρά" style:family="text">
      <style:text-properties fo:language="el" fo:country="GR"/>
    </style:style>
    <style:style style:name="T1099" style:parent-style-name="Προεπιλεγμένηγραμματοσειρά" style:family="text">
      <style:text-properties fo:language="el" fo:country="GR"/>
    </style:style>
    <style:style style:name="T1100" style:parent-style-name="Προεπιλεγμένηγραμματοσειρά" style:family="text">
      <style:text-properties fo:language="el" fo:country="GR"/>
    </style:style>
    <style:style style:name="T1101" style:parent-style-name="Προεπιλεγμένηγραμματοσειρά" style:family="text">
      <style:text-properties fo:language="el" fo:country="GR"/>
    </style:style>
    <style:style style:name="P110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0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04" style:parent-style-name="Βασικό" style:family="paragraph">
      <style:paragraph-properties fo:text-align="justify" fo:line-height="150%" fo:text-indent="0.25in"/>
    </style:style>
    <style:style style:name="T1105" style:parent-style-name="Προεπιλεγμένηγραμματοσειρά" style:family="text">
      <style:text-properties fo:language="el" fo:country="GR"/>
    </style:style>
    <style:style style:name="T1106" style:parent-style-name="Προεπιλεγμένηγραμματοσειρά" style:family="text">
      <style:text-properties fo:language="el" fo:country="GR"/>
    </style:style>
    <style:style style:name="T1107" style:parent-style-name="Προεπιλεγμένηγραμματοσειρά" style:family="text">
      <style:text-properties fo:language="el" fo:country="GR"/>
    </style:style>
    <style:style style:name="T1108" style:parent-style-name="Προεπιλεγμένηγραμματοσειρά" style:family="text">
      <style:text-properties fo:language="el" fo:country="GR"/>
    </style:style>
    <style:style style:name="T1109" style:parent-style-name="Προεπιλεγμένηγραμματοσειρά" style:family="text">
      <style:text-properties fo:language="el" fo:country="GR"/>
    </style:style>
    <style:style style:name="P1110" style:parent-style-name="Βασικό" style:family="paragraph">
      <style:paragraph-properties fo:text-align="justify" fo:line-height="150%" fo:margin-left="1.5in" fo:text-indent="-1.25in">
        <style:tab-stops/>
      </style:paragraph-properties>
    </style:style>
    <style:style style:name="T1111" style:parent-style-name="Προεπιλεγμένηγραμματοσειρά" style:family="text">
      <style:text-properties fo:language="el" fo:country="GR"/>
    </style:style>
    <style:style style:name="T1112" style:parent-style-name="Προεπιλεγμένηγραμματοσειρά" style:family="text">
      <style:text-properties fo:language="el" fo:country="GR"/>
    </style:style>
    <style:style style:name="T1113" style:parent-style-name="Προεπιλεγμένηγραμματοσειρά" style:family="text">
      <style:text-properties fo:language="el" fo:country="GR"/>
    </style:style>
    <style:style style:name="T1114" style:parent-style-name="Προεπιλεγμένηγραμματοσειρά" style:family="text">
      <style:text-properties fo:language="el" fo:country="GR"/>
    </style:style>
    <style:style style:name="P1115" style:parent-style-name="Βασικό" style:family="paragraph">
      <style:paragraph-properties fo:text-align="justify" fo:line-height="150%" fo:margin-left="1.5in" fo:text-indent="-1.25in">
        <style:tab-stops/>
      </style:paragraph-properties>
    </style:style>
    <style:style style:name="T1116" style:parent-style-name="Προεπιλεγμένηγραμματοσειρά" style:family="text">
      <style:text-properties fo:language="el" fo:country="GR"/>
    </style:style>
    <style:style style:name="T1117" style:parent-style-name="Προεπιλεγμένηγραμματοσειρά" style:family="text">
      <style:text-properties fo:language="el" fo:country="GR"/>
    </style:style>
    <style:style style:name="P1118" style:parent-style-name="Βασικό" style:family="paragraph">
      <style:paragraph-properties fo:text-align="justify" fo:line-height="150%" fo:margin-left="1.5in" fo:text-indent="-1.25in">
        <style:tab-stops/>
      </style:paragraph-properties>
    </style:style>
    <style:style style:name="T1119" style:parent-style-name="Προεπιλεγμένηγραμματοσειρά" style:family="text">
      <style:text-properties fo:language="el" fo:country="GR"/>
    </style:style>
    <style:style style:name="P112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21"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122" style:parent-style-name="Βασικό" style:family="paragraph">
      <style:paragraph-properties fo:text-align="justify" fo:line-height="150%" fo:text-indent="0.25in"/>
    </style:style>
    <style:style style:name="T1123" style:parent-style-name="Προεπιλεγμένηγραμματοσειρά" style:family="text">
      <style:text-properties style:font-name-complex="Arial" fo:color="#000000"/>
    </style:style>
    <style:style style:name="T1124" style:parent-style-name="Προεπιλεγμένηγραμματοσειρά" style:family="text">
      <style:text-properties style:font-name-complex="Arial" fo:color="#000000" fo:language="el" fo:country="GR"/>
    </style:style>
    <style:style style:name="T1125" style:parent-style-name="Προεπιλεγμένηγραμματοσειρά" style:family="text">
      <style:text-properties style:font-name-complex="Arial" fo:color="#000000"/>
    </style:style>
    <style:style style:name="T1126" style:parent-style-name="Προεπιλεγμένηγραμματοσειρά" style:family="text">
      <style:text-properties style:font-name-complex="Arial" fo:color="#000000" fo:language="el" fo:country="GR"/>
    </style:style>
    <style:style style:name="P1127" style:parent-style-name="Βασικό" style:family="paragraph">
      <style:paragraph-properties fo:text-align="justify" fo:line-height="150%"/>
      <style:text-properties fo:language="el" fo:country="GR"/>
    </style:style>
    <style:style style:name="P1128" style:parent-style-name="Βασικό" style:family="paragraph">
      <style:paragraph-properties fo:text-align="justify" fo:line-height="150%" fo:margin-left="1.5in" fo:text-indent="-1.5in">
        <style:tab-stops/>
      </style:paragraph-properties>
    </style:style>
    <style:style style:name="T1129" style:parent-style-name="Προεπιλεγμένηγραμματοσειρά" style:family="text">
      <style:text-properties fo:font-weight="bold" style:font-weight-asian="bold" fo:font-size="12pt" style:font-size-asian="12pt" style:font-size-complex="12pt" fo:language="el" fo:country="GR"/>
    </style:style>
    <style:style style:name="T1130" style:parent-style-name="Προεπιλεγμένηγραμματοσειρά" style:family="text">
      <style:text-properties fo:font-weight="bold" style:font-weight-asian="bold" fo:font-size="12pt" style:font-size-asian="12pt" style:font-size-complex="12pt"/>
    </style:style>
    <style:style style:name="P1131" style:parent-style-name="Βασικό" style:family="paragraph">
      <style:paragraph-properties style:text-autospace="none" fo:text-align="justify" fo:margin-bottom="0in" fo:line-height="150%" fo:text-indent="0.25in"/>
    </style:style>
    <style:style style:name="T1132" style:parent-style-name="Προεπιλεγμένηγραμματοσειρά" style:family="text">
      <style:text-properties style:font-name-complex="Arial" fo:color="#000000"/>
    </style:style>
    <style:style style:name="P1133" style:parent-style-name="Βασικό" style:family="paragraph">
      <style:paragraph-properties fo:text-align="justify" fo:line-height="150%" fo:text-indent="0.25in"/>
    </style:style>
    <style:style style:name="T1134" style:parent-style-name="Προεπιλεγμένηγραμματοσειρά" style:family="text">
      <style:text-properties style:font-name-complex="Arial" fo:color="#000000"/>
    </style:style>
    <style:style style:name="T1135" style:parent-style-name="Προεπιλεγμένηγραμματοσειρά" style:family="text">
      <style:text-properties style:font-name-complex="Arial" fo:color="#000000" fo:language="el" fo:country="GR"/>
    </style:style>
    <style:style style:name="P1136" style:parent-style-name="Βασικό" style:family="paragraph">
      <style:paragraph-properties fo:text-align="justify" fo:line-height="150%" fo:text-indent="0.25in"/>
      <style:text-properties fo:font-weight="bold" style:font-weight-asian="bold" fo:language="el" fo:country="GR"/>
    </style:style>
    <style:style style:name="P1137"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138" style:parent-style-name="Βασικό" style:family="paragraph">
      <style:paragraph-properties fo:text-align="justify" fo:line-height="150%" fo:text-indent="0.25in"/>
    </style:style>
    <style:style style:name="T1139" style:parent-style-name="Προεπιλεγμένηγραμματοσειρά" style:family="text">
      <style:text-properties style:font-name-complex="Arial" fo:color="#000000"/>
    </style:style>
    <style:style style:name="P1140" style:parent-style-name="Βασικό" style:family="paragraph">
      <style:paragraph-properties fo:text-align="justify" fo:line-height="150%"/>
      <style:text-properties style:font-name-complex="Arial" fo:font-weight="bold" style:font-weight-asian="bold" fo:font-size="12pt" style:font-size-asian="12pt" style:font-size-complex="12pt"/>
    </style:style>
    <style:style style:name="P114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42" style:parent-style-name="Βασικό" style:family="paragraph">
      <style:paragraph-properties fo:text-align="justify" fo:line-height="150%" fo:text-indent="0.25in"/>
    </style:style>
    <style:style style:name="T1143" style:parent-style-name="Προεπιλεγμένηγραμματοσειρά" style:family="text">
      <style:text-properties fo:language="el" fo:country="GR"/>
    </style:style>
    <style:style style:name="T1144" style:parent-style-name="Προεπιλεγμένηγραμματοσειρά" style:family="text">
      <style:text-properties fo:language="el" fo:country="GR"/>
    </style:style>
    <style:style style:name="T1145" style:parent-style-name="Προεπιλεγμένηγραμματοσειρά" style:family="text">
      <style:text-properties fo:language="el" fo:country="GR"/>
    </style:style>
    <style:style style:name="T1146" style:parent-style-name="Προεπιλεγμένηγραμματοσειρά" style:family="text">
      <style:text-properties fo:language="el" fo:country="GR"/>
    </style:style>
    <style:style style:name="P114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148" style:parent-style-name="Βασικό" style:family="paragraph">
      <style:paragraph-properties fo:text-align="justify" fo:line-height="150%"/>
    </style:style>
    <style:style style:name="T1149" style:parent-style-name="Προεπιλεγμένηγραμματοσειρά" style:family="text">
      <style:text-properties fo:font-weight="bold" style:font-weight-asian="bold" fo:font-size="12pt" style:font-size-asian="12pt" style:font-size-complex="12pt" fo:language="el" fo:country="GR"/>
    </style:style>
    <style:style style:name="P1150" style:parent-style-name="Βασικό" style:family="paragraph">
      <style:paragraph-properties style:text-autospace="none" fo:text-align="justify" fo:margin-bottom="0in" fo:line-height="150%" fo:text-indent="0.25in"/>
    </style:style>
    <style:style style:name="T1151" style:parent-style-name="Προεπιλεγμένηγραμματοσειρά" style:family="text">
      <style:text-properties style:font-name="Arial" style:font-name-complex="Arial" fo:color="#000000" fo:font-size="10pt" style:font-size-asian="10pt" style:font-size-complex="10pt"/>
    </style:style>
    <style:style style:name="P1152"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153" style:parent-style-name="Βασικό" style:family="paragraph">
      <style:paragraph-properties style:text-autospace="none" fo:text-align="justify" fo:margin-bottom="0in" fo:line-height="150%" fo:text-indent="0.25in"/>
    </style:style>
    <style:style style:name="T1154" style:parent-style-name="Προεπιλεγμένηγραμματοσειρά" style:family="text">
      <style:text-properties style:font-name="Arial" style:font-name-complex="Arial" fo:color="#000000" fo:font-size="10pt" style:font-size-asian="10pt" style:font-size-complex="10pt"/>
    </style:style>
    <style:style style:name="P1155"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156" style:parent-style-name="Βασικό" style:family="paragraph">
      <style:paragraph-properties style:text-autospace="none" fo:text-align="justify" fo:margin-bottom="0in" fo:line-height="150%" fo:text-indent="0.25in"/>
    </style:style>
    <style:style style:name="T1157" style:parent-style-name="Προεπιλεγμένηγραμματοσειρά" style:family="text">
      <style:text-properties style:font-name="Arial" style:font-name-complex="Arial" fo:color="#000000" fo:font-size="10pt" style:font-size-asian="10pt" style:font-size-complex="10pt"/>
    </style:style>
    <style:style style:name="P1158"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159" style:parent-style-name="Βασικό" style:family="paragraph">
      <style:paragraph-properties style:text-autospace="none" fo:text-align="justify" fo:margin-bottom="0in" fo:line-height="150%" fo:text-indent="0.25in"/>
    </style:style>
    <style:style style:name="T1160" style:parent-style-name="Προεπιλεγμένηγραμματοσειρά" style:family="text">
      <style:text-properties style:font-name="Arial" style:font-name-complex="Arial" fo:color="#000000" fo:font-size="10pt" style:font-size-asian="10pt" style:font-size-complex="10pt"/>
    </style:style>
    <style:style style:name="P1161" style:parent-style-name="Βασικό" style:family="paragraph">
      <style:paragraph-properties fo:text-align="justify" fo:line-height="150%" fo:margin-left="1in" fo:text-indent="0.5in">
        <style:tab-stops/>
      </style:paragraph-properties>
      <style:text-properties style:font-name="Arial" style:font-name-complex="Arial" fo:color="#000000" fo:font-size="10pt" style:font-size-asian="10pt" style:font-size-complex="10pt"/>
    </style:style>
    <style:style style:name="P116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163" style:parent-style-name="Βασικό" style:family="paragraph">
      <style:paragraph-properties style:text-autospace="none" fo:text-align="justify" fo:margin-bottom="0in" fo:line-height="150%" fo:margin-left="1in" fo:text-indent="0.5in">
        <style:tab-stops/>
      </style:paragraph-properties>
    </style:style>
    <style:style style:name="T1164" style:parent-style-name="Προεπιλεγμένηγραμματοσειρά" style:family="text">
      <style:text-properties style:font-name="Arial" style:font-name-complex="Arial" fo:color="#000000" fo:font-size="10pt" style:font-size-asian="10pt" style:font-size-complex="10pt"/>
    </style:style>
    <style:style style:name="P116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166" style:parent-style-name="Βασικό" style:family="paragraph">
      <style:paragraph-properties fo:text-align="justify" fo:line-height="150%" fo:margin-left="1in" fo:text-indent="0.5in">
        <style:tab-stops/>
      </style:paragraph-properties>
      <style:text-properties style:font-name="Arial" style:font-name-complex="Arial" fo:color="#000000" fo:font-size="10pt" style:font-size-asian="10pt" style:font-size-complex="10pt"/>
    </style:style>
    <style:style style:name="P1167"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16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169" style:parent-style-name="Βασικό" style:family="paragraph">
      <style:paragraph-properties fo:text-align="justify" fo:line-height="150%" fo:margin-left="1.5in" fo:text-indent="-1.25in">
        <style:tab-stops/>
      </style:paragraph-properties>
    </style:style>
    <style:style style:name="T1170" style:parent-style-name="Προεπιλεγμένηγραμματοσειρά" style:family="text">
      <style:text-properties style:font-name-complex="Arial" fo:color="#000000"/>
    </style:style>
    <style:style style:name="T1171" style:parent-style-name="Προεπιλεγμένηγραμματοσειρά" style:family="text">
      <style:text-properties style:font-name-complex="Arial" fo:color="#000000" fo:language="el" fo:country="GR"/>
    </style:style>
    <style:style style:name="P1172" style:parent-style-name="Βασικό" style:family="paragraph">
      <style:paragraph-properties fo:text-align="justify" fo:line-height="150%" fo:text-indent="0.25in"/>
    </style:style>
    <style:style style:name="T1173" style:parent-style-name="Προεπιλεγμένηγραμματοσειρά" style:family="text">
      <style:text-properties style:font-name-complex="Arial" fo:color="#000000"/>
    </style:style>
    <style:style style:name="T1174" style:parent-style-name="Προεπιλεγμένηγραμματοσειρά" style:family="text">
      <style:text-properties style:font-name-complex="Arial" fo:color="#000000" fo:language="el" fo:country="GR"/>
    </style:style>
    <style:style style:name="T1175" style:parent-style-name="Προεπιλεγμένηγραμματοσειρά" style:family="text">
      <style:text-properties style:font-name-complex="Arial" fo:color="#000000" fo:language="el" fo:country="GR"/>
    </style:style>
    <style:style style:name="T1176" style:parent-style-name="Προεπιλεγμένηγραμματοσειρά" style:family="text">
      <style:text-properties style:font-name-complex="Arial" fo:color="#000000"/>
    </style:style>
    <style:style style:name="T1177" style:parent-style-name="Προεπιλεγμένηγραμματοσειρά" style:family="text">
      <style:text-properties style:font-name-complex="Arial" fo:color="#000000" fo:language="el" fo:country="GR"/>
    </style:style>
    <style:style style:name="P1178" style:parent-style-name="Βασικό" style:family="paragraph">
      <style:paragraph-properties fo:text-align="justify" fo:line-height="150%" fo:margin-left="1.5in" fo:text-indent="-1.25in">
        <style:tab-stops/>
      </style:paragraph-properties>
    </style:style>
    <style:style style:name="T1179" style:parent-style-name="Προεπιλεγμένηγραμματοσειρά" style:family="text">
      <style:text-properties style:font-name-complex="Arial" fo:color="#000000"/>
    </style:style>
    <style:style style:name="T1180" style:parent-style-name="Προεπιλεγμένηγραμματοσειρά" style:family="text">
      <style:text-properties style:font-name-complex="Arial" fo:color="#000000" fo:language="el" fo:country="GR"/>
    </style:style>
    <style:style style:name="T1181" style:parent-style-name="Προεπιλεγμένηγραμματοσειρά" style:family="text">
      <style:text-properties style:font-name-complex="Arial" fo:color="#000000" fo:language="el" fo:country="GR"/>
    </style:style>
    <style:style style:name="T1182" style:parent-style-name="Προεπιλεγμένηγραμματοσειρά" style:family="text">
      <style:text-properties style:font-name-complex="Arial" fo:color="#000000" fo:language="el" fo:country="GR"/>
    </style:style>
    <style:style style:name="P1183" style:parent-style-name="Βασικό" style:family="paragraph">
      <style:paragraph-properties fo:text-align="justify" fo:line-height="150%" fo:margin-left="1.5in" fo:text-indent="-1.25in">
        <style:tab-stops/>
      </style:paragraph-properties>
    </style:style>
    <style:style style:name="T1184" style:parent-style-name="Προεπιλεγμένηγραμματοσειρά" style:family="text">
      <style:text-properties style:font-name-complex="Arial" fo:color="#000000"/>
    </style:style>
    <style:style style:name="T1185" style:parent-style-name="Προεπιλεγμένηγραμματοσειρά" style:family="text">
      <style:text-properties style:font-name-complex="Arial" fo:color="#000000" fo:language="el" fo:country="GR"/>
    </style:style>
    <style:style style:name="T1186" style:parent-style-name="Προεπιλεγμένηγραμματοσειρά" style:family="text">
      <style:text-properties style:font-name-complex="Arial" fo:color="#000000"/>
    </style:style>
    <style:style style:name="T1187" style:parent-style-name="Προεπιλεγμένηγραμματοσειρά" style:family="text">
      <style:text-properties style:font-name-complex="Arial" fo:color="#000000" fo:language="el" fo:country="GR"/>
    </style:style>
    <style:style style:name="T1188" style:parent-style-name="Προεπιλεγμένηγραμματοσειρά" style:family="text">
      <style:text-properties style:font-name-complex="Arial" fo:color="#000000"/>
    </style:style>
    <style:style style:name="T1189" style:parent-style-name="Προεπιλεγμένηγραμματοσειρά" style:family="text">
      <style:text-properties style:font-name-complex="Arial" fo:color="#000000" fo:language="el" fo:country="GR"/>
    </style:style>
    <style:style style:name="T1190" style:parent-style-name="Προεπιλεγμένηγραμματοσειρά" style:family="text">
      <style:text-properties style:font-name-complex="Arial" fo:color="#000000"/>
    </style:style>
    <style:style style:name="T1191" style:parent-style-name="Προεπιλεγμένηγραμματοσειρά" style:family="text">
      <style:text-properties style:font-name-complex="Arial" fo:color="#000000" fo:language="el" fo:country="GR"/>
    </style:style>
    <style:style style:name="T1192" style:parent-style-name="Προεπιλεγμένηγραμματοσειρά" style:family="text">
      <style:text-properties style:font-name-complex="Arial" fo:color="#000000"/>
    </style:style>
    <style:style style:name="T1193" style:parent-style-name="Προεπιλεγμένηγραμματοσειρά" style:family="text">
      <style:text-properties style:font-name-complex="Arial" fo:color="#000000" fo:language="el" fo:country="GR"/>
    </style:style>
    <style:style style:name="P1194" style:parent-style-name="Βασικό" style:family="paragraph">
      <style:paragraph-properties fo:text-align="justify" fo:line-height="150%" fo:margin-left="1.5in" fo:text-indent="-1.25in">
        <style:tab-stops/>
      </style:paragraph-properties>
    </style:style>
    <style:style style:name="T1195" style:parent-style-name="Προεπιλεγμένηγραμματοσειρά" style:family="text">
      <style:text-properties style:font-name-complex="Arial" fo:color="#000000"/>
    </style:style>
    <style:style style:name="T1196" style:parent-style-name="Προεπιλεγμένηγραμματοσειρά" style:family="text">
      <style:text-properties style:font-name-complex="Arial" fo:color="#000000" fo:language="el" fo:country="GR"/>
    </style:style>
    <style:style style:name="T1197" style:parent-style-name="Προεπιλεγμένηγραμματοσειρά" style:family="text">
      <style:text-properties style:font-name-complex="Arial" fo:color="#000000"/>
    </style:style>
    <style:style style:name="T1198" style:parent-style-name="Προεπιλεγμένηγραμματοσειρά" style:family="text">
      <style:text-properties style:font-name-complex="Arial" fo:color="#000000" fo:language="el" fo:country="GR"/>
    </style:style>
    <style:style style:name="T1199" style:parent-style-name="Προεπιλεγμένηγραμματοσειρά" style:family="text">
      <style:text-properties style:font-name-complex="Arial" fo:color="#000000"/>
    </style:style>
    <style:style style:name="T1200" style:parent-style-name="Προεπιλεγμένηγραμματοσειρά" style:family="text">
      <style:text-properties style:font-name-complex="Arial" fo:color="#000000" fo:language="el" fo:country="GR"/>
    </style:style>
    <style:style style:name="T1201" style:parent-style-name="Προεπιλεγμένηγραμματοσειρά" style:family="text">
      <style:text-properties style:font-name-complex="Arial" fo:color="#000000"/>
    </style:style>
    <style:style style:name="T1202" style:parent-style-name="Προεπιλεγμένηγραμματοσειρά" style:family="text">
      <style:text-properties style:font-name-complex="Arial" fo:color="#000000" fo:language="el" fo:country="GR"/>
    </style:style>
    <style:style style:name="T1203" style:parent-style-name="Προεπιλεγμένηγραμματοσειρά" style:family="text">
      <style:text-properties style:font-name-complex="Arial" fo:color="#000000"/>
    </style:style>
    <style:style style:name="T1204" style:parent-style-name="Προεπιλεγμένηγραμματοσειρά" style:family="text">
      <style:text-properties style:font-name-complex="Arial" fo:color="#000000" fo:language="el" fo:country="GR"/>
    </style:style>
    <style:style style:name="T1205" style:parent-style-name="Προεπιλεγμένηγραμματοσειρά" style:family="text">
      <style:text-properties style:font-name-complex="Arial" fo:color="#000000"/>
    </style:style>
    <style:style style:name="T1206" style:parent-style-name="Προεπιλεγμένηγραμματοσειρά" style:family="text">
      <style:text-properties style:font-name-complex="Arial" fo:color="#000000" fo:language="el" fo:country="GR"/>
    </style:style>
    <style:style style:name="T1207" style:parent-style-name="Προεπιλεγμένηγραμματοσειρά" style:family="text">
      <style:text-properties style:font-name-complex="Arial" fo:color="#000000"/>
    </style:style>
    <style:style style:name="T1208" style:parent-style-name="Προεπιλεγμένηγραμματοσειρά" style:family="text">
      <style:text-properties style:font-name-complex="Arial" fo:color="#000000" fo:language="el" fo:country="GR"/>
    </style:style>
    <style:style style:name="T1209" style:parent-style-name="Προεπιλεγμένηγραμματοσειρά" style:family="text">
      <style:text-properties style:font-name-complex="Arial" fo:color="#000000"/>
    </style:style>
    <style:style style:name="T1210" style:parent-style-name="Προεπιλεγμένηγραμματοσειρά" style:family="text">
      <style:text-properties style:font-name-complex="Arial" fo:color="#000000" fo:language="el" fo:country="GR"/>
    </style:style>
    <style:style style:name="T1211" style:parent-style-name="Προεπιλεγμένηγραμματοσειρά" style:family="text">
      <style:text-properties style:font-name-complex="Arial" fo:color="#000000"/>
    </style:style>
    <style:style style:name="T1212" style:parent-style-name="Προεπιλεγμένηγραμματοσειρά" style:family="text">
      <style:text-properties style:font-name-complex="Arial" fo:color="#000000" fo:language="el" fo:country="GR"/>
    </style:style>
    <style:style style:name="T1213" style:parent-style-name="Προεπιλεγμένηγραμματοσειρά" style:family="text">
      <style:text-properties style:font-name-complex="Arial" fo:color="#000000"/>
    </style:style>
    <style:style style:name="T1214" style:parent-style-name="Προεπιλεγμένηγραμματοσειρά" style:family="text">
      <style:text-properties style:font-name-complex="Arial" fo:color="#000000" fo:language="el" fo:country="GR"/>
    </style:style>
    <style:style style:name="T1215" style:parent-style-name="Προεπιλεγμένηγραμματοσειρά" style:family="text">
      <style:text-properties style:font-name-complex="Arial" fo:color="#000000"/>
    </style:style>
    <style:style style:name="T1216" style:parent-style-name="Προεπιλεγμένηγραμματοσειρά" style:family="text">
      <style:text-properties style:font-name-complex="Arial" fo:color="#000000" fo:language="el" fo:country="GR"/>
    </style:style>
    <style:style style:name="T1217" style:parent-style-name="Προεπιλεγμένηγραμματοσειρά" style:family="text">
      <style:text-properties style:font-name-complex="Arial" fo:color="#000000"/>
    </style:style>
    <style:style style:name="T1218" style:parent-style-name="Προεπιλεγμένηγραμματοσειρά" style:family="text">
      <style:text-properties style:font-name-complex="Arial" fo:color="#000000" fo:language="el" fo:country="GR"/>
    </style:style>
    <style:style style:name="T1219" style:parent-style-name="Προεπιλεγμένηγραμματοσειρά" style:family="text">
      <style:text-properties style:font-name-complex="Arial" fo:color="#000000"/>
    </style:style>
    <style:style style:name="T1220" style:parent-style-name="Προεπιλεγμένηγραμματοσειρά" style:family="text">
      <style:text-properties style:font-name-complex="Arial" fo:color="#000000" fo:language="el" fo:country="GR"/>
    </style:style>
    <style:style style:name="T1221" style:parent-style-name="Προεπιλεγμένηγραμματοσειρά" style:family="text">
      <style:text-properties style:font-name-complex="Arial" fo:color="#000000"/>
    </style:style>
    <style:style style:name="T1222" style:parent-style-name="Προεπιλεγμένηγραμματοσειρά" style:family="text">
      <style:text-properties style:font-name-complex="Arial" fo:color="#000000" fo:language="el" fo:country="GR"/>
    </style:style>
    <style:style style:name="T1223" style:parent-style-name="Προεπιλεγμένηγραμματοσειρά" style:family="text">
      <style:text-properties style:font-name-complex="Arial" fo:color="#000000"/>
    </style:style>
    <style:style style:name="T1224" style:parent-style-name="Προεπιλεγμένηγραμματοσειρά" style:family="text">
      <style:text-properties style:font-name-complex="Arial" fo:color="#000000" fo:language="el" fo:country="GR"/>
    </style:style>
    <style:style style:name="T1225" style:parent-style-name="Προεπιλεγμένηγραμματοσειρά" style:family="text">
      <style:text-properties style:font-name-complex="Arial" fo:color="#000000"/>
    </style:style>
    <style:style style:name="T1226" style:parent-style-name="Προεπιλεγμένηγραμματοσειρά" style:family="text">
      <style:text-properties style:font-name-complex="Arial" fo:color="#000000" fo:language="el" fo:country="GR"/>
    </style:style>
    <style:style style:name="T1227" style:parent-style-name="Προεπιλεγμένηγραμματοσειρά" style:family="text">
      <style:text-properties style:font-name-complex="Arial" fo:color="#000000"/>
    </style:style>
    <style:style style:name="T1228" style:parent-style-name="Προεπιλεγμένηγραμματοσειρά" style:family="text">
      <style:text-properties style:font-name-complex="Arial" fo:color="#000000" fo:language="el" fo:country="GR"/>
    </style:style>
    <style:style style:name="T1229" style:parent-style-name="Προεπιλεγμένηγραμματοσειρά" style:family="text">
      <style:text-properties style:font-name-complex="Arial" fo:color="#000000"/>
    </style:style>
    <style:style style:name="T1230" style:parent-style-name="Προεπιλεγμένηγραμματοσειρά" style:family="text">
      <style:text-properties style:font-name-complex="Arial" fo:color="#000000" fo:language="el" fo:country="GR"/>
    </style:style>
    <style:style style:name="P1231" style:parent-style-name="Βασικό" style:family="paragraph">
      <style:paragraph-properties fo:text-align="justify" fo:line-height="150%" fo:margin-left="1.5in" fo:text-indent="-1.25in">
        <style:tab-stops/>
      </style:paragraph-properties>
    </style:style>
    <style:style style:name="T1232" style:parent-style-name="Προεπιλεγμένηγραμματοσειρά" style:family="text">
      <style:text-properties style:font-name-complex="Arial" fo:color="#000000"/>
    </style:style>
    <style:style style:name="T1233" style:parent-style-name="Προεπιλεγμένηγραμματοσειρά" style:family="text">
      <style:text-properties style:font-name-complex="Arial" fo:color="#000000" fo:language="el" fo:country="GR"/>
    </style:style>
    <style:style style:name="T1234" style:parent-style-name="Προεπιλεγμένηγραμματοσειρά" style:family="text">
      <style:text-properties style:font-name-complex="Arial" fo:color="#000000"/>
    </style:style>
    <style:style style:name="T1235" style:parent-style-name="Προεπιλεγμένηγραμματοσειρά" style:family="text">
      <style:text-properties style:font-name-complex="Arial" fo:color="#000000" fo:language="el" fo:country="GR"/>
    </style:style>
    <style:style style:name="T1236" style:parent-style-name="Προεπιλεγμένηγραμματοσειρά" style:family="text">
      <style:text-properties style:font-name-complex="Arial" fo:color="#000000"/>
    </style:style>
    <style:style style:name="T1237" style:parent-style-name="Προεπιλεγμένηγραμματοσειρά" style:family="text">
      <style:text-properties style:font-name-complex="Arial" fo:color="#000000" fo:language="el" fo:country="GR"/>
    </style:style>
    <style:style style:name="P123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239"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24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241" style:parent-style-name="Βασικό" style:family="paragraph">
      <style:paragraph-properties fo:text-align="justify" fo:line-height="150%" fo:text-indent="0.25in"/>
    </style:style>
    <style:style style:name="T1242" style:parent-style-name="Προεπιλεγμένηγραμματοσειρά" style:family="text">
      <style:text-properties fo:language="el" fo:country="GR"/>
    </style:style>
    <style:style style:name="T1243" style:parent-style-name="Προεπιλεγμένηγραμματοσειρά" style:family="text">
      <style:text-properties fo:language="el" fo:country="GR"/>
    </style:style>
    <style:style style:name="T1244" style:parent-style-name="Προεπιλεγμένηγραμματοσειρά" style:family="text">
      <style:text-properties fo:language="el" fo:country="GR"/>
    </style:style>
    <style:style style:name="T1245" style:parent-style-name="Προεπιλεγμένηγραμματοσειρά" style:family="text">
      <style:text-properties fo:language="el" fo:country="GR"/>
    </style:style>
    <style:style style:name="T1246" style:parent-style-name="Προεπιλεγμένηγραμματοσειρά" style:family="text">
      <style:text-properties fo:language="el" fo:country="GR"/>
    </style:style>
    <style:style style:name="T1247" style:parent-style-name="Προεπιλεγμένηγραμματοσειρά" style:family="text">
      <style:text-properties fo:language="el" fo:country="GR"/>
    </style:style>
    <style:style style:name="P1248" style:parent-style-name="Βασικό" style:family="paragraph">
      <style:paragraph-properties fo:text-align="justify" fo:line-height="150%" fo:text-indent="0.25in"/>
    </style:style>
    <style:style style:name="T1249" style:parent-style-name="Προεπιλεγμένηγραμματοσειρά" style:family="text">
      <style:text-properties fo:language="el" fo:country="GR"/>
    </style:style>
    <style:style style:name="T1250" style:parent-style-name="Προεπιλεγμένηγραμματοσειρά" style:family="text">
      <style:text-properties fo:language="el" fo:country="GR"/>
    </style:style>
    <style:style style:name="T1251" style:parent-style-name="Προεπιλεγμένηγραμματοσειρά" style:family="text">
      <style:text-properties fo:language="el" fo:country="GR"/>
    </style:style>
    <style:style style:name="T1252" style:parent-style-name="Προεπιλεγμένηγραμματοσειρά" style:family="text">
      <style:text-properties fo:language="el" fo:country="GR"/>
    </style:style>
    <style:style style:name="T1253" style:parent-style-name="Προεπιλεγμένηγραμματοσειρά" style:family="text">
      <style:text-properties fo:language="el" fo:country="GR"/>
    </style:style>
    <style:style style:name="P1254" style:parent-style-name="Βασικό" style:family="paragraph">
      <style:paragraph-properties fo:text-align="justify" fo:line-height="150%" fo:text-indent="0.25in"/>
    </style:style>
    <style:style style:name="T1255" style:parent-style-name="Προεπιλεγμένηγραμματοσειρά" style:family="text">
      <style:text-properties fo:language="el" fo:country="GR"/>
    </style:style>
    <style:style style:name="T1256" style:parent-style-name="Προεπιλεγμένηγραμματοσειρά" style:family="text">
      <style:text-properties fo:language="el" fo:country="GR"/>
    </style:style>
    <style:style style:name="T1257" style:parent-style-name="Προεπιλεγμένηγραμματοσειρά" style:family="text">
      <style:text-properties fo:language="el" fo:country="GR"/>
    </style:style>
    <style:style style:name="T1258" style:parent-style-name="Προεπιλεγμένηγραμματοσειρά" style:family="text">
      <style:text-properties fo:language="el" fo:country="GR"/>
    </style:style>
    <style:style style:name="T1259" style:parent-style-name="Προεπιλεγμένηγραμματοσειρά" style:family="text">
      <style:text-properties fo:language="el" fo:country="GR"/>
    </style:style>
    <style:style style:name="P1260" style:parent-style-name="Βασικό" style:family="paragraph">
      <style:paragraph-properties fo:text-align="justify" fo:line-height="150%" fo:text-indent="0.25in"/>
    </style:style>
    <style:style style:name="T1261" style:parent-style-name="Προεπιλεγμένηγραμματοσειρά" style:family="text">
      <style:text-properties fo:language="el" fo:country="GR"/>
    </style:style>
    <style:style style:name="T1262" style:parent-style-name="Προεπιλεγμένηγραμματοσειρά" style:family="text">
      <style:text-properties fo:language="el" fo:country="GR"/>
    </style:style>
    <style:style style:name="T1263" style:parent-style-name="Προεπιλεγμένηγραμματοσειρά" style:family="text">
      <style:text-properties fo:language="el" fo:country="GR"/>
    </style:style>
    <style:style style:name="T1264" style:parent-style-name="Προεπιλεγμένηγραμματοσειρά" style:family="text">
      <style:text-properties fo:language="el" fo:country="GR"/>
    </style:style>
    <style:style style:name="T1265" style:parent-style-name="Προεπιλεγμένηγραμματοσειρά" style:family="text">
      <style:text-properties fo:language="el" fo:country="GR"/>
    </style:style>
    <style:style style:name="T1266" style:parent-style-name="Προεπιλεγμένηγραμματοσειρά" style:family="text">
      <style:text-properties fo:language="el" fo:country="GR"/>
    </style:style>
    <style:style style:name="P1267" style:parent-style-name="Βασικό" style:family="paragraph">
      <style:paragraph-properties fo:text-align="justify" fo:line-height="150%" fo:text-indent="0.25in"/>
    </style:style>
    <style:style style:name="T1268" style:parent-style-name="Προεπιλεγμένηγραμματοσειρά" style:family="text">
      <style:text-properties fo:language="el" fo:country="GR"/>
    </style:style>
    <style:style style:name="T1269" style:parent-style-name="Προεπιλεγμένηγραμματοσειρά" style:family="text">
      <style:text-properties fo:language="el" fo:country="GR"/>
    </style:style>
    <style:style style:name="P1270" style:parent-style-name="Βασικό" style:family="paragraph">
      <style:paragraph-properties fo:text-align="justify" fo:line-height="150%" fo:text-indent="0.25in"/>
    </style:style>
    <style:style style:name="T1271" style:parent-style-name="Προεπιλεγμένηγραμματοσειρά" style:family="text">
      <style:text-properties fo:language="el" fo:country="GR"/>
    </style:style>
    <style:style style:name="T1272" style:parent-style-name="Προεπιλεγμένηγραμματοσειρά" style:family="text">
      <style:text-properties fo:language="el" fo:country="GR"/>
    </style:style>
    <style:style style:name="T1273" style:parent-style-name="Προεπιλεγμένηγραμματοσειρά" style:family="text">
      <style:text-properties fo:language="el" fo:country="GR"/>
    </style:style>
    <style:style style:name="P1274" style:parent-style-name="Βασικό" style:family="paragraph">
      <style:paragraph-properties fo:text-align="justify" fo:line-height="150%" fo:text-indent="0.25in"/>
      <style:text-properties fo:language="el" fo:country="GR"/>
    </style:style>
    <style:style style:name="P1275" style:parent-style-name="Βασικό" style:family="paragraph">
      <style:paragraph-properties fo:text-align="justify" fo:line-height="150%" fo:text-indent="0.25in"/>
    </style:style>
    <style:style style:name="T1276" style:parent-style-name="Προεπιλεγμένηγραμματοσειρά" style:family="text">
      <style:text-properties fo:language="el" fo:country="GR"/>
    </style:style>
    <style:style style:name="T1277" style:parent-style-name="Προεπιλεγμένηγραμματοσειρά" style:family="text">
      <style:text-properties fo:language="el" fo:country="GR"/>
    </style:style>
    <style:style style:name="T1278" style:parent-style-name="Προεπιλεγμένηγραμματοσειρά" style:family="text">
      <style:text-properties fo:language="el" fo:country="GR"/>
    </style:style>
    <style:style style:name="T1279" style:parent-style-name="Προεπιλεγμένηγραμματοσειρά" style:family="text">
      <style:text-properties fo:language="el" fo:country="GR"/>
    </style:style>
    <style:style style:name="T1280" style:parent-style-name="Προεπιλεγμένηγραμματοσειρά" style:family="text">
      <style:text-properties fo:language="el" fo:country="GR"/>
    </style:style>
    <style:style style:name="T1281" style:parent-style-name="Προεπιλεγμένηγραμματοσειρά" style:family="text">
      <style:text-properties fo:language="el" fo:country="GR"/>
    </style:style>
    <style:style style:name="P1282" style:parent-style-name="Βασικό" style:family="paragraph">
      <style:paragraph-properties fo:text-align="justify" fo:line-height="150%"/>
      <style:text-properties fo:language="el" fo:country="GR"/>
    </style:style>
    <style:style style:name="P128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284" style:parent-style-name="Βασικό" style:family="paragraph">
      <style:paragraph-properties fo:text-align="justify" fo:line-height="150%" fo:text-indent="0.25in"/>
    </style:style>
    <style:style style:name="T1285" style:parent-style-name="Προεπιλεγμένηγραμματοσειρά" style:family="text">
      <style:text-properties fo:language="el" fo:country="GR"/>
    </style:style>
    <style:style style:name="T1286" style:parent-style-name="Προεπιλεγμένηγραμματοσειρά" style:family="text">
      <style:text-properties fo:language="el" fo:country="GR"/>
    </style:style>
    <style:style style:name="T1287" style:parent-style-name="Προεπιλεγμένηγραμματοσειρά" style:family="text">
      <style:text-properties fo:language="el" fo:country="GR"/>
    </style:style>
    <style:style style:name="T1288" style:parent-style-name="Προεπιλεγμένηγραμματοσειρά" style:family="text">
      <style:text-properties fo:language="el" fo:country="GR"/>
    </style:style>
    <style:style style:name="T1289" style:parent-style-name="Προεπιλεγμένηγραμματοσειρά" style:family="text">
      <style:text-properties fo:language="el" fo:country="GR"/>
    </style:style>
    <style:style style:name="P1290" style:parent-style-name="Βασικό" style:family="paragraph">
      <style:paragraph-properties fo:text-align="justify" fo:line-height="150%" fo:margin-left="1.5in" fo:text-indent="-1.25in">
        <style:tab-stops/>
      </style:paragraph-properties>
    </style:style>
    <style:style style:name="T1291" style:parent-style-name="Προεπιλεγμένηγραμματοσειρά" style:family="text">
      <style:text-properties fo:language="el" fo:country="GR"/>
    </style:style>
    <style:style style:name="T1292" style:parent-style-name="Προεπιλεγμένηγραμματοσειρά" style:family="text">
      <style:text-properties fo:language="el" fo:country="GR"/>
    </style:style>
    <style:style style:name="T1293" style:parent-style-name="Προεπιλεγμένηγραμματοσειρά" style:family="text">
      <style:text-properties fo:language="el" fo:country="GR"/>
    </style:style>
    <style:style style:name="T1294" style:parent-style-name="Προεπιλεγμένηγραμματοσειρά" style:family="text">
      <style:text-properties fo:language="el" fo:country="GR"/>
    </style:style>
    <style:style style:name="P1295" style:parent-style-name="Βασικό" style:family="paragraph">
      <style:paragraph-properties fo:text-align="justify" fo:line-height="150%" fo:margin-left="1.5in" fo:text-indent="-1.25in">
        <style:tab-stops/>
      </style:paragraph-properties>
    </style:style>
    <style:style style:name="T1296" style:parent-style-name="Προεπιλεγμένηγραμματοσειρά" style:family="text">
      <style:text-properties fo:language="el" fo:country="GR"/>
    </style:style>
    <style:style style:name="T1297" style:parent-style-name="Προεπιλεγμένηγραμματοσειρά" style:family="text">
      <style:text-properties fo:language="el" fo:country="GR"/>
    </style:style>
    <style:style style:name="P1298" style:parent-style-name="Βασικό" style:family="paragraph">
      <style:paragraph-properties fo:text-align="justify" fo:line-height="150%" fo:text-indent="0.25in"/>
    </style:style>
    <style:style style:name="T1299" style:parent-style-name="Προεπιλεγμένηγραμματοσειρά" style:family="text">
      <style:text-properties fo:language="el" fo:country="GR"/>
    </style:style>
    <style:style style:name="T1300" style:parent-style-name="Προεπιλεγμένηγραμματοσειρά" style:family="text">
      <style:text-properties fo:language="el" fo:country="GR"/>
    </style:style>
    <style:style style:name="T1301" style:parent-style-name="Προεπιλεγμένηγραμματοσειρά" style:family="text">
      <style:text-properties fo:language="el" fo:country="GR"/>
    </style:style>
    <style:style style:name="P1302"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130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304" style:parent-style-name="Βασικό" style:family="paragraph">
      <style:paragraph-properties fo:text-align="justify" fo:line-height="150%" fo:text-indent="0.25in"/>
    </style:style>
    <style:style style:name="T1305" style:parent-style-name="Προεπιλεγμένηγραμματοσειρά" style:family="text">
      <style:text-properties style:font-name-complex="Arial" fo:color="#000000"/>
    </style:style>
    <style:style style:name="T1306" style:parent-style-name="Προεπιλεγμένηγραμματοσειρά" style:family="text">
      <style:text-properties style:font-name-complex="Arial" fo:color="#000000" fo:language="el" fo:country="GR"/>
    </style:style>
    <style:style style:name="T1307" style:parent-style-name="Προεπιλεγμένηγραμματοσειρά" style:family="text">
      <style:text-properties style:font-name-complex="Arial" fo:color="#000000"/>
    </style:style>
    <style:style style:name="T1308" style:parent-style-name="Προεπιλεγμένηγραμματοσειρά" style:family="text">
      <style:text-properties style:font-name-complex="Arial" fo:color="#000000" fo:language="el" fo:country="GR"/>
    </style:style>
    <style:style style:name="P1309" style:parent-style-name="Βασικό" style:family="paragraph">
      <style:paragraph-properties fo:text-align="justify" fo:line-height="150%"/>
    </style:style>
    <style:style style:name="T1310" style:parent-style-name="Προεπιλεγμένηγραμματοσειρά" style:family="text">
      <style:text-properties style:font-name-complex="Arial" fo:color="#000000" fo:language="el" fo:country="GR"/>
    </style:style>
    <style:style style:name="P1311" style:parent-style-name="Βασικό" style:family="paragraph">
      <style:paragraph-properties fo:text-align="justify" fo:line-height="150%" fo:margin-left="1.5in" fo:text-indent="-1.5in">
        <style:tab-stops/>
      </style:paragraph-properties>
    </style:style>
    <style:style style:name="T1312" style:parent-style-name="Προεπιλεγμένηγραμματοσειρά" style:family="text">
      <style:text-properties fo:font-weight="bold" style:font-weight-asian="bold" fo:font-size="12pt" style:font-size-asian="12pt" style:font-size-complex="12pt" fo:language="el" fo:country="GR"/>
    </style:style>
    <style:style style:name="T1313" style:parent-style-name="Προεπιλεγμένηγραμματοσειρά" style:family="text">
      <style:text-properties fo:font-weight="bold" style:font-weight-asian="bold" fo:font-size="12pt" style:font-size-asian="12pt" style:font-size-complex="12pt"/>
    </style:style>
    <style:style style:name="P1314" style:parent-style-name="Βασικό" style:family="paragraph">
      <style:paragraph-properties style:text-autospace="none" fo:text-align="justify" fo:margin-bottom="0in" fo:line-height="150%" fo:text-indent="0.3125in"/>
    </style:style>
    <style:style style:name="T1315" style:parent-style-name="Προεπιλεγμένηγραμματοσειρά" style:family="text">
      <style:text-properties style:font-name-complex="Arial" fo:color="#000000"/>
    </style:style>
    <style:style style:name="P1316" style:parent-style-name="Βασικό" style:family="paragraph">
      <style:paragraph-properties style:text-autospace="none" fo:text-align="justify" fo:margin-bottom="0in" fo:line-height="150%" fo:text-indent="0.3125in"/>
      <style:text-properties style:font-name-complex="Arial" fo:color="#000000"/>
    </style:style>
    <style:style style:name="P1317" style:parent-style-name="Βασικό" style:family="paragraph">
      <style:paragraph-properties style:text-autospace="none" fo:text-align="justify" fo:margin-bottom="0in" fo:line-height="150%"/>
      <style:text-properties style:font-name-complex="Arial" fo:color="#000000"/>
    </style:style>
    <style:style style:name="P1318" style:parent-style-name="Βασικό" style:family="paragraph">
      <style:paragraph-properties style:text-autospace="none" fo:text-align="justify" fo:margin-bottom="0in" fo:line-height="150%"/>
    </style:style>
    <style:style style:name="T1319" style:parent-style-name="Προεπιλεγμένηγραμματοσειρά" style:family="text">
      <style:text-properties style:font-name-complex="Arial" fo:color="#000000"/>
    </style:style>
    <style:style style:name="P1320" style:parent-style-name="Βασικό" style:family="paragraph">
      <style:paragraph-properties style:text-autospace="none" fo:text-align="justify" fo:margin-bottom="0in" fo:line-height="150%" fo:text-indent="0.3125in"/>
      <style:text-properties style:font-name-complex="Arial" fo:color="#000000"/>
    </style:style>
    <style:style style:name="P1321" style:parent-style-name="Βασικό" style:family="paragraph">
      <style:paragraph-properties style:text-autospace="none" fo:text-align="justify" fo:margin-bottom="0in" fo:line-height="150%"/>
    </style:style>
    <style:style style:name="T1322" style:parent-style-name="Προεπιλεγμένηγραμματοσειρά" style:family="text">
      <style:text-properties style:font-name-complex="Arial" fo:color="#000000"/>
    </style:style>
    <style:style style:name="P1323" style:parent-style-name="Βασικό" style:family="paragraph">
      <style:paragraph-properties style:text-autospace="none" fo:text-align="justify" fo:margin-bottom="0in" fo:line-height="150%" fo:text-indent="0.3125in"/>
      <style:text-properties style:font-name-complex="Arial" fo:color="#000000"/>
    </style:style>
    <style:style style:name="P1324" style:parent-style-name="Βασικό" style:family="paragraph">
      <style:paragraph-properties style:text-autospace="none" fo:text-align="justify" fo:margin-bottom="0in" fo:line-height="150%"/>
    </style:style>
    <style:style style:name="T1325" style:parent-style-name="Προεπιλεγμένηγραμματοσειρά" style:family="text">
      <style:text-properties style:font-name-complex="Arial" fo:color="#000000"/>
    </style:style>
    <style:style style:name="P1326" style:parent-style-name="Βασικό" style:family="paragraph">
      <style:paragraph-properties style:text-autospace="none" fo:text-align="justify" fo:margin-bottom="0in" fo:line-height="150%" fo:text-indent="0.3125in"/>
      <style:text-properties style:font-name-complex="Arial" fo:color="#000000"/>
    </style:style>
    <style:style style:name="P1327" style:parent-style-name="Βασικό" style:family="paragraph">
      <style:paragraph-properties style:text-autospace="none" fo:text-align="justify" fo:margin-bottom="0in" fo:line-height="150%"/>
    </style:style>
    <style:style style:name="T1328" style:parent-style-name="Προεπιλεγμένηγραμματοσειρά" style:family="text">
      <style:text-properties style:font-name-complex="Arial" fo:color="#000000"/>
    </style:style>
    <style:style style:name="P1329" style:parent-style-name="Βασικό" style:family="paragraph">
      <style:paragraph-properties fo:text-align="justify" fo:line-height="150%" fo:text-indent="0.25in"/>
    </style:style>
    <style:style style:name="T1330" style:parent-style-name="Προεπιλεγμένηγραμματοσειρά" style:family="text">
      <style:text-properties style:font-name-complex="Arial" fo:color="#000000"/>
    </style:style>
    <style:style style:name="T1331" style:parent-style-name="Προεπιλεγμένηγραμματοσειρά" style:family="text">
      <style:text-properties style:font-name-complex="Arial" fo:color="#000000" fo:language="el" fo:country="GR"/>
    </style:style>
    <style:style style:name="P1332" style:parent-style-name="Βασικό" style:family="paragraph">
      <style:paragraph-properties fo:text-align="justify" fo:line-height="150%" fo:text-indent="0.5in"/>
      <style:text-properties fo:font-weight="bold" style:font-weight-asian="bold" fo:language="el" fo:country="GR"/>
    </style:style>
    <style:style style:name="P1333"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334" style:parent-style-name="Βασικό" style:family="paragraph">
      <style:paragraph-properties fo:text-align="justify" fo:line-height="150%" fo:text-indent="0.25in"/>
    </style:style>
    <style:style style:name="T1335" style:parent-style-name="Προεπιλεγμένηγραμματοσειρά" style:family="text">
      <style:text-properties style:font-name-complex="Arial" fo:color="#000000"/>
    </style:style>
    <style:style style:name="P1336" style:parent-style-name="Βασικό" style:family="paragraph">
      <style:paragraph-properties fo:text-align="justify" fo:line-height="150%"/>
      <style:text-properties style:font-name-complex="Arial" fo:font-weight="bold" style:font-weight-asian="bold" fo:font-size="12pt" style:font-size-asian="12pt" style:font-size-complex="12pt"/>
    </style:style>
    <style:style style:name="P1337" style:parent-style-name="Βασικό" style:family="paragraph">
      <style:paragraph-properties fo:text-align="justify" fo:line-height="150%"/>
      <style:text-properties style:font-name-complex="Arial" fo:font-weight="bold" style:font-weight-asian="bold" fo:font-size="12pt" style:font-size-asian="12pt" style:font-size-complex="12pt"/>
    </style:style>
    <style:style style:name="P1338" style:parent-style-name="Βασικό" style:family="paragraph">
      <style:paragraph-properties fo:text-align="justify" fo:line-height="150%" fo:margin-left="1.5in" fo:text-indent="-1.5in">
        <style:tab-stops/>
      </style:paragraph-properties>
    </style:style>
    <style:style style:name="T1339"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1340"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134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42" style:parent-style-name="Βασικό" style:family="paragraph">
      <style:paragraph-properties style:text-autospace="none" fo:text-align="justify" fo:margin-bottom="0in" fo:line-height="150%" fo:text-indent="0.25in"/>
    </style:style>
    <style:style style:name="T1343" style:parent-style-name="Προεπιλεγμένηγραμματοσειρά" style:family="text">
      <style:text-properties style:font-name="Arial" style:font-name-complex="Arial" fo:color="#000000" fo:font-size="10pt" style:font-size-asian="10pt" style:font-size-complex="10pt"/>
    </style:style>
    <style:style style:name="P1344"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1345"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46" style:parent-style-name="Βασικό" style:family="paragraph">
      <style:paragraph-properties style:text-autospace="none" fo:text-align="justify" fo:margin-bottom="0in" fo:line-height="150%" fo:text-indent="0.25in"/>
    </style:style>
    <style:style style:name="T1347" style:parent-style-name="Προεπιλεγμένηγραμματοσειρά" style:family="text">
      <style:text-properties style:font-name="Arial" style:font-name-complex="Arial" fo:color="#000000" fo:font-size="10pt" style:font-size-asian="10pt" style:font-size-complex="10pt"/>
    </style:style>
    <style:style style:name="P134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49"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35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5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352" style:parent-style-name="Βασικό" style:family="paragraph">
      <style:paragraph-properties style:text-autospace="none" fo:text-align="justify" fo:margin-bottom="0in" fo:line-height="150%" fo:text-indent="0.25in"/>
    </style:style>
    <style:style style:name="T1353" style:parent-style-name="Προεπιλεγμένηγραμματοσειρά" style:family="text">
      <style:text-properties style:font-name="Arial" style:font-name-complex="Arial" fo:color="#000000" fo:font-size="10pt" style:font-size-asian="10pt" style:font-size-complex="10pt"/>
    </style:style>
    <style:style style:name="P1354" style:parent-style-name="Βασικό" style:family="paragraph">
      <style:paragraph-properties fo:text-align="justify" fo:line-height="150%" fo:margin-left="1.5in" fo:text-indent="0.25in">
        <style:tab-stops/>
      </style:paragraph-properties>
    </style:style>
    <style:style style:name="T1355" style:parent-style-name="Προεπιλεγμένηγραμματοσειρά" style:family="text">
      <style:text-properties style:font-name="Arial" style:font-name-complex="Arial" fo:color="#000000" fo:font-size="10pt" style:font-size-asian="10pt" style:font-size-complex="10pt"/>
    </style:style>
    <style:style style:name="P135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357" style:parent-style-name="Βασικό" style:family="paragraph">
      <style:paragraph-properties fo:text-align="justify" fo:line-height="150%" fo:text-indent="0.25in"/>
    </style:style>
    <style:style style:name="T1358" style:parent-style-name="Προεπιλεγμένηγραμματοσειρά" style:family="text">
      <style:text-properties fo:language="el" fo:country="GR"/>
    </style:style>
    <style:style style:name="T1359" style:parent-style-name="Προεπιλεγμένηγραμματοσειρά" style:family="text">
      <style:text-properties fo:language="el" fo:country="GR"/>
    </style:style>
    <style:style style:name="P1360" style:parent-style-name="Βασικό" style:family="paragraph">
      <style:paragraph-properties fo:text-align="justify" fo:line-height="150%" fo:text-indent="0.25in"/>
      <style:text-properties fo:language="el" fo:country="GR"/>
    </style:style>
    <style:style style:name="P1361" style:parent-style-name="Βασικό" style:family="paragraph">
      <style:paragraph-properties fo:text-align="justify" fo:line-height="150%"/>
    </style:style>
    <style:style style:name="T1362" style:parent-style-name="Προεπιλεγμένηγραμματοσειρά" style:family="text">
      <style:text-properties fo:font-weight="bold" style:font-weight-asian="bold" fo:font-size="12pt" style:font-size-asian="12pt" style:font-size-complex="12pt" fo:language="el" fo:country="GR"/>
    </style:style>
    <style:style style:name="P1363" style:parent-style-name="Βασικό" style:family="paragraph">
      <style:paragraph-properties style:text-autospace="none" fo:text-align="justify" fo:margin-bottom="0in" fo:line-height="150%" fo:text-indent="0.25in"/>
    </style:style>
    <style:style style:name="T1364" style:parent-style-name="Προεπιλεγμένηγραμματοσειρά" style:family="text">
      <style:text-properties style:font-name="Arial" style:font-name-complex="Arial" fo:color="#000000" fo:font-size="10pt" style:font-size-asian="10pt" style:font-size-complex="10pt"/>
    </style:style>
    <style:style style:name="P1365"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66" style:parent-style-name="Βασικό" style:family="paragraph">
      <style:paragraph-properties style:text-autospace="none" fo:text-align="justify" fo:margin-bottom="0in" fo:line-height="150%" fo:text-indent="0.25in"/>
    </style:style>
    <style:style style:name="T1367" style:parent-style-name="Προεπιλεγμένηγραμματοσειρά" style:family="text">
      <style:text-properties style:font-name="Arial" style:font-name-complex="Arial" fo:color="#000000" fo:font-size="10pt" style:font-size-asian="10pt" style:font-size-complex="10pt"/>
    </style:style>
    <style:style style:name="P1368"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69" style:parent-style-name="Βασικό" style:family="paragraph">
      <style:paragraph-properties style:text-autospace="none" fo:text-align="justify" fo:margin-bottom="0in" fo:line-height="150%" fo:text-indent="0.25in"/>
    </style:style>
    <style:style style:name="T1370" style:parent-style-name="Προεπιλεγμένηγραμματοσειρά" style:family="text">
      <style:text-properties style:font-name="Arial" style:font-name-complex="Arial" fo:color="#000000" fo:font-size="10pt" style:font-size-asian="10pt" style:font-size-complex="10pt"/>
    </style:style>
    <style:style style:name="P1371"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372" style:parent-style-name="Βασικό" style:family="paragraph">
      <style:paragraph-properties style:text-autospace="none" fo:text-align="justify" fo:margin-bottom="0in" fo:line-height="150%" fo:text-indent="0.25in"/>
    </style:style>
    <style:style style:name="T1373" style:parent-style-name="Προεπιλεγμένηγραμματοσειρά" style:family="text">
      <style:text-properties style:font-name="Arial" style:font-name-complex="Arial" fo:color="#000000" fo:font-size="10pt" style:font-size-asian="10pt" style:font-size-complex="10pt"/>
    </style:style>
    <style:style style:name="P1374"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1375"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376"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377"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37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379" style:parent-style-name="Βασικό" style:family="paragraph">
      <style:paragraph-properties fo:text-align="justify" fo:line-height="150%" fo:margin-left="1.5in" fo:text-indent="-1.25in">
        <style:tab-stops/>
      </style:paragraph-properties>
    </style:style>
    <style:style style:name="T1380" style:parent-style-name="Προεπιλεγμένηγραμματοσειρά" style:family="text">
      <style:text-properties style:font-name-complex="Arial" fo:color="#000000"/>
    </style:style>
    <style:style style:name="T1381" style:parent-style-name="Προεπιλεγμένηγραμματοσειρά" style:family="text">
      <style:text-properties style:font-name-complex="Arial" fo:color="#000000" fo:language="el" fo:country="GR"/>
    </style:style>
    <style:style style:name="P1382" style:parent-style-name="Βασικό" style:family="paragraph">
      <style:paragraph-properties fo:text-align="justify" fo:line-height="150%" fo:text-indent="0.25in"/>
    </style:style>
    <style:style style:name="T1383" style:parent-style-name="Προεπιλεγμένηγραμματοσειρά" style:family="text">
      <style:text-properties style:font-name-complex="Arial" fo:color="#000000"/>
    </style:style>
    <style:style style:name="T1384" style:parent-style-name="Προεπιλεγμένηγραμματοσειρά" style:family="text">
      <style:text-properties style:font-name-complex="Arial" fo:color="#000000" fo:language="el" fo:country="GR"/>
    </style:style>
    <style:style style:name="T1385" style:parent-style-name="Προεπιλεγμένηγραμματοσειρά" style:family="text">
      <style:text-properties style:font-name-complex="Arial" fo:color="#000000" fo:language="el" fo:country="GR"/>
    </style:style>
    <style:style style:name="T1386" style:parent-style-name="Προεπιλεγμένηγραμματοσειρά" style:family="text">
      <style:text-properties style:font-name-complex="Arial" fo:color="#000000"/>
    </style:style>
    <style:style style:name="T1387" style:parent-style-name="Προεπιλεγμένηγραμματοσειρά" style:family="text">
      <style:text-properties style:font-name-complex="Arial" fo:color="#000000" fo:language="el" fo:country="GR"/>
    </style:style>
    <style:style style:name="P1388" style:parent-style-name="Βασικό" style:family="paragraph">
      <style:paragraph-properties fo:text-align="justify" fo:line-height="150%" fo:margin-left="1.5in" fo:text-indent="-1.25in">
        <style:tab-stops/>
      </style:paragraph-properties>
    </style:style>
    <style:style style:name="T1389" style:parent-style-name="Προεπιλεγμένηγραμματοσειρά" style:family="text">
      <style:text-properties style:font-name-complex="Arial" fo:color="#000000"/>
    </style:style>
    <style:style style:name="T1390" style:parent-style-name="Προεπιλεγμένηγραμματοσειρά" style:family="text">
      <style:text-properties style:font-name-complex="Arial" fo:color="#000000" fo:language="el" fo:country="GR"/>
    </style:style>
    <style:style style:name="T1391" style:parent-style-name="Προεπιλεγμένηγραμματοσειρά" style:family="text">
      <style:text-properties style:font-name-complex="Arial" fo:color="#000000" fo:language="el" fo:country="GR"/>
    </style:style>
    <style:style style:name="T1392" style:parent-style-name="Προεπιλεγμένηγραμματοσειρά" style:family="text">
      <style:text-properties style:font-name-complex="Arial" fo:color="#000000" fo:language="el" fo:country="GR"/>
    </style:style>
    <style:style style:name="P1393" style:parent-style-name="Βασικό" style:family="paragraph">
      <style:paragraph-properties fo:text-align="justify" fo:line-height="150%" fo:margin-left="1.5in" fo:text-indent="-1.25in">
        <style:tab-stops/>
      </style:paragraph-properties>
    </style:style>
    <style:style style:name="T1394" style:parent-style-name="Προεπιλεγμένηγραμματοσειρά" style:family="text">
      <style:text-properties style:font-name-complex="Arial" fo:color="#000000"/>
    </style:style>
    <style:style style:name="T1395" style:parent-style-name="Προεπιλεγμένηγραμματοσειρά" style:family="text">
      <style:text-properties style:font-name-complex="Arial" fo:color="#000000" fo:language="el" fo:country="GR"/>
    </style:style>
    <style:style style:name="T1396" style:parent-style-name="Προεπιλεγμένηγραμματοσειρά" style:family="text">
      <style:text-properties style:font-name-complex="Arial" fo:color="#000000"/>
    </style:style>
    <style:style style:name="T1397" style:parent-style-name="Προεπιλεγμένηγραμματοσειρά" style:family="text">
      <style:text-properties style:font-name-complex="Arial" fo:color="#000000" fo:language="el" fo:country="GR"/>
    </style:style>
    <style:style style:name="T1398" style:parent-style-name="Προεπιλεγμένηγραμματοσειρά" style:family="text">
      <style:text-properties style:font-name-complex="Arial" fo:color="#000000"/>
    </style:style>
    <style:style style:name="T1399" style:parent-style-name="Προεπιλεγμένηγραμματοσειρά" style:family="text">
      <style:text-properties style:font-name-complex="Arial" fo:color="#000000" fo:language="el" fo:country="GR"/>
    </style:style>
    <style:style style:name="T1400" style:parent-style-name="Προεπιλεγμένηγραμματοσειρά" style:family="text">
      <style:text-properties style:font-name-complex="Arial" fo:color="#000000"/>
    </style:style>
    <style:style style:name="T1401" style:parent-style-name="Προεπιλεγμένηγραμματοσειρά" style:family="text">
      <style:text-properties style:font-name-complex="Arial" fo:color="#000000" fo:language="el" fo:country="GR"/>
    </style:style>
    <style:style style:name="T1402" style:parent-style-name="Προεπιλεγμένηγραμματοσειρά" style:family="text">
      <style:text-properties style:font-name-complex="Arial" fo:color="#000000"/>
    </style:style>
    <style:style style:name="T1403" style:parent-style-name="Προεπιλεγμένηγραμματοσειρά" style:family="text">
      <style:text-properties style:font-name-complex="Arial" fo:color="#000000" fo:language="el" fo:country="GR"/>
    </style:style>
    <style:style style:name="P1404" style:parent-style-name="Βασικό" style:family="paragraph">
      <style:paragraph-properties fo:text-align="justify" fo:line-height="150%" fo:margin-left="1.5in" fo:text-indent="-1.25in">
        <style:tab-stops/>
      </style:paragraph-properties>
    </style:style>
    <style:style style:name="T1405" style:parent-style-name="Προεπιλεγμένηγραμματοσειρά" style:family="text">
      <style:text-properties style:font-name-complex="Arial" fo:color="#000000"/>
    </style:style>
    <style:style style:name="T1406" style:parent-style-name="Προεπιλεγμένηγραμματοσειρά" style:family="text">
      <style:text-properties style:font-name-complex="Arial" fo:color="#000000" fo:language="el" fo:country="GR"/>
    </style:style>
    <style:style style:name="T1407" style:parent-style-name="Προεπιλεγμένηγραμματοσειρά" style:family="text">
      <style:text-properties style:font-name-complex="Arial" fo:color="#000000"/>
    </style:style>
    <style:style style:name="T1408" style:parent-style-name="Προεπιλεγμένηγραμματοσειρά" style:family="text">
      <style:text-properties style:font-name-complex="Arial" fo:color="#000000" fo:language="el" fo:country="GR"/>
    </style:style>
    <style:style style:name="T1409" style:parent-style-name="Προεπιλεγμένηγραμματοσειρά" style:family="text">
      <style:text-properties style:font-name-complex="Arial" fo:color="#000000"/>
    </style:style>
    <style:style style:name="T1410" style:parent-style-name="Προεπιλεγμένηγραμματοσειρά" style:family="text">
      <style:text-properties style:font-name-complex="Arial" fo:color="#000000" fo:language="el" fo:country="GR"/>
    </style:style>
    <style:style style:name="T1411" style:parent-style-name="Προεπιλεγμένηγραμματοσειρά" style:family="text">
      <style:text-properties style:font-name-complex="Arial" fo:color="#000000"/>
    </style:style>
    <style:style style:name="T1412" style:parent-style-name="Προεπιλεγμένηγραμματοσειρά" style:family="text">
      <style:text-properties style:font-name-complex="Arial" fo:color="#000000" fo:language="el" fo:country="GR"/>
    </style:style>
    <style:style style:name="T1413" style:parent-style-name="Προεπιλεγμένηγραμματοσειρά" style:family="text">
      <style:text-properties style:font-name-complex="Arial" fo:color="#000000"/>
    </style:style>
    <style:style style:name="T1414" style:parent-style-name="Προεπιλεγμένηγραμματοσειρά" style:family="text">
      <style:text-properties style:font-name-complex="Arial" fo:color="#000000" fo:language="el" fo:country="GR"/>
    </style:style>
    <style:style style:name="T1415" style:parent-style-name="Προεπιλεγμένηγραμματοσειρά" style:family="text">
      <style:text-properties style:font-name-complex="Arial" fo:color="#000000"/>
    </style:style>
    <style:style style:name="T1416" style:parent-style-name="Προεπιλεγμένηγραμματοσειρά" style:family="text">
      <style:text-properties style:font-name-complex="Arial" fo:color="#000000" fo:language="el" fo:country="GR"/>
    </style:style>
    <style:style style:name="T1417" style:parent-style-name="Προεπιλεγμένηγραμματοσειρά" style:family="text">
      <style:text-properties style:font-name-complex="Arial" fo:color="#000000"/>
    </style:style>
    <style:style style:name="T1418" style:parent-style-name="Προεπιλεγμένηγραμματοσειρά" style:family="text">
      <style:text-properties style:font-name-complex="Arial" fo:color="#000000" fo:language="el" fo:country="GR"/>
    </style:style>
    <style:style style:name="T1419" style:parent-style-name="Προεπιλεγμένηγραμματοσειρά" style:family="text">
      <style:text-properties style:font-name-complex="Arial" fo:color="#000000"/>
    </style:style>
    <style:style style:name="T1420" style:parent-style-name="Προεπιλεγμένηγραμματοσειρά" style:family="text">
      <style:text-properties style:font-name-complex="Arial" fo:color="#000000" fo:language="el" fo:country="GR"/>
    </style:style>
    <style:style style:name="T1421" style:parent-style-name="Προεπιλεγμένηγραμματοσειρά" style:family="text">
      <style:text-properties style:font-name-complex="Arial" fo:color="#000000"/>
    </style:style>
    <style:style style:name="T1422" style:parent-style-name="Προεπιλεγμένηγραμματοσειρά" style:family="text">
      <style:text-properties style:font-name-complex="Arial" fo:color="#000000" fo:language="el" fo:country="GR"/>
    </style:style>
    <style:style style:name="T1423" style:parent-style-name="Προεπιλεγμένηγραμματοσειρά" style:family="text">
      <style:text-properties style:font-name-complex="Arial" fo:color="#000000"/>
    </style:style>
    <style:style style:name="T1424" style:parent-style-name="Προεπιλεγμένηγραμματοσειρά" style:family="text">
      <style:text-properties style:font-name-complex="Arial" fo:color="#000000" fo:language="el" fo:country="GR"/>
    </style:style>
    <style:style style:name="P1425" style:parent-style-name="Βασικό" style:family="paragraph">
      <style:paragraph-properties fo:text-align="justify" fo:line-height="150%" fo:margin-left="1.5in" fo:text-indent="-1.25in">
        <style:tab-stops/>
      </style:paragraph-properties>
    </style:style>
    <style:style style:name="T1426" style:parent-style-name="Προεπιλεγμένηγραμματοσειρά" style:family="text">
      <style:text-properties style:font-name-complex="Arial" fo:color="#000000"/>
    </style:style>
    <style:style style:name="T1427" style:parent-style-name="Προεπιλεγμένηγραμματοσειρά" style:family="text">
      <style:text-properties style:font-name-complex="Arial" fo:color="#000000" fo:language="el" fo:country="GR"/>
    </style:style>
    <style:style style:name="T1428" style:parent-style-name="Προεπιλεγμένηγραμματοσειρά" style:family="text">
      <style:text-properties style:font-name-complex="Arial" fo:color="#000000"/>
    </style:style>
    <style:style style:name="T1429" style:parent-style-name="Προεπιλεγμένηγραμματοσειρά" style:family="text">
      <style:text-properties style:font-name-complex="Arial" fo:color="#000000" fo:language="el" fo:country="GR"/>
    </style:style>
    <style:style style:name="T1430" style:parent-style-name="Προεπιλεγμένηγραμματοσειρά" style:family="text">
      <style:text-properties style:font-name-complex="Arial" fo:color="#000000"/>
    </style:style>
    <style:style style:name="T1431" style:parent-style-name="Προεπιλεγμένηγραμματοσειρά" style:family="text">
      <style:text-properties style:font-name-complex="Arial" fo:color="#000000" fo:language="el" fo:country="GR"/>
    </style:style>
    <style:style style:name="P143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43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434" style:parent-style-name="Βασικό" style:family="paragraph">
      <style:paragraph-properties fo:text-align="justify" fo:line-height="150%" fo:text-indent="0.25in"/>
    </style:style>
    <style:style style:name="T1435" style:parent-style-name="Προεπιλεγμένηγραμματοσειρά" style:family="text">
      <style:text-properties fo:language="el" fo:country="GR"/>
    </style:style>
    <style:style style:name="T1436" style:parent-style-name="Προεπιλεγμένηγραμματοσειρά" style:family="text">
      <style:text-properties fo:language="el" fo:country="GR"/>
    </style:style>
    <style:style style:name="T1437" style:parent-style-name="Προεπιλεγμένηγραμματοσειρά" style:family="text">
      <style:text-properties fo:language="el" fo:country="GR"/>
    </style:style>
    <style:style style:name="T1438" style:parent-style-name="Προεπιλεγμένηγραμματοσειρά" style:family="text">
      <style:text-properties fo:language="el" fo:country="GR"/>
    </style:style>
    <style:style style:name="T1439" style:parent-style-name="Προεπιλεγμένηγραμματοσειρά" style:family="text">
      <style:text-properties fo:language="el" fo:country="GR"/>
    </style:style>
    <style:style style:name="T1440" style:parent-style-name="Προεπιλεγμένηγραμματοσειρά" style:family="text">
      <style:text-properties fo:language="el" fo:country="GR"/>
    </style:style>
    <style:style style:name="P1441" style:parent-style-name="Βασικό" style:family="paragraph">
      <style:paragraph-properties fo:text-align="justify" fo:line-height="150%" fo:text-indent="0.25in"/>
    </style:style>
    <style:style style:name="T1442" style:parent-style-name="Προεπιλεγμένηγραμματοσειρά" style:family="text">
      <style:text-properties fo:language="el" fo:country="GR"/>
    </style:style>
    <style:style style:name="T1443" style:parent-style-name="Προεπιλεγμένηγραμματοσειρά" style:family="text">
      <style:text-properties fo:language="el" fo:country="GR"/>
    </style:style>
    <style:style style:name="T1444" style:parent-style-name="Προεπιλεγμένηγραμματοσειρά" style:family="text">
      <style:text-properties fo:language="el" fo:country="GR"/>
    </style:style>
    <style:style style:name="T1445" style:parent-style-name="Προεπιλεγμένηγραμματοσειρά" style:family="text">
      <style:text-properties fo:language="el" fo:country="GR"/>
    </style:style>
    <style:style style:name="T1446" style:parent-style-name="Προεπιλεγμένηγραμματοσειρά" style:family="text">
      <style:text-properties fo:language="el" fo:country="GR"/>
    </style:style>
    <style:style style:name="T1447" style:parent-style-name="Προεπιλεγμένηγραμματοσειρά" style:family="text">
      <style:text-properties fo:language="el" fo:country="GR"/>
    </style:style>
    <style:style style:name="T1448" style:parent-style-name="Προεπιλεγμένηγραμματοσειρά" style:family="text">
      <style:text-properties fo:language="el" fo:country="GR"/>
    </style:style>
    <style:style style:name="T1449" style:parent-style-name="Προεπιλεγμένηγραμματοσειρά" style:family="text">
      <style:text-properties fo:language="el" fo:country="GR"/>
    </style:style>
    <style:style style:name="T1450" style:parent-style-name="Προεπιλεγμένηγραμματοσειρά" style:family="text">
      <style:text-properties fo:language="el" fo:country="GR"/>
    </style:style>
    <style:style style:name="T1451" style:parent-style-name="Προεπιλεγμένηγραμματοσειρά" style:family="text">
      <style:text-properties fo:language="el" fo:country="GR"/>
    </style:style>
    <style:style style:name="P1452" style:parent-style-name="Βασικό" style:family="paragraph">
      <style:paragraph-properties fo:text-align="justify" fo:line-height="150%" fo:text-indent="0.25in"/>
    </style:style>
    <style:style style:name="T1453" style:parent-style-name="Προεπιλεγμένηγραμματοσειρά" style:family="text">
      <style:text-properties fo:language="el" fo:country="GR"/>
    </style:style>
    <style:style style:name="T1454" style:parent-style-name="Προεπιλεγμένηγραμματοσειρά" style:family="text">
      <style:text-properties fo:language="el" fo:country="GR"/>
    </style:style>
    <style:style style:name="T1455" style:parent-style-name="Προεπιλεγμένηγραμματοσειρά" style:family="text">
      <style:text-properties fo:language="el" fo:country="GR"/>
    </style:style>
    <style:style style:name="T1456" style:parent-style-name="Προεπιλεγμένηγραμματοσειρά" style:family="text">
      <style:text-properties fo:language="el" fo:country="GR"/>
    </style:style>
    <style:style style:name="T1457" style:parent-style-name="Προεπιλεγμένηγραμματοσειρά" style:family="text">
      <style:text-properties fo:language="el" fo:country="GR"/>
    </style:style>
    <style:style style:name="P1458" style:parent-style-name="Βασικό" style:family="paragraph">
      <style:paragraph-properties fo:text-align="justify" fo:line-height="150%" fo:text-indent="0.25in"/>
    </style:style>
    <style:style style:name="T1459" style:parent-style-name="Προεπιλεγμένηγραμματοσειρά" style:family="text">
      <style:text-properties fo:language="el" fo:country="GR"/>
    </style:style>
    <style:style style:name="T1460" style:parent-style-name="Προεπιλεγμένηγραμματοσειρά" style:family="text">
      <style:text-properties fo:language="el" fo:country="GR"/>
    </style:style>
    <style:style style:name="T1461" style:parent-style-name="Προεπιλεγμένηγραμματοσειρά" style:family="text">
      <style:text-properties fo:language="el" fo:country="GR"/>
    </style:style>
    <style:style style:name="P1462" style:parent-style-name="Βασικό" style:family="paragraph">
      <style:paragraph-properties fo:text-align="justify" fo:line-height="150%" fo:text-indent="0.25in"/>
    </style:style>
    <style:style style:name="T1463" style:parent-style-name="Προεπιλεγμένηγραμματοσειρά" style:family="text">
      <style:text-properties fo:language="el" fo:country="GR"/>
    </style:style>
    <style:style style:name="T1464" style:parent-style-name="Προεπιλεγμένηγραμματοσειρά" style:family="text">
      <style:text-properties fo:language="el" fo:country="GR"/>
    </style:style>
    <style:style style:name="T1465" style:parent-style-name="Προεπιλεγμένηγραμματοσειρά" style:family="text">
      <style:text-properties fo:language="el" fo:country="GR"/>
    </style:style>
    <style:style style:name="T1466" style:parent-style-name="Προεπιλεγμένηγραμματοσειρά" style:family="text">
      <style:text-properties fo:language="el" fo:country="GR"/>
    </style:style>
    <style:style style:name="P1467" style:parent-style-name="Βασικό" style:family="paragraph">
      <style:paragraph-properties fo:text-align="justify" fo:line-height="150%" fo:text-indent="0.25in"/>
      <style:text-properties fo:language="el" fo:country="GR"/>
    </style:style>
    <style:style style:name="P1468" style:parent-style-name="Βασικό" style:family="paragraph">
      <style:paragraph-properties fo:text-align="justify" fo:line-height="150%" fo:text-indent="0.25in"/>
    </style:style>
    <style:style style:name="T1469" style:parent-style-name="Προεπιλεγμένηγραμματοσειρά" style:family="text">
      <style:text-properties fo:language="el" fo:country="GR"/>
    </style:style>
    <style:style style:name="T1470" style:parent-style-name="Προεπιλεγμένηγραμματοσειρά" style:family="text">
      <style:text-properties fo:language="el" fo:country="GR"/>
    </style:style>
    <style:style style:name="T1471" style:parent-style-name="Προεπιλεγμένηγραμματοσειρά" style:family="text">
      <style:text-properties fo:language="el" fo:country="GR"/>
    </style:style>
    <style:style style:name="T1472" style:parent-style-name="Προεπιλεγμένηγραμματοσειρά" style:family="text">
      <style:text-properties fo:language="el" fo:country="GR"/>
    </style:style>
    <style:style style:name="T1473" style:parent-style-name="Προεπιλεγμένηγραμματοσειρά" style:family="text">
      <style:text-properties fo:language="el" fo:country="GR"/>
    </style:style>
    <style:style style:name="T1474" style:parent-style-name="Προεπιλεγμένηγραμματοσειρά" style:family="text">
      <style:text-properties fo:language="el" fo:country="GR"/>
    </style:style>
    <style:style style:name="P1475" style:parent-style-name="Βασικό" style:family="paragraph">
      <style:paragraph-properties fo:text-align="justify" fo:line-height="150%" fo:text-indent="0.25in"/>
      <style:text-properties fo:language="el" fo:country="GR"/>
    </style:style>
    <style:style style:name="P147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477" style:parent-style-name="Βασικό" style:family="paragraph">
      <style:paragraph-properties fo:text-align="justify" fo:line-height="150%" fo:text-indent="0.25in"/>
    </style:style>
    <style:style style:name="T1478" style:parent-style-name="Προεπιλεγμένηγραμματοσειρά" style:family="text">
      <style:text-properties fo:language="el" fo:country="GR"/>
    </style:style>
    <style:style style:name="T1479" style:parent-style-name="Προεπιλεγμένηγραμματοσειρά" style:family="text">
      <style:text-properties fo:language="el" fo:country="GR"/>
    </style:style>
    <style:style style:name="T1480" style:parent-style-name="Προεπιλεγμένηγραμματοσειρά" style:family="text">
      <style:text-properties fo:language="el" fo:country="GR"/>
    </style:style>
    <style:style style:name="T1481" style:parent-style-name="Προεπιλεγμένηγραμματοσειρά" style:family="text">
      <style:text-properties fo:language="el" fo:country="GR"/>
    </style:style>
    <style:style style:name="T1482" style:parent-style-name="Προεπιλεγμένηγραμματοσειρά" style:family="text">
      <style:text-properties fo:language="el" fo:country="GR"/>
    </style:style>
    <style:style style:name="P1483" style:parent-style-name="Βασικό" style:family="paragraph">
      <style:paragraph-properties fo:text-align="justify" fo:line-height="150%" fo:margin-left="1.5in" fo:text-indent="-1.25in">
        <style:tab-stops/>
      </style:paragraph-properties>
    </style:style>
    <style:style style:name="T1484" style:parent-style-name="Προεπιλεγμένηγραμματοσειρά" style:family="text">
      <style:text-properties fo:language="el" fo:country="GR"/>
    </style:style>
    <style:style style:name="T1485" style:parent-style-name="Προεπιλεγμένηγραμματοσειρά" style:family="text">
      <style:text-properties fo:language="el" fo:country="GR"/>
    </style:style>
    <style:style style:name="T1486" style:parent-style-name="Προεπιλεγμένηγραμματοσειρά" style:family="text">
      <style:text-properties fo:language="el" fo:country="GR"/>
    </style:style>
    <style:style style:name="T1487" style:parent-style-name="Προεπιλεγμένηγραμματοσειρά" style:family="text">
      <style:text-properties fo:language="el" fo:country="GR"/>
    </style:style>
    <style:style style:name="P1488" style:parent-style-name="Βασικό" style:family="paragraph">
      <style:paragraph-properties fo:text-align="justify" fo:line-height="150%" fo:margin-left="1.5in" fo:text-indent="-1.25in">
        <style:tab-stops/>
      </style:paragraph-properties>
    </style:style>
    <style:style style:name="T1489" style:parent-style-name="Προεπιλεγμένηγραμματοσειρά" style:family="text">
      <style:text-properties fo:language="el" fo:country="GR"/>
    </style:style>
    <style:style style:name="T1490" style:parent-style-name="Προεπιλεγμένηγραμματοσειρά" style:family="text">
      <style:text-properties fo:language="el" fo:country="GR"/>
    </style:style>
    <style:style style:name="P1491" style:parent-style-name="Βασικό" style:family="paragraph">
      <style:paragraph-properties fo:text-align="justify" fo:line-height="150%" fo:text-indent="0.25in"/>
    </style:style>
    <style:style style:name="T1492" style:parent-style-name="Προεπιλεγμένηγραμματοσειρά" style:family="text">
      <style:text-properties fo:language="el" fo:country="GR"/>
    </style:style>
    <style:style style:name="T1493" style:parent-style-name="Προεπιλεγμένηγραμματοσειρά" style:family="text">
      <style:text-properties fo:language="el" fo:country="GR"/>
    </style:style>
    <style:style style:name="T1494" style:parent-style-name="Προεπιλεγμένηγραμματοσειρά" style:family="text">
      <style:text-properties fo:language="el" fo:country="GR"/>
    </style:style>
    <style:style style:name="P149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496"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1497" style:parent-style-name="Βασικό" style:family="paragraph">
      <style:paragraph-properties style:text-autospace="none" fo:text-align="justify" fo:margin-bottom="0in" fo:line-height="150%" fo:text-indent="0.25in"/>
    </style:style>
    <style:style style:name="T1498" style:parent-style-name="Προεπιλεγμένηγραμματοσειρά" style:family="text">
      <style:text-properties style:font-name-complex="Arial" fo:color="#000000"/>
    </style:style>
    <style:style style:name="T1499" style:parent-style-name="Προεπιλεγμένηγραμματοσειρά" style:family="text">
      <style:text-properties style:font-name-complex="Arial" fo:color="#000000" fo:language="el" fo:country="GR"/>
    </style:style>
    <style:style style:name="T1500" style:parent-style-name="Προεπιλεγμένηγραμματοσειρά" style:family="text">
      <style:text-properties style:font-name-complex="Arial" fo:color="#000000"/>
    </style:style>
    <style:style style:name="T1501" style:parent-style-name="Προεπιλεγμένηγραμματοσειρά" style:family="text">
      <style:text-properties style:font-name-complex="Arial" fo:color="#000000" fo:language="el" fo:country="GR"/>
    </style:style>
    <style:style style:name="T1502" style:parent-style-name="Προεπιλεγμένηγραμματοσειρά" style:family="text">
      <style:text-properties style:font-name-complex="Arial" fo:color="#000000"/>
    </style:style>
    <style:style style:name="T1503" style:parent-style-name="Προεπιλεγμένηγραμματοσειρά" style:family="text">
      <style:text-properties style:font-name-complex="Arial" fo:color="#000000" fo:language="el" fo:country="GR"/>
    </style:style>
    <style:style style:name="T1504" style:parent-style-name="Προεπιλεγμένηγραμματοσειρά" style:family="text">
      <style:text-properties style:font-name-complex="Arial" fo:color="#000000"/>
    </style:style>
    <style:style style:name="P1505" style:parent-style-name="Βασικό" style:family="paragraph">
      <style:paragraph-properties style:text-autospace="none" fo:text-align="justify" fo:margin-bottom="0in" fo:line-height="150%"/>
      <style:text-properties style:font-name-complex="Arial" fo:color="#000000"/>
    </style:style>
    <style:style style:name="P1506" style:parent-style-name="Βασικό" style:family="paragraph">
      <style:paragraph-properties style:text-autospace="none" fo:text-align="justify" fo:margin-bottom="0in" fo:line-height="150%"/>
    </style:style>
    <style:style style:name="T1507" style:parent-style-name="Προεπιλεγμένηγραμματοσειρά" style:family="text">
      <style:text-properties style:font-name-complex="Arial" fo:color="#000000"/>
    </style:style>
    <style:style style:name="T1508" style:parent-style-name="Υπερ-σύνδεση" style:family="text">
      <style:text-properties style:font-name-complex="Arial"/>
    </style:style>
    <style:style style:name="P1509" style:parent-style-name="Βασικό" style:family="paragraph">
      <style:paragraph-properties style:text-autospace="none" fo:text-align="justify" fo:margin-bottom="0in" fo:line-height="150%" fo:text-indent="0.25in"/>
      <style:text-properties style:font-name-complex="Arial" fo:color="#000000"/>
    </style:style>
    <style:style style:name="P1510" style:parent-style-name="Βασικό" style:family="paragraph">
      <style:paragraph-properties style:text-autospace="none" fo:text-align="justify" fo:margin-bottom="0in" fo:line-height="150%"/>
      <style:text-properties style:font-name-complex="Arial" fo:color="#000000"/>
    </style:style>
    <style:style style:name="P1511" style:parent-style-name="Βασικό" style:family="paragraph">
      <style:paragraph-properties style:text-autospace="none" fo:text-align="justify" fo:margin-bottom="0in" fo:line-height="150%"/>
    </style:style>
    <style:style style:name="T1512" style:parent-style-name="Προεπιλεγμένηγραμματοσειρά" style:family="text">
      <style:text-properties style:font-name-complex="Arial" fo:color="#000000"/>
    </style:style>
    <style:style style:name="T1513" style:parent-style-name="Υπερ-σύνδεση" style:family="text">
      <style:text-properties style:font-name-complex="Arial"/>
    </style:style>
    <style:style style:name="P1514" style:parent-style-name="Βασικό" style:family="paragraph">
      <style:paragraph-properties style:text-autospace="none" fo:text-align="justify" fo:margin-bottom="0in" fo:line-height="150%" fo:text-indent="0.25in"/>
      <style:text-properties style:font-name-complex="Arial" fo:color="#000000"/>
    </style:style>
    <style:style style:name="P1515" style:parent-style-name="Βασικό" style:family="paragraph">
      <style:paragraph-properties style:text-autospace="none" fo:text-align="justify" fo:margin-bottom="0in" fo:line-height="150%"/>
    </style:style>
    <style:style style:name="T1516" style:parent-style-name="Προεπιλεγμένηγραμματοσειρά" style:family="text">
      <style:text-properties style:font-name-complex="Arial" fo:color="#000000"/>
    </style:style>
    <style:style style:name="T1517" style:parent-style-name="Προεπιλεγμένηγραμματοσειρά" style:family="text">
      <style:text-properties style:font-name-complex="Arial" fo:color="#000000" fo:language="el" fo:country="GR"/>
    </style:style>
    <style:style style:name="T1518" style:parent-style-name="Προεπιλεγμένηγραμματοσειρά" style:family="text">
      <style:text-properties style:font-name-complex="Arial" fo:color="#000000"/>
    </style:style>
    <style:style style:name="P1519" style:parent-style-name="Βασικό" style:family="paragraph">
      <style:paragraph-properties style:text-autospace="none" fo:text-align="justify" fo:margin-bottom="0in" fo:line-height="150%"/>
    </style:style>
    <style:style style:name="T1520" style:parent-style-name="Προεπιλεγμένηγραμματοσειρά" style:family="text">
      <style:text-properties style:font-name-complex="Arial" fo:color="#000000"/>
    </style:style>
    <style:style style:name="T1521" style:parent-style-name="Υπερ-σύνδεση" style:family="text">
      <style:text-properties style:font-name-complex="Arial"/>
    </style:style>
    <style:style style:name="P1522" style:parent-style-name="Βασικό" style:family="paragraph">
      <style:paragraph-properties style:text-autospace="none" fo:text-align="justify" fo:margin-bottom="0in" fo:line-height="150%" fo:text-indent="0.25in"/>
    </style:style>
    <style:style style:name="T1523" style:parent-style-name="Προεπιλεγμένηγραμματοσειρά" style:family="text">
      <style:text-properties style:font-name-complex="Arial" fo:color="#000000"/>
    </style:style>
    <style:style style:name="T1524" style:parent-style-name="Προεπιλεγμένηγραμματοσειρά" style:family="text">
      <style:text-properties style:font-name-complex="Arial" fo:color="#000000" fo:language="el" fo:country="GR"/>
    </style:style>
    <style:style style:name="T1525" style:parent-style-name="Προεπιλεγμένηγραμματοσειρά" style:family="text">
      <style:text-properties style:font-name-complex="Arial" fo:color="#000000"/>
    </style:style>
    <style:style style:name="P1526" style:parent-style-name="Βασικό" style:family="paragraph">
      <style:paragraph-properties style:text-autospace="none" fo:text-align="justify" fo:margin-bottom="0in" fo:line-height="150%"/>
    </style:style>
    <style:style style:name="T1527" style:parent-style-name="Προεπιλεγμένηγραμματοσειρά" style:family="text">
      <style:text-properties style:font-name-complex="Arial" fo:color="#000000"/>
    </style:style>
    <style:style style:name="P1528" style:parent-style-name="Βασικό" style:family="paragraph">
      <style:paragraph-properties style:text-autospace="none" fo:text-align="justify" fo:margin-bottom="0in" fo:line-height="150%" fo:text-indent="0.25in"/>
      <style:text-properties style:font-name-complex="Arial" fo:color="#000000"/>
    </style:style>
    <style:style style:name="P1529" style:parent-style-name="Βασικό" style:family="paragraph">
      <style:paragraph-properties fo:text-align="justify" fo:line-height="150%"/>
      <style:text-properties style:font-name-complex="Arial" fo:color="#000000"/>
    </style:style>
    <style:style style:name="P1530" style:parent-style-name="Βασικό" style:family="paragraph">
      <style:paragraph-properties fo:text-align="justify" fo:line-height="150%"/>
      <style:text-properties fo:font-weight="bold" style:font-weight-asian="bold"/>
    </style:style>
    <style:style style:name="P1531"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532" style:parent-style-name="Βασικό" style:family="paragraph">
      <style:paragraph-properties fo:text-align="justify" fo:line-height="150%" fo:text-indent="0.25in"/>
    </style:style>
    <style:style style:name="T1533" style:parent-style-name="Προεπιλεγμένηγραμματοσειρά" style:family="text">
      <style:text-properties style:font-name-complex="Arial"/>
    </style:style>
    <style:style style:name="T1534" style:parent-style-name="Προεπιλεγμένηγραμματοσειρά" style:family="text">
      <style:text-properties style:font-name-complex="Arial" fo:language="el" fo:country="GR"/>
    </style:style>
    <style:style style:name="T1535" style:parent-style-name="Προεπιλεγμένηγραμματοσειρά" style:family="text">
      <style:text-properties style:font-name-complex="Arial"/>
    </style:style>
    <style:style style:name="P1536" style:parent-style-name="Βασικό" style:family="paragraph">
      <style:paragraph-properties fo:text-align="justify" fo:line-height="150%" fo:text-indent="0.25in"/>
      <style:text-properties style:font-name-complex="Arial" fo:language="el" fo:country="GR"/>
    </style:style>
    <style:style style:name="P1537" style:parent-style-name="Βασικό" style:family="paragraph">
      <style:paragraph-properties fo:text-align="justify" fo:line-height="150%" fo:margin-left="1.5in" fo:text-indent="-1.5in">
        <style:tab-stops/>
      </style:paragraph-properties>
      <style:text-properties style:font-name-complex="Arial" fo:font-weight="bold" style:font-weight-asian="bold" fo:color="#000000" fo:font-size="12pt" style:font-size-asian="12pt" style:font-size-complex="12pt" fo:language="el" fo:country="GR"/>
    </style:style>
    <style:style style:name="P1538" style:parent-style-name="Βασικό" style:family="paragraph">
      <style:paragraph-properties style:text-autospace="none" fo:text-align="justify" fo:margin-bottom="0in" fo:line-height="150%" fo:text-indent="0.25in"/>
    </style:style>
    <style:style style:name="T1539" style:parent-style-name="Προεπιλεγμένηγραμματοσειρά" style:family="text">
      <style:text-properties style:font-name="Arial" style:font-name-complex="Arial" fo:color="#000000" fo:font-size="10pt" style:font-size-asian="10pt" style:font-size-complex="10pt"/>
    </style:style>
    <style:style style:name="T1540"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41" style:parent-style-name="Προεπιλεγμένηγραμματοσειρά" style:family="text">
      <style:text-properties style:font-name="Arial" style:font-name-complex="Arial" fo:color="#000000" fo:font-size="10pt" style:font-size-asian="10pt" style:font-size-complex="10pt"/>
    </style:style>
    <style:style style:name="T1542"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43" style:parent-style-name="Προεπιλεγμένηγραμματοσειρά" style:family="text">
      <style:text-properties style:font-name="Arial" style:font-name-complex="Arial" fo:color="#000000" fo:font-size="10pt" style:font-size-asian="10pt" style:font-size-complex="10pt"/>
    </style:style>
    <style:style style:name="T1544"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45" style:parent-style-name="Προεπιλεγμένηγραμματοσειρά" style:family="text">
      <style:text-properties style:font-name="Arial" style:font-name-complex="Arial" fo:color="#000000" fo:font-size="10pt" style:font-size-asian="10pt" style:font-size-complex="10pt"/>
    </style:style>
    <style:style style:name="T1546"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1547" style:parent-style-name="Προεπιλεγμένηγραμματοσειρά" style:family="text">
      <style:text-properties style:font-name="Arial" style:font-name-complex="Arial" fo:color="#000000" fo:font-size="10pt" style:font-size-asian="10pt" style:font-size-complex="10pt"/>
    </style:style>
    <style:style style:name="T154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154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55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55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552" style:parent-style-name="Βασικό" style:family="paragraph">
      <style:paragraph-properties fo:text-align="justify" fo:line-height="150%"/>
    </style:style>
    <style:style style:name="T1553" style:parent-style-name="Προεπιλεγμένηγραμματοσειρά" style:family="text">
      <style:text-properties style:font-name="Arial" style:font-name-complex="Arial" fo:color="#000000" fo:font-size="10pt" style:font-size-asian="10pt" style:font-size-complex="10pt"/>
    </style:style>
    <style:style style:name="P155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555" style:parent-style-name="Βασικό" style:family="paragraph">
      <style:paragraph-properties fo:text-align="justify" fo:line-height="150%" fo:text-indent="0.25in"/>
    </style:style>
    <style:style style:name="T1556" style:parent-style-name="Προεπιλεγμένηγραμματοσειρά" style:family="text">
      <style:text-properties fo:language="el" fo:country="GR"/>
    </style:style>
    <style:style style:name="T1557" style:parent-style-name="Προεπιλεγμένηγραμματοσειρά" style:family="text">
      <style:text-properties fo:language="el" fo:country="GR"/>
    </style:style>
    <style:style style:name="P1558" style:parent-style-name="Βασικό" style:family="paragraph">
      <style:paragraph-properties fo:text-align="justify" fo:line-height="150%" fo:text-indent="0.25in"/>
      <style:text-properties fo:language="el" fo:country="GR"/>
    </style:style>
    <style:style style:name="P1559" style:parent-style-name="Βασικό" style:family="paragraph">
      <style:paragraph-properties fo:text-align="justify" fo:line-height="150%"/>
    </style:style>
    <style:style style:name="T1560" style:parent-style-name="Προεπιλεγμένηγραμματοσειρά" style:family="text">
      <style:text-properties fo:font-weight="bold" style:font-weight-asian="bold" fo:font-size="12pt" style:font-size-asian="12pt" style:font-size-complex="12pt" fo:language="el" fo:country="GR"/>
    </style:style>
    <style:style style:name="P1561" style:parent-style-name="Βασικό" style:family="paragraph">
      <style:paragraph-properties style:text-autospace="none" fo:text-align="justify" fo:margin-bottom="0in" fo:line-height="150%" fo:text-indent="0.25in"/>
    </style:style>
    <style:style style:name="T1562" style:parent-style-name="Προεπιλεγμένηγραμματοσειρά" style:family="text">
      <style:text-properties style:font-name="Arial" style:font-name-complex="Arial" fo:color="#000000" fo:font-size="10pt" style:font-size-asian="10pt" style:font-size-complex="10pt"/>
    </style:style>
    <style:style style:name="P1563"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64"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65" style:parent-style-name="Βασικό" style:family="paragraph">
      <style:paragraph-properties style:text-autospace="none" fo:text-align="justify" fo:margin-bottom="0in" fo:line-height="150%" fo:text-indent="0.25in"/>
    </style:style>
    <style:style style:name="T1566" style:parent-style-name="Προεπιλεγμένηγραμματοσειρά" style:family="text">
      <style:text-properties style:font-name="Arial" style:font-name-complex="Arial" fo:color="#000000" fo:font-size="10pt" style:font-size-asian="10pt" style:font-size-complex="10pt"/>
    </style:style>
    <style:style style:name="P1567"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68"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69" style:parent-style-name="Βασικό" style:family="paragraph">
      <style:paragraph-properties style:text-autospace="none" fo:text-align="justify" fo:margin-bottom="0in" fo:line-height="150%" fo:text-indent="0.25in"/>
    </style:style>
    <style:style style:name="T1570" style:parent-style-name="Προεπιλεγμένηγραμματοσειρά" style:family="text">
      <style:text-properties style:font-name="Arial" style:font-name-complex="Arial" fo:color="#000000" fo:font-size="10pt" style:font-size-asian="10pt" style:font-size-complex="10pt"/>
    </style:style>
    <style:style style:name="P1571"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72"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1573" style:parent-style-name="Βασικό" style:family="paragraph">
      <style:paragraph-properties style:text-autospace="none" fo:text-align="justify" fo:margin-bottom="0in" fo:line-height="150%" fo:text-indent="0.25in"/>
    </style:style>
    <style:style style:name="T1574" style:parent-style-name="Προεπιλεγμένηγραμματοσειρά" style:family="text">
      <style:text-properties style:font-name="Arial" style:font-name-complex="Arial" fo:color="#000000" fo:font-size="10pt" style:font-size-asian="10pt" style:font-size-complex="10pt"/>
    </style:style>
    <style:style style:name="P1575" style:parent-style-name="Βασικό" style:family="paragraph">
      <style:paragraph-properties fo:text-align="justify" fo:line-height="150%" fo:margin-left="0.5in" fo:text-indent="0.5in">
        <style:tab-stops/>
      </style:paragraph-properties>
      <style:text-properties style:font-name="Arial" style:font-name-complex="Arial" fo:color="#000000" fo:font-size="10pt" style:font-size-asian="10pt" style:font-size-complex="10pt"/>
    </style:style>
    <style:style style:name="P1576" style:parent-style-name="Βασικό" style:family="paragraph">
      <style:paragraph-properties fo:text-align="justify" fo:line-height="150%" fo:margin-left="0.5in" fo:text-indent="0.5in">
        <style:tab-stops/>
      </style:paragraph-properties>
      <style:text-properties style:font-name="Arial" style:font-name-complex="Arial" fo:font-weight="bold" style:font-weight-asian="bold" fo:font-size="10pt" style:font-size-asian="10pt" style:font-size-complex="10pt"/>
    </style:style>
    <style:style style:name="P1577"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578" style:parent-style-name="Βασικό" style:family="paragraph">
      <style:paragraph-properties fo:text-align="justify" fo:line-height="150%" fo:text-indent="0.25in"/>
    </style:style>
    <style:style style:name="T1579" style:parent-style-name="Προεπιλεγμένηγραμματοσειρά" style:family="text">
      <style:text-properties style:font-name-complex="Arial" fo:color="#000000"/>
    </style:style>
    <style:style style:name="T1580" style:parent-style-name="Προεπιλεγμένηγραμματοσειρά" style:family="text">
      <style:text-properties style:font-name-complex="Arial" fo:color="#000000" fo:language="el" fo:country="GR"/>
    </style:style>
    <style:style style:name="T1581" style:parent-style-name="Προεπιλεγμένηγραμματοσειρά" style:family="text">
      <style:text-properties style:font-name-complex="Arial" fo:color="#000000" fo:language="el" fo:country="GR"/>
    </style:style>
    <style:style style:name="P1582" style:parent-style-name="Βασικό" style:family="paragraph">
      <style:paragraph-properties fo:text-align="justify" fo:line-height="150%" fo:margin-left="1in" fo:text-indent="0.5in">
        <style:tab-stops/>
      </style:paragraph-properties>
      <style:text-properties style:font-name-complex="Arial" fo:color="#000000" fo:language="el" fo:country="GR"/>
    </style:style>
    <style:style style:name="P1583" style:parent-style-name="Βασικό" style:family="paragraph">
      <style:paragraph-properties fo:text-align="justify" fo:line-height="150%" fo:text-indent="0.25in"/>
    </style:style>
    <style:style style:name="T1584" style:parent-style-name="Προεπιλεγμένηγραμματοσειρά" style:family="text">
      <style:text-properties style:font-name-complex="Arial" fo:color="#000000"/>
    </style:style>
    <style:style style:name="T1585" style:parent-style-name="Προεπιλεγμένηγραμματοσειρά" style:family="text">
      <style:text-properties style:font-name-complex="Arial" fo:color="#000000" fo:language="el" fo:country="GR"/>
    </style:style>
    <style:style style:name="T1586" style:parent-style-name="Προεπιλεγμένηγραμματοσειρά" style:family="text">
      <style:text-properties style:font-name-complex="Arial" fo:color="#000000" fo:language="el" fo:country="GR"/>
    </style:style>
    <style:style style:name="T1587" style:parent-style-name="Προεπιλεγμένηγραμματοσειρά" style:family="text">
      <style:text-properties style:font-name-complex="Arial" fo:color="#000000"/>
    </style:style>
    <style:style style:name="T1588" style:parent-style-name="Προεπιλεγμένηγραμματοσειρά" style:family="text">
      <style:text-properties style:font-name-complex="Arial" fo:color="#000000" fo:language="el" fo:country="GR"/>
    </style:style>
    <style:style style:name="P1589" style:parent-style-name="Βασικό" style:family="paragraph">
      <style:paragraph-properties fo:text-align="justify" fo:line-height="150%" fo:margin-left="1.5in" fo:text-indent="-1.25in">
        <style:tab-stops/>
      </style:paragraph-properties>
    </style:style>
    <style:style style:name="T1590" style:parent-style-name="Προεπιλεγμένηγραμματοσειρά" style:family="text">
      <style:text-properties style:font-name-complex="Arial" fo:color="#000000"/>
    </style:style>
    <style:style style:name="T1591" style:parent-style-name="Προεπιλεγμένηγραμματοσειρά" style:family="text">
      <style:text-properties style:font-name-complex="Arial" fo:color="#000000" fo:language="el" fo:country="GR"/>
    </style:style>
    <style:style style:name="T1592" style:parent-style-name="Προεπιλεγμένηγραμματοσειρά" style:family="text">
      <style:text-properties style:font-name-complex="Arial" fo:color="#000000" fo:language="el" fo:country="GR"/>
    </style:style>
    <style:style style:name="T1593" style:parent-style-name="Προεπιλεγμένηγραμματοσειρά" style:family="text">
      <style:text-properties style:font-name-complex="Arial" fo:color="#000000" fo:language="el" fo:country="GR"/>
    </style:style>
    <style:style style:name="P1594" style:parent-style-name="Βασικό" style:family="paragraph">
      <style:paragraph-properties fo:text-align="justify" fo:line-height="150%" fo:margin-left="1.5in" fo:text-indent="-1.25in">
        <style:tab-stops/>
      </style:paragraph-properties>
    </style:style>
    <style:style style:name="T1595" style:parent-style-name="Προεπιλεγμένηγραμματοσειρά" style:family="text">
      <style:text-properties style:font-name-complex="Arial" fo:color="#000000"/>
    </style:style>
    <style:style style:name="T1596" style:parent-style-name="Προεπιλεγμένηγραμματοσειρά" style:family="text">
      <style:text-properties style:font-name-complex="Arial" fo:color="#000000" fo:language="el" fo:country="GR"/>
    </style:style>
    <style:style style:name="T1597" style:parent-style-name="Προεπιλεγμένηγραμματοσειρά" style:family="text">
      <style:text-properties style:font-name-complex="Arial" fo:color="#000000"/>
    </style:style>
    <style:style style:name="T1598" style:parent-style-name="Προεπιλεγμένηγραμματοσειρά" style:family="text">
      <style:text-properties style:font-name-complex="Arial" fo:color="#000000" fo:language="el" fo:country="GR"/>
    </style:style>
    <style:style style:name="T1599" style:parent-style-name="Προεπιλεγμένηγραμματοσειρά" style:family="text">
      <style:text-properties style:font-name-complex="Arial" fo:color="#000000"/>
    </style:style>
    <style:style style:name="T1600" style:parent-style-name="Προεπιλεγμένηγραμματοσειρά" style:family="text">
      <style:text-properties style:font-name-complex="Arial" fo:color="#000000" fo:language="el" fo:country="GR"/>
    </style:style>
    <style:style style:name="T1601" style:parent-style-name="Προεπιλεγμένηγραμματοσειρά" style:family="text">
      <style:text-properties style:font-name-complex="Arial" fo:color="#000000"/>
    </style:style>
    <style:style style:name="T1602" style:parent-style-name="Προεπιλεγμένηγραμματοσειρά" style:family="text">
      <style:text-properties style:font-name-complex="Arial" fo:color="#000000" fo:language="el" fo:country="GR"/>
    </style:style>
    <style:style style:name="T1603" style:parent-style-name="Προεπιλεγμένηγραμματοσειρά" style:family="text">
      <style:text-properties style:font-name-complex="Arial" fo:color="#000000"/>
    </style:style>
    <style:style style:name="T1604" style:parent-style-name="Προεπιλεγμένηγραμματοσειρά" style:family="text">
      <style:text-properties style:font-name-complex="Arial" fo:color="#000000" fo:language="el" fo:country="GR"/>
    </style:style>
    <style:style style:name="P1605" style:parent-style-name="Βασικό" style:family="paragraph">
      <style:paragraph-properties fo:text-align="justify" fo:line-height="150%" fo:margin-left="1.5in" fo:text-indent="-1.25in">
        <style:tab-stops/>
      </style:paragraph-properties>
    </style:style>
    <style:style style:name="T1606" style:parent-style-name="Προεπιλεγμένηγραμματοσειρά" style:family="text">
      <style:text-properties style:font-name-complex="Arial" fo:color="#000000"/>
    </style:style>
    <style:style style:name="T1607" style:parent-style-name="Προεπιλεγμένηγραμματοσειρά" style:family="text">
      <style:text-properties style:font-name-complex="Arial" fo:color="#000000" fo:language="el" fo:country="GR"/>
    </style:style>
    <style:style style:name="T1608" style:parent-style-name="Προεπιλεγμένηγραμματοσειρά" style:family="text">
      <style:text-properties style:font-name-complex="Arial" fo:color="#000000"/>
    </style:style>
    <style:style style:name="T1609" style:parent-style-name="Προεπιλεγμένηγραμματοσειρά" style:family="text">
      <style:text-properties style:font-name-complex="Arial" fo:color="#000000" fo:language="el" fo:country="GR"/>
    </style:style>
    <style:style style:name="T1610" style:parent-style-name="Προεπιλεγμένηγραμματοσειρά" style:family="text">
      <style:text-properties style:font-name-complex="Arial" fo:color="#000000"/>
    </style:style>
    <style:style style:name="T1611" style:parent-style-name="Προεπιλεγμένηγραμματοσειρά" style:family="text">
      <style:text-properties style:font-name-complex="Arial" fo:color="#000000" fo:language="el" fo:country="GR"/>
    </style:style>
    <style:style style:name="T1612" style:parent-style-name="Προεπιλεγμένηγραμματοσειρά" style:family="text">
      <style:text-properties style:font-name-complex="Arial" fo:color="#000000"/>
    </style:style>
    <style:style style:name="T1613" style:parent-style-name="Προεπιλεγμένηγραμματοσειρά" style:family="text">
      <style:text-properties style:font-name-complex="Arial" fo:color="#000000" fo:language="el" fo:country="GR"/>
    </style:style>
    <style:style style:name="T1614" style:parent-style-name="Προεπιλεγμένηγραμματοσειρά" style:family="text">
      <style:text-properties style:font-name-complex="Arial" fo:color="#000000"/>
    </style:style>
    <style:style style:name="T1615" style:parent-style-name="Προεπιλεγμένηγραμματοσειρά" style:family="text">
      <style:text-properties style:font-name-complex="Arial" fo:color="#000000" fo:language="el" fo:country="GR"/>
    </style:style>
    <style:style style:name="T1616" style:parent-style-name="Προεπιλεγμένηγραμματοσειρά" style:family="text">
      <style:text-properties style:font-name-complex="Arial" fo:color="#000000"/>
    </style:style>
    <style:style style:name="T1617" style:parent-style-name="Προεπιλεγμένηγραμματοσειρά" style:family="text">
      <style:text-properties style:font-name-complex="Arial" fo:color="#000000" fo:language="el" fo:country="GR"/>
    </style:style>
    <style:style style:name="T1618" style:parent-style-name="Προεπιλεγμένηγραμματοσειρά" style:family="text">
      <style:text-properties style:font-name-complex="Arial" fo:color="#000000"/>
    </style:style>
    <style:style style:name="T1619" style:parent-style-name="Προεπιλεγμένηγραμματοσειρά" style:family="text">
      <style:text-properties style:font-name-complex="Arial" fo:color="#000000" fo:language="el" fo:country="GR"/>
    </style:style>
    <style:style style:name="T1620" style:parent-style-name="Προεπιλεγμένηγραμματοσειρά" style:family="text">
      <style:text-properties style:font-name-complex="Arial" fo:color="#000000"/>
    </style:style>
    <style:style style:name="T1621" style:parent-style-name="Προεπιλεγμένηγραμματοσειρά" style:family="text">
      <style:text-properties style:font-name-complex="Arial" fo:color="#000000" fo:language="el" fo:country="GR"/>
    </style:style>
    <style:style style:name="T1622" style:parent-style-name="Προεπιλεγμένηγραμματοσειρά" style:family="text">
      <style:text-properties style:font-name-complex="Arial" fo:color="#000000"/>
    </style:style>
    <style:style style:name="T1623" style:parent-style-name="Προεπιλεγμένηγραμματοσειρά" style:family="text">
      <style:text-properties style:font-name-complex="Arial" fo:color="#000000" fo:language="el" fo:country="GR"/>
    </style:style>
    <style:style style:name="T1624" style:parent-style-name="Προεπιλεγμένηγραμματοσειρά" style:family="text">
      <style:text-properties style:font-name-complex="Arial" fo:color="#000000"/>
    </style:style>
    <style:style style:name="T1625" style:parent-style-name="Προεπιλεγμένηγραμματοσειρά" style:family="text">
      <style:text-properties style:font-name-complex="Arial" fo:color="#000000" fo:language="el" fo:country="GR"/>
    </style:style>
    <style:style style:name="P1626" style:parent-style-name="Βασικό" style:family="paragraph">
      <style:paragraph-properties fo:text-align="justify" fo:line-height="150%" fo:margin-left="1.5in" fo:text-indent="-1.25in">
        <style:tab-stops/>
      </style:paragraph-properties>
    </style:style>
    <style:style style:name="T1627" style:parent-style-name="Προεπιλεγμένηγραμματοσειρά" style:family="text">
      <style:text-properties style:font-name-complex="Arial" fo:color="#000000"/>
    </style:style>
    <style:style style:name="T1628" style:parent-style-name="Προεπιλεγμένηγραμματοσειρά" style:family="text">
      <style:text-properties style:font-name-complex="Arial" fo:color="#000000" fo:language="el" fo:country="GR"/>
    </style:style>
    <style:style style:name="T1629" style:parent-style-name="Προεπιλεγμένηγραμματοσειρά" style:family="text">
      <style:text-properties style:font-name-complex="Arial" fo:color="#000000"/>
    </style:style>
    <style:style style:name="T1630" style:parent-style-name="Προεπιλεγμένηγραμματοσειρά" style:family="text">
      <style:text-properties style:font-name-complex="Arial" fo:color="#000000" fo:language="el" fo:country="GR"/>
    </style:style>
    <style:style style:name="T1631" style:parent-style-name="Προεπιλεγμένηγραμματοσειρά" style:family="text">
      <style:text-properties style:font-name-complex="Arial" fo:color="#000000"/>
    </style:style>
    <style:style style:name="T1632" style:parent-style-name="Προεπιλεγμένηγραμματοσειρά" style:family="text">
      <style:text-properties style:font-name-complex="Arial" fo:color="#000000" fo:language="el" fo:country="GR"/>
    </style:style>
    <style:style style:name="P163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634"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635" style:parent-style-name="Βασικό" style:family="paragraph">
      <style:paragraph-properties fo:text-align="justify" fo:line-height="150%" fo:text-indent="0.25in"/>
    </style:style>
    <style:style style:name="T1636" style:parent-style-name="Προεπιλεγμένηγραμματοσειρά" style:family="text">
      <style:text-properties fo:language="el" fo:country="GR"/>
    </style:style>
    <style:style style:name="T1637" style:parent-style-name="Προεπιλεγμένηγραμματοσειρά" style:family="text">
      <style:text-properties fo:language="el" fo:country="GR"/>
    </style:style>
    <style:style style:name="T1638" style:parent-style-name="Προεπιλεγμένηγραμματοσειρά" style:family="text">
      <style:text-properties fo:language="el" fo:country="GR"/>
    </style:style>
    <style:style style:name="T1639" style:parent-style-name="Προεπιλεγμένηγραμματοσειρά" style:family="text">
      <style:text-properties fo:language="el" fo:country="GR"/>
    </style:style>
    <style:style style:name="T1640" style:parent-style-name="Προεπιλεγμένηγραμματοσειρά" style:family="text">
      <style:text-properties fo:language="el" fo:country="GR"/>
    </style:style>
    <style:style style:name="T1641" style:parent-style-name="Προεπιλεγμένηγραμματοσειρά" style:family="text">
      <style:text-properties fo:language="el" fo:country="GR"/>
    </style:style>
    <style:style style:name="P1642" style:parent-style-name="Βασικό" style:family="paragraph">
      <style:paragraph-properties fo:text-align="justify" fo:line-height="150%" fo:text-indent="0.25in"/>
    </style:style>
    <style:style style:name="T1643" style:parent-style-name="Προεπιλεγμένηγραμματοσειρά" style:family="text">
      <style:text-properties fo:language="el" fo:country="GR"/>
    </style:style>
    <style:style style:name="T1644" style:parent-style-name="Προεπιλεγμένηγραμματοσειρά" style:family="text">
      <style:text-properties fo:language="el" fo:country="GR"/>
    </style:style>
    <style:style style:name="T1645" style:parent-style-name="Προεπιλεγμένηγραμματοσειρά" style:family="text">
      <style:text-properties fo:language="el" fo:country="GR"/>
    </style:style>
    <style:style style:name="T1646" style:parent-style-name="Προεπιλεγμένηγραμματοσειρά" style:family="text">
      <style:text-properties fo:language="el" fo:country="GR"/>
    </style:style>
    <style:style style:name="T1647" style:parent-style-name="Προεπιλεγμένηγραμματοσειρά" style:family="text">
      <style:text-properties fo:language="el" fo:country="GR"/>
    </style:style>
    <style:style style:name="T1648" style:parent-style-name="Προεπιλεγμένηγραμματοσειρά" style:family="text">
      <style:text-properties fo:language="el" fo:country="GR"/>
    </style:style>
    <style:style style:name="T1649" style:parent-style-name="Προεπιλεγμένηγραμματοσειρά" style:family="text">
      <style:text-properties fo:language="el" fo:country="GR"/>
    </style:style>
    <style:style style:name="T1650" style:parent-style-name="Προεπιλεγμένηγραμματοσειρά" style:family="text">
      <style:text-properties fo:language="el" fo:country="GR"/>
    </style:style>
    <style:style style:name="T1651" style:parent-style-name="Προεπιλεγμένηγραμματοσειρά" style:family="text">
      <style:text-properties fo:language="el" fo:country="GR"/>
    </style:style>
    <style:style style:name="P1652" style:parent-style-name="Βασικό" style:family="paragraph">
      <style:paragraph-properties fo:text-align="justify" fo:line-height="150%" fo:text-indent="0.25in"/>
    </style:style>
    <style:style style:name="T1653" style:parent-style-name="Προεπιλεγμένηγραμματοσειρά" style:family="text">
      <style:text-properties fo:language="el" fo:country="GR"/>
    </style:style>
    <style:style style:name="T1654" style:parent-style-name="Προεπιλεγμένηγραμματοσειρά" style:family="text">
      <style:text-properties fo:language="el" fo:country="GR"/>
    </style:style>
    <style:style style:name="T1655" style:parent-style-name="Προεπιλεγμένηγραμματοσειρά" style:family="text">
      <style:text-properties fo:language="el" fo:country="GR"/>
    </style:style>
    <style:style style:name="T1656" style:parent-style-name="Προεπιλεγμένηγραμματοσειρά" style:family="text">
      <style:text-properties fo:language="el" fo:country="GR"/>
    </style:style>
    <style:style style:name="T1657" style:parent-style-name="Προεπιλεγμένηγραμματοσειρά" style:family="text">
      <style:text-properties fo:language="el" fo:country="GR"/>
    </style:style>
    <style:style style:name="T1658" style:parent-style-name="Προεπιλεγμένηγραμματοσειρά" style:family="text">
      <style:text-properties fo:language="el" fo:country="GR"/>
    </style:style>
    <style:style style:name="T1659" style:parent-style-name="Προεπιλεγμένηγραμματοσειρά" style:family="text">
      <style:text-properties fo:language="el" fo:country="GR"/>
    </style:style>
    <style:style style:name="T1660" style:parent-style-name="Προεπιλεγμένηγραμματοσειρά" style:family="text">
      <style:text-properties fo:language="el" fo:country="GR"/>
    </style:style>
    <style:style style:name="P1661" style:parent-style-name="Βασικό" style:family="paragraph">
      <style:paragraph-properties fo:text-align="justify" fo:line-height="150%" fo:text-indent="0.25in"/>
    </style:style>
    <style:style style:name="T1662" style:parent-style-name="Προεπιλεγμένηγραμματοσειρά" style:family="text">
      <style:text-properties fo:language="el" fo:country="GR"/>
    </style:style>
    <style:style style:name="T1663" style:parent-style-name="Προεπιλεγμένηγραμματοσειρά" style:family="text">
      <style:text-properties fo:language="el" fo:country="GR"/>
    </style:style>
    <style:style style:name="T1664" style:parent-style-name="Προεπιλεγμένηγραμματοσειρά" style:family="text">
      <style:text-properties fo:language="el" fo:country="GR"/>
    </style:style>
    <style:style style:name="P1665" style:parent-style-name="Βασικό" style:family="paragraph">
      <style:paragraph-properties fo:text-align="justify" fo:line-height="150%" fo:text-indent="0.25in"/>
    </style:style>
    <style:style style:name="T1666" style:parent-style-name="Προεπιλεγμένηγραμματοσειρά" style:family="text">
      <style:text-properties fo:language="el" fo:country="GR"/>
    </style:style>
    <style:style style:name="T1667" style:parent-style-name="Προεπιλεγμένηγραμματοσειρά" style:family="text">
      <style:text-properties fo:language="el" fo:country="GR"/>
    </style:style>
    <style:style style:name="P1668" style:parent-style-name="Βασικό" style:family="paragraph">
      <style:paragraph-properties fo:text-align="justify" fo:line-height="150%" fo:text-indent="0.25in"/>
    </style:style>
    <style:style style:name="T1669" style:parent-style-name="Προεπιλεγμένηγραμματοσειρά" style:family="text">
      <style:text-properties fo:language="el" fo:country="GR"/>
    </style:style>
    <style:style style:name="T1670" style:parent-style-name="Προεπιλεγμένηγραμματοσειρά" style:family="text">
      <style:text-properties fo:language="el" fo:country="GR"/>
    </style:style>
    <style:style style:name="T1671" style:parent-style-name="Προεπιλεγμένηγραμματοσειρά" style:family="text">
      <style:text-properties fo:language="el" fo:country="GR"/>
    </style:style>
    <style:style style:name="T1672" style:parent-style-name="Προεπιλεγμένηγραμματοσειρά" style:family="text">
      <style:text-properties fo:language="el" fo:country="GR"/>
    </style:style>
    <style:style style:name="T1673" style:parent-style-name="Προεπιλεγμένηγραμματοσειρά" style:family="text">
      <style:text-properties fo:language="el" fo:country="GR"/>
    </style:style>
    <style:style style:name="T1674" style:parent-style-name="Προεπιλεγμένηγραμματοσειρά" style:family="text">
      <style:text-properties fo:language="el" fo:country="GR"/>
    </style:style>
    <style:style style:name="T1675" style:parent-style-name="Προεπιλεγμένηγραμματοσειρά" style:family="text">
      <style:text-properties fo:language="el" fo:country="GR"/>
    </style:style>
    <style:style style:name="T1676" style:parent-style-name="Προεπιλεγμένηγραμματοσειρά" style:family="text">
      <style:text-properties fo:language="el" fo:country="GR"/>
    </style:style>
    <style:style style:name="T1677" style:parent-style-name="Προεπιλεγμένηγραμματοσειρά" style:family="text">
      <style:text-properties fo:language="el" fo:country="GR"/>
    </style:style>
    <style:style style:name="T1678" style:parent-style-name="Προεπιλεγμένηγραμματοσειρά" style:family="text">
      <style:text-properties fo:language="el" fo:country="GR"/>
    </style:style>
    <style:style style:name="P1679" style:parent-style-name="Βασικό" style:family="paragraph">
      <style:paragraph-properties fo:text-align="justify" fo:line-height="150%" fo:text-indent="0.25in"/>
    </style:style>
    <style:style style:name="T1680" style:parent-style-name="Προεπιλεγμένηγραμματοσειρά" style:family="text">
      <style:text-properties fo:language="el" fo:country="GR"/>
    </style:style>
    <style:style style:name="T1681" style:parent-style-name="Προεπιλεγμένηγραμματοσειρά" style:family="text">
      <style:text-properties fo:language="el" fo:country="GR"/>
    </style:style>
    <style:style style:name="T1682" style:parent-style-name="Προεπιλεγμένηγραμματοσειρά" style:family="text">
      <style:text-properties fo:language="el" fo:country="GR"/>
    </style:style>
    <style:style style:name="P1683" style:parent-style-name="Βασικό" style:family="paragraph">
      <style:paragraph-properties fo:text-align="justify" fo:line-height="150%" fo:text-indent="0.25in"/>
      <style:text-properties fo:language="el" fo:country="GR"/>
    </style:style>
    <style:style style:name="P1684" style:parent-style-name="Βασικό" style:family="paragraph">
      <style:paragraph-properties fo:text-align="justify" fo:line-height="150%" fo:text-indent="0.25in"/>
    </style:style>
    <style:style style:name="T1685" style:parent-style-name="Προεπιλεγμένηγραμματοσειρά" style:family="text">
      <style:text-properties fo:language="el" fo:country="GR"/>
    </style:style>
    <style:style style:name="T1686" style:parent-style-name="Προεπιλεγμένηγραμματοσειρά" style:family="text">
      <style:text-properties fo:language="el" fo:country="GR"/>
    </style:style>
    <style:style style:name="T1687" style:parent-style-name="Προεπιλεγμένηγραμματοσειρά" style:family="text">
      <style:text-properties fo:language="el" fo:country="GR"/>
    </style:style>
    <style:style style:name="T1688" style:parent-style-name="Προεπιλεγμένηγραμματοσειρά" style:family="text">
      <style:text-properties fo:language="el" fo:country="GR"/>
    </style:style>
    <style:style style:name="T1689" style:parent-style-name="Προεπιλεγμένηγραμματοσειρά" style:family="text">
      <style:text-properties fo:language="el" fo:country="GR"/>
    </style:style>
    <style:style style:name="T1690" style:parent-style-name="Προεπιλεγμένηγραμματοσειρά" style:family="text">
      <style:text-properties fo:language="el" fo:country="GR"/>
    </style:style>
    <style:style style:name="P1691" style:parent-style-name="Βασικό" style:family="paragraph">
      <style:paragraph-properties fo:text-align="justify" fo:line-height="150%" fo:text-indent="0.25in"/>
    </style:style>
    <style:style style:name="T1692" style:parent-style-name="Προεπιλεγμένηγραμματοσειρά" style:family="text">
      <style:text-properties fo:language="el" fo:country="GR"/>
    </style:style>
    <style:style style:name="T1693" style:parent-style-name="Προεπιλεγμένηγραμματοσειρά" style:family="text">
      <style:text-properties fo:language="el" fo:country="GR"/>
    </style:style>
    <style:style style:name="T1694" style:parent-style-name="Προεπιλεγμένηγραμματοσειρά" style:family="text">
      <style:text-properties fo:language="el" fo:country="GR"/>
    </style:style>
    <style:style style:name="T1695" style:parent-style-name="Προεπιλεγμένηγραμματοσειρά" style:family="text">
      <style:text-properties fo:language="el" fo:country="GR"/>
    </style:style>
    <style:style style:name="P169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697"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698" style:parent-style-name="Βασικό" style:family="paragraph">
      <style:paragraph-properties fo:text-align="justify" fo:line-height="150%" fo:text-indent="0.25in"/>
    </style:style>
    <style:style style:name="T1699" style:parent-style-name="Προεπιλεγμένηγραμματοσειρά" style:family="text">
      <style:text-properties fo:language="el" fo:country="GR"/>
    </style:style>
    <style:style style:name="T1700" style:parent-style-name="Προεπιλεγμένηγραμματοσειρά" style:family="text">
      <style:text-properties fo:language="el" fo:country="GR"/>
    </style:style>
    <style:style style:name="T1701" style:parent-style-name="Προεπιλεγμένηγραμματοσειρά" style:family="text">
      <style:text-properties fo:language="el" fo:country="GR"/>
    </style:style>
    <style:style style:name="T1702" style:parent-style-name="Προεπιλεγμένηγραμματοσειρά" style:family="text">
      <style:text-properties fo:language="el" fo:country="GR"/>
    </style:style>
    <style:style style:name="T1703" style:parent-style-name="Προεπιλεγμένηγραμματοσειρά" style:family="text">
      <style:text-properties fo:language="el" fo:country="GR"/>
    </style:style>
    <style:style style:name="P1704" style:parent-style-name="Βασικό" style:family="paragraph">
      <style:paragraph-properties fo:text-align="justify" fo:line-height="150%" fo:margin-left="1.5in" fo:text-indent="-1.25in">
        <style:tab-stops/>
      </style:paragraph-properties>
    </style:style>
    <style:style style:name="T1705" style:parent-style-name="Προεπιλεγμένηγραμματοσειρά" style:family="text">
      <style:text-properties fo:language="el" fo:country="GR"/>
    </style:style>
    <style:style style:name="T1706" style:parent-style-name="Προεπιλεγμένηγραμματοσειρά" style:family="text">
      <style:text-properties fo:language="el" fo:country="GR"/>
    </style:style>
    <style:style style:name="T1707" style:parent-style-name="Προεπιλεγμένηγραμματοσειρά" style:family="text">
      <style:text-properties fo:language="el" fo:country="GR"/>
    </style:style>
    <style:style style:name="T1708" style:parent-style-name="Προεπιλεγμένηγραμματοσειρά" style:family="text">
      <style:text-properties fo:language="el" fo:country="GR"/>
    </style:style>
    <style:style style:name="P1709" style:parent-style-name="Βασικό" style:family="paragraph">
      <style:paragraph-properties fo:text-align="justify" fo:line-height="150%" fo:margin-left="1.5in" fo:text-indent="-1.25in">
        <style:tab-stops/>
      </style:paragraph-properties>
    </style:style>
    <style:style style:name="T1710" style:parent-style-name="Προεπιλεγμένηγραμματοσειρά" style:family="text">
      <style:text-properties fo:language="el" fo:country="GR"/>
    </style:style>
    <style:style style:name="T1711" style:parent-style-name="Προεπιλεγμένηγραμματοσειρά" style:family="text">
      <style:text-properties fo:language="el" fo:country="GR"/>
    </style:style>
    <style:style style:name="P1712" style:parent-style-name="Βασικό" style:family="paragraph">
      <style:paragraph-properties fo:text-align="justify" fo:line-height="150%" fo:text-indent="0.25in"/>
    </style:style>
    <style:style style:name="T1713" style:parent-style-name="Προεπιλεγμένηγραμματοσειρά" style:family="text">
      <style:text-properties fo:language="el" fo:country="GR"/>
    </style:style>
    <style:style style:name="T1714" style:parent-style-name="Προεπιλεγμένηγραμματοσειρά" style:family="text">
      <style:text-properties fo:language="el" fo:country="GR"/>
    </style:style>
    <style:style style:name="T1715" style:parent-style-name="Προεπιλεγμένηγραμματοσειρά" style:family="text">
      <style:text-properties fo:language="el" fo:country="GR"/>
    </style:style>
    <style:style style:name="P171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717"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1718" style:parent-style-name="Βασικό" style:family="paragraph">
      <style:paragraph-properties style:text-autospace="none" fo:text-align="justify" fo:margin-bottom="0in" fo:line-height="150%" fo:text-indent="0.25in"/>
    </style:style>
    <style:style style:name="T1719" style:parent-style-name="Προεπιλεγμένηγραμματοσειρά" style:family="text">
      <style:text-properties style:font-name-complex="Arial" fo:color="#000000"/>
    </style:style>
    <style:style style:name="T1720" style:parent-style-name="Προεπιλεγμένηγραμματοσειρά" style:family="text">
      <style:text-properties style:font-name-complex="Arial" fo:color="#000000" fo:language="el" fo:country="GR"/>
    </style:style>
    <style:style style:name="T1721" style:parent-style-name="Προεπιλεγμένηγραμματοσειρά" style:family="text">
      <style:text-properties style:font-name-complex="Arial" fo:color="#000000"/>
    </style:style>
    <style:style style:name="T1722" style:parent-style-name="Προεπιλεγμένηγραμματοσειρά" style:family="text">
      <style:text-properties style:font-name-complex="Arial" fo:color="#000000" fo:language="el" fo:country="GR"/>
    </style:style>
    <style:style style:name="T1723" style:parent-style-name="Προεπιλεγμένηγραμματοσειρά" style:family="text">
      <style:text-properties style:font-name-complex="Arial" fo:color="#000000"/>
    </style:style>
    <style:style style:name="P1724" style:parent-style-name="Βασικό" style:family="paragraph">
      <style:paragraph-properties style:text-autospace="none" fo:text-align="justify" fo:margin-bottom="0in" fo:line-height="150%"/>
    </style:style>
    <style:style style:name="T1725" style:parent-style-name="Προεπιλεγμένηγραμματοσειρά" style:family="text">
      <style:text-properties style:font-name-complex="Arial" fo:color="#000000"/>
    </style:style>
    <style:style style:name="T1726" style:parent-style-name="Υπερ-σύνδεση" style:family="text">
      <style:text-properties style:font-name-complex="Arial"/>
    </style:style>
    <style:style style:name="P1727" style:parent-style-name="Βασικό" style:family="paragraph">
      <style:paragraph-properties style:text-autospace="none" fo:text-align="justify" fo:margin-bottom="0in" fo:line-height="150%"/>
      <style:text-properties style:font-name-complex="Arial" fo:color="#000000"/>
    </style:style>
    <style:style style:name="P1728" style:parent-style-name="Βασικό" style:family="paragraph">
      <style:paragraph-properties style:text-autospace="none" fo:text-align="justify" fo:margin-bottom="0in" fo:line-height="150%"/>
    </style:style>
    <style:style style:name="T1729" style:parent-style-name="Προεπιλεγμένηγραμματοσειρά" style:family="text">
      <style:text-properties style:font-name-complex="Arial" fo:color="#000000"/>
    </style:style>
    <style:style style:name="P1730" style:parent-style-name="Βασικό" style:family="paragraph">
      <style:paragraph-properties style:text-autospace="none" fo:text-align="justify" fo:margin-bottom="0in" fo:line-height="150%" fo:text-indent="0.25in"/>
      <style:text-properties style:font-name-complex="Arial" fo:color="#000000"/>
    </style:style>
    <style:style style:name="P1731" style:parent-style-name="Βασικό" style:family="paragraph">
      <style:paragraph-properties style:text-autospace="none" fo:text-align="justify" fo:margin-bottom="0in" fo:line-height="150%"/>
    </style:style>
    <style:style style:name="T1732" style:parent-style-name="Προεπιλεγμένηγραμματοσειρά" style:family="text">
      <style:text-properties style:font-name-complex="Arial" fo:color="#000000"/>
    </style:style>
    <style:style style:name="P1733" style:parent-style-name="Βασικό" style:family="paragraph">
      <style:paragraph-properties style:text-autospace="none" fo:text-align="justify" fo:margin-bottom="0in" fo:line-height="150%" fo:text-indent="0.25in"/>
      <style:text-properties style:font-name-complex="Arial" fo:color="#000000"/>
    </style:style>
    <style:style style:name="P1734" style:parent-style-name="Βασικό" style:family="paragraph">
      <style:paragraph-properties style:text-autospace="none" fo:text-align="justify" fo:margin-bottom="0in" fo:line-height="150%"/>
    </style:style>
    <style:style style:name="T1735" style:parent-style-name="Προεπιλεγμένηγραμματοσειρά" style:family="text">
      <style:text-properties style:font-name-complex="Arial" fo:color="#000000"/>
    </style:style>
    <style:style style:name="T1736" style:parent-style-name="Προεπιλεγμένηγραμματοσειρά" style:family="text">
      <style:text-properties style:font-name-complex="Arial" fo:color="#000000" fo:language="el" fo:country="GR"/>
    </style:style>
    <style:style style:name="T1737" style:parent-style-name="Προεπιλεγμένηγραμματοσειρά" style:family="text">
      <style:text-properties style:font-name-complex="Arial" fo:color="#000000"/>
    </style:style>
    <style:style style:name="T1738" style:parent-style-name="Προεπιλεγμένηγραμματοσειρά" style:family="text">
      <style:text-properties style:font-name-complex="Arial" fo:color="#000000" fo:language="el" fo:country="GR"/>
    </style:style>
    <style:style style:name="T1739" style:parent-style-name="Προεπιλεγμένηγραμματοσειρά" style:family="text">
      <style:text-properties style:font-name-complex="Arial" fo:color="#000000"/>
    </style:style>
    <style:style style:name="P1740" style:parent-style-name="Βασικό" style:family="paragraph">
      <style:paragraph-properties style:text-autospace="none" fo:text-align="justify" fo:margin-bottom="0in" fo:line-height="150%" fo:text-indent="0.25in"/>
      <style:text-properties style:font-name-complex="Arial" fo:color="#000000"/>
    </style:style>
    <style:style style:name="P1741" style:parent-style-name="Βασικό" style:family="paragraph">
      <style:paragraph-properties style:text-autospace="none" fo:text-align="justify" fo:margin-bottom="0in" fo:line-height="150%"/>
    </style:style>
    <style:style style:name="T1742" style:parent-style-name="Προεπιλεγμένηγραμματοσειρά" style:family="text">
      <style:text-properties style:font-name-complex="Arial" fo:color="#000000"/>
    </style:style>
    <style:style style:name="P1743" style:parent-style-name="Βασικό" style:family="paragraph">
      <style:paragraph-properties style:text-autospace="none" fo:text-align="justify" fo:margin-bottom="0in" fo:line-height="150%" fo:text-indent="0.25in"/>
      <style:text-properties style:font-name-complex="Arial" fo:color="#000000"/>
    </style:style>
    <style:style style:name="P1744" style:parent-style-name="Βασικό" style:family="paragraph">
      <style:paragraph-properties fo:text-align="justify" fo:line-height="150%"/>
      <style:text-properties style:font-name-complex="Arial" fo:color="#000000"/>
    </style:style>
    <style:style style:name="P1745" style:parent-style-name="Βασικό" style:family="paragraph">
      <style:paragraph-properties fo:text-align="justify" fo:line-height="150%"/>
      <style:text-properties fo:font-weight="bold" style:font-weight-asian="bold"/>
    </style:style>
    <style:style style:name="P1746"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1747" style:parent-style-name="Βασικό" style:family="paragraph">
      <style:paragraph-properties fo:text-align="justify" fo:line-height="150%" fo:text-indent="0.25in"/>
    </style:style>
    <style:style style:name="T1748" style:parent-style-name="Προεπιλεγμένηγραμματοσειρά" style:family="text">
      <style:text-properties style:font-name-complex="Arial"/>
    </style:style>
    <style:style style:name="T1749" style:parent-style-name="Προεπιλεγμένηγραμματοσειρά" style:family="text">
      <style:text-properties style:font-name-complex="Arial" fo:language="el" fo:country="GR"/>
    </style:style>
    <style:style style:name="T1750" style:parent-style-name="Προεπιλεγμένηγραμματοσειρά" style:family="text">
      <style:text-properties style:font-name-complex="Arial"/>
    </style:style>
    <style:style style:name="P1751" style:parent-style-name="Βασικό" style:family="paragraph">
      <style:paragraph-properties fo:text-align="justify" fo:line-height="150%" fo:text-indent="0.25in"/>
      <style:text-properties style:font-name-complex="Arial" fo:language="el" fo:country="GR"/>
    </style:style>
    <style:style style:name="P1752" style:parent-style-name="Βασικό" style:family="paragraph">
      <style:paragraph-properties fo:text-align="justify" fo:line-height="150%" fo:margin-left="1.5in" fo:text-indent="-1.5in">
        <style:tab-stops/>
      </style:paragraph-properties>
    </style:style>
    <style:style style:name="T1753"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1754"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175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56"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75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5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5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2"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76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6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77"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778" style:parent-style-name="Βασικό" style:family="paragraph">
      <style:paragraph-properties style:text-autospace="none" fo:text-align="justify" fo:margin-bottom="0in" fo:line-height="150%" fo:text-indent="0.25in"/>
    </style:style>
    <style:style style:name="T1779" style:parent-style-name="Προεπιλεγμένηγραμματοσειρά" style:family="text">
      <style:text-properties style:font-name="Arial" style:font-name-complex="Arial" fo:color="#000000" fo:font-size="10pt" style:font-size-asian="10pt" style:font-size-complex="10pt"/>
    </style:style>
    <style:style style:name="P1780"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178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82" style:parent-style-name="Βασικό" style:family="paragraph">
      <style:paragraph-properties style:text-autospace="none" fo:text-align="justify" fo:margin-bottom="0in" fo:line-height="150%" fo:text-indent="0.25in"/>
    </style:style>
    <style:style style:name="T1783" style:parent-style-name="Προεπιλεγμένηγραμματοσειρά" style:family="text">
      <style:text-properties style:font-name="Arial" style:font-name-complex="Arial" fo:color="#000000" fo:font-size="10pt" style:font-size-asian="10pt" style:font-size-complex="10pt"/>
    </style:style>
    <style:style style:name="P1784"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1785"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178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8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8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8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0"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79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6"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79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79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2"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80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4" style:parent-style-name="Βασικό" style:family="paragraph">
      <style:paragraph-properties style:text-autospace="none" fo:text-align="justify" fo:margin-bottom="0in" fo:line-height="150%" fo:text-indent="0.25in"/>
    </style:style>
    <style:style style:name="T1805" style:parent-style-name="Προεπιλεγμένηγραμματοσειρά" style:family="text">
      <style:text-properties style:font-name="Arial" style:font-name-complex="Arial" fo:color="#000000" fo:font-size="10pt" style:font-size-asian="10pt" style:font-size-complex="10pt"/>
    </style:style>
    <style:style style:name="P180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0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3" style:parent-style-name="Βασικό" style:family="paragraph">
      <style:paragraph-properties fo:text-align="justify" fo:line-height="150%" fo:margin-left="1.5in" fo:text-indent="0.25in">
        <style:tab-stops/>
      </style:paragraph-properties>
      <style:text-properties style:font-name="Arial" style:font-name-complex="Arial" fo:color="#000000" fo:font-size="10pt" style:font-size-asian="10pt" style:font-size-complex="10pt"/>
    </style:style>
    <style:style style:name="P1814" style:parent-style-name="Βασικό" style:family="paragraph">
      <style:paragraph-properties fo:text-align="justify" fo:line-height="150%" fo:margin-left="1.5in" fo:text-indent="0.25in">
        <style:tab-stops/>
      </style:paragraph-properties>
      <style:text-properties style:font-name="Arial" style:font-name-complex="Arial" fo:color="#000000" fo:font-size="10pt" style:font-size-asian="10pt" style:font-size-complex="10pt"/>
    </style:style>
    <style:style style:name="P1815" style:parent-style-name="Βασικό" style:family="paragraph">
      <style:paragraph-properties style:text-autospace="none" fo:text-align="justify" fo:margin-bottom="0in" fo:line-height="150%" fo:text-indent="0.25in"/>
    </style:style>
    <style:style style:name="T1816" style:parent-style-name="Προεπιλεγμένηγραμματοσειρά" style:family="text">
      <style:text-properties style:font-name="Arial" style:font-name-complex="Arial" fo:color="#000000" fo:font-size="10pt" style:font-size-asian="10pt" style:font-size-complex="10pt"/>
    </style:style>
    <style:style style:name="P181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18"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1819" style:parent-style-name="Βασικό" style:family="paragraph">
      <style:paragraph-properties fo:text-align="justify" fo:line-height="150%"/>
    </style:style>
    <style:style style:name="T1820" style:parent-style-name="Προεπιλεγμένηγραμματοσειρά" style:family="text">
      <style:text-properties fo:font-weight="bold" style:font-weight-asian="bold" fo:font-size="12pt" style:font-size-asian="12pt" style:font-size-complex="12pt" fo:language="el" fo:country="GR"/>
    </style:style>
    <style:style style:name="P1821" style:parent-style-name="Βασικό" style:family="paragraph">
      <style:paragraph-properties fo:text-align="justify" fo:line-height="150%" fo:text-indent="0.25in"/>
      <style:text-properties fo:language="el" fo:country="GR"/>
    </style:style>
    <style:style style:name="P1822" style:parent-style-name="Βασικό" style:family="paragraph">
      <style:paragraph-properties fo:text-align="justify" fo:line-height="150%" fo:text-indent="0.25in"/>
      <style:text-properties fo:language="el" fo:country="GR"/>
    </style:style>
    <style:style style:name="P1823" style:parent-style-name="Βασικό" style:family="paragraph">
      <style:paragraph-properties fo:text-align="justify" fo:line-height="150%"/>
    </style:style>
    <style:style style:name="T1824" style:parent-style-name="Προεπιλεγμένηγραμματοσειρά" style:family="text">
      <style:text-properties fo:font-weight="bold" style:font-weight-asian="bold" fo:font-size="12pt" style:font-size-asian="12pt" style:font-size-complex="12pt" fo:language="el" fo:country="GR"/>
    </style:style>
    <style:style style:name="P1825" style:parent-style-name="Βασικό" style:family="paragraph">
      <style:paragraph-properties style:text-autospace="none" fo:text-align="justify" fo:margin-bottom="0in" fo:line-height="150%" fo:text-indent="0.25in"/>
    </style:style>
    <style:style style:name="T1826" style:parent-style-name="Προεπιλεγμένηγραμματοσειρά" style:family="text">
      <style:text-properties style:font-name="Arial" style:font-name-complex="Arial" fo:color="#000000" fo:font-size="10pt" style:font-size-asian="10pt" style:font-size-complex="10pt"/>
    </style:style>
    <style:style style:name="P182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2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830"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1831"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183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833" style:parent-style-name="Βασικό" style:family="paragraph">
      <style:paragraph-properties fo:text-align="justify" fo:line-height="150%" fo:margin-left="1.5in" fo:text-indent="-1.25in">
        <style:tab-stops/>
      </style:paragraph-properties>
    </style:style>
    <style:style style:name="T1834" style:parent-style-name="Προεπιλεγμένηγραμματοσειρά" style:family="text">
      <style:text-properties style:font-name-complex="Arial" fo:color="#000000"/>
    </style:style>
    <style:style style:name="T1835" style:parent-style-name="Προεπιλεγμένηγραμματοσειρά" style:family="text">
      <style:text-properties style:font-name-complex="Arial" fo:color="#000000" fo:language="el" fo:country="GR"/>
    </style:style>
    <style:style style:name="T1836" style:parent-style-name="Προεπιλεγμένηγραμματοσειρά" style:family="text">
      <style:text-properties style:font-name-complex="Arial" fo:color="#000000"/>
    </style:style>
    <style:style style:name="T1837" style:parent-style-name="Προεπιλεγμένηγραμματοσειρά" style:family="text">
      <style:text-properties style:font-name-complex="Arial" fo:color="#000000" fo:language="el" fo:country="GR"/>
    </style:style>
    <style:style style:name="P1838" style:parent-style-name="Βασικό" style:family="paragraph">
      <style:paragraph-properties fo:text-align="justify" fo:line-height="150%" fo:margin-left="1.5in" fo:text-indent="-1.25in">
        <style:tab-stops/>
      </style:paragraph-properties>
    </style:style>
    <style:style style:name="T1839" style:parent-style-name="Προεπιλεγμένηγραμματοσειρά" style:family="text">
      <style:text-properties style:font-name-complex="Arial" fo:color="#000000"/>
    </style:style>
    <style:style style:name="T1840" style:parent-style-name="Προεπιλεγμένηγραμματοσειρά" style:family="text">
      <style:text-properties style:font-name-complex="Arial" fo:color="#000000" fo:language="el" fo:country="GR"/>
    </style:style>
    <style:style style:name="T1841" style:parent-style-name="Προεπιλεγμένηγραμματοσειρά" style:family="text">
      <style:text-properties style:font-name-complex="Arial" fo:color="#000000"/>
    </style:style>
    <style:style style:name="T1842" style:parent-style-name="Προεπιλεγμένηγραμματοσειρά" style:family="text">
      <style:text-properties style:font-name-complex="Arial" fo:color="#000000" fo:language="el" fo:country="GR"/>
    </style:style>
    <style:style style:name="T1843" style:parent-style-name="Προεπιλεγμένηγραμματοσειρά" style:family="text">
      <style:text-properties style:font-name-complex="Arial" fo:color="#000000"/>
    </style:style>
    <style:style style:name="T1844" style:parent-style-name="Προεπιλεγμένηγραμματοσειρά" style:family="text">
      <style:text-properties style:font-name-complex="Arial" fo:color="#000000" fo:language="el" fo:country="GR"/>
    </style:style>
    <style:style style:name="T1845" style:parent-style-name="Προεπιλεγμένηγραμματοσειρά" style:family="text">
      <style:text-properties style:font-name-complex="Arial" fo:color="#000000"/>
    </style:style>
    <style:style style:name="T1846" style:parent-style-name="Προεπιλεγμένηγραμματοσειρά" style:family="text">
      <style:text-properties style:font-name-complex="Arial" fo:color="#000000" fo:language="el" fo:country="GR"/>
    </style:style>
    <style:style style:name="T1847" style:parent-style-name="Προεπιλεγμένηγραμματοσειρά" style:family="text">
      <style:text-properties style:font-name-complex="Arial" fo:color="#000000"/>
    </style:style>
    <style:style style:name="T1848" style:parent-style-name="Προεπιλεγμένηγραμματοσειρά" style:family="text">
      <style:text-properties style:font-name-complex="Arial" fo:color="#000000" fo:language="el" fo:country="GR"/>
    </style:style>
    <style:style style:name="T1849" style:parent-style-name="Προεπιλεγμένηγραμματοσειρά" style:family="text">
      <style:text-properties style:font-name-complex="Arial" fo:color="#000000"/>
    </style:style>
    <style:style style:name="T1850" style:parent-style-name="Προεπιλεγμένηγραμματοσειρά" style:family="text">
      <style:text-properties style:font-name-complex="Arial" fo:color="#000000" fo:language="el" fo:country="GR"/>
    </style:style>
    <style:style style:name="T1851" style:parent-style-name="Προεπιλεγμένηγραμματοσειρά" style:family="text">
      <style:text-properties style:font-name-complex="Arial" fo:color="#000000"/>
    </style:style>
    <style:style style:name="T1852" style:parent-style-name="Προεπιλεγμένηγραμματοσειρά" style:family="text">
      <style:text-properties style:font-name-complex="Arial" fo:color="#000000" fo:language="el" fo:country="GR"/>
    </style:style>
    <style:style style:name="T1853" style:parent-style-name="Προεπιλεγμένηγραμματοσειρά" style:family="text">
      <style:text-properties style:font-name-complex="Arial" fo:color="#000000"/>
    </style:style>
    <style:style style:name="T1854" style:parent-style-name="Προεπιλεγμένηγραμματοσειρά" style:family="text">
      <style:text-properties style:font-name-complex="Arial" fo:color="#000000" fo:language="el" fo:country="GR"/>
    </style:style>
    <style:style style:name="T1855" style:parent-style-name="Προεπιλεγμένηγραμματοσειρά" style:family="text">
      <style:text-properties style:font-name-complex="Arial" fo:color="#000000"/>
    </style:style>
    <style:style style:name="T1856" style:parent-style-name="Προεπιλεγμένηγραμματοσειρά" style:family="text">
      <style:text-properties style:font-name-complex="Arial" fo:color="#000000" fo:language="el" fo:country="GR"/>
    </style:style>
    <style:style style:name="T1857" style:parent-style-name="Προεπιλεγμένηγραμματοσειρά" style:family="text">
      <style:text-properties style:font-name-complex="Arial" fo:color="#000000"/>
    </style:style>
    <style:style style:name="T1858" style:parent-style-name="Προεπιλεγμένηγραμματοσειρά" style:family="text">
      <style:text-properties style:font-name-complex="Arial" fo:color="#000000" fo:language="el" fo:country="GR"/>
    </style:style>
    <style:style style:name="P1859"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186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861" style:parent-style-name="Βασικό" style:family="paragraph">
      <style:paragraph-properties fo:text-align="justify" fo:line-height="150%" fo:text-indent="0.25in"/>
    </style:style>
    <style:style style:name="T1862" style:parent-style-name="Προεπιλεγμένηγραμματοσειρά" style:family="text">
      <style:text-properties fo:language="el" fo:country="GR"/>
    </style:style>
    <style:style style:name="T1863" style:parent-style-name="Προεπιλεγμένηγραμματοσειρά" style:family="text">
      <style:text-properties fo:language="el" fo:country="GR"/>
    </style:style>
    <style:style style:name="P1864" style:parent-style-name="Βασικό" style:family="paragraph">
      <style:paragraph-properties fo:text-align="justify" fo:line-height="150%" fo:text-indent="0.25in"/>
    </style:style>
    <style:style style:name="T1865" style:parent-style-name="Προεπιλεγμένηγραμματοσειρά" style:family="text">
      <style:text-properties fo:language="el" fo:country="GR"/>
    </style:style>
    <style:style style:name="T1866" style:parent-style-name="Προεπιλεγμένηγραμματοσειρά" style:family="text">
      <style:text-properties fo:language="el" fo:country="GR"/>
    </style:style>
    <style:style style:name="T1867" style:parent-style-name="Προεπιλεγμένηγραμματοσειρά" style:family="text">
      <style:text-properties fo:language="el" fo:country="GR"/>
    </style:style>
    <style:style style:name="T1868" style:parent-style-name="Προεπιλεγμένηγραμματοσειρά" style:family="text">
      <style:text-properties fo:language="el" fo:country="GR"/>
    </style:style>
    <style:style style:name="T1869" style:parent-style-name="Προεπιλεγμένηγραμματοσειρά" style:family="text">
      <style:text-properties fo:language="el" fo:country="GR"/>
    </style:style>
    <style:style style:name="T1870" style:parent-style-name="Προεπιλεγμένηγραμματοσειρά" style:family="text">
      <style:text-properties fo:language="el" fo:country="GR"/>
    </style:style>
    <style:style style:name="T1871" style:parent-style-name="Προεπιλεγμένηγραμματοσειρά" style:family="text">
      <style:text-properties fo:language="el" fo:country="GR"/>
    </style:style>
    <style:style style:name="P1872" style:parent-style-name="Βασικό" style:family="paragraph">
      <style:paragraph-properties fo:text-align="justify" fo:line-height="150%" fo:text-indent="0.25in"/>
    </style:style>
    <style:style style:name="T1873" style:parent-style-name="Προεπιλεγμένηγραμματοσειρά" style:family="text">
      <style:text-properties fo:language="el" fo:country="GR"/>
    </style:style>
    <style:style style:name="T1874" style:parent-style-name="Προεπιλεγμένηγραμματοσειρά" style:family="text">
      <style:text-properties fo:language="el" fo:country="GR"/>
    </style:style>
    <style:style style:name="T1875" style:parent-style-name="Προεπιλεγμένηγραμματοσειρά" style:family="text">
      <style:text-properties fo:language="el" fo:country="GR"/>
    </style:style>
    <style:style style:name="T1876" style:parent-style-name="Προεπιλεγμένηγραμματοσειρά" style:family="text">
      <style:text-properties fo:language="el" fo:country="GR"/>
    </style:style>
    <style:style style:name="T1877" style:parent-style-name="Προεπιλεγμένηγραμματοσειρά" style:family="text">
      <style:text-properties fo:language="el" fo:country="GR"/>
    </style:style>
    <style:style style:name="T1878" style:parent-style-name="Προεπιλεγμένηγραμματοσειρά" style:family="text">
      <style:text-properties fo:language="el" fo:country="GR"/>
    </style:style>
    <style:style style:name="T1879" style:parent-style-name="Προεπιλεγμένηγραμματοσειρά" style:family="text">
      <style:text-properties fo:language="el" fo:country="GR"/>
    </style:style>
    <style:style style:name="T1880" style:parent-style-name="Προεπιλεγμένηγραμματοσειρά" style:family="text">
      <style:text-properties fo:language="el" fo:country="GR"/>
    </style:style>
    <style:style style:name="T1881" style:parent-style-name="Προεπιλεγμένηγραμματοσειρά" style:family="text">
      <style:text-properties fo:language="el" fo:country="GR"/>
    </style:style>
    <style:style style:name="P1882" style:parent-style-name="Βασικό" style:family="paragraph">
      <style:paragraph-properties fo:text-align="justify" fo:line-height="150%" fo:text-indent="0.25in"/>
    </style:style>
    <style:style style:name="T1883" style:parent-style-name="Προεπιλεγμένηγραμματοσειρά" style:family="text">
      <style:text-properties fo:language="el" fo:country="GR"/>
    </style:style>
    <style:style style:name="T1884" style:parent-style-name="Προεπιλεγμένηγραμματοσειρά" style:family="text">
      <style:text-properties fo:language="el" fo:country="GR"/>
    </style:style>
    <style:style style:name="T1885" style:parent-style-name="Προεπιλεγμένηγραμματοσειρά" style:family="text">
      <style:text-properties fo:language="el" fo:country="GR"/>
    </style:style>
    <style:style style:name="P1886" style:parent-style-name="Βασικό" style:family="paragraph">
      <style:paragraph-properties fo:text-align="justify" fo:line-height="150%" fo:text-indent="0.25in"/>
    </style:style>
    <style:style style:name="T1887" style:parent-style-name="Προεπιλεγμένηγραμματοσειρά" style:family="text">
      <style:text-properties fo:language="el" fo:country="GR"/>
    </style:style>
    <style:style style:name="T1888" style:parent-style-name="Προεπιλεγμένηγραμματοσειρά" style:family="text">
      <style:text-properties fo:language="el" fo:country="GR"/>
    </style:style>
    <style:style style:name="T1889" style:parent-style-name="Προεπιλεγμένηγραμματοσειρά" style:family="text">
      <style:text-properties fo:language="el" fo:country="GR"/>
    </style:style>
    <style:style style:name="T1890" style:parent-style-name="Προεπιλεγμένηγραμματοσειρά" style:family="text">
      <style:text-properties fo:language="el" fo:country="GR"/>
    </style:style>
    <style:style style:name="T1891" style:parent-style-name="Προεπιλεγμένηγραμματοσειρά" style:family="text">
      <style:text-properties fo:language="el" fo:country="GR"/>
    </style:style>
    <style:style style:name="T1892" style:parent-style-name="Προεπιλεγμένηγραμματοσειρά" style:family="text">
      <style:text-properties fo:language="el" fo:country="GR"/>
    </style:style>
    <style:style style:name="P1893" style:parent-style-name="Βασικό" style:family="paragraph">
      <style:paragraph-properties fo:text-align="justify" fo:line-height="150%" fo:text-indent="0.25in"/>
    </style:style>
    <style:style style:name="T1894" style:parent-style-name="Προεπιλεγμένηγραμματοσειρά" style:family="text">
      <style:text-properties fo:language="el" fo:country="GR"/>
    </style:style>
    <style:style style:name="T1895" style:parent-style-name="Προεπιλεγμένηγραμματοσειρά" style:family="text">
      <style:text-properties fo:language="el" fo:country="GR"/>
    </style:style>
    <style:style style:name="T1896" style:parent-style-name="Προεπιλεγμένηγραμματοσειρά" style:family="text">
      <style:text-properties fo:language="el" fo:country="GR"/>
    </style:style>
    <style:style style:name="T1897" style:parent-style-name="Προεπιλεγμένηγραμματοσειρά" style:family="text">
      <style:text-properties fo:language="el" fo:country="GR"/>
    </style:style>
    <style:style style:name="T1898" style:parent-style-name="Προεπιλεγμένηγραμματοσειρά" style:family="text">
      <style:text-properties fo:language="el" fo:country="GR"/>
    </style:style>
    <style:style style:name="T1899" style:parent-style-name="Προεπιλεγμένηγραμματοσειρά" style:family="text">
      <style:text-properties fo:language="el" fo:country="GR"/>
    </style:style>
    <style:style style:name="P1900" style:parent-style-name="Βασικό" style:family="paragraph">
      <style:paragraph-properties fo:text-align="justify" fo:line-height="150%" fo:text-indent="0.25in"/>
      <style:text-properties fo:language="el" fo:country="GR"/>
    </style:style>
    <style:style style:name="P190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02" style:parent-style-name="Βασικό" style:family="paragraph">
      <style:paragraph-properties fo:text-align="justify" fo:line-height="150%" fo:text-indent="0.25in"/>
    </style:style>
    <style:style style:name="T1903" style:parent-style-name="Προεπιλεγμένηγραμματοσειρά" style:family="text">
      <style:text-properties fo:language="el" fo:country="GR"/>
    </style:style>
    <style:style style:name="T1904" style:parent-style-name="Προεπιλεγμένηγραμματοσειρά" style:family="text">
      <style:text-properties fo:language="el" fo:country="GR"/>
    </style:style>
    <style:style style:name="T1905" style:parent-style-name="Προεπιλεγμένηγραμματοσειρά" style:family="text">
      <style:text-properties fo:language="el" fo:country="GR"/>
    </style:style>
    <style:style style:name="P1906" style:parent-style-name="Βασικό" style:family="paragraph">
      <style:paragraph-properties fo:text-align="justify" fo:line-height="150%" fo:margin-left="1.5in" fo:text-indent="-1.25in">
        <style:tab-stops/>
      </style:paragraph-properties>
    </style:style>
    <style:style style:name="T1907" style:parent-style-name="Προεπιλεγμένηγραμματοσειρά" style:family="text">
      <style:text-properties fo:language="el" fo:country="GR"/>
    </style:style>
    <style:style style:name="T1908" style:parent-style-name="Προεπιλεγμένηγραμματοσειρά" style:family="text">
      <style:text-properties fo:language="el" fo:country="GR"/>
    </style:style>
    <style:style style:name="T1909" style:parent-style-name="Προεπιλεγμένηγραμματοσειρά" style:family="text">
      <style:text-properties fo:language="el" fo:country="GR"/>
    </style:style>
    <style:style style:name="T1910" style:parent-style-name="Προεπιλεγμένηγραμματοσειρά" style:family="text">
      <style:text-properties fo:language="el" fo:country="GR"/>
    </style:style>
    <style:style style:name="P1911" style:parent-style-name="Βασικό" style:family="paragraph">
      <style:paragraph-properties fo:text-align="justify" fo:line-height="150%" fo:margin-left="1.5in" fo:text-indent="-1.25in">
        <style:tab-stops/>
      </style:paragraph-properties>
    </style:style>
    <style:style style:name="T1912" style:parent-style-name="Προεπιλεγμένηγραμματοσειρά" style:family="text">
      <style:text-properties fo:language="el" fo:country="GR"/>
    </style:style>
    <style:style style:name="T1913" style:parent-style-name="Προεπιλεγμένηγραμματοσειρά" style:family="text">
      <style:text-properties fo:language="el" fo:country="GR"/>
    </style:style>
    <style:style style:name="T1914" style:parent-style-name="Προεπιλεγμένηγραμματοσειρά" style:family="text">
      <style:text-properties fo:language="el" fo:country="GR"/>
    </style:style>
    <style:style style:name="P1915" style:parent-style-name="Βασικό" style:family="paragraph">
      <style:paragraph-properties fo:text-align="justify" fo:line-height="150%" fo:text-indent="0.25in"/>
      <style:text-properties fo:language="el" fo:country="GR"/>
    </style:style>
    <style:style style:name="P1916"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917" style:parent-style-name="Βασικό" style:family="paragraph">
      <style:paragraph-properties fo:text-align="justify" fo:line-height="150%" fo:text-indent="0.25in"/>
    </style:style>
    <style:style style:name="T1918" style:parent-style-name="Προεπιλεγμένηγραμματοσειρά" style:family="text">
      <style:text-properties style:font-name-complex="Arial" fo:color="#000000"/>
    </style:style>
    <style:style style:name="T1919" style:parent-style-name="Προεπιλεγμένηγραμματοσειρά" style:family="text">
      <style:text-properties style:font-name-complex="Arial" fo:color="#000000" fo:language="el" fo:country="GR"/>
    </style:style>
    <style:style style:name="T1920" style:parent-style-name="Προεπιλεγμένηγραμματοσειρά" style:family="text">
      <style:text-properties style:font-name-complex="Arial" fo:color="#000000"/>
    </style:style>
    <style:style style:name="T1921" style:parent-style-name="Προεπιλεγμένηγραμματοσειρά" style:family="text">
      <style:text-properties style:font-name-complex="Arial" fo:color="#000000" fo:language="el" fo:country="GR"/>
    </style:style>
    <style:style style:name="P1922" style:parent-style-name="Βασικό" style:family="paragraph">
      <style:paragraph-properties fo:text-align="justify" fo:line-height="150%" fo:text-indent="0.25in"/>
    </style:style>
    <style:style style:name="T1923" style:parent-style-name="Προεπιλεγμένηγραμματοσειρά" style:family="text">
      <style:text-properties style:font-name-complex="Arial" fo:color="#000000"/>
    </style:style>
    <style:style style:name="T1924" style:parent-style-name="Προεπιλεγμένηγραμματοσειρά" style:family="text">
      <style:text-properties style:font-name-complex="Arial" fo:color="#000000" fo:language="el" fo:country="GR"/>
    </style:style>
    <style:style style:name="T1925" style:parent-style-name="Προεπιλεγμένηγραμματοσειρά" style:family="text">
      <style:text-properties style:font-name-complex="Arial" fo:color="#000000"/>
    </style:style>
    <style:style style:name="T1926" style:parent-style-name="Προεπιλεγμένηγραμματοσειρά" style:family="text">
      <style:text-properties style:font-name-complex="Arial" fo:color="#000000" fo:language="el" fo:country="GR"/>
    </style:style>
    <style:style style:name="T1927" style:parent-style-name="Προεπιλεγμένηγραμματοσειρά" style:family="text">
      <style:text-properties style:font-name-complex="Arial" fo:color="#000000"/>
    </style:style>
    <style:style style:name="T1928" style:parent-style-name="Προεπιλεγμένηγραμματοσειρά" style:family="text">
      <style:text-properties style:font-name-complex="Arial" fo:color="#000000" fo:language="el" fo:country="GR"/>
    </style:style>
    <style:style style:name="P1929" style:parent-style-name="Βασικό" style:family="paragraph">
      <style:paragraph-properties fo:text-align="justify" fo:line-height="150%" fo:text-indent="0.25in"/>
      <style:text-properties fo:language="el" fo:country="GR"/>
    </style:style>
    <style:style style:name="P1930" style:parent-style-name="Βασικό" style:family="paragraph">
      <style:paragraph-properties fo:text-align="justify" fo:line-height="150%" fo:margin-left="1.5in" fo:text-indent="-1.5in">
        <style:tab-stops/>
      </style:paragraph-properties>
    </style:style>
    <style:style style:name="T1931" style:parent-style-name="Προεπιλεγμένηγραμματοσειρά" style:family="text">
      <style:text-properties fo:font-weight="bold" style:font-weight-asian="bold" fo:font-size="12pt" style:font-size-asian="12pt" style:font-size-complex="12pt" fo:language="el" fo:country="GR"/>
    </style:style>
    <style:style style:name="T1932" style:parent-style-name="Προεπιλεγμένηγραμματοσειρά" style:family="text">
      <style:text-properties fo:font-weight="bold" style:font-weight-asian="bold" fo:font-size="12pt" style:font-size-asian="12pt" style:font-size-complex="12pt"/>
    </style:style>
    <style:style style:name="P1933" style:parent-style-name="Βασικό" style:family="paragraph">
      <style:paragraph-properties style:text-autospace="none" fo:text-align="justify" fo:margin-bottom="0in" fo:line-height="150%" fo:text-indent="0.25in"/>
    </style:style>
    <style:style style:name="T1934" style:parent-style-name="Προεπιλεγμένηγραμματοσειρά" style:family="text">
      <style:text-properties style:font-name-complex="Arial" fo:color="#000000"/>
    </style:style>
    <style:style style:name="P1935" style:parent-style-name="Βασικό" style:family="paragraph">
      <style:paragraph-properties style:text-autospace="none" fo:text-align="justify" fo:margin-bottom="0in" fo:line-height="150%"/>
      <style:text-properties style:font-name-complex="Arial" fo:color="#000000"/>
    </style:style>
    <style:style style:name="P1936" style:parent-style-name="Βασικό" style:family="paragraph">
      <style:paragraph-properties style:text-autospace="none" fo:text-align="justify" fo:margin-bottom="0in" fo:line-height="150%"/>
    </style:style>
    <style:style style:name="T1937" style:parent-style-name="Προεπιλεγμένηγραμματοσειρά" style:family="text">
      <style:text-properties style:font-name-complex="Arial" fo:color="#000000"/>
    </style:style>
    <style:style style:name="P1938" style:parent-style-name="Βασικό" style:family="paragraph">
      <style:paragraph-properties style:text-autospace="none" fo:text-align="justify" fo:margin-bottom="0in" fo:line-height="150%"/>
      <style:text-properties style:font-name-complex="Arial" fo:color="#000000"/>
    </style:style>
    <style:style style:name="P1939" style:parent-style-name="Βασικό" style:family="paragraph">
      <style:paragraph-properties style:text-autospace="none" fo:text-align="justify" fo:margin-bottom="0in" fo:line-height="150%"/>
    </style:style>
    <style:style style:name="T1940" style:parent-style-name="Προεπιλεγμένηγραμματοσειρά" style:family="text">
      <style:text-properties style:font-name-complex="Arial" fo:color="#000000"/>
    </style:style>
    <style:style style:name="P1941" style:parent-style-name="Βασικό" style:family="paragraph">
      <style:paragraph-properties style:text-autospace="none" fo:text-align="justify" fo:margin-bottom="0in" fo:line-height="150%" fo:text-indent="0.25in"/>
    </style:style>
    <style:style style:name="T1942" style:parent-style-name="Προεπιλεγμένηγραμματοσειρά" style:family="text">
      <style:text-properties style:font-name-complex="Arial" fo:color="#000000"/>
    </style:style>
    <style:style style:name="T1943" style:parent-style-name="Προεπιλεγμένηγραμματοσειρά" style:family="text">
      <style:text-properties style:font-name-complex="Arial" fo:color="#000000" fo:language="el" fo:country="GR"/>
    </style:style>
    <style:style style:name="T1944" style:parent-style-name="Προεπιλεγμένηγραμματοσειρά" style:family="text">
      <style:text-properties style:font-name-complex="Arial" fo:color="#000000"/>
    </style:style>
    <style:style style:name="P1945" style:parent-style-name="Βασικό" style:family="paragraph">
      <style:paragraph-properties style:text-autospace="none" fo:text-align="justify" fo:margin-bottom="0in" fo:line-height="150%"/>
    </style:style>
    <style:style style:name="T1946" style:parent-style-name="Προεπιλεγμένηγραμματοσειρά" style:family="text">
      <style:text-properties style:font-name-complex="Arial" fo:color="#000000"/>
    </style:style>
    <style:style style:name="P1947" style:parent-style-name="Βασικό" style:family="paragraph">
      <style:paragraph-properties style:text-autospace="none" fo:text-align="justify" fo:margin-bottom="0in" fo:line-height="150%" fo:text-indent="0.25in"/>
      <style:text-properties style:font-name-complex="Arial" fo:color="#000000"/>
    </style:style>
    <style:style style:name="P1948" style:parent-style-name="Βασικό" style:family="paragraph">
      <style:paragraph-properties style:text-autospace="none" fo:text-align="justify" fo:margin-bottom="0in" fo:line-height="150%"/>
    </style:style>
    <style:style style:name="T1949" style:parent-style-name="Προεπιλεγμένηγραμματοσειρά" style:family="text">
      <style:text-properties style:font-name-complex="Arial" fo:color="#000000"/>
    </style:style>
    <style:style style:name="P1950" style:parent-style-name="Βασικό" style:family="paragraph">
      <style:paragraph-properties style:text-autospace="none" fo:text-align="justify" fo:margin-bottom="0in" fo:line-height="150%" fo:text-indent="0.25in"/>
    </style:style>
    <style:style style:name="T1951" style:parent-style-name="Προεπιλεγμένηγραμματοσειρά" style:family="text">
      <style:text-properties style:font-name-complex="Arial" fo:color="#000000"/>
    </style:style>
    <style:style style:name="T1952" style:parent-style-name="Προεπιλεγμένηγραμματοσειρά" style:family="text">
      <style:text-properties style:font-name-complex="Arial" fo:color="#000000" fo:language="el" fo:country="GR"/>
    </style:style>
    <style:style style:name="T1953" style:parent-style-name="Προεπιλεγμένηγραμματοσειρά" style:family="text">
      <style:text-properties style:font-name-complex="Arial" fo:color="#000000"/>
    </style:style>
    <style:style style:name="P1954" style:parent-style-name="Βασικό" style:family="paragraph">
      <style:paragraph-properties style:text-autospace="none" fo:text-align="justify" fo:margin-bottom="0in" fo:line-height="150%"/>
      <style:text-properties style:font-name-complex="Arial" fo:color="#000000"/>
    </style:style>
    <style:style style:name="P1955" style:parent-style-name="Βασικό" style:family="paragraph">
      <style:paragraph-properties style:text-autospace="none" fo:text-align="justify" fo:margin-bottom="0in" fo:line-height="150%"/>
    </style:style>
    <style:style style:name="T1956" style:parent-style-name="Προεπιλεγμένηγραμματοσειρά" style:family="text">
      <style:text-properties style:font-name-complex="Arial" fo:color="#000000"/>
    </style:style>
    <style:style style:name="P1957" style:parent-style-name="Βασικό" style:family="paragraph">
      <style:paragraph-properties style:text-autospace="none" fo:text-align="justify" fo:margin-bottom="0in" fo:line-height="150%" fo:text-indent="0.25in"/>
      <style:text-properties style:font-name-complex="Arial" fo:color="#000000"/>
    </style:style>
    <style:style style:name="P1958" style:parent-style-name="Βασικό" style:family="paragraph">
      <style:paragraph-properties fo:text-align="justify" fo:line-height="150%"/>
      <style:text-properties style:font-name-complex="Arial" fo:color="#000000"/>
    </style:style>
    <style:style style:name="P1959" style:parent-style-name="Βασικό" style:family="paragraph">
      <style:paragraph-properties fo:text-align="justify" fo:line-height="150%"/>
      <style:text-properties fo:font-weight="bold" style:font-weight-asian="bold"/>
    </style:style>
    <style:style style:name="P1960" style:parent-style-name="Βασικό" style:family="paragraph">
      <style:paragraph-properties fo:text-align="justify" fo:line-height="150%" fo:margin-left="1.5in" fo:text-indent="-1.5in">
        <style:tab-stops/>
      </style:paragraph-properties>
    </style:style>
    <style:style style:name="T1961" style:parent-style-name="Προεπιλεγμένηγραμματοσειρά" style:family="text">
      <style:text-properties style:font-name="Arial" style:font-name-complex="Arial" fo:font-weight="bold" style:font-weight-asian="bold" fo:color="#000000" fo:font-size="10pt" style:font-size-asian="10pt" style:font-size-complex="10pt" fo:language="el" fo:country="GR"/>
    </style:style>
    <style:style style:name="T1962" style:parent-style-name="Προεπιλεγμένηγραμματοσειρά" style:family="text">
      <style:text-properties style:font-name="Arial" style:font-name-complex="Arial" fo:font-weight="bold" style:font-weight-asian="bold" fo:color="#000000" fo:font-size="10pt" style:font-size-asian="10pt" style:font-size-complex="10pt"/>
    </style:style>
    <style:style style:name="P196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6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6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6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67"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196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6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71" style:parent-style-name="Βασικό" style:family="paragraph">
      <style:paragraph-properties style:text-autospace="none" fo:text-align="justify" fo:margin-bottom="0in" fo:line-height="150%" fo:text-indent="0.25in"/>
    </style:style>
    <style:style style:name="T1972" style:parent-style-name="Προεπιλεγμένηγραμματοσειρά" style:family="text">
      <style:text-properties style:font-name="Arial" style:font-name-complex="Arial" fo:color="#000000" fo:font-size="10pt" style:font-size-asian="10pt" style:font-size-complex="10pt"/>
    </style:style>
    <style:style style:name="P1973"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974"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1975" style:parent-style-name="Βασικό" style:family="paragraph">
      <style:paragraph-properties style:text-autospace="none" fo:text-align="justify" fo:margin-bottom="0in" fo:line-height="150%" fo:margin-left="1in" fo:text-indent="0.5in">
        <style:tab-stops/>
      </style:paragraph-properties>
    </style:style>
    <style:style style:name="P19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1977" style:parent-style-name="Βασικό" style:family="paragraph">
      <style:paragraph-properties style:text-autospace="none" fo:text-align="justify" fo:margin-bottom="0in" fo:line-height="150%" fo:text-indent="0.25in"/>
    </style:style>
    <style:style style:name="T1978" style:parent-style-name="Προεπιλεγμένηγραμματοσειρά" style:family="text">
      <style:text-properties style:font-name="Arial" style:font-name-complex="Arial" fo:color="#000000" fo:font-size="10pt" style:font-size-asian="10pt" style:font-size-complex="10pt"/>
    </style:style>
    <style:style style:name="P1979" style:parent-style-name="Βασικό" style:family="paragraph">
      <style:paragraph-properties fo:text-align="justify" fo:line-height="150%" fo:text-indent="0.25in"/>
    </style:style>
    <style:style style:name="T1980" style:parent-style-name="Προεπιλεγμένηγραμματοσειρά" style:family="text">
      <style:text-properties style:font-name="Arial" style:font-name-complex="Arial" fo:color="#000000" fo:font-size="10pt" style:font-size-asian="10pt" style:font-size-complex="10pt"/>
    </style:style>
    <style:style style:name="P198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82" style:parent-style-name="Βασικό" style:family="paragraph">
      <style:paragraph-properties fo:text-align="justify" fo:line-height="150%" fo:text-indent="0.25in"/>
    </style:style>
    <style:style style:name="T1983" style:parent-style-name="Προεπιλεγμένηγραμματοσειρά" style:family="text">
      <style:text-properties fo:language="el" fo:country="GR"/>
    </style:style>
    <style:style style:name="T1984" style:parent-style-name="Προεπιλεγμένηγραμματοσειρά" style:family="text">
      <style:text-properties fo:language="el" fo:country="GR"/>
    </style:style>
    <style:style style:name="P1985" style:parent-style-name="Βασικό" style:family="paragraph">
      <style:paragraph-properties fo:text-align="justify" fo:line-height="150%" fo:text-indent="0.25in"/>
      <style:text-properties fo:language="el" fo:country="GR"/>
    </style:style>
    <style:style style:name="P198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87" style:parent-style-name="Βασικό" style:family="paragraph">
      <style:paragraph-properties style:text-autospace="none" fo:text-align="justify" fo:margin-bottom="0in" fo:line-height="150%" fo:text-indent="0.25in"/>
    </style:style>
    <style:style style:name="T1988"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198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90"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991" style:parent-style-name="Βασικό" style:family="paragraph">
      <style:paragraph-properties fo:text-align="justify" fo:line-height="150%" fo:margin-left="1.5in" fo:text-indent="-1.25in">
        <style:tab-stops/>
      </style:paragraph-properties>
      <style:text-properties fo:language="el" fo:country="GR"/>
    </style:style>
    <style:style style:name="P199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199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1994" style:parent-style-name="Βασικό" style:family="paragraph">
      <style:paragraph-properties fo:text-align="justify" fo:line-height="150%" fo:text-indent="0.25in"/>
    </style:style>
    <style:style style:name="T1995" style:parent-style-name="Προεπιλεγμένηγραμματοσειρά" style:family="text">
      <style:text-properties fo:language="el" fo:country="GR"/>
    </style:style>
    <style:style style:name="T1996" style:parent-style-name="Προεπιλεγμένηγραμματοσειρά" style:family="text">
      <style:text-properties fo:language="el" fo:country="GR"/>
    </style:style>
    <style:style style:name="T1997" style:parent-style-name="Προεπιλεγμένηγραμματοσειρά" style:family="text">
      <style:text-properties fo:language="el" fo:country="GR"/>
    </style:style>
    <style:style style:name="T1998" style:parent-style-name="Προεπιλεγμένηγραμματοσειρά" style:family="text">
      <style:text-properties fo:language="el" fo:country="GR"/>
    </style:style>
    <style:style style:name="T1999" style:parent-style-name="Προεπιλεγμένηγραμματοσειρά" style:family="text">
      <style:text-properties fo:language="el" fo:country="GR"/>
    </style:style>
    <style:style style:name="T2000" style:parent-style-name="Προεπιλεγμένηγραμματοσειρά" style:family="text">
      <style:text-properties fo:language="el" fo:country="GR"/>
    </style:style>
    <style:style style:name="P2001" style:parent-style-name="Βασικό" style:family="paragraph">
      <style:paragraph-properties fo:text-align="justify" fo:line-height="150%" fo:text-indent="0.25in"/>
    </style:style>
    <style:style style:name="T2002" style:parent-style-name="Προεπιλεγμένηγραμματοσειρά" style:family="text">
      <style:text-properties fo:language="el" fo:country="GR"/>
    </style:style>
    <style:style style:name="T2003" style:parent-style-name="Προεπιλεγμένηγραμματοσειρά" style:family="text">
      <style:text-properties fo:language="el" fo:country="GR"/>
    </style:style>
    <style:style style:name="P2004" style:parent-style-name="Βασικό" style:family="paragraph">
      <style:paragraph-properties fo:text-align="justify" fo:line-height="150%" fo:text-indent="0.25in"/>
      <style:text-properties fo:language="el" fo:country="GR"/>
    </style:style>
    <style:style style:name="P200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06" style:parent-style-name="Βασικό" style:family="paragraph">
      <style:paragraph-properties fo:text-align="justify" fo:line-height="150%" fo:text-indent="0.25in"/>
    </style:style>
    <style:style style:name="T2007" style:parent-style-name="Προεπιλεγμένηγραμματοσειρά" style:family="text">
      <style:text-properties fo:language="el" fo:country="GR"/>
    </style:style>
    <style:style style:name="T2008" style:parent-style-name="Προεπιλεγμένηγραμματοσειρά" style:family="text">
      <style:text-properties fo:language="el" fo:country="GR"/>
    </style:style>
    <style:style style:name="T2009" style:parent-style-name="Προεπιλεγμένηγραμματοσειρά" style:family="text">
      <style:text-properties fo:language="el" fo:country="GR"/>
    </style:style>
    <style:style style:name="P2010"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2011" style:parent-style-name="Βασικό" style:family="paragraph">
      <style:paragraph-properties fo:text-align="justify" fo:line-height="150%" fo:text-indent="0.25in"/>
      <style:text-properties fo:font-weight="bold" style:font-weight-asian="bold" fo:font-size="12pt" style:font-size-asian="12pt" style:font-size-complex="12pt" fo:language="el" fo:country="GR"/>
    </style:style>
    <style:style style:name="P2012"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2013" style:parent-style-name="Βασικό" style:family="paragraph">
      <style:paragraph-properties fo:text-align="justify" fo:line-height="150%" fo:text-indent="0.25in"/>
    </style:style>
    <style:style style:name="T2014" style:parent-style-name="Προεπιλεγμένηγραμματοσειρά" style:family="text">
      <style:text-properties style:font-name-complex="Arial"/>
    </style:style>
    <style:style style:name="P2015" style:parent-style-name="Βασικό" style:family="paragraph">
      <style:paragraph-properties fo:text-align="justify" fo:line-height="150%" fo:text-indent="0.25in"/>
      <style:text-properties style:font-name-complex="Arial" fo:language="el" fo:country="GR"/>
    </style:style>
    <style:style style:name="P2016" style:parent-style-name="Βασικό" style:family="paragraph">
      <style:paragraph-properties fo:text-align="justify" fo:line-height="150%" fo:margin-left="1.5in" fo:text-indent="-1.5in">
        <style:tab-stops/>
      </style:paragraph-properties>
      <style:text-properties style:font-name-complex="Arial" fo:font-weight="bold" style:font-weight-asian="bold" fo:color="#000000" fo:font-size="12pt" style:font-size-asian="12pt" style:font-size-complex="12pt" fo:language="el" fo:country="GR"/>
    </style:style>
    <style:style style:name="P201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1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25" style:parent-style-name="Βασικό" style:family="paragraph">
      <style:paragraph-properties fo:text-align="justify" fo:line-height="150%" fo:text-indent="0.25in"/>
    </style:style>
    <style:style style:name="T2026" style:parent-style-name="Προεπιλεγμένηγραμματοσειρά" style:family="text">
      <style:text-properties style:font-name="Arial" style:font-name-complex="Arial" fo:color="#000000" fo:font-size="10pt" style:font-size-asian="10pt" style:font-size-complex="10pt"/>
    </style:style>
    <style:style style:name="P2027" style:parent-style-name="Βασικό" style:family="paragraph">
      <style:paragraph-properties fo:text-align="justify" fo:line-height="150%"/>
      <style:text-properties style:font-name="Arial" style:font-name-complex="Arial" fo:font-size="10pt" style:font-size-asian="10pt" style:font-size-complex="10pt"/>
    </style:style>
    <style:style style:name="P2028"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29" style:parent-style-name="Βασικό" style:family="paragraph">
      <style:paragraph-properties fo:text-align="justify" fo:line-height="150%" fo:text-indent="0.25in"/>
    </style:style>
    <style:style style:name="T2030" style:parent-style-name="Προεπιλεγμένηγραμματοσειρά" style:family="text">
      <style:text-properties fo:language="el" fo:country="GR"/>
    </style:style>
    <style:style style:name="T2031" style:parent-style-name="Προεπιλεγμένηγραμματοσειρά" style:family="text">
      <style:text-properties fo:language="el" fo:country="GR"/>
    </style:style>
    <style:style style:name="P2032" style:parent-style-name="Βασικό" style:family="paragraph">
      <style:paragraph-properties fo:text-align="justify" fo:line-height="150%" fo:text-indent="0.25in"/>
      <style:text-properties fo:language="el" fo:country="GR"/>
    </style:style>
    <style:style style:name="P2033" style:parent-style-name="Βασικό" style:family="paragraph">
      <style:paragraph-properties fo:text-align="justify" fo:line-height="150%"/>
    </style:style>
    <style:style style:name="T2034" style:parent-style-name="Προεπιλεγμένηγραμματοσειρά" style:family="text">
      <style:text-properties fo:font-weight="bold" style:font-weight-asian="bold" fo:font-size="12pt" style:font-size-asian="12pt" style:font-size-complex="12pt" fo:language="el" fo:country="GR"/>
    </style:style>
    <style:style style:name="P203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36" style:parent-style-name="Βασικό" style:family="paragraph">
      <style:paragraph-properties style:text-autospace="none" fo:text-align="justify" fo:margin-bottom="0in" fo:line-height="150%" fo:text-indent="0.25in"/>
    </style:style>
    <style:style style:name="P203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3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3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4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04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042"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04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044" style:parent-style-name="Βασικό" style:family="paragraph">
      <style:paragraph-properties fo:text-align="justify" fo:line-height="150%" fo:margin-left="1.5in" fo:text-indent="-1.25in">
        <style:tab-stops/>
      </style:paragraph-properties>
    </style:style>
    <style:style style:name="T2045" style:parent-style-name="Προεπιλεγμένηγραμματοσειρά" style:family="text">
      <style:text-properties style:font-name-complex="Arial" fo:color="#000000"/>
    </style:style>
    <style:style style:name="T2046" style:parent-style-name="Προεπιλεγμένηγραμματοσειρά" style:family="text">
      <style:text-properties style:font-name-complex="Arial" fo:color="#000000" fo:language="el" fo:country="GR"/>
    </style:style>
    <style:style style:name="T2047" style:parent-style-name="Προεπιλεγμένηγραμματοσειρά" style:family="text">
      <style:text-properties style:font-name-complex="Arial" fo:color="#000000" fo:language="el" fo:country="GR"/>
    </style:style>
    <style:style style:name="P2048" style:parent-style-name="Βασικό" style:family="paragraph">
      <style:paragraph-properties fo:text-align="justify" fo:line-height="150%" fo:margin-left="1.5in" fo:text-indent="-1.25in">
        <style:tab-stops/>
      </style:paragraph-properties>
    </style:style>
    <style:style style:name="T2049" style:parent-style-name="Προεπιλεγμένηγραμματοσειρά" style:family="text">
      <style:text-properties style:font-name-complex="Arial" fo:color="#000000"/>
    </style:style>
    <style:style style:name="T2050" style:parent-style-name="Προεπιλεγμένηγραμματοσειρά" style:family="text">
      <style:text-properties style:font-name-complex="Arial" fo:color="#000000" fo:language="el" fo:country="GR"/>
    </style:style>
    <style:style style:name="T2051" style:parent-style-name="Προεπιλεγμένηγραμματοσειρά" style:family="text">
      <style:text-properties style:font-name-complex="Arial" fo:color="#000000"/>
    </style:style>
    <style:style style:name="T2052" style:parent-style-name="Προεπιλεγμένηγραμματοσειρά" style:family="text">
      <style:text-properties style:font-name-complex="Arial" fo:color="#000000" fo:language="el" fo:country="GR"/>
    </style:style>
    <style:style style:name="T2053" style:parent-style-name="Προεπιλεγμένηγραμματοσειρά" style:family="text">
      <style:text-properties style:font-name-complex="Arial" fo:color="#000000"/>
    </style:style>
    <style:style style:name="T2054" style:parent-style-name="Προεπιλεγμένηγραμματοσειρά" style:family="text">
      <style:text-properties style:font-name-complex="Arial" fo:color="#000000" fo:language="el" fo:country="GR"/>
    </style:style>
    <style:style style:name="P2055" style:parent-style-name="Βασικό" style:family="paragraph">
      <style:paragraph-properties fo:text-align="justify" fo:line-height="150%" fo:margin-left="1.5in" fo:text-indent="-1.25in">
        <style:tab-stops/>
      </style:paragraph-properties>
    </style:style>
    <style:style style:name="T2056" style:parent-style-name="Προεπιλεγμένηγραμματοσειρά" style:family="text">
      <style:text-properties style:font-name-complex="Arial" fo:color="#000000"/>
    </style:style>
    <style:style style:name="T2057" style:parent-style-name="Προεπιλεγμένηγραμματοσειρά" style:family="text">
      <style:text-properties style:font-name-complex="Arial" fo:color="#000000" fo:language="el" fo:country="GR"/>
    </style:style>
    <style:style style:name="T2058" style:parent-style-name="Προεπιλεγμένηγραμματοσειρά" style:family="text">
      <style:text-properties style:font-name-complex="Arial" fo:color="#000000"/>
    </style:style>
    <style:style style:name="T2059" style:parent-style-name="Προεπιλεγμένηγραμματοσειρά" style:family="text">
      <style:text-properties style:font-name-complex="Arial" fo:color="#000000" fo:language="el" fo:country="GR"/>
    </style:style>
    <style:style style:name="T2060" style:parent-style-name="Προεπιλεγμένηγραμματοσειρά" style:family="text">
      <style:text-properties style:font-name-complex="Arial" fo:color="#000000"/>
    </style:style>
    <style:style style:name="T2061" style:parent-style-name="Προεπιλεγμένηγραμματοσειρά" style:family="text">
      <style:text-properties style:font-name-complex="Arial" fo:color="#000000" fo:language="el" fo:country="GR"/>
    </style:style>
    <style:style style:name="T2062" style:parent-style-name="Προεπιλεγμένηγραμματοσειρά" style:family="text">
      <style:text-properties style:font-name-complex="Arial" fo:color="#000000"/>
    </style:style>
    <style:style style:name="T2063" style:parent-style-name="Προεπιλεγμένηγραμματοσειρά" style:family="text">
      <style:text-properties style:font-name-complex="Arial" fo:color="#000000" fo:language="el" fo:country="GR"/>
    </style:style>
    <style:style style:name="T2064" style:parent-style-name="Προεπιλεγμένηγραμματοσειρά" style:family="text">
      <style:text-properties style:font-name-complex="Arial" fo:color="#000000"/>
    </style:style>
    <style:style style:name="T2065" style:parent-style-name="Προεπιλεγμένηγραμματοσειρά" style:family="text">
      <style:text-properties style:font-name-complex="Arial" fo:color="#000000" fo:language="el" fo:country="GR"/>
    </style:style>
    <style:style style:name="T2066" style:parent-style-name="Προεπιλεγμένηγραμματοσειρά" style:family="text">
      <style:text-properties style:font-name-complex="Arial" fo:color="#000000"/>
    </style:style>
    <style:style style:name="T2067" style:parent-style-name="Προεπιλεγμένηγραμματοσειρά" style:family="text">
      <style:text-properties style:font-name-complex="Arial" fo:color="#000000" fo:language="el" fo:country="GR"/>
    </style:style>
    <style:style style:name="T2068" style:parent-style-name="Προεπιλεγμένηγραμματοσειρά" style:family="text">
      <style:text-properties style:font-name-complex="Arial" fo:color="#000000"/>
    </style:style>
    <style:style style:name="T2069" style:parent-style-name="Προεπιλεγμένηγραμματοσειρά" style:family="text">
      <style:text-properties style:font-name-complex="Arial" fo:color="#000000" fo:language="el" fo:country="GR"/>
    </style:style>
    <style:style style:name="T2070" style:parent-style-name="Προεπιλεγμένηγραμματοσειρά" style:family="text">
      <style:text-properties style:font-name-complex="Arial" fo:color="#000000"/>
    </style:style>
    <style:style style:name="T2071" style:parent-style-name="Προεπιλεγμένηγραμματοσειρά" style:family="text">
      <style:text-properties style:font-name-complex="Arial" fo:color="#000000" fo:language="el" fo:country="GR"/>
    </style:style>
    <style:style style:name="T2072" style:parent-style-name="Προεπιλεγμένηγραμματοσειρά" style:family="text">
      <style:text-properties style:font-name-complex="Arial" fo:color="#000000"/>
    </style:style>
    <style:style style:name="T2073" style:parent-style-name="Προεπιλεγμένηγραμματοσειρά" style:family="text">
      <style:text-properties style:font-name-complex="Arial" fo:color="#000000" fo:language="el" fo:country="GR"/>
    </style:style>
    <style:style style:name="T2074" style:parent-style-name="Προεπιλεγμένηγραμματοσειρά" style:family="text">
      <style:text-properties style:font-name-complex="Arial" fo:color="#000000"/>
    </style:style>
    <style:style style:name="T2075" style:parent-style-name="Προεπιλεγμένηγραμματοσειρά" style:family="text">
      <style:text-properties style:font-name-complex="Arial" fo:color="#000000" fo:language="el" fo:country="GR"/>
    </style:style>
    <style:style style:name="T2076" style:parent-style-name="Προεπιλεγμένηγραμματοσειρά" style:family="text">
      <style:text-properties style:font-name-complex="Arial" fo:color="#000000"/>
    </style:style>
    <style:style style:name="T2077" style:parent-style-name="Προεπιλεγμένηγραμματοσειρά" style:family="text">
      <style:text-properties style:font-name-complex="Arial" fo:color="#000000" fo:language="el" fo:country="GR"/>
    </style:style>
    <style:style style:name="T2078" style:parent-style-name="Προεπιλεγμένηγραμματοσειρά" style:family="text">
      <style:text-properties style:font-name-complex="Arial" fo:color="#000000"/>
    </style:style>
    <style:style style:name="T2079" style:parent-style-name="Προεπιλεγμένηγραμματοσειρά" style:family="text">
      <style:text-properties style:font-name-complex="Arial" fo:color="#000000" fo:language="el" fo:country="GR"/>
    </style:style>
    <style:style style:name="P2080" style:parent-style-name="Βασικό" style:family="paragraph">
      <style:paragraph-properties fo:text-align="justify" fo:line-height="150%"/>
      <style:text-properties style:font-name-complex="Arial" fo:color="#000000" fo:language="el" fo:country="GR"/>
    </style:style>
    <style:style style:name="P208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082" style:parent-style-name="Βασικό" style:family="paragraph">
      <style:paragraph-properties fo:text-align="justify" fo:line-height="150%" fo:text-indent="0.25in"/>
    </style:style>
    <style:style style:name="T2083" style:parent-style-name="Προεπιλεγμένηγραμματοσειρά" style:family="text">
      <style:text-properties fo:language="el" fo:country="GR"/>
    </style:style>
    <style:style style:name="T2084" style:parent-style-name="Προεπιλεγμένηγραμματοσειρά" style:family="text">
      <style:text-properties fo:language="el" fo:country="GR"/>
    </style:style>
    <style:style style:name="T2085" style:parent-style-name="Προεπιλεγμένηγραμματοσειρά" style:family="text">
      <style:text-properties fo:language="el" fo:country="GR"/>
    </style:style>
    <style:style style:name="T2086" style:parent-style-name="Προεπιλεγμένηγραμματοσειρά" style:family="text">
      <style:text-properties fo:language="el" fo:country="GR"/>
    </style:style>
    <style:style style:name="T2087" style:parent-style-name="Προεπιλεγμένηγραμματοσειρά" style:family="text">
      <style:text-properties fo:language="el" fo:country="GR"/>
    </style:style>
    <style:style style:name="T2088" style:parent-style-name="Προεπιλεγμένηγραμματοσειρά" style:family="text">
      <style:text-properties fo:language="el" fo:country="GR"/>
    </style:style>
    <style:style style:name="T2089" style:parent-style-name="Προεπιλεγμένηγραμματοσειρά" style:family="text">
      <style:text-properties fo:language="el" fo:country="GR"/>
    </style:style>
    <style:style style:name="P2090" style:parent-style-name="Βασικό" style:family="paragraph">
      <style:paragraph-properties fo:text-align="justify" fo:line-height="150%" fo:text-indent="0.25in"/>
    </style:style>
    <style:style style:name="T2091" style:parent-style-name="Προεπιλεγμένηγραμματοσειρά" style:family="text">
      <style:text-properties fo:language="el" fo:country="GR"/>
    </style:style>
    <style:style style:name="T2092" style:parent-style-name="Προεπιλεγμένηγραμματοσειρά" style:family="text">
      <style:text-properties fo:language="el" fo:country="GR"/>
    </style:style>
    <style:style style:name="T2093" style:parent-style-name="Προεπιλεγμένηγραμματοσειρά" style:family="text">
      <style:text-properties fo:language="el" fo:country="GR"/>
    </style:style>
    <style:style style:name="T2094" style:parent-style-name="Προεπιλεγμένηγραμματοσειρά" style:family="text">
      <style:text-properties fo:language="el" fo:country="GR"/>
    </style:style>
    <style:style style:name="T2095" style:parent-style-name="Προεπιλεγμένηγραμματοσειρά" style:family="text">
      <style:text-properties fo:language="el" fo:country="GR"/>
    </style:style>
    <style:style style:name="T2096" style:parent-style-name="Προεπιλεγμένηγραμματοσειρά" style:family="text">
      <style:text-properties fo:language="el" fo:country="GR"/>
    </style:style>
    <style:style style:name="T2097" style:parent-style-name="Προεπιλεγμένηγραμματοσειρά" style:family="text">
      <style:text-properties fo:language="el" fo:country="GR"/>
    </style:style>
    <style:style style:name="T2098" style:parent-style-name="Προεπιλεγμένηγραμματοσειρά" style:family="text">
      <style:text-properties fo:language="el" fo:country="GR"/>
    </style:style>
    <style:style style:name="T2099" style:parent-style-name="Προεπιλεγμένηγραμματοσειρά" style:family="text">
      <style:text-properties fo:language="el" fo:country="GR"/>
    </style:style>
    <style:style style:name="T2100" style:parent-style-name="Προεπιλεγμένηγραμματοσειρά" style:family="text">
      <style:text-properties fo:language="el" fo:country="GR"/>
    </style:style>
    <style:style style:name="T2101" style:parent-style-name="Προεπιλεγμένηγραμματοσειρά" style:family="text">
      <style:text-properties fo:language="el" fo:country="GR"/>
    </style:style>
    <style:style style:name="T2102" style:parent-style-name="Προεπιλεγμένηγραμματοσειρά" style:family="text">
      <style:text-properties fo:language="el" fo:country="GR"/>
    </style:style>
    <style:style style:name="T2103" style:parent-style-name="Προεπιλεγμένηγραμματοσειρά" style:family="text">
      <style:text-properties fo:language="el" fo:country="GR"/>
    </style:style>
    <style:style style:name="T2104" style:parent-style-name="Προεπιλεγμένηγραμματοσειρά" style:family="text">
      <style:text-properties fo:language="el" fo:country="GR"/>
    </style:style>
    <style:style style:name="P2105" style:parent-style-name="Βασικό" style:family="paragraph">
      <style:paragraph-properties fo:text-align="justify" fo:line-height="150%" fo:text-indent="0.25in"/>
      <style:text-properties fo:language="el" fo:country="GR"/>
    </style:style>
    <style:style style:name="P210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107" style:parent-style-name="Βασικό" style:family="paragraph">
      <style:paragraph-properties fo:text-align="justify" fo:line-height="150%" fo:text-indent="0.25in"/>
    </style:style>
    <style:style style:name="T2108" style:parent-style-name="Προεπιλεγμένηγραμματοσειρά" style:family="text">
      <style:text-properties fo:language="el" fo:country="GR"/>
    </style:style>
    <style:style style:name="T2109" style:parent-style-name="Προεπιλεγμένηγραμματοσειρά" style:family="text">
      <style:text-properties fo:language="el" fo:country="GR"/>
    </style:style>
    <style:style style:name="T2110" style:parent-style-name="Προεπιλεγμένηγραμματοσειρά" style:family="text">
      <style:text-properties fo:language="el" fo:country="GR"/>
    </style:style>
    <style:style style:name="P2111" style:parent-style-name="Βασικό" style:family="paragraph">
      <style:paragraph-properties fo:text-align="justify" fo:line-height="150%" fo:text-indent="0.25in"/>
    </style:style>
    <style:style style:name="T2112" style:parent-style-name="Προεπιλεγμένηγραμματοσειρά" style:family="text">
      <style:text-properties fo:language="el" fo:country="GR"/>
    </style:style>
    <style:style style:name="T2113" style:parent-style-name="Προεπιλεγμένηγραμματοσειρά" style:family="text">
      <style:text-properties fo:language="el" fo:country="GR"/>
    </style:style>
    <style:style style:name="T2114" style:parent-style-name="Προεπιλεγμένηγραμματοσειρά" style:family="text">
      <style:text-properties fo:language="el" fo:country="GR"/>
    </style:style>
    <style:style style:name="P2115" style:parent-style-name="Βασικό" style:family="paragraph">
      <style:paragraph-properties fo:text-align="justify" fo:line-height="150%" fo:text-indent="0.25in"/>
      <style:text-properties fo:language="el" fo:country="GR"/>
    </style:style>
    <style:style style:name="P2116"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2117" style:parent-style-name="Βασικό" style:family="paragraph">
      <style:paragraph-properties fo:text-align="justify" fo:line-height="150%" fo:margin-left="1.5in" fo:text-indent="-1.25in">
        <style:tab-stops/>
      </style:paragraph-properties>
    </style:style>
    <style:style style:name="T2118" style:parent-style-name="Προεπιλεγμένηγραμματοσειρά" style:family="text">
      <style:text-properties style:font-name-complex="Arial" fo:color="#000000"/>
    </style:style>
    <style:style style:name="T2119" style:parent-style-name="Προεπιλεγμένηγραμματοσειρά" style:family="text">
      <style:text-properties style:font-name-complex="Arial" fo:color="#000000" fo:language="el" fo:country="GR"/>
    </style:style>
    <style:style style:name="T2120" style:parent-style-name="Προεπιλεγμένηγραμματοσειρά" style:family="text">
      <style:text-properties style:font-name-complex="Arial" fo:color="#000000"/>
    </style:style>
    <style:style style:name="T2121" style:parent-style-name="Προεπιλεγμένηγραμματοσειρά" style:family="text">
      <style:text-properties style:font-name-complex="Arial" fo:color="#000000" fo:language="el" fo:country="GR"/>
    </style:style>
    <style:style style:name="T2122" style:parent-style-name="Προεπιλεγμένηγραμματοσειρά" style:family="text">
      <style:text-properties style:font-name-complex="Arial" fo:color="#000000"/>
    </style:style>
    <style:style style:name="T2123" style:parent-style-name="Προεπιλεγμένηγραμματοσειρά" style:family="text">
      <style:text-properties style:font-name-complex="Arial" fo:color="#000000" fo:language="el" fo:country="GR"/>
    </style:style>
    <style:style style:name="T2124" style:parent-style-name="Προεπιλεγμένηγραμματοσειρά" style:family="text">
      <style:text-properties style:font-name-complex="Arial" fo:color="#000000"/>
    </style:style>
    <style:style style:name="P2125" style:parent-style-name="Βασικό" style:family="paragraph">
      <style:text-properties fo:language="el" fo:country="GR"/>
    </style:style>
    <style:style style:name="P2126" style:parent-style-name="Βασικό" style:family="paragraph">
      <style:paragraph-properties fo:text-align="justify" fo:line-height="150%"/>
    </style:style>
    <style:style style:name="T2127" style:parent-style-name="Προεπιλεγμένηγραμματοσειρά" style:family="text">
      <style:text-properties fo:font-weight="bold" style:font-weight-asian="bold" fo:font-size="12pt" style:font-size-asian="12pt" style:font-size-complex="12pt" fo:language="el" fo:country="GR"/>
    </style:style>
    <style:style style:name="P2128" style:parent-style-name="Βασικό" style:family="paragraph">
      <style:paragraph-properties fo:text-align="justify" fo:line-height="150%" fo:text-indent="0.25in"/>
    </style:style>
    <style:style style:name="T2129" style:parent-style-name="Προεπιλεγμένηγραμματοσειρά" style:family="text">
      <style:text-properties fo:language="el" fo:country="GR"/>
    </style:style>
    <style:style style:name="T2130" style:parent-style-name="Προεπιλεγμένηγραμματοσειρά" style:family="text">
      <style:text-properties fo:language="el" fo:country="GR"/>
    </style:style>
    <style:style style:name="P2131" style:parent-style-name="Βασικό" style:family="paragraph">
      <style:paragraph-properties fo:text-align="justify" fo:line-height="150%" fo:text-indent="0.25in"/>
      <style:text-properties fo:language="el" fo:country="GR"/>
    </style:style>
    <style:style style:name="P2132" style:parent-style-name="Βασικό" style:family="paragraph">
      <style:paragraph-properties fo:text-align="justify" fo:line-height="150%"/>
    </style:style>
    <style:style style:name="T2133" style:parent-style-name="Προεπιλεγμένηγραμματοσειρά" style:family="text">
      <style:text-properties fo:font-weight="bold" style:font-weight-asian="bold" fo:font-size="12pt" style:font-size-asian="12pt" style:font-size-complex="12pt" fo:language="el" fo:country="GR"/>
    </style:style>
    <style:style style:name="P2134" style:parent-style-name="Βασικό" style:family="paragraph">
      <style:paragraph-properties style:text-autospace="none" fo:text-align="justify" fo:margin-bottom="0in" fo:line-height="150%" fo:text-indent="0.25in"/>
    </style:style>
    <style:style style:name="T2135" style:parent-style-name="Προεπιλεγμένηγραμματοσειρά" style:family="text">
      <style:text-properties style:font-name="Arial" style:font-name-complex="Arial" fo:color="#000000" fo:font-size="10pt" style:font-size-asian="10pt" style:font-size-complex="10pt"/>
    </style:style>
    <style:style style:name="P2136"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137"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138"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139" style:parent-style-name="Βασικό" style:family="paragraph">
      <style:paragraph-properties fo:text-align="justify" fo:line-height="150%" fo:text-indent="0.25in"/>
    </style:style>
    <style:style style:name="T2140" style:parent-style-name="Προεπιλεγμένηγραμματοσειρά" style:family="text">
      <style:text-properties style:font-name-complex="Arial" fo:color="#000000"/>
    </style:style>
    <style:style style:name="T2141" style:parent-style-name="Προεπιλεγμένηγραμματοσειρά" style:family="text">
      <style:text-properties style:font-name-complex="Arial" fo:color="#000000" fo:language="el" fo:country="GR"/>
    </style:style>
    <style:style style:name="T2142" style:parent-style-name="Προεπιλεγμένηγραμματοσειρά" style:family="text">
      <style:text-properties style:font-name-complex="Arial" fo:color="#000000" fo:language="el" fo:country="GR"/>
    </style:style>
    <style:style style:name="P2143" style:parent-style-name="Βασικό" style:family="paragraph">
      <style:paragraph-properties fo:text-align="justify" fo:line-height="150%" fo:margin-left="1.5in" fo:text-indent="0.0312in">
        <style:tab-stops/>
      </style:paragraph-properties>
      <style:text-properties style:font-name-complex="Arial" fo:color="#000000" fo:language="el" fo:country="GR"/>
    </style:style>
    <style:style style:name="P2144" style:parent-style-name="Βασικό" style:family="paragraph">
      <style:paragraph-properties fo:text-align="justify" fo:line-height="150%" fo:text-indent="0.25in"/>
    </style:style>
    <style:style style:name="T2145" style:parent-style-name="Προεπιλεγμένηγραμματοσειρά" style:family="text">
      <style:text-properties style:font-name-complex="Arial" fo:color="#000000"/>
    </style:style>
    <style:style style:name="T2146" style:parent-style-name="Προεπιλεγμένηγραμματοσειρά" style:family="text">
      <style:text-properties style:font-name-complex="Arial" fo:color="#000000" fo:language="el" fo:country="GR"/>
    </style:style>
    <style:style style:name="T2147" style:parent-style-name="Προεπιλεγμένηγραμματοσειρά" style:family="text">
      <style:text-properties style:font-name-complex="Arial" fo:color="#000000" fo:language="el" fo:country="GR"/>
    </style:style>
    <style:style style:name="T2148" style:parent-style-name="Προεπιλεγμένηγραμματοσειρά" style:family="text">
      <style:text-properties style:font-name-complex="Arial" fo:color="#000000"/>
    </style:style>
    <style:style style:name="T2149" style:parent-style-name="Προεπιλεγμένηγραμματοσειρά" style:family="text">
      <style:text-properties style:font-name-complex="Arial" fo:color="#000000" fo:language="el" fo:country="GR"/>
    </style:style>
    <style:style style:name="P2150" style:parent-style-name="Βασικό" style:family="paragraph">
      <style:paragraph-properties fo:text-align="justify" fo:line-height="150%" fo:margin-left="1.5in" fo:text-indent="-1.25in">
        <style:tab-stops/>
      </style:paragraph-properties>
    </style:style>
    <style:style style:name="T2151" style:parent-style-name="Προεπιλεγμένηγραμματοσειρά" style:family="text">
      <style:text-properties style:font-name-complex="Arial" fo:color="#000000"/>
    </style:style>
    <style:style style:name="T2152" style:parent-style-name="Προεπιλεγμένηγραμματοσειρά" style:family="text">
      <style:text-properties style:font-name-complex="Arial" fo:color="#000000" fo:language="el" fo:country="GR"/>
    </style:style>
    <style:style style:name="T2153" style:parent-style-name="Προεπιλεγμένηγραμματοσειρά" style:family="text">
      <style:text-properties style:font-name-complex="Arial" fo:color="#000000" fo:language="el" fo:country="GR"/>
    </style:style>
    <style:style style:name="T2154" style:parent-style-name="Προεπιλεγμένηγραμματοσειρά" style:family="text">
      <style:text-properties style:font-name-complex="Arial" fo:color="#000000" fo:language="el" fo:country="GR"/>
    </style:style>
    <style:style style:name="P2155" style:parent-style-name="Βασικό" style:family="paragraph">
      <style:paragraph-properties fo:text-align="justify" fo:line-height="150%" fo:margin-left="1.5in" fo:text-indent="-1.25in">
        <style:tab-stops/>
      </style:paragraph-properties>
    </style:style>
    <style:style style:name="T2156" style:parent-style-name="Προεπιλεγμένηγραμματοσειρά" style:family="text">
      <style:text-properties style:font-name-complex="Arial" fo:color="#000000"/>
    </style:style>
    <style:style style:name="T2157" style:parent-style-name="Προεπιλεγμένηγραμματοσειρά" style:family="text">
      <style:text-properties style:font-name-complex="Arial" fo:color="#000000" fo:language="el" fo:country="GR"/>
    </style:style>
    <style:style style:name="T2158" style:parent-style-name="Προεπιλεγμένηγραμματοσειρά" style:family="text">
      <style:text-properties style:font-name-complex="Arial" fo:color="#000000"/>
    </style:style>
    <style:style style:name="T2159" style:parent-style-name="Προεπιλεγμένηγραμματοσειρά" style:family="text">
      <style:text-properties style:font-name-complex="Arial" fo:color="#000000" fo:language="el" fo:country="GR"/>
    </style:style>
    <style:style style:name="T2160" style:parent-style-name="Προεπιλεγμένηγραμματοσειρά" style:family="text">
      <style:text-properties style:font-name-complex="Arial" fo:color="#000000"/>
    </style:style>
    <style:style style:name="T2161" style:parent-style-name="Προεπιλεγμένηγραμματοσειρά" style:family="text">
      <style:text-properties style:font-name-complex="Arial" fo:color="#000000" fo:language="el" fo:country="GR"/>
    </style:style>
    <style:style style:name="T2162" style:parent-style-name="Προεπιλεγμένηγραμματοσειρά" style:family="text">
      <style:text-properties style:font-name-complex="Arial" fo:color="#000000"/>
    </style:style>
    <style:style style:name="T2163" style:parent-style-name="Προεπιλεγμένηγραμματοσειρά" style:family="text">
      <style:text-properties style:font-name-complex="Arial" fo:color="#000000" fo:language="el" fo:country="GR"/>
    </style:style>
    <style:style style:name="T2164" style:parent-style-name="Προεπιλεγμένηγραμματοσειρά" style:family="text">
      <style:text-properties style:font-name-complex="Arial" fo:color="#000000"/>
    </style:style>
    <style:style style:name="T2165" style:parent-style-name="Προεπιλεγμένηγραμματοσειρά" style:family="text">
      <style:text-properties style:font-name-complex="Arial" fo:color="#000000" fo:language="el" fo:country="GR"/>
    </style:style>
    <style:style style:name="P2166" style:parent-style-name="Βασικό" style:family="paragraph">
      <style:paragraph-properties fo:text-align="justify" fo:line-height="150%" fo:margin-left="1.5in" fo:text-indent="-1.25in">
        <style:tab-stops/>
      </style:paragraph-properties>
    </style:style>
    <style:style style:name="T2167" style:parent-style-name="Προεπιλεγμένηγραμματοσειρά" style:family="text">
      <style:text-properties style:font-name-complex="Arial" fo:color="#000000"/>
    </style:style>
    <style:style style:name="T2168" style:parent-style-name="Προεπιλεγμένηγραμματοσειρά" style:family="text">
      <style:text-properties style:font-name-complex="Arial" fo:color="#000000" fo:language="el" fo:country="GR"/>
    </style:style>
    <style:style style:name="T2169" style:parent-style-name="Προεπιλεγμένηγραμματοσειρά" style:family="text">
      <style:text-properties style:font-name-complex="Arial" fo:color="#000000"/>
    </style:style>
    <style:style style:name="T2170" style:parent-style-name="Προεπιλεγμένηγραμματοσειρά" style:family="text">
      <style:text-properties style:font-name-complex="Arial" fo:color="#000000" fo:language="el" fo:country="GR"/>
    </style:style>
    <style:style style:name="T2171" style:parent-style-name="Προεπιλεγμένηγραμματοσειρά" style:family="text">
      <style:text-properties style:font-name-complex="Arial" fo:color="#000000"/>
    </style:style>
    <style:style style:name="T2172" style:parent-style-name="Προεπιλεγμένηγραμματοσειρά" style:family="text">
      <style:text-properties style:font-name-complex="Arial" fo:color="#000000" fo:language="el" fo:country="GR"/>
    </style:style>
    <style:style style:name="T2173" style:parent-style-name="Προεπιλεγμένηγραμματοσειρά" style:family="text">
      <style:text-properties style:font-name-complex="Arial" fo:color="#000000"/>
    </style:style>
    <style:style style:name="T2174" style:parent-style-name="Προεπιλεγμένηγραμματοσειρά" style:family="text">
      <style:text-properties style:font-name-complex="Arial" fo:color="#000000" fo:language="el" fo:country="GR"/>
    </style:style>
    <style:style style:name="T2175" style:parent-style-name="Προεπιλεγμένηγραμματοσειρά" style:family="text">
      <style:text-properties style:font-name-complex="Arial" fo:color="#000000"/>
    </style:style>
    <style:style style:name="T2176" style:parent-style-name="Προεπιλεγμένηγραμματοσειρά" style:family="text">
      <style:text-properties style:font-name-complex="Arial" fo:color="#000000" fo:language="el" fo:country="GR"/>
    </style:style>
    <style:style style:name="T2177" style:parent-style-name="Προεπιλεγμένηγραμματοσειρά" style:family="text">
      <style:text-properties style:font-name-complex="Arial" fo:color="#000000"/>
    </style:style>
    <style:style style:name="T2178" style:parent-style-name="Προεπιλεγμένηγραμματοσειρά" style:family="text">
      <style:text-properties style:font-name-complex="Arial" fo:color="#000000" fo:language="el" fo:country="GR"/>
    </style:style>
    <style:style style:name="T2179" style:parent-style-name="Προεπιλεγμένηγραμματοσειρά" style:family="text">
      <style:text-properties style:font-name-complex="Arial" fo:color="#000000"/>
    </style:style>
    <style:style style:name="T2180" style:parent-style-name="Προεπιλεγμένηγραμματοσειρά" style:family="text">
      <style:text-properties style:font-name-complex="Arial" fo:color="#000000" fo:language="el" fo:country="GR"/>
    </style:style>
    <style:style style:name="T2181" style:parent-style-name="Προεπιλεγμένηγραμματοσειρά" style:family="text">
      <style:text-properties style:font-name-complex="Arial" fo:color="#000000"/>
    </style:style>
    <style:style style:name="T2182" style:parent-style-name="Προεπιλεγμένηγραμματοσειρά" style:family="text">
      <style:text-properties style:font-name-complex="Arial" fo:color="#000000" fo:language="el" fo:country="GR"/>
    </style:style>
    <style:style style:name="T2183" style:parent-style-name="Προεπιλεγμένηγραμματοσειρά" style:family="text">
      <style:text-properties style:font-name-complex="Arial" fo:color="#000000"/>
    </style:style>
    <style:style style:name="T2184" style:parent-style-name="Προεπιλεγμένηγραμματοσειρά" style:family="text">
      <style:text-properties style:font-name-complex="Arial" fo:color="#000000" fo:language="el" fo:country="GR"/>
    </style:style>
    <style:style style:name="T2185" style:parent-style-name="Προεπιλεγμένηγραμματοσειρά" style:family="text">
      <style:text-properties style:font-name-complex="Arial" fo:color="#000000"/>
    </style:style>
    <style:style style:name="T2186" style:parent-style-name="Προεπιλεγμένηγραμματοσειρά" style:family="text">
      <style:text-properties style:font-name-complex="Arial" fo:color="#000000" fo:language="el" fo:country="GR"/>
    </style:style>
    <style:style style:name="P2187"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188"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18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190" style:parent-style-name="Βασικό" style:family="paragraph">
      <style:paragraph-properties fo:text-align="justify" fo:line-height="150%" fo:text-indent="0.25in"/>
    </style:style>
    <style:style style:name="T2191" style:parent-style-name="Προεπιλεγμένηγραμματοσειρά" style:family="text">
      <style:text-properties fo:language="el" fo:country="GR"/>
    </style:style>
    <style:style style:name="P2192" style:parent-style-name="Βασικό" style:family="paragraph">
      <style:paragraph-properties fo:text-align="justify" fo:line-height="150%" fo:text-indent="0.25in"/>
    </style:style>
    <style:style style:name="T2193" style:parent-style-name="Προεπιλεγμένηγραμματοσειρά" style:family="text">
      <style:text-properties fo:language="el" fo:country="GR"/>
    </style:style>
    <style:style style:name="T2194" style:parent-style-name="Προεπιλεγμένηγραμματοσειρά" style:family="text">
      <style:text-properties fo:language="el" fo:country="GR"/>
    </style:style>
    <style:style style:name="T2195" style:parent-style-name="Προεπιλεγμένηγραμματοσειρά" style:family="text">
      <style:text-properties fo:language="el" fo:country="GR"/>
    </style:style>
    <style:style style:name="T2196" style:parent-style-name="Προεπιλεγμένηγραμματοσειρά" style:family="text">
      <style:text-properties fo:language="el" fo:country="GR"/>
    </style:style>
    <style:style style:name="T2197" style:parent-style-name="Προεπιλεγμένηγραμματοσειρά" style:family="text">
      <style:text-properties fo:language="el" fo:country="GR"/>
    </style:style>
    <style:style style:name="P2198" style:parent-style-name="Βασικό" style:family="paragraph">
      <style:paragraph-properties fo:text-align="justify" fo:line-height="150%" fo:text-indent="0.25in"/>
    </style:style>
    <style:style style:name="T2199" style:parent-style-name="Προεπιλεγμένηγραμματοσειρά" style:family="text">
      <style:text-properties fo:language="el" fo:country="GR"/>
    </style:style>
    <style:style style:name="T2200" style:parent-style-name="Προεπιλεγμένηγραμματοσειρά" style:family="text">
      <style:text-properties fo:language="el" fo:country="GR"/>
    </style:style>
    <style:style style:name="P220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0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03" style:parent-style-name="Βασικό" style:family="paragraph">
      <style:paragraph-properties fo:text-align="justify" fo:line-height="150%" fo:text-indent="0.25in"/>
    </style:style>
    <style:style style:name="T2204" style:parent-style-name="Προεπιλεγμένηγραμματοσειρά" style:family="text">
      <style:text-properties fo:language="el" fo:country="GR"/>
    </style:style>
    <style:style style:name="T2205" style:parent-style-name="Προεπιλεγμένηγραμματοσειρά" style:family="text">
      <style:text-properties fo:language="el" fo:country="GR"/>
    </style:style>
    <style:style style:name="P2206" style:parent-style-name="Βασικό" style:family="paragraph">
      <style:paragraph-properties fo:text-align="justify" fo:line-height="150%" fo:text-indent="0.25in"/>
      <style:text-properties fo:language="el" fo:country="GR"/>
    </style:style>
    <style:style style:name="P2207" style:parent-style-name="Βασικό" style:family="paragraph">
      <style:paragraph-properties fo:text-align="justify" fo:line-height="150%" fo:margin-left="1.5in" fo:text-indent="-1.5in">
        <style:tab-stops/>
      </style:paragraph-properties>
      <style:text-properties fo:font-weight="bold" style:font-weight-asian="bold" fo:font-size="12pt" style:font-size-asian="12pt" style:font-size-complex="12pt" fo:language="el" fo:country="GR"/>
    </style:style>
    <style:style style:name="P2208" style:parent-style-name="Βασικό" style:family="paragraph">
      <style:paragraph-properties style:text-autospace="none" fo:text-align="justify" fo:margin-bottom="0in" fo:line-height="150%" fo:text-indent="0.25in"/>
    </style:style>
    <style:style style:name="T2209" style:parent-style-name="Προεπιλεγμένηγραμματοσειρά" style:family="text">
      <style:text-properties style:font-name-complex="Arial" fo:color="#000000"/>
    </style:style>
    <style:style style:name="T2210" style:parent-style-name="Προεπιλεγμένηγραμματοσειρά" style:family="text">
      <style:text-properties style:font-name-complex="Arial" fo:color="#000000" fo:language="el" fo:country="GR"/>
    </style:style>
    <style:style style:name="T2211" style:parent-style-name="Προεπιλεγμένηγραμματοσειρά" style:family="text">
      <style:text-properties style:font-name-complex="Arial" fo:color="#000000"/>
    </style:style>
    <style:style style:name="T2212" style:parent-style-name="Προεπιλεγμένηγραμματοσειρά" style:family="text">
      <style:text-properties style:font-name-complex="Arial" fo:color="#000000" fo:language="el" fo:country="GR"/>
    </style:style>
    <style:style style:name="T2213" style:parent-style-name="Προεπιλεγμένηγραμματοσειρά" style:family="text">
      <style:text-properties style:font-name-complex="Arial" fo:color="#000000"/>
    </style:style>
    <style:style style:name="T2214" style:parent-style-name="Προεπιλεγμένηγραμματοσειρά" style:family="text">
      <style:text-properties style:font-name-complex="Arial" fo:color="#000000" fo:language="el" fo:country="GR"/>
    </style:style>
    <style:style style:name="T2215" style:parent-style-name="Προεπιλεγμένηγραμματοσειρά" style:family="text">
      <style:text-properties style:font-name-complex="Arial" fo:color="#000000"/>
    </style:style>
    <style:style style:name="T2216" style:parent-style-name="Προεπιλεγμένηγραμματοσειρά" style:family="text">
      <style:text-properties style:font-name-complex="Arial" fo:color="#000000" fo:language="el" fo:country="GR"/>
    </style:style>
    <style:style style:name="T2217" style:parent-style-name="Προεπιλεγμένηγραμματοσειρά" style:family="text">
      <style:text-properties style:font-name-complex="Arial" fo:color="#000000"/>
    </style:style>
    <style:style style:name="T2218" style:parent-style-name="Προεπιλεγμένηγραμματοσειρά" style:family="text">
      <style:text-properties style:font-name-complex="Arial" fo:color="#000000" fo:language="el" fo:country="GR"/>
    </style:style>
    <style:style style:name="T2219" style:parent-style-name="Προεπιλεγμένηγραμματοσειρά" style:family="text">
      <style:text-properties style:font-name-complex="Arial" fo:color="#000000"/>
    </style:style>
    <style:style style:name="T2220" style:parent-style-name="Προεπιλεγμένηγραμματοσειρά" style:family="text">
      <style:text-properties style:font-name-complex="Arial" fo:color="#000000" fo:language="el" fo:country="GR"/>
    </style:style>
    <style:style style:name="T2221" style:parent-style-name="Προεπιλεγμένηγραμματοσειρά" style:family="text">
      <style:text-properties style:font-name-complex="Arial" fo:color="#000000"/>
    </style:style>
    <style:style style:name="T2222" style:parent-style-name="Προεπιλεγμένηγραμματοσειρά" style:family="text">
      <style:text-properties style:font-name-complex="Arial" fo:color="#000000" fo:language="el" fo:country="GR"/>
    </style:style>
    <style:style style:name="T2223" style:parent-style-name="Προεπιλεγμένηγραμματοσειρά" style:family="text">
      <style:text-properties style:font-name-complex="Arial" fo:color="#000000"/>
    </style:style>
    <style:style style:name="P2224" style:parent-style-name="Βασικό" style:family="paragraph">
      <style:paragraph-properties style:text-autospace="none" fo:text-align="justify" fo:margin-bottom="0in" fo:line-height="150%"/>
    </style:style>
    <style:style style:name="T2225" style:parent-style-name="Προεπιλεγμένηγραμματοσειρά" style:family="text">
      <style:text-properties style:font-name-complex="Arial" fo:color="#000000"/>
    </style:style>
    <style:style style:name="T2226" style:parent-style-name="Προεπιλεγμένηγραμματοσειρά" style:family="text">
      <style:text-properties style:font-name-complex="Arial" fo:color="#000000" fo:language="el" fo:country="GR"/>
    </style:style>
    <style:style style:name="T2227" style:parent-style-name="Προεπιλεγμένηγραμματοσειρά" style:family="text">
      <style:text-properties style:font-name-complex="Arial" fo:color="#000000"/>
    </style:style>
    <style:style style:name="T2228" style:parent-style-name="Προεπιλεγμένηγραμματοσειρά" style:family="text">
      <style:text-properties style:font-name-complex="Arial" fo:color="#000000" fo:language="el" fo:country="GR"/>
    </style:style>
    <style:style style:name="T2229" style:parent-style-name="Προεπιλεγμένηγραμματοσειρά" style:family="text">
      <style:text-properties style:font-name-complex="Arial" fo:color="#000000"/>
    </style:style>
    <style:style style:name="P2230" style:parent-style-name="Βασικό" style:family="paragraph">
      <style:paragraph-properties style:text-autospace="none" fo:text-align="justify" fo:margin-bottom="0in" fo:line-height="150%"/>
    </style:style>
    <style:style style:name="T2231" style:parent-style-name="Προεπιλεγμένηγραμματοσειρά" style:family="text">
      <style:text-properties style:font-name-complex="Arial" fo:color="#000000"/>
    </style:style>
    <style:style style:name="P2232" style:parent-style-name="Βασικό" style:family="paragraph">
      <style:paragraph-properties style:text-autospace="none" fo:text-align="justify" fo:margin-bottom="0in" fo:line-height="150%" fo:text-indent="0.25in"/>
      <style:text-properties style:font-name-complex="Arial" fo:color="#000000"/>
    </style:style>
    <style:style style:name="P2233" style:parent-style-name="Βασικό" style:family="paragraph">
      <style:paragraph-properties fo:text-align="justify" fo:line-height="150%"/>
      <style:text-properties style:font-name-complex="Arial" fo:color="#000000"/>
    </style:style>
    <style:style style:name="P2234" style:parent-style-name="Βασικό" style:family="paragraph">
      <style:paragraph-properties fo:text-align="justify" fo:line-height="150%"/>
      <style:text-properties fo:font-weight="bold" style:font-weight-asian="bold"/>
    </style:style>
    <style:style style:name="P2235" style:parent-style-name="Βασικό" style:family="paragraph">
      <style:paragraph-properties fo:text-align="justify" fo:line-height="150%" fo:margin-left="1.5in" fo:text-indent="-1.5in">
        <style:tab-stops/>
      </style:paragraph-properties>
    </style:style>
    <style:style style:name="T2236"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237"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23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39" style:parent-style-name="Βασικό" style:family="paragraph">
      <style:paragraph-properties style:text-autospace="none" fo:text-align="justify" fo:margin-bottom="0in" fo:line-height="150%" fo:text-indent="0.25in"/>
    </style:style>
    <style:style style:name="T2240" style:parent-style-name="Προεπιλεγμένηγραμματοσειρά" style:family="text">
      <style:text-properties style:font-name="Arial" style:font-name-complex="Arial" fo:color="#000000" fo:font-size="10pt" style:font-size-asian="10pt" style:font-size-complex="10pt"/>
    </style:style>
    <style:style style:name="P2241"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color="#000000" fo:font-size="10pt" style:font-size-asian="10pt" style:font-size-complex="10pt"/>
    </style:style>
    <style:style style:name="P2242" style:parent-style-name="Βασικό" style:family="paragraph">
      <style:paragraph-properties style:text-autospace="none" fo:text-align="justify" fo:margin-bottom="0in" fo:line-height="150%" fo:margin-left="1in" fo:text-indent="0.5in">
        <style:tab-stops/>
      </style:paragraph-properties>
      <style:text-properties style:font-name="Arial" style:font-name-complex="Arial" fo:font-size="10pt" style:font-size-asian="10pt" style:font-size-complex="10pt"/>
    </style:style>
    <style:style style:name="P224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4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4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46"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24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4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49" style:parent-style-name="Βασικό" style:family="paragraph">
      <style:paragraph-properties fo:text-align="justify" fo:line-height="150%" fo:text-indent="0.25in"/>
    </style:style>
    <style:style style:name="T2250" style:parent-style-name="Προεπιλεγμένηγραμματοσειρά" style:family="text">
      <style:text-properties style:font-name="Arial" style:font-name-complex="Arial" fo:color="#000000" fo:font-size="10pt" style:font-size-asian="10pt" style:font-size-complex="10pt"/>
    </style:style>
    <style:style style:name="P2251" style:parent-style-name="Βασικό" style:family="paragraph">
      <style:paragraph-properties fo:text-indent="0.25in"/>
    </style:style>
    <style:style style:name="P225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253" style:parent-style-name="Βασικό" style:family="paragraph">
      <style:paragraph-properties fo:text-align="justify" fo:line-height="150%" fo:text-indent="0.25in"/>
      <style:text-properties fo:language="el" fo:country="GR"/>
    </style:style>
    <style:style style:name="P2254" style:parent-style-name="Βασικό" style:family="paragraph">
      <style:paragraph-properties fo:text-align="justify" fo:line-height="150%" fo:text-indent="0.25in"/>
      <style:text-properties fo:language="el" fo:country="GR"/>
    </style:style>
    <style:style style:name="P2255" style:parent-style-name="Βασικό" style:family="paragraph">
      <style:paragraph-properties fo:text-align="justify" fo:line-height="150%"/>
    </style:style>
    <style:style style:name="T2256" style:parent-style-name="Προεπιλεγμένηγραμματοσειρά" style:family="text">
      <style:text-properties fo:font-weight="bold" style:font-weight-asian="bold" fo:font-size="12pt" style:font-size-asian="12pt" style:font-size-complex="12pt" fo:language="el" fo:country="GR"/>
    </style:style>
    <style:style style:name="P225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5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5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6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61" style:parent-style-name="Βασικό" style:family="paragraph">
      <style:paragraph-properties style:text-autospace="none" fo:text-align="justify" fo:margin-bottom="0in" fo:line-height="150%" fo:text-indent="0.25in"/>
    </style:style>
    <style:style style:name="T2262" style:parent-style-name="Προεπιλεγμένηγραμματοσειρά" style:family="text">
      <style:text-properties style:font-name="Arial" style:font-name-complex="Arial" fo:color="#000000" fo:font-size="10pt" style:font-size-asian="10pt" style:font-size-complex="10pt"/>
    </style:style>
    <style:style style:name="P2263"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2264" style:parent-style-name="Βασικό" style:family="paragraph">
      <style:paragraph-properties style:text-autospace="none" fo:text-align="justify" fo:margin-bottom="0in" fo:line-height="150%" fo:margin-left="1.5in" fo:text-indent="0.5in">
        <style:tab-stops/>
      </style:paragraph-properties>
      <style:text-properties style:font-name="Arial" style:font-name-complex="Arial" fo:color="#000000" fo:font-size="10pt" style:font-size-asian="10pt" style:font-size-complex="10pt"/>
    </style:style>
    <style:style style:name="P226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6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6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6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6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7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27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27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273"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274"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275" style:parent-style-name="Βασικό" style:family="paragraph">
      <style:paragraph-properties fo:text-align="justify" fo:line-height="150%" fo:margin-left="1.5in" fo:text-indent="-1.25in">
        <style:tab-stops/>
      </style:paragraph-properties>
    </style:style>
    <style:style style:name="T2276" style:parent-style-name="Προεπιλεγμένηγραμματοσειρά" style:family="text">
      <style:text-properties style:font-name-complex="Arial" fo:color="#000000"/>
    </style:style>
    <style:style style:name="T2277" style:parent-style-name="Προεπιλεγμένηγραμματοσειρά" style:family="text">
      <style:text-properties style:font-name-complex="Arial" fo:color="#000000" fo:language="el" fo:country="GR"/>
    </style:style>
    <style:style style:name="T2278" style:parent-style-name="Προεπιλεγμένηγραμματοσειρά" style:family="text">
      <style:text-properties style:font-name-complex="Arial" fo:color="#000000"/>
    </style:style>
    <style:style style:name="T2279" style:parent-style-name="Προεπιλεγμένηγραμματοσειρά" style:family="text">
      <style:text-properties style:font-name-complex="Arial" fo:color="#000000" fo:language="el" fo:country="GR"/>
    </style:style>
    <style:style style:name="P2280" style:parent-style-name="Βασικό" style:family="paragraph">
      <style:paragraph-properties fo:text-align="justify" fo:line-height="150%" fo:margin-left="1.5in" fo:text-indent="-1.25in">
        <style:tab-stops/>
      </style:paragraph-properties>
    </style:style>
    <style:style style:name="T2281" style:parent-style-name="Προεπιλεγμένηγραμματοσειρά" style:family="text">
      <style:text-properties style:font-name-complex="Arial" fo:color="#000000"/>
    </style:style>
    <style:style style:name="T2282" style:parent-style-name="Προεπιλεγμένηγραμματοσειρά" style:family="text">
      <style:text-properties style:font-name-complex="Arial" fo:color="#000000" fo:language="el" fo:country="GR"/>
    </style:style>
    <style:style style:name="T2283" style:parent-style-name="Προεπιλεγμένηγραμματοσειρά" style:family="text">
      <style:text-properties style:font-name-complex="Arial" fo:color="#000000"/>
    </style:style>
    <style:style style:name="T2284" style:parent-style-name="Προεπιλεγμένηγραμματοσειρά" style:family="text">
      <style:text-properties style:font-name-complex="Arial" fo:color="#000000" fo:language="el" fo:country="GR"/>
    </style:style>
    <style:style style:name="T2285" style:parent-style-name="Προεπιλεγμένηγραμματοσειρά" style:family="text">
      <style:text-properties style:font-name-complex="Arial" fo:color="#000000"/>
    </style:style>
    <style:style style:name="T2286" style:parent-style-name="Προεπιλεγμένηγραμματοσειρά" style:family="text">
      <style:text-properties style:font-name-complex="Arial" fo:color="#000000" fo:language="el" fo:country="GR"/>
    </style:style>
    <style:style style:name="P2287" style:parent-style-name="Βασικό" style:family="paragraph">
      <style:paragraph-properties fo:text-align="justify" fo:line-height="150%" fo:margin-left="1.5in" fo:text-indent="-1.25in">
        <style:tab-stops/>
      </style:paragraph-properties>
    </style:style>
    <style:style style:name="T2288" style:parent-style-name="Προεπιλεγμένηγραμματοσειρά" style:family="text">
      <style:text-properties style:font-name-complex="Arial" fo:color="#000000"/>
    </style:style>
    <style:style style:name="T2289" style:parent-style-name="Προεπιλεγμένηγραμματοσειρά" style:family="text">
      <style:text-properties style:font-name-complex="Arial" fo:color="#000000" fo:language="el" fo:country="GR"/>
    </style:style>
    <style:style style:name="P2290" style:parent-style-name="Βασικό" style:family="paragraph">
      <style:paragraph-properties fo:text-align="justify" fo:line-height="150%" fo:margin-left="1.5in" fo:text-indent="-1.25in">
        <style:tab-stops/>
      </style:paragraph-properties>
    </style:style>
    <style:style style:name="T2291" style:parent-style-name="Προεπιλεγμένηγραμματοσειρά" style:family="text">
      <style:text-properties style:font-name-complex="Arial" fo:color="#000000"/>
    </style:style>
    <style:style style:name="T2292" style:parent-style-name="Προεπιλεγμένηγραμματοσειρά" style:family="text">
      <style:text-properties style:font-name-complex="Arial" fo:color="#000000" fo:language="el" fo:country="GR"/>
    </style:style>
    <style:style style:name="T2293" style:parent-style-name="Προεπιλεγμένηγραμματοσειρά" style:family="text">
      <style:text-properties style:font-name-complex="Arial" fo:color="#000000"/>
    </style:style>
    <style:style style:name="T2294" style:parent-style-name="Προεπιλεγμένηγραμματοσειρά" style:family="text">
      <style:text-properties style:font-name-complex="Arial" fo:color="#000000" fo:language="el" fo:country="GR"/>
    </style:style>
    <style:style style:name="T2295" style:parent-style-name="Προεπιλεγμένηγραμματοσειρά" style:family="text">
      <style:text-properties style:font-name-complex="Arial" fo:color="#000000"/>
    </style:style>
    <style:style style:name="T2296" style:parent-style-name="Προεπιλεγμένηγραμματοσειρά" style:family="text">
      <style:text-properties style:font-name-complex="Arial" fo:color="#000000" fo:language="el" fo:country="GR"/>
    </style:style>
    <style:style style:name="P2297" style:parent-style-name="Βασικό" style:family="paragraph">
      <style:paragraph-properties fo:text-align="justify" fo:line-height="150%" fo:margin-left="1.5in" fo:text-indent="-1.25in">
        <style:tab-stops/>
      </style:paragraph-properties>
    </style:style>
    <style:style style:name="T2298" style:parent-style-name="Προεπιλεγμένηγραμματοσειρά" style:family="text">
      <style:text-properties style:font-name-complex="Arial" fo:color="#000000"/>
    </style:style>
    <style:style style:name="T2299" style:parent-style-name="Προεπιλεγμένηγραμματοσειρά" style:family="text">
      <style:text-properties style:font-name-complex="Arial" fo:color="#000000" fo:language="el" fo:country="GR"/>
    </style:style>
    <style:style style:name="T2300" style:parent-style-name="Προεπιλεγμένηγραμματοσειρά" style:family="text">
      <style:text-properties style:font-name-complex="Arial" fo:color="#000000"/>
    </style:style>
    <style:style style:name="T2301" style:parent-style-name="Προεπιλεγμένηγραμματοσειρά" style:family="text">
      <style:text-properties style:font-name-complex="Arial" fo:color="#000000" fo:language="el" fo:country="GR"/>
    </style:style>
    <style:style style:name="P2302"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30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304" style:parent-style-name="Βασικό" style:family="paragraph">
      <style:paragraph-properties fo:text-align="justify" fo:line-height="150%" fo:text-indent="0.25in"/>
    </style:style>
    <style:style style:name="T2305" style:parent-style-name="Προεπιλεγμένηγραμματοσειρά" style:family="text">
      <style:text-properties fo:language="el" fo:country="GR"/>
    </style:style>
    <style:style style:name="T2306" style:parent-style-name="Προεπιλεγμένηγραμματοσειρά" style:family="text">
      <style:text-properties fo:language="el" fo:country="GR"/>
    </style:style>
    <style:style style:name="T2307" style:parent-style-name="Προεπιλεγμένηγραμματοσειρά" style:family="text">
      <style:text-properties fo:language="el" fo:country="GR"/>
    </style:style>
    <style:style style:name="T2308" style:parent-style-name="Προεπιλεγμένηγραμματοσειρά" style:family="text">
      <style:text-properties fo:language="el" fo:country="GR"/>
    </style:style>
    <style:style style:name="T2309" style:parent-style-name="Προεπιλεγμένηγραμματοσειρά" style:family="text">
      <style:text-properties fo:language="el" fo:country="GR"/>
    </style:style>
    <style:style style:name="T2310" style:parent-style-name="Προεπιλεγμένηγραμματοσειρά" style:family="text">
      <style:text-properties fo:language="el" fo:country="GR"/>
    </style:style>
    <style:style style:name="T2311" style:parent-style-name="Προεπιλεγμένηγραμματοσειρά" style:family="text">
      <style:text-properties fo:language="el" fo:country="GR"/>
    </style:style>
    <style:style style:name="T2312" style:parent-style-name="Προεπιλεγμένηγραμματοσειρά" style:family="text">
      <style:text-properties fo:language="el" fo:country="GR"/>
    </style:style>
    <style:style style:name="T2313" style:parent-style-name="Προεπιλεγμένηγραμματοσειρά" style:family="text">
      <style:text-properties fo:language="el" fo:country="GR"/>
    </style:style>
    <style:style style:name="T2314" style:parent-style-name="Προεπιλεγμένηγραμματοσειρά" style:family="text">
      <style:text-properties fo:language="el" fo:country="GR"/>
    </style:style>
    <style:style style:name="T2315" style:parent-style-name="Προεπιλεγμένηγραμματοσειρά" style:family="text">
      <style:text-properties fo:language="el" fo:country="GR"/>
    </style:style>
    <style:style style:name="T2316" style:parent-style-name="Προεπιλεγμένηγραμματοσειρά" style:family="text">
      <style:text-properties fo:language="el" fo:country="GR"/>
    </style:style>
    <style:style style:name="T2317" style:parent-style-name="Προεπιλεγμένηγραμματοσειρά" style:family="text">
      <style:text-properties fo:language="el" fo:country="GR"/>
    </style:style>
    <style:style style:name="T2318" style:parent-style-name="Προεπιλεγμένηγραμματοσειρά" style:family="text">
      <style:text-properties fo:language="el" fo:country="GR"/>
    </style:style>
    <style:style style:name="T2319" style:parent-style-name="Προεπιλεγμένηγραμματοσειρά" style:family="text">
      <style:text-properties fo:language="el" fo:country="GR"/>
    </style:style>
    <style:style style:name="T2320" style:parent-style-name="Προεπιλεγμένηγραμματοσειρά" style:family="text">
      <style:text-properties fo:language="el" fo:country="GR"/>
    </style:style>
    <style:style style:name="T2321" style:parent-style-name="Προεπιλεγμένηγραμματοσειρά" style:family="text">
      <style:text-properties fo:language="el" fo:country="GR"/>
    </style:style>
    <style:style style:name="P2322" style:parent-style-name="Βασικό" style:family="paragraph">
      <style:paragraph-properties fo:text-align="justify" fo:line-height="150%" fo:text-indent="0.25in"/>
    </style:style>
    <style:style style:name="T2323" style:parent-style-name="Προεπιλεγμένηγραμματοσειρά" style:family="text">
      <style:text-properties fo:language="el" fo:country="GR"/>
    </style:style>
    <style:style style:name="T2324" style:parent-style-name="Προεπιλεγμένηγραμματοσειρά" style:family="text">
      <style:text-properties fo:language="el" fo:country="GR"/>
    </style:style>
    <style:style style:name="T2325" style:parent-style-name="Προεπιλεγμένηγραμματοσειρά" style:family="text">
      <style:text-properties fo:language="el" fo:country="GR"/>
    </style:style>
    <style:style style:name="T2326" style:parent-style-name="Προεπιλεγμένηγραμματοσειρά" style:family="text">
      <style:text-properties fo:language="el" fo:country="GR"/>
    </style:style>
    <style:style style:name="T2327" style:parent-style-name="Προεπιλεγμένηγραμματοσειρά" style:family="text">
      <style:text-properties fo:language="el" fo:country="GR"/>
    </style:style>
    <style:style style:name="T2328" style:parent-style-name="Προεπιλεγμένηγραμματοσειρά" style:family="text">
      <style:text-properties fo:language="el" fo:country="GR"/>
    </style:style>
    <style:style style:name="T2329" style:parent-style-name="Προεπιλεγμένηγραμματοσειρά" style:family="text">
      <style:text-properties fo:language="el" fo:country="GR"/>
    </style:style>
    <style:style style:name="T2330" style:parent-style-name="Προεπιλεγμένηγραμματοσειρά" style:family="text">
      <style:text-properties fo:language="el" fo:country="GR"/>
    </style:style>
    <style:style style:name="T2331" style:parent-style-name="Προεπιλεγμένηγραμματοσειρά" style:family="text">
      <style:text-properties fo:language="el" fo:country="GR"/>
    </style:style>
    <style:style style:name="T2332" style:parent-style-name="Προεπιλεγμένηγραμματοσειρά" style:family="text">
      <style:text-properties fo:language="el" fo:country="GR"/>
    </style:style>
    <style:style style:name="T2333" style:parent-style-name="Προεπιλεγμένηγραμματοσειρά" style:family="text">
      <style:text-properties fo:language="el" fo:country="GR"/>
    </style:style>
    <style:style style:name="T2334" style:parent-style-name="Προεπιλεγμένηγραμματοσειρά" style:family="text">
      <style:text-properties fo:language="el" fo:country="GR"/>
    </style:style>
    <style:style style:name="T2335" style:parent-style-name="Προεπιλεγμένηγραμματοσειρά" style:family="text">
      <style:text-properties fo:language="el" fo:country="GR"/>
    </style:style>
    <style:style style:name="T2336" style:parent-style-name="Προεπιλεγμένηγραμματοσειρά" style:family="text">
      <style:text-properties fo:language="el" fo:country="GR"/>
    </style:style>
    <style:style style:name="T2337" style:parent-style-name="Προεπιλεγμένηγραμματοσειρά" style:family="text">
      <style:text-properties fo:language="el" fo:country="GR"/>
    </style:style>
    <style:style style:name="T2338" style:parent-style-name="Προεπιλεγμένηγραμματοσειρά" style:family="text">
      <style:text-properties fo:language="el" fo:country="GR"/>
    </style:style>
    <style:style style:name="T2339" style:parent-style-name="Προεπιλεγμένηγραμματοσειρά" style:family="text">
      <style:text-properties fo:language="el" fo:country="GR"/>
    </style:style>
    <style:style style:name="P2340" style:parent-style-name="Βασικό" style:family="paragraph">
      <style:paragraph-properties fo:text-align="justify" fo:line-height="150%" fo:text-indent="0.25in"/>
    </style:style>
    <style:style style:name="T2341" style:parent-style-name="Προεπιλεγμένηγραμματοσειρά" style:family="text">
      <style:text-properties fo:language="el" fo:country="GR"/>
    </style:style>
    <style:style style:name="T2342" style:parent-style-name="Προεπιλεγμένηγραμματοσειρά" style:family="text">
      <style:text-properties fo:language="el" fo:country="GR"/>
    </style:style>
    <style:style style:name="T2343" style:parent-style-name="Προεπιλεγμένηγραμματοσειρά" style:family="text">
      <style:text-properties fo:language="el" fo:country="GR"/>
    </style:style>
    <style:style style:name="T2344" style:parent-style-name="Προεπιλεγμένηγραμματοσειρά" style:family="text">
      <style:text-properties fo:language="el" fo:country="GR"/>
    </style:style>
    <style:style style:name="T2345" style:parent-style-name="Προεπιλεγμένηγραμματοσειρά" style:family="text">
      <style:text-properties fo:language="el" fo:country="GR"/>
    </style:style>
    <style:style style:name="T2346" style:parent-style-name="Προεπιλεγμένηγραμματοσειρά" style:family="text">
      <style:text-properties fo:language="el" fo:country="GR"/>
    </style:style>
    <style:style style:name="T2347" style:parent-style-name="Προεπιλεγμένηγραμματοσειρά" style:family="text">
      <style:text-properties fo:language="el" fo:country="GR"/>
    </style:style>
    <style:style style:name="T2348" style:parent-style-name="Προεπιλεγμένηγραμματοσειρά" style:family="text">
      <style:text-properties fo:language="el" fo:country="GR"/>
    </style:style>
    <style:style style:name="T2349" style:parent-style-name="Προεπιλεγμένηγραμματοσειρά" style:family="text">
      <style:text-properties fo:language="el" fo:country="GR"/>
    </style:style>
    <style:style style:name="T2350" style:parent-style-name="Προεπιλεγμένηγραμματοσειρά" style:family="text">
      <style:text-properties fo:language="el" fo:country="GR"/>
    </style:style>
    <style:style style:name="T2351" style:parent-style-name="Προεπιλεγμένηγραμματοσειρά" style:family="text">
      <style:text-properties fo:language="el" fo:country="GR"/>
    </style:style>
    <style:style style:name="T2352" style:parent-style-name="Προεπιλεγμένηγραμματοσειρά" style:family="text">
      <style:text-properties fo:language="el" fo:country="GR"/>
    </style:style>
    <style:style style:name="T2353" style:parent-style-name="Προεπιλεγμένηγραμματοσειρά" style:family="text">
      <style:text-properties fo:language="el" fo:country="GR"/>
    </style:style>
    <style:style style:name="T2354" style:parent-style-name="Προεπιλεγμένηγραμματοσειρά" style:family="text">
      <style:text-properties fo:language="el" fo:country="GR"/>
    </style:style>
    <style:style style:name="T2355" style:parent-style-name="Προεπιλεγμένηγραμματοσειρά" style:family="text">
      <style:text-properties fo:language="el" fo:country="GR"/>
    </style:style>
    <style:style style:name="P2356" style:parent-style-name="Βασικό" style:family="paragraph">
      <style:paragraph-properties fo:text-align="justify" fo:line-height="150%" fo:text-indent="0.25in"/>
    </style:style>
    <style:style style:name="T2357" style:parent-style-name="Προεπιλεγμένηγραμματοσειρά" style:family="text">
      <style:text-properties fo:language="el" fo:country="GR"/>
    </style:style>
    <style:style style:name="T2358" style:parent-style-name="Προεπιλεγμένηγραμματοσειρά" style:family="text">
      <style:text-properties fo:language="el" fo:country="GR"/>
    </style:style>
    <style:style style:name="T2359" style:parent-style-name="Προεπιλεγμένηγραμματοσειρά" style:family="text">
      <style:text-properties fo:language="el" fo:country="GR"/>
    </style:style>
    <style:style style:name="T2360" style:parent-style-name="Προεπιλεγμένηγραμματοσειρά" style:family="text">
      <style:text-properties fo:language="el" fo:country="GR"/>
    </style:style>
    <style:style style:name="T2361" style:parent-style-name="Προεπιλεγμένηγραμματοσειρά" style:family="text">
      <style:text-properties fo:language="el" fo:country="GR"/>
    </style:style>
    <style:style style:name="P2362" style:parent-style-name="Βασικό" style:family="paragraph">
      <style:paragraph-properties fo:text-align="justify" fo:line-height="150%" fo:text-indent="0.25in"/>
    </style:style>
    <style:style style:name="T2363" style:parent-style-name="Προεπιλεγμένηγραμματοσειρά" style:family="text">
      <style:text-properties fo:language="el" fo:country="GR"/>
    </style:style>
    <style:style style:name="T2364" style:parent-style-name="Προεπιλεγμένηγραμματοσειρά" style:family="text">
      <style:text-properties fo:language="el" fo:country="GR"/>
    </style:style>
    <style:style style:name="T2365" style:parent-style-name="Προεπιλεγμένηγραμματοσειρά" style:family="text">
      <style:text-properties fo:language="el" fo:country="GR"/>
    </style:style>
    <style:style style:name="T2366" style:parent-style-name="Προεπιλεγμένηγραμματοσειρά" style:family="text">
      <style:text-properties fo:language="el" fo:country="GR"/>
    </style:style>
    <style:style style:name="T2367" style:parent-style-name="Προεπιλεγμένηγραμματοσειρά" style:family="text">
      <style:text-properties fo:language="el" fo:country="GR"/>
    </style:style>
    <style:style style:name="T2368" style:parent-style-name="Προεπιλεγμένηγραμματοσειρά" style:family="text">
      <style:text-properties fo:language="el" fo:country="GR"/>
    </style:style>
    <style:style style:name="P2369" style:parent-style-name="Βασικό" style:family="paragraph">
      <style:paragraph-properties fo:text-align="justify" fo:line-height="150%" fo:text-indent="0.25in"/>
    </style:style>
    <style:style style:name="T2370" style:parent-style-name="Προεπιλεγμένηγραμματοσειρά" style:family="text">
      <style:text-properties fo:language="el" fo:country="GR"/>
    </style:style>
    <style:style style:name="T2371" style:parent-style-name="Προεπιλεγμένηγραμματοσειρά" style:family="text">
      <style:text-properties fo:language="el" fo:country="GR"/>
    </style:style>
    <style:style style:name="T2372" style:parent-style-name="Προεπιλεγμένηγραμματοσειρά" style:family="text">
      <style:text-properties fo:language="el" fo:country="GR"/>
    </style:style>
    <style:style style:name="T2373" style:parent-style-name="Προεπιλεγμένηγραμματοσειρά" style:family="text">
      <style:text-properties fo:language="el" fo:country="GR"/>
    </style:style>
    <style:style style:name="T2374" style:parent-style-name="Προεπιλεγμένηγραμματοσειρά" style:family="text">
      <style:text-properties fo:language="el" fo:country="GR"/>
    </style:style>
    <style:style style:name="T2375" style:parent-style-name="Προεπιλεγμένηγραμματοσειρά" style:family="text">
      <style:text-properties fo:language="el" fo:country="GR"/>
    </style:style>
    <style:style style:name="T2376" style:parent-style-name="Προεπιλεγμένηγραμματοσειρά" style:family="text">
      <style:text-properties fo:language="el" fo:country="GR"/>
    </style:style>
    <style:style style:name="T2377" style:parent-style-name="Προεπιλεγμένηγραμματοσειρά" style:family="text">
      <style:text-properties fo:language="el" fo:country="GR"/>
    </style:style>
    <style:style style:name="P2378" style:parent-style-name="Βασικό" style:family="paragraph">
      <style:paragraph-properties fo:text-align="justify" fo:line-height="150%" fo:text-indent="0.25in"/>
    </style:style>
    <style:style style:name="T2379" style:parent-style-name="Προεπιλεγμένηγραμματοσειρά" style:family="text">
      <style:text-properties fo:language="el" fo:country="GR"/>
    </style:style>
    <style:style style:name="T2380" style:parent-style-name="Προεπιλεγμένηγραμματοσειρά" style:family="text">
      <style:text-properties fo:language="el" fo:country="GR"/>
    </style:style>
    <style:style style:name="T2381" style:parent-style-name="Προεπιλεγμένηγραμματοσειρά" style:family="text">
      <style:text-properties fo:language="el" fo:country="GR"/>
    </style:style>
    <style:style style:name="P2382" style:parent-style-name="Βασικό" style:family="paragraph">
      <style:paragraph-properties fo:text-align="justify" fo:line-height="150%" fo:text-indent="0.25in"/>
    </style:style>
    <style:style style:name="T2383" style:parent-style-name="Προεπιλεγμένηγραμματοσειρά" style:family="text">
      <style:text-properties fo:language="el" fo:country="GR"/>
    </style:style>
    <style:style style:name="T2384" style:parent-style-name="Προεπιλεγμένηγραμματοσειρά" style:family="text">
      <style:text-properties fo:language="el" fo:country="GR"/>
    </style:style>
    <style:style style:name="T2385" style:parent-style-name="Προεπιλεγμένηγραμματοσειρά" style:family="text">
      <style:text-properties fo:language="el" fo:country="GR"/>
    </style:style>
    <style:style style:name="T2386" style:parent-style-name="Προεπιλεγμένηγραμματοσειρά" style:family="text">
      <style:text-properties fo:language="el" fo:country="GR"/>
    </style:style>
    <style:style style:name="T2387" style:parent-style-name="Προεπιλεγμένηγραμματοσειρά" style:family="text">
      <style:text-properties fo:language="el" fo:country="GR"/>
    </style:style>
    <style:style style:name="P2388" style:parent-style-name="Βασικό" style:family="paragraph">
      <style:paragraph-properties fo:text-align="justify" fo:line-height="150%" fo:text-indent="0.25in"/>
    </style:style>
    <style:style style:name="T2389" style:parent-style-name="Προεπιλεγμένηγραμματοσειρά" style:family="text">
      <style:text-properties fo:language="el" fo:country="GR"/>
    </style:style>
    <style:style style:name="T2390" style:parent-style-name="Προεπιλεγμένηγραμματοσειρά" style:family="text">
      <style:text-properties fo:language="el" fo:country="GR"/>
    </style:style>
    <style:style style:name="P2391" style:parent-style-name="Βασικό" style:family="paragraph">
      <style:paragraph-properties fo:text-align="justify" fo:line-height="150%" fo:text-indent="0.25in"/>
      <style:text-properties fo:language="el" fo:country="GR"/>
    </style:style>
    <style:style style:name="P2392" style:parent-style-name="Βασικό" style:family="paragraph">
      <style:paragraph-properties fo:text-align="justify" fo:line-height="150%" fo:margin-left="1.5in" fo:text-indent="-1.5in">
        <style:tab-stops/>
      </style:paragraph-properties>
    </style:style>
    <style:style style:name="T2393" style:parent-style-name="Προεπιλεγμένηγραμματοσειρά" style:family="text">
      <style:text-properties fo:font-weight="bold" style:font-weight-asian="bold" fo:font-size="12pt" style:font-size-asian="12pt" style:font-size-complex="12pt" fo:language="el" fo:country="GR"/>
    </style:style>
    <style:style style:name="T2394" style:parent-style-name="Προεπιλεγμένηγραμματοσειρά" style:family="text">
      <style:text-properties fo:font-weight="bold" style:font-weight-asian="bold" fo:font-size="12pt" style:font-size-asian="12pt" style:font-size-complex="12pt"/>
    </style:style>
    <style:style style:name="P2395" style:parent-style-name="Βασικό" style:family="paragraph">
      <style:paragraph-properties style:text-autospace="none" fo:text-align="justify" fo:margin-bottom="0in" fo:line-height="150%" fo:text-indent="0.25in"/>
    </style:style>
    <style:style style:name="T2396" style:parent-style-name="Προεπιλεγμένηγραμματοσειρά" style:family="text">
      <style:text-properties style:font-name-complex="Arial" fo:color="#000000"/>
    </style:style>
    <style:style style:name="P2397" style:parent-style-name="Βασικό" style:family="paragraph">
      <style:paragraph-properties fo:text-align="justify" fo:line-height="150%"/>
      <style:text-properties style:font-name-complex="Arial" fo:color="#000000"/>
    </style:style>
    <style:style style:name="P2398" style:parent-style-name="Βασικό" style:family="paragraph">
      <style:paragraph-properties fo:text-align="justify" fo:line-height="150%"/>
      <style:text-properties fo:font-weight="bold" style:font-weight-asian="bold"/>
    </style:style>
    <style:style style:name="P2399" style:parent-style-name="Βασικό" style:family="paragraph">
      <style:paragraph-properties fo:text-align="justify" fo:line-height="150%" fo:margin-left="1.5in" fo:text-indent="-1.5in">
        <style:tab-stops/>
      </style:paragraph-properties>
    </style:style>
    <style:style style:name="T2400"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401"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40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0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0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0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0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0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08"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40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1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1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1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13"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41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1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16" style:parent-style-name="Βασικό" style:family="paragraph">
      <style:paragraph-properties style:text-autospace="none" fo:text-align="justify" fo:margin-bottom="0in" fo:line-height="150%" fo:margin-left="1in">
        <style:tab-stops/>
      </style:paragraph-properties>
      <style:text-properties style:font-name="Arial" style:font-name-complex="Arial" fo:color="#000000" fo:font-size="10pt" style:font-size-asian="10pt" style:font-size-complex="10pt"/>
    </style:style>
    <style:style style:name="P2417"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2418"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2419" style:parent-style-name="Βασικό" style:family="paragraph">
      <style:paragraph-properties style:text-autospace="none" fo:text-align="justify" fo:margin-bottom="0in" fo:line-height="150%" fo:margin-left="0.5in" fo:text-indent="0.5in">
        <style:tab-stops/>
      </style:paragraph-properties>
      <style:text-properties style:font-name="Arial" style:font-name-complex="Arial" fo:color="#000000" fo:font-size="10pt" style:font-size-asian="10pt" style:font-size-complex="10pt"/>
    </style:style>
    <style:style style:name="P2420" style:parent-style-name="Βασικό" style:family="paragraph">
      <style:paragraph-properties style:text-autospace="none" fo:text-align="justify" fo:margin-bottom="0in" fo:line-height="150%" fo:margin-left="0.5in" fo:text-indent="0.5in">
        <style:tab-stops/>
      </style:paragraph-properties>
    </style:style>
    <style:style style:name="T2421" style:parent-style-name="Προεπιλεγμένηγραμματοσειρά" style:family="text">
      <style:text-properties style:font-name="Arial" style:font-name-complex="Arial" fo:color="#000000" fo:font-size="10pt" style:font-size-asian="10pt" style:font-size-complex="10pt"/>
    </style:style>
    <style:style style:name="P242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2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424" style:parent-style-name="Βασικό" style:family="paragraph">
      <style:paragraph-properties fo:text-align="justify" fo:line-height="150%" fo:text-indent="0.25in"/>
    </style:style>
    <style:style style:name="T2425" style:parent-style-name="Προεπιλεγμένηγραμματοσειρά" style:family="text">
      <style:text-properties style:font-name="Arial" style:font-name-complex="Arial" fo:color="#000000" fo:font-size="10pt" style:font-size-asian="10pt" style:font-size-complex="10pt"/>
    </style:style>
    <style:style style:name="P2426" style:parent-style-name="Βασικό" style:family="paragraph">
      <style:paragraph-properties fo:text-align="justify" fo:line-height="150%"/>
    </style:style>
    <style:style style:name="T2427" style:parent-style-name="Προεπιλεγμένηγραμματοσειρά" style:family="text">
      <style:text-properties fo:font-weight="bold" style:font-weight-asian="bold" fo:font-size="12pt" style:font-size-asian="12pt" style:font-size-complex="12pt" fo:language="el" fo:country="GR"/>
    </style:style>
    <style:style style:name="P2428" style:parent-style-name="Βασικό" style:family="paragraph">
      <style:paragraph-properties fo:text-align="justify" fo:line-height="150%" fo:text-indent="0.25in"/>
    </style:style>
    <style:style style:name="T2429" style:parent-style-name="Προεπιλεγμένηγραμματοσειρά" style:family="text">
      <style:text-properties fo:language="el" fo:country="GR"/>
    </style:style>
    <style:style style:name="T2430" style:parent-style-name="Προεπιλεγμένηγραμματοσειρά" style:family="text">
      <style:text-properties fo:language="el" fo:country="GR"/>
    </style:style>
    <style:style style:name="T2431" style:parent-style-name="Προεπιλεγμένηγραμματοσειρά" style:family="text">
      <style:text-properties fo:language="el" fo:country="GR"/>
    </style:style>
    <style:style style:name="P2432" style:parent-style-name="Βασικό" style:family="paragraph">
      <style:paragraph-properties fo:text-align="justify" fo:line-height="150%" fo:text-indent="0.25in"/>
      <style:text-properties fo:language="el" fo:country="GR"/>
    </style:style>
    <style:style style:name="P2433" style:parent-style-name="Βασικό" style:family="paragraph">
      <style:paragraph-properties fo:text-align="justify" fo:line-height="150%"/>
    </style:style>
    <style:style style:name="T2434" style:parent-style-name="Προεπιλεγμένηγραμματοσειρά" style:family="text">
      <style:text-properties fo:font-weight="bold" style:font-weight-asian="bold" fo:font-size="12pt" style:font-size-asian="12pt" style:font-size-complex="12pt" fo:language="el" fo:country="GR"/>
    </style:style>
    <style:style style:name="P2435" style:parent-style-name="Βασικό" style:family="paragraph">
      <style:paragraph-properties style:text-autospace="none" fo:text-align="justify" fo:margin-bottom="0in" fo:line-height="150%" fo:text-indent="0.25in"/>
    </style:style>
    <style:style style:name="T2436" style:parent-style-name="Προεπιλεγμένηγραμματοσειρά" style:family="text">
      <style:text-properties style:font-name="Arial" style:font-name-complex="Arial" fo:color="#000000" fo:font-size="10pt" style:font-size-asian="10pt" style:font-size-complex="10pt"/>
    </style:style>
    <style:style style:name="P2437" style:parent-style-name="Βασικό" style:family="paragraph">
      <style:paragraph-properties fo:text-align="justify" fo:line-height="150%" fo:text-indent="0.25in"/>
    </style:style>
    <style:style style:name="T2438" style:parent-style-name="Προεπιλεγμένηγραμματοσειρά" style:family="text">
      <style:text-properties style:font-name="Arial" style:font-name-complex="Arial" fo:color="#000000" fo:font-size="10pt" style:font-size-asian="10pt" style:font-size-complex="10pt"/>
    </style:style>
    <style:style style:name="T2439"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2440" style:parent-style-name="Προεπιλεγμένηγραμματοσειρά" style:family="text">
      <style:text-properties style:font-name="Arial" style:font-name-complex="Arial" fo:color="#000000" fo:font-size="10pt" style:font-size-asian="10pt" style:font-size-complex="10pt"/>
    </style:style>
    <style:style style:name="T2441"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2442" style:parent-style-name="Προεπιλεγμένηγραμματοσειρά" style:family="text">
      <style:text-properties style:font-name="Arial" style:font-name-complex="Arial" fo:color="#000000" fo:font-size="10pt" style:font-size-asian="10pt" style:font-size-complex="10pt"/>
    </style:style>
    <style:style style:name="T2443"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T2444" style:parent-style-name="Προεπιλεγμένηγραμματοσειρά" style:family="text">
      <style:text-properties style:font-name="Arial" style:font-name-complex="Arial" fo:color="#000000" fo:font-size="10pt" style:font-size-asian="10pt" style:font-size-complex="10pt"/>
    </style:style>
    <style:style style:name="T2445" style:parent-style-name="Προεπιλεγμένηγραμματοσειρά" style:family="text">
      <style:text-properties style:font-name="Arial" style:font-name-complex="Arial" fo:color="#000000" fo:font-size="10pt" style:font-size-asian="10pt" style:font-size-complex="10pt" fo:language="el" fo:country="GR"/>
    </style:style>
    <style:style style:name="P2446"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fo:language="el" fo:country="GR"/>
    </style:style>
    <style:style style:name="P2447"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448" style:parent-style-name="Βασικό" style:family="paragraph">
      <style:paragraph-properties fo:text-align="justify" fo:line-height="150%" fo:text-indent="0.25in"/>
    </style:style>
    <style:style style:name="T2449" style:parent-style-name="Προεπιλεγμένηγραμματοσειρά" style:family="text">
      <style:text-properties style:font-name-complex="Arial" fo:color="#000000"/>
    </style:style>
    <style:style style:name="T2450" style:parent-style-name="Προεπιλεγμένηγραμματοσειρά" style:family="text">
      <style:text-properties style:font-name-complex="Arial" fo:color="#000000" fo:language="el" fo:country="GR"/>
    </style:style>
    <style:style style:name="T2451" style:parent-style-name="Προεπιλεγμένηγραμματοσειρά" style:family="text">
      <style:text-properties style:font-name-complex="Arial" fo:color="#000000" fo:language="el" fo:country="GR"/>
    </style:style>
    <style:style style:name="T2452" style:parent-style-name="Προεπιλεγμένηγραμματοσειρά" style:family="text">
      <style:text-properties style:font-name-complex="Arial" fo:color="#000000" fo:language="el" fo:country="GR"/>
    </style:style>
    <style:style style:name="P2453" style:parent-style-name="Βασικό" style:family="paragraph">
      <style:paragraph-properties fo:text-align="justify" fo:line-height="150%" fo:margin-left="1.5in" fo:text-indent="-1.25in">
        <style:tab-stops/>
      </style:paragraph-properties>
    </style:style>
    <style:style style:name="T2454" style:parent-style-name="Προεπιλεγμένηγραμματοσειρά" style:family="text">
      <style:text-properties style:font-name-complex="Arial" fo:color="#000000"/>
    </style:style>
    <style:style style:name="T2455" style:parent-style-name="Προεπιλεγμένηγραμματοσειρά" style:family="text">
      <style:text-properties style:font-name-complex="Arial" fo:color="#000000" fo:language="el" fo:country="GR"/>
    </style:style>
    <style:style style:name="T2456" style:parent-style-name="Προεπιλεγμένηγραμματοσειρά" style:family="text">
      <style:text-properties style:font-name-complex="Arial" fo:color="#000000"/>
    </style:style>
    <style:style style:name="T2457" style:parent-style-name="Προεπιλεγμένηγραμματοσειρά" style:family="text">
      <style:text-properties style:font-name-complex="Arial" fo:color="#000000" fo:language="el" fo:country="GR"/>
    </style:style>
    <style:style style:name="T2458" style:parent-style-name="Προεπιλεγμένηγραμματοσειρά" style:family="text">
      <style:text-properties style:font-name-complex="Arial" fo:color="#000000"/>
    </style:style>
    <style:style style:name="T2459" style:parent-style-name="Προεπιλεγμένηγραμματοσειρά" style:family="text">
      <style:text-properties style:font-name-complex="Arial" fo:color="#000000" fo:language="el" fo:country="GR"/>
    </style:style>
    <style:style style:name="T2460" style:parent-style-name="Προεπιλεγμένηγραμματοσειρά" style:family="text">
      <style:text-properties style:font-name-complex="Arial" fo:color="#000000"/>
    </style:style>
    <style:style style:name="T2461" style:parent-style-name="Προεπιλεγμένηγραμματοσειρά" style:family="text">
      <style:text-properties style:font-name-complex="Arial" fo:color="#000000" fo:language="el" fo:country="GR"/>
    </style:style>
    <style:style style:name="T2462" style:parent-style-name="Προεπιλεγμένηγραμματοσειρά" style:family="text">
      <style:text-properties style:font-name-complex="Arial" fo:color="#000000"/>
    </style:style>
    <style:style style:name="T2463" style:parent-style-name="Προεπιλεγμένηγραμματοσειρά" style:family="text">
      <style:text-properties style:font-name-complex="Arial" fo:color="#000000" fo:language="el" fo:country="GR"/>
    </style:style>
    <style:style style:name="T2464" style:parent-style-name="Προεπιλεγμένηγραμματοσειρά" style:family="text">
      <style:text-properties style:font-name-complex="Arial" fo:color="#000000"/>
    </style:style>
    <style:style style:name="T2465" style:parent-style-name="Προεπιλεγμένηγραμματοσειρά" style:family="text">
      <style:text-properties style:font-name-complex="Arial" fo:color="#000000" fo:language="el" fo:country="GR"/>
    </style:style>
    <style:style style:name="T2466" style:parent-style-name="Προεπιλεγμένηγραμματοσειρά" style:family="text">
      <style:text-properties style:font-name-complex="Arial" fo:color="#000000"/>
    </style:style>
    <style:style style:name="T2467" style:parent-style-name="Προεπιλεγμένηγραμματοσειρά" style:family="text">
      <style:text-properties style:font-name-complex="Arial" fo:color="#000000" fo:language="el" fo:country="GR"/>
    </style:style>
    <style:style style:name="T2468" style:parent-style-name="Προεπιλεγμένηγραμματοσειρά" style:family="text">
      <style:text-properties style:font-name-complex="Arial" fo:color="#000000"/>
    </style:style>
    <style:style style:name="T2469" style:parent-style-name="Προεπιλεγμένηγραμματοσειρά" style:family="text">
      <style:text-properties style:font-name-complex="Arial" fo:color="#000000" fo:language="el" fo:country="GR"/>
    </style:style>
    <style:style style:name="T2470" style:parent-style-name="Προεπιλεγμένηγραμματοσειρά" style:family="text">
      <style:text-properties style:font-name-complex="Arial" fo:color="#000000"/>
    </style:style>
    <style:style style:name="T2471" style:parent-style-name="Προεπιλεγμένηγραμματοσειρά" style:family="text">
      <style:text-properties style:font-name-complex="Arial" fo:color="#000000" fo:language="el" fo:country="GR"/>
    </style:style>
    <style:style style:name="T2472" style:parent-style-name="Προεπιλεγμένηγραμματοσειρά" style:family="text">
      <style:text-properties style:font-name-complex="Arial" fo:color="#000000"/>
    </style:style>
    <style:style style:name="T2473" style:parent-style-name="Προεπιλεγμένηγραμματοσειρά" style:family="text">
      <style:text-properties style:font-name-complex="Arial" fo:color="#000000" fo:language="el" fo:country="GR"/>
    </style:style>
    <style:style style:name="T2474" style:parent-style-name="Προεπιλεγμένηγραμματοσειρά" style:family="text">
      <style:text-properties style:font-name-complex="Arial" fo:color="#000000"/>
    </style:style>
    <style:style style:name="T2475" style:parent-style-name="Προεπιλεγμένηγραμματοσειρά" style:family="text">
      <style:text-properties style:font-name-complex="Arial" fo:color="#000000" fo:language="el" fo:country="GR"/>
    </style:style>
    <style:style style:name="T2476" style:parent-style-name="Προεπιλεγμένηγραμματοσειρά" style:family="text">
      <style:text-properties style:font-name-complex="Arial" fo:color="#000000"/>
    </style:style>
    <style:style style:name="T2477" style:parent-style-name="Προεπιλεγμένηγραμματοσειρά" style:family="text">
      <style:text-properties style:font-name-complex="Arial" fo:color="#000000" fo:language="el" fo:country="GR"/>
    </style:style>
    <style:style style:name="P2478"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47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480" style:parent-style-name="Βασικό" style:family="paragraph">
      <style:paragraph-properties fo:text-align="justify" fo:line-height="150%" fo:text-indent="0.25in"/>
      <style:text-properties fo:language="el" fo:country="GR"/>
    </style:style>
    <style:style style:name="P2481" style:parent-style-name="Βασικό" style:family="paragraph">
      <style:paragraph-properties fo:text-align="justify" fo:line-height="150%" fo:text-indent="0.25in"/>
      <style:text-properties fo:language="el" fo:country="GR"/>
    </style:style>
    <style:style style:name="P2482" style:parent-style-name="Βασικό" style:family="paragraph">
      <style:paragraph-properties fo:text-align="justify" fo:line-height="150%" fo:margin-left="1.5in" fo:text-indent="-1.5in">
        <style:tab-stops/>
      </style:paragraph-properties>
    </style:style>
    <style:style style:name="T2483" style:parent-style-name="Προεπιλεγμένηγραμματοσειρά" style:family="text">
      <style:text-properties fo:font-weight="bold" style:font-weight-asian="bold" fo:font-size="12pt" style:font-size-asian="12pt" style:font-size-complex="12pt" fo:language="el" fo:country="GR"/>
    </style:style>
    <style:style style:name="T2484" style:parent-style-name="Προεπιλεγμένηγραμματοσειρά" style:family="text">
      <style:text-properties fo:font-weight="bold" style:font-weight-asian="bold" fo:font-size="12pt" style:font-size-asian="12pt" style:font-size-complex="12pt"/>
    </style:style>
    <style:style style:name="P2485" style:parent-style-name="Βασικό" style:family="paragraph">
      <style:paragraph-properties style:text-autospace="none" fo:text-align="justify" fo:margin-bottom="0in" fo:line-height="150%" fo:text-indent="0.25in"/>
    </style:style>
    <style:style style:name="T2486" style:parent-style-name="Προεπιλεγμένηγραμματοσειρά" style:family="text">
      <style:text-properties style:font-name-complex="Arial" fo:color="#000000"/>
    </style:style>
    <style:style style:name="P2487" style:parent-style-name="Βασικό" style:family="paragraph">
      <style:paragraph-properties fo:text-align="justify" fo:line-height="150%"/>
    </style:style>
    <style:style style:name="T2488" style:parent-style-name="Προεπιλεγμένηγραμματοσειρά" style:family="text">
      <style:text-properties style:font-name-complex="Arial" fo:color="#000000"/>
    </style:style>
    <style:style style:name="P2489" style:parent-style-name="Βασικό" style:family="paragraph">
      <style:paragraph-properties fo:text-align="justify" fo:line-height="150%"/>
    </style:style>
    <style:style style:name="T2490" style:parent-style-name="Προεπιλεγμένηγραμματοσειρά" style:family="text">
      <style:text-properties fo:font-weight="bold" style:font-weight-asian="bold" fo:font-size="12pt" style:font-size-asian="12pt" style:font-size-complex="12pt" fo:language="el" fo:country="GR"/>
    </style:style>
    <style:style style:name="P2491" style:parent-style-name="Βασικό" style:family="paragraph">
      <style:paragraph-properties fo:text-align="justify" fo:line-height="150%" fo:text-indent="0.25in"/>
    </style:style>
    <style:style style:name="T2492" style:parent-style-name="Προεπιλεγμένηγραμματοσειρά" style:family="text">
      <style:text-properties fo:language="el" fo:country="GR"/>
    </style:style>
    <style:style style:name="T2493" style:parent-style-name="Προεπιλεγμένηγραμματοσειρά" style:family="text">
      <style:text-properties fo:language="el" fo:country="GR"/>
    </style:style>
    <style:style style:name="T2494" style:parent-style-name="Προεπιλεγμένηγραμματοσειρά" style:family="text">
      <style:text-properties fo:language="el" fo:country="GR"/>
    </style:style>
    <style:style style:name="P2495" style:parent-style-name="Βασικό" style:family="paragraph">
      <style:paragraph-properties fo:text-align="justify" fo:line-height="150%" fo:text-indent="0.25in"/>
      <style:text-properties fo:language="el" fo:country="GR"/>
    </style:style>
    <style:style style:name="P2496" style:parent-style-name="Βασικό" style:family="paragraph">
      <style:paragraph-properties fo:text-align="justify" fo:line-height="150%"/>
    </style:style>
    <style:style style:name="T2497" style:parent-style-name="Προεπιλεγμένηγραμματοσειρά" style:family="text">
      <style:text-properties fo:font-weight="bold" style:font-weight-asian="bold" fo:font-size="12pt" style:font-size-asian="12pt" style:font-size-complex="12pt" fo:language="el" fo:country="GR"/>
    </style:style>
    <style:style style:name="P2498" style:parent-style-name="Βασικό" style:family="paragraph">
      <style:paragraph-properties style:text-autospace="none" fo:text-align="justify" fo:margin-bottom="0in" fo:line-height="150%" fo:text-indent="0.25in"/>
    </style:style>
    <style:style style:name="T2499" style:parent-style-name="Προεπιλεγμένηγραμματοσειρά" style:family="text">
      <style:text-properties style:font-name="Arial" style:font-name-complex="Arial" fo:color="#000000" fo:font-size="10pt" style:font-size-asian="10pt" style:font-size-complex="10pt"/>
    </style:style>
    <style:style style:name="P250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01"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502"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503"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504" style:parent-style-name="Βασικό" style:family="paragraph">
      <style:paragraph-properties fo:text-align="justify" fo:line-height="150%" fo:text-indent="0.25in"/>
    </style:style>
    <style:style style:name="T2505" style:parent-style-name="Προεπιλεγμένηγραμματοσειρά" style:family="text">
      <style:text-properties style:font-name-complex="Arial" fo:color="#000000"/>
    </style:style>
    <style:style style:name="T2506" style:parent-style-name="Προεπιλεγμένηγραμματοσειρά" style:family="text">
      <style:text-properties style:font-name-complex="Arial" fo:color="#000000" fo:language="el" fo:country="GR"/>
    </style:style>
    <style:style style:name="T2507" style:parent-style-name="Προεπιλεγμένηγραμματοσειρά" style:family="text">
      <style:text-properties style:font-name-complex="Arial" fo:color="#000000" fo:language="el" fo:country="GR"/>
    </style:style>
    <style:style style:name="T2508" style:parent-style-name="Προεπιλεγμένηγραμματοσειρά" style:family="text">
      <style:text-properties style:font-name-complex="Arial" fo:color="#000000" fo:language="el" fo:country="GR"/>
    </style:style>
    <style:style style:name="P2509" style:parent-style-name="Βασικό" style:family="paragraph">
      <style:paragraph-properties fo:text-align="justify" fo:line-height="150%" fo:margin-left="1.5in" fo:text-indent="-1.25in">
        <style:tab-stops/>
      </style:paragraph-properties>
    </style:style>
    <style:style style:name="T2510" style:parent-style-name="Προεπιλεγμένηγραμματοσειρά" style:family="text">
      <style:text-properties style:font-name-complex="Arial" fo:color="#000000"/>
    </style:style>
    <style:style style:name="T2511" style:parent-style-name="Προεπιλεγμένηγραμματοσειρά" style:family="text">
      <style:text-properties style:font-name-complex="Arial" fo:color="#000000" fo:language="el" fo:country="GR"/>
    </style:style>
    <style:style style:name="T2512" style:parent-style-name="Προεπιλεγμένηγραμματοσειρά" style:family="text">
      <style:text-properties style:font-name-complex="Arial" fo:color="#000000"/>
    </style:style>
    <style:style style:name="T2513" style:parent-style-name="Προεπιλεγμένηγραμματοσειρά" style:family="text">
      <style:text-properties style:font-name-complex="Arial" fo:color="#000000" fo:language="el" fo:country="GR"/>
    </style:style>
    <style:style style:name="T2514" style:parent-style-name="Προεπιλεγμένηγραμματοσειρά" style:family="text">
      <style:text-properties style:font-name-complex="Arial" fo:color="#000000"/>
    </style:style>
    <style:style style:name="T2515" style:parent-style-name="Προεπιλεγμένηγραμματοσειρά" style:family="text">
      <style:text-properties style:font-name-complex="Arial" fo:color="#000000" fo:language="el" fo:country="GR"/>
    </style:style>
    <style:style style:name="T2516" style:parent-style-name="Προεπιλεγμένηγραμματοσειρά" style:family="text">
      <style:text-properties style:font-name-complex="Arial" fo:color="#000000"/>
    </style:style>
    <style:style style:name="T2517" style:parent-style-name="Προεπιλεγμένηγραμματοσειρά" style:family="text">
      <style:text-properties style:font-name-complex="Arial" fo:color="#000000" fo:language="el" fo:country="GR"/>
    </style:style>
    <style:style style:name="T2518" style:parent-style-name="Προεπιλεγμένηγραμματοσειρά" style:family="text">
      <style:text-properties style:font-name-complex="Arial" fo:color="#000000"/>
    </style:style>
    <style:style style:name="T2519" style:parent-style-name="Προεπιλεγμένηγραμματοσειρά" style:family="text">
      <style:text-properties style:font-name-complex="Arial" fo:color="#000000" fo:language="el" fo:country="GR"/>
    </style:style>
    <style:style style:name="T2520" style:parent-style-name="Προεπιλεγμένηγραμματοσειρά" style:family="text">
      <style:text-properties style:font-name-complex="Arial" fo:color="#000000"/>
    </style:style>
    <style:style style:name="T2521" style:parent-style-name="Προεπιλεγμένηγραμματοσειρά" style:family="text">
      <style:text-properties style:font-name-complex="Arial" fo:color="#000000" fo:language="el" fo:country="GR"/>
    </style:style>
    <style:style style:name="T2522" style:parent-style-name="Προεπιλεγμένηγραμματοσειρά" style:family="text">
      <style:text-properties style:font-name-complex="Arial" fo:color="#000000"/>
    </style:style>
    <style:style style:name="T2523" style:parent-style-name="Προεπιλεγμένηγραμματοσειρά" style:family="text">
      <style:text-properties style:font-name-complex="Arial" fo:color="#000000" fo:language="el" fo:country="GR"/>
    </style:style>
    <style:style style:name="T2524" style:parent-style-name="Προεπιλεγμένηγραμματοσειρά" style:family="text">
      <style:text-properties style:font-name-complex="Arial" fo:color="#000000"/>
    </style:style>
    <style:style style:name="T2525" style:parent-style-name="Προεπιλεγμένηγραμματοσειρά" style:family="text">
      <style:text-properties style:font-name-complex="Arial" fo:color="#000000" fo:language="el" fo:country="GR"/>
    </style:style>
    <style:style style:name="T2526" style:parent-style-name="Προεπιλεγμένηγραμματοσειρά" style:family="text">
      <style:text-properties style:font-name-complex="Arial" fo:color="#000000"/>
    </style:style>
    <style:style style:name="T2527" style:parent-style-name="Προεπιλεγμένηγραμματοσειρά" style:family="text">
      <style:text-properties style:font-name-complex="Arial" fo:color="#000000" fo:language="el" fo:country="GR"/>
    </style:style>
    <style:style style:name="T2528" style:parent-style-name="Προεπιλεγμένηγραμματοσειρά" style:family="text">
      <style:text-properties style:font-name-complex="Arial" fo:color="#000000"/>
    </style:style>
    <style:style style:name="T2529" style:parent-style-name="Προεπιλεγμένηγραμματοσειρά" style:family="text">
      <style:text-properties style:font-name-complex="Arial" fo:color="#000000" fo:language="el" fo:country="GR"/>
    </style:style>
    <style:style style:name="T2530" style:parent-style-name="Προεπιλεγμένηγραμματοσειρά" style:family="text">
      <style:text-properties style:font-name-complex="Arial" fo:color="#000000"/>
    </style:style>
    <style:style style:name="T2531" style:parent-style-name="Προεπιλεγμένηγραμματοσειρά" style:family="text">
      <style:text-properties style:font-name-complex="Arial" fo:color="#000000" fo:language="el" fo:country="GR"/>
    </style:style>
    <style:style style:name="T2532" style:parent-style-name="Προεπιλεγμένηγραμματοσειρά" style:family="text">
      <style:text-properties style:font-name-complex="Arial" fo:color="#000000"/>
    </style:style>
    <style:style style:name="T2533" style:parent-style-name="Προεπιλεγμένηγραμματοσειρά" style:family="text">
      <style:text-properties style:font-name-complex="Arial" fo:color="#000000" fo:language="el" fo:country="GR"/>
    </style:style>
    <style:style style:name="P2534"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535"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36" style:parent-style-name="Βασικό" style:family="paragraph">
      <style:paragraph-properties fo:text-align="justify" fo:line-height="150%" fo:text-indent="0.25in"/>
      <style:text-properties fo:language="el" fo:country="GR"/>
    </style:style>
    <style:style style:name="P2537" style:parent-style-name="Βασικό" style:family="paragraph">
      <style:text-properties fo:language="el" fo:country="GR"/>
    </style:style>
    <style:style style:name="T2538" style:parent-style-name="Προεπιλεγμένηγραμματοσειρά" style:family="text">
      <style:text-properties fo:language="el" fo:country="GR"/>
    </style:style>
    <style:style style:name="T2539" style:parent-style-name="Προεπιλεγμένηγραμματοσειρά" style:family="text">
      <style:text-properties fo:language="el" fo:country="GR"/>
    </style:style>
    <style:style style:name="T2540" style:parent-style-name="Προεπιλεγμένηγραμματοσειρά" style:family="text">
      <style:text-properties fo:language="el" fo:country="GR"/>
    </style:style>
    <style:style style:name="T2541" style:parent-style-name="Προεπιλεγμένηγραμματοσειρά" style:family="text">
      <style:text-properties fo:language="el" fo:country="GR"/>
    </style:style>
    <style:style style:name="P2542" style:parent-style-name="Βασικό" style:family="paragraph">
      <style:text-properties fo:language="el" fo:country="GR"/>
    </style:style>
    <style:style style:name="P254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44" style:parent-style-name="Βασικό" style:family="paragraph">
      <style:paragraph-properties fo:text-align="justify" fo:line-height="150%" fo:text-indent="0.25in"/>
    </style:style>
    <style:style style:name="T2545" style:parent-style-name="Προεπιλεγμένηγραμματοσειρά" style:family="text">
      <style:text-properties fo:language="el" fo:country="GR"/>
    </style:style>
    <style:style style:name="T2546" style:parent-style-name="Προεπιλεγμένηγραμματοσειρά" style:family="text">
      <style:text-properties fo:language="el" fo:country="GR"/>
    </style:style>
    <style:style style:name="T2547" style:parent-style-name="Προεπιλεγμένηγραμματοσειρά" style:family="text">
      <style:text-properties fo:language="el" fo:country="GR"/>
    </style:style>
    <style:style style:name="T2548" style:parent-style-name="Προεπιλεγμένηγραμματοσειρά" style:family="text">
      <style:text-properties fo:language="el" fo:country="GR"/>
    </style:style>
    <style:style style:name="P2549"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50" style:parent-style-name="Βασικό" style:family="paragraph">
      <style:paragraph-properties fo:text-align="justify" fo:line-height="150%" fo:text-indent="0.25in"/>
      <style:text-properties style:font-name="Arial" style:font-name-complex="Arial" fo:color="#000000" fo:font-size="10pt" style:font-size-asian="10pt" style:font-size-complex="10pt" fo:language="el" fo:country="GR"/>
    </style:style>
    <style:style style:name="P2551"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fo:language="el" fo:country="GR"/>
    </style:style>
    <style:style style:name="P255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553" style:parent-style-name="Βασικό" style:family="paragraph">
      <style:paragraph-properties fo:text-align="justify" fo:line-height="150%" fo:margin-left="1.5in" fo:text-indent="-1.25in">
        <style:tab-stops/>
      </style:paragraph-properties>
    </style:style>
    <style:style style:name="T2554" style:parent-style-name="Προεπιλεγμένηγραμματοσειρά" style:family="text">
      <style:text-properties style:font-name-complex="Arial" fo:color="#000000"/>
    </style:style>
    <style:style style:name="T2555" style:parent-style-name="Προεπιλεγμένηγραμματοσειρά" style:family="text">
      <style:text-properties style:font-name-complex="Arial" fo:color="#000000" fo:language="el" fo:country="GR"/>
    </style:style>
    <style:style style:name="T2556" style:parent-style-name="Προεπιλεγμένηγραμματοσειρά" style:family="text">
      <style:text-properties style:font-name-complex="Arial" fo:color="#000000"/>
    </style:style>
    <style:style style:name="T2557" style:parent-style-name="Προεπιλεγμένηγραμματοσειρά" style:family="text">
      <style:text-properties style:font-name-complex="Arial" fo:color="#000000" fo:language="el" fo:country="GR"/>
    </style:style>
    <style:style style:name="T2558" style:parent-style-name="Προεπιλεγμένηγραμματοσειρά" style:family="text">
      <style:text-properties style:font-name-complex="Arial" fo:color="#000000"/>
    </style:style>
    <style:style style:name="T2559" style:parent-style-name="Προεπιλεγμένηγραμματοσειρά" style:family="text">
      <style:text-properties style:font-name-complex="Arial" fo:color="#000000" fo:language="el" fo:country="GR"/>
    </style:style>
    <style:style style:name="P2560" style:parent-style-name="Βασικό" style:family="paragraph">
      <style:paragraph-properties fo:text-align="justify" fo:line-height="150%" fo:text-indent="0.25in"/>
      <style:text-properties style:font-name-complex="Arial" fo:color="#000000" fo:language="el" fo:country="GR"/>
    </style:style>
    <style:style style:name="P2561"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62" style:parent-style-name="Βασικό" style:family="paragraph">
      <style:paragraph-properties fo:text-align="justify" fo:line-height="150%" fo:text-indent="0.25in"/>
    </style:style>
    <style:style style:name="T2563" style:parent-style-name="Προεπιλεγμένηγραμματοσειρά" style:family="text">
      <style:text-properties fo:language="el" fo:country="GR"/>
    </style:style>
    <style:style style:name="T2564" style:parent-style-name="Προεπιλεγμένηγραμματοσειρά" style:family="text">
      <style:text-properties fo:language="el" fo:country="GR"/>
    </style:style>
    <style:style style:name="T2565" style:parent-style-name="Προεπιλεγμένηγραμματοσειρά" style:family="text">
      <style:text-properties fo:language="el" fo:country="GR"/>
    </style:style>
    <style:style style:name="T2566" style:parent-style-name="Προεπιλεγμένηγραμματοσειρά" style:family="text">
      <style:text-properties fo:language="el" fo:country="GR"/>
    </style:style>
    <style:style style:name="P2567" style:parent-style-name="Βασικό" style:family="paragraph">
      <style:paragraph-properties fo:text-align="justify" fo:line-height="150%" fo:text-indent="0.25in"/>
      <style:text-properties fo:language="el" fo:country="GR"/>
    </style:style>
    <style:style style:name="P2568" style:parent-style-name="Βασικό" style:family="paragraph">
      <style:paragraph-properties fo:text-align="justify" fo:line-height="150%" fo:margin-left="1.5in" fo:text-indent="-1.5in">
        <style:tab-stops/>
      </style:paragraph-properties>
    </style:style>
    <style:style style:name="T2569" style:parent-style-name="Προεπιλεγμένηγραμματοσειρά" style:family="text">
      <style:text-properties fo:font-weight="bold" style:font-weight-asian="bold" fo:font-size="12pt" style:font-size-asian="12pt" style:font-size-complex="12pt" fo:language="el" fo:country="GR"/>
    </style:style>
    <style:style style:name="T2570" style:parent-style-name="Προεπιλεγμένηγραμματοσειρά" style:family="text">
      <style:text-properties fo:font-weight="bold" style:font-weight-asian="bold" fo:font-size="12pt" style:font-size-asian="12pt" style:font-size-complex="12pt"/>
    </style:style>
    <style:style style:name="P2571" style:parent-style-name="Βασικό" style:family="paragraph">
      <style:paragraph-properties style:text-autospace="none" fo:text-align="justify" fo:margin-bottom="0in" fo:line-height="150%" fo:text-indent="0.25in"/>
    </style:style>
    <style:style style:name="T2572" style:parent-style-name="Προεπιλεγμένηγραμματοσειρά" style:family="text">
      <style:text-properties style:font-name-complex="Arial" fo:color="#000000"/>
    </style:style>
    <style:style style:name="P2573" style:parent-style-name="Βασικό" style:family="paragraph">
      <style:paragraph-properties fo:text-align="justify" fo:line-height="150%"/>
      <style:text-properties style:font-name-complex="Arial" fo:color="#000000"/>
    </style:style>
    <style:style style:name="P2574" style:parent-style-name="Βασικό" style:family="paragraph">
      <style:paragraph-properties fo:text-align="justify" fo:line-height="150%"/>
      <style:text-properties fo:font-weight="bold" style:font-weight-asian="bold"/>
    </style:style>
    <style:style style:name="P2575" style:parent-style-name="Βασικό" style:family="paragraph">
      <style:paragraph-properties fo:text-align="justify" fo:line-height="150%" fo:margin-left="1.5in" fo:text-indent="-1.5in">
        <style:tab-stops/>
      </style:paragraph-properties>
    </style:style>
    <style:style style:name="T2576"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577"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57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7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8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8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8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583" style:parent-style-name="Βασικό" style:family="paragraph">
      <style:paragraph-properties fo:text-align="justify" fo:line-height="150%" fo:text-indent="0.25in"/>
    </style:style>
    <style:style style:name="T2584" style:parent-style-name="Προεπιλεγμένηγραμματοσειρά" style:family="text">
      <style:text-properties style:font-name="Arial" style:font-name-complex="Arial" fo:color="#000000" fo:font-size="10pt" style:font-size-asian="10pt" style:font-size-complex="10pt"/>
    </style:style>
    <style:style style:name="T2585" style:parent-style-name="Προεπιλεγμένηγραμματοσειρά" style:family="text">
      <style:text-properties fo:language="el" fo:country="GR"/>
    </style:style>
    <style:style style:name="T2586" style:parent-style-name="Προεπιλεγμένηγραμματοσειρά" style:family="text">
      <style:text-properties fo:language="el" fo:country="GR"/>
    </style:style>
    <style:style style:name="T2587" style:parent-style-name="Προεπιλεγμένηγραμματοσειρά" style:family="text">
      <style:text-properties fo:language="el" fo:country="GR"/>
    </style:style>
    <style:style style:name="T2588" style:parent-style-name="Προεπιλεγμένηγραμματοσειρά" style:family="text">
      <style:text-properties fo:language="el" fo:country="GR"/>
    </style:style>
    <style:style style:name="P2589" style:parent-style-name="Βασικό" style:family="paragraph">
      <style:text-properties fo:language="el" fo:country="GR"/>
    </style:style>
    <style:style style:name="P2590"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91" style:parent-style-name="Βασικό" style:family="paragraph">
      <style:paragraph-properties fo:text-align="justify" fo:line-height="150%" fo:text-indent="0.25in"/>
      <style:text-properties fo:language="el" fo:country="GR"/>
    </style:style>
    <style:style style:name="P2592" style:parent-style-name="Βασικό" style:family="paragraph">
      <style:paragraph-properties fo:text-align="justify" fo:line-height="150%" fo:text-indent="0.25in"/>
      <style:text-properties fo:language="el" fo:country="GR"/>
    </style:style>
    <style:style style:name="P2593"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594" style:parent-style-name="Βασικό" style:family="paragraph">
      <style:paragraph-properties fo:text-align="justify" fo:line-height="150%" fo:text-indent="0.25in"/>
      <style:text-properties style:font-name="Arial" style:font-name-complex="Arial" fo:color="#000000" fo:font-size="10pt" style:font-size-asian="10pt" style:font-size-complex="10pt" fo:language="el" fo:country="GR"/>
    </style:style>
    <style:style style:name="P2595"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fo:language="el" fo:country="GR"/>
    </style:style>
    <style:style style:name="P2596"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597" style:parent-style-name="Βασικό" style:family="paragraph">
      <style:paragraph-properties fo:text-align="justify" fo:line-height="150%" fo:margin-left="1.5in" fo:text-indent="-1.25in">
        <style:tab-stops/>
      </style:paragraph-properties>
    </style:style>
    <style:style style:name="T2598" style:parent-style-name="Προεπιλεγμένηγραμματοσειρά" style:family="text">
      <style:text-properties style:font-name-complex="Arial" fo:color="#000000"/>
    </style:style>
    <style:style style:name="T2599" style:parent-style-name="Προεπιλεγμένηγραμματοσειρά" style:family="text">
      <style:text-properties style:font-name-complex="Arial" fo:color="#000000" fo:language="el" fo:country="GR"/>
    </style:style>
    <style:style style:name="T2600" style:parent-style-name="Προεπιλεγμένηγραμματοσειρά" style:family="text">
      <style:text-properties style:font-name-complex="Arial" fo:color="#000000"/>
    </style:style>
    <style:style style:name="T2601" style:parent-style-name="Προεπιλεγμένηγραμματοσειρά" style:family="text">
      <style:text-properties style:font-name-complex="Arial" fo:color="#000000" fo:language="el" fo:country="GR"/>
    </style:style>
    <style:style style:name="T2602" style:parent-style-name="Προεπιλεγμένηγραμματοσειρά" style:family="text">
      <style:text-properties style:font-name-complex="Arial" fo:color="#000000"/>
    </style:style>
    <style:style style:name="T2603" style:parent-style-name="Προεπιλεγμένηγραμματοσειρά" style:family="text">
      <style:text-properties style:font-name-complex="Arial" fo:color="#000000" fo:language="el" fo:country="GR"/>
    </style:style>
    <style:style style:name="T2604" style:parent-style-name="Προεπιλεγμένηγραμματοσειρά" style:family="text">
      <style:text-properties style:font-name-complex="Arial" fo:color="#000000"/>
    </style:style>
    <style:style style:name="T2605" style:parent-style-name="Προεπιλεγμένηγραμματοσειρά" style:family="text">
      <style:text-properties style:font-name-complex="Arial" fo:color="#000000" fo:language="el" fo:country="GR"/>
    </style:style>
    <style:style style:name="T2606" style:parent-style-name="Προεπιλεγμένηγραμματοσειρά" style:family="text">
      <style:text-properties style:font-name-complex="Arial" fo:color="#000000"/>
    </style:style>
    <style:style style:name="T2607" style:parent-style-name="Προεπιλεγμένηγραμματοσειρά" style:family="text">
      <style:text-properties style:font-name-complex="Arial" fo:color="#000000" fo:language="el" fo:country="GR"/>
    </style:style>
    <style:style style:name="T2608" style:parent-style-name="Προεπιλεγμένηγραμματοσειρά" style:family="text">
      <style:text-properties style:font-name-complex="Arial" fo:color="#000000"/>
    </style:style>
    <style:style style:name="T2609" style:parent-style-name="Προεπιλεγμένηγραμματοσειρά" style:family="text">
      <style:text-properties style:font-name-complex="Arial" fo:color="#000000" fo:language="el" fo:country="GR"/>
    </style:style>
    <style:style style:name="T2610" style:parent-style-name="Προεπιλεγμένηγραμματοσειρά" style:family="text">
      <style:text-properties style:font-name-complex="Arial" fo:color="#000000"/>
    </style:style>
    <style:style style:name="T2611" style:parent-style-name="Προεπιλεγμένηγραμματοσειρά" style:family="text">
      <style:text-properties style:font-name-complex="Arial" fo:color="#000000" fo:language="el" fo:country="GR"/>
    </style:style>
    <style:style style:name="T2612" style:parent-style-name="Προεπιλεγμένηγραμματοσειρά" style:family="text">
      <style:text-properties style:font-name-complex="Arial" fo:color="#000000"/>
    </style:style>
    <style:style style:name="T2613" style:parent-style-name="Προεπιλεγμένηγραμματοσειρά" style:family="text">
      <style:text-properties style:font-name-complex="Arial" fo:color="#000000" fo:language="el" fo:country="GR"/>
    </style:style>
    <style:style style:name="T2614" style:parent-style-name="Προεπιλεγμένηγραμματοσειρά" style:family="text">
      <style:text-properties style:font-name-complex="Arial" fo:color="#000000"/>
    </style:style>
    <style:style style:name="T2615" style:parent-style-name="Προεπιλεγμένηγραμματοσειρά" style:family="text">
      <style:text-properties style:font-name-complex="Arial" fo:color="#000000" fo:language="el" fo:country="GR"/>
    </style:style>
    <style:style style:name="T2616" style:parent-style-name="Προεπιλεγμένηγραμματοσειρά" style:family="text">
      <style:text-properties style:font-name-complex="Arial" fo:color="#000000"/>
    </style:style>
    <style:style style:name="T2617" style:parent-style-name="Προεπιλεγμένηγραμματοσειρά" style:family="text">
      <style:text-properties style:font-name-complex="Arial" fo:color="#000000" fo:language="el" fo:country="GR"/>
    </style:style>
    <style:style style:name="T2618" style:parent-style-name="Προεπιλεγμένηγραμματοσειρά" style:family="text">
      <style:text-properties style:font-name-complex="Arial" fo:color="#000000"/>
    </style:style>
    <style:style style:name="T2619" style:parent-style-name="Προεπιλεγμένηγραμματοσειρά" style:family="text">
      <style:text-properties style:font-name-complex="Arial" fo:color="#000000" fo:language="el" fo:country="GR"/>
    </style:style>
    <style:style style:name="T2620" style:parent-style-name="Προεπιλεγμένηγραμματοσειρά" style:family="text">
      <style:text-properties style:font-name-complex="Arial" fo:color="#000000"/>
    </style:style>
    <style:style style:name="T2621" style:parent-style-name="Προεπιλεγμένηγραμματοσειρά" style:family="text">
      <style:text-properties style:font-name-complex="Arial" fo:color="#000000" fo:language="el" fo:country="GR"/>
    </style:style>
    <style:style style:name="T2622" style:parent-style-name="Προεπιλεγμένηγραμματοσειρά" style:family="text">
      <style:text-properties style:font-name-complex="Arial" fo:color="#000000"/>
    </style:style>
    <style:style style:name="T2623" style:parent-style-name="Προεπιλεγμένηγραμματοσειρά" style:family="text">
      <style:text-properties style:font-name-complex="Arial" fo:color="#000000" fo:language="el" fo:country="GR"/>
    </style:style>
    <style:style style:name="P2624"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625"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626"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27" style:parent-style-name="Βασικό" style:family="paragraph">
      <style:paragraph-properties fo:text-align="justify" fo:line-height="150%" fo:text-indent="0.25in"/>
      <style:text-properties fo:language="el" fo:country="GR"/>
    </style:style>
    <style:style style:name="P2628" style:parent-style-name="Βασικό" style:family="paragraph">
      <style:paragraph-properties fo:text-align="justify" fo:line-height="150%" fo:text-indent="0.25in"/>
    </style:style>
    <style:style style:name="T2629" style:parent-style-name="Προεπιλεγμένηγραμματοσειρά" style:family="text">
      <style:text-properties fo:language="el" fo:country="GR"/>
    </style:style>
    <style:style style:name="T2630" style:parent-style-name="Προεπιλεγμένηγραμματοσειρά" style:family="text">
      <style:text-properties fo:language="el" fo:country="GR"/>
    </style:style>
    <style:style style:name="T2631" style:parent-style-name="Προεπιλεγμένηγραμματοσειρά" style:family="text">
      <style:text-properties fo:language="el" fo:country="GR"/>
    </style:style>
    <style:style style:name="P2632" style:parent-style-name="Βασικό" style:family="paragraph">
      <style:paragraph-properties fo:text-align="justify" fo:line-height="150%" fo:text-indent="0.25in"/>
    </style:style>
    <style:style style:name="T2633" style:parent-style-name="Προεπιλεγμένηγραμματοσειρά" style:family="text">
      <style:text-properties fo:language="el" fo:country="GR"/>
    </style:style>
    <style:style style:name="T2634" style:parent-style-name="Προεπιλεγμένηγραμματοσειρά" style:family="text">
      <style:text-properties fo:language="el" fo:country="GR"/>
    </style:style>
    <style:style style:name="T2635" style:parent-style-name="Προεπιλεγμένηγραμματοσειρά" style:family="text">
      <style:text-properties fo:language="el" fo:country="GR"/>
    </style:style>
    <style:style style:name="T2636" style:parent-style-name="Προεπιλεγμένηγραμματοσειρά" style:family="text">
      <style:text-properties fo:language="el" fo:country="GR"/>
    </style:style>
    <style:style style:name="T2637" style:parent-style-name="Προεπιλεγμένηγραμματοσειρά" style:family="text">
      <style:text-properties fo:language="el" fo:country="GR"/>
    </style:style>
    <style:style style:name="T2638" style:parent-style-name="Προεπιλεγμένηγραμματοσειρά" style:family="text">
      <style:text-properties fo:language="el" fo:country="GR"/>
    </style:style>
    <style:style style:name="P2639" style:parent-style-name="Βασικό" style:family="paragraph">
      <style:paragraph-properties fo:text-align="justify" fo:line-height="150%" fo:text-indent="0.25in"/>
    </style:style>
    <style:style style:name="T2640" style:parent-style-name="Προεπιλεγμένηγραμματοσειρά" style:family="text">
      <style:text-properties fo:language="el" fo:country="GR"/>
    </style:style>
    <style:style style:name="T2641" style:parent-style-name="Προεπιλεγμένηγραμματοσειρά" style:family="text">
      <style:text-properties fo:language="el" fo:country="GR"/>
    </style:style>
    <style:style style:name="T2642" style:parent-style-name="Προεπιλεγμένηγραμματοσειρά" style:family="text">
      <style:text-properties fo:language="el" fo:country="GR"/>
    </style:style>
    <style:style style:name="T2643" style:parent-style-name="Προεπιλεγμένηγραμματοσειρά" style:family="text">
      <style:text-properties fo:language="el" fo:country="GR"/>
    </style:style>
    <style:style style:name="T2644" style:parent-style-name="Προεπιλεγμένηγραμματοσειρά" style:family="text">
      <style:text-properties fo:language="el" fo:country="GR"/>
    </style:style>
    <style:style style:name="P2645" style:parent-style-name="Βασικό" style:family="paragraph">
      <style:paragraph-properties fo:text-align="justify" fo:line-height="150%" fo:text-indent="0.25in"/>
    </style:style>
    <style:style style:name="T2646" style:parent-style-name="Προεπιλεγμένηγραμματοσειρά" style:family="text">
      <style:text-properties fo:language="el" fo:country="GR"/>
    </style:style>
    <style:style style:name="T2647" style:parent-style-name="Προεπιλεγμένηγραμματοσειρά" style:family="text">
      <style:text-properties fo:language="el" fo:country="GR"/>
    </style:style>
    <style:style style:name="T2648" style:parent-style-name="Προεπιλεγμένηγραμματοσειρά" style:family="text">
      <style:text-properties fo:language="el" fo:country="GR"/>
    </style:style>
    <style:style style:name="T2649" style:parent-style-name="Προεπιλεγμένηγραμματοσειρά" style:family="text">
      <style:text-properties fo:language="el" fo:country="GR"/>
    </style:style>
    <style:style style:name="P2650" style:parent-style-name="Βασικό" style:family="paragraph">
      <style:paragraph-properties fo:text-align="justify" fo:line-height="150%" fo:text-indent="0.25in"/>
    </style:style>
    <style:style style:name="T2651" style:parent-style-name="Προεπιλεγμένηγραμματοσειρά" style:family="text">
      <style:text-properties fo:language="el" fo:country="GR"/>
    </style:style>
    <style:style style:name="T2652" style:parent-style-name="Προεπιλεγμένηγραμματοσειρά" style:family="text">
      <style:text-properties fo:language="el" fo:country="GR"/>
    </style:style>
    <style:style style:name="T2653" style:parent-style-name="Προεπιλεγμένηγραμματοσειρά" style:family="text">
      <style:text-properties fo:language="el" fo:country="GR"/>
    </style:style>
    <style:style style:name="P2654" style:parent-style-name="Βασικό" style:family="paragraph">
      <style:paragraph-properties fo:text-align="justify" fo:line-height="150%" fo:text-indent="0.25in"/>
    </style:style>
    <style:style style:name="T2655" style:parent-style-name="Προεπιλεγμένηγραμματοσειρά" style:family="text">
      <style:text-properties fo:language="el" fo:country="GR"/>
    </style:style>
    <style:style style:name="T2656" style:parent-style-name="Προεπιλεγμένηγραμματοσειρά" style:family="text">
      <style:text-properties fo:language="el" fo:country="GR"/>
    </style:style>
    <style:style style:name="T2657" style:parent-style-name="Προεπιλεγμένηγραμματοσειρά" style:family="text">
      <style:text-properties fo:language="el" fo:country="GR"/>
    </style:style>
    <style:style style:name="T2658" style:parent-style-name="Προεπιλεγμένηγραμματοσειρά" style:family="text">
      <style:text-properties fo:language="el" fo:country="GR"/>
    </style:style>
    <style:style style:name="T2659" style:parent-style-name="Προεπιλεγμένηγραμματοσειρά" style:family="text">
      <style:text-properties fo:language="el" fo:country="GR"/>
    </style:style>
    <style:style style:name="T2660" style:parent-style-name="Προεπιλεγμένηγραμματοσειρά" style:family="text">
      <style:text-properties fo:language="el" fo:country="GR"/>
    </style:style>
    <style:style style:name="P2661" style:parent-style-name="Βασικό" style:family="paragraph">
      <style:paragraph-properties fo:text-align="justify" fo:line-height="150%" fo:text-indent="0.25in"/>
      <style:text-properties fo:language="el" fo:country="GR"/>
    </style:style>
    <style:style style:name="P2662"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663" style:parent-style-name="Βασικό" style:family="paragraph">
      <style:paragraph-properties fo:text-align="justify" fo:line-height="150%" fo:text-indent="0.25in"/>
    </style:style>
    <style:style style:name="T2664" style:parent-style-name="Προεπιλεγμένηγραμματοσειρά" style:family="text">
      <style:text-properties fo:language="el" fo:country="GR"/>
    </style:style>
    <style:style style:name="T2665" style:parent-style-name="Προεπιλεγμένηγραμματοσειρά" style:family="text">
      <style:text-properties fo:language="el" fo:country="GR"/>
    </style:style>
    <style:style style:name="T2666" style:parent-style-name="Προεπιλεγμένηγραμματοσειρά" style:family="text">
      <style:text-properties fo:language="el" fo:country="GR"/>
    </style:style>
    <style:style style:name="T2667" style:parent-style-name="Προεπιλεγμένηγραμματοσειρά" style:family="text">
      <style:text-properties fo:language="el" fo:country="GR"/>
    </style:style>
    <style:style style:name="T2668" style:parent-style-name="Προεπιλεγμένηγραμματοσειρά" style:family="text">
      <style:text-properties fo:language="el" fo:country="GR"/>
    </style:style>
    <style:style style:name="T2669" style:parent-style-name="Προεπιλεγμένηγραμματοσειρά" style:family="text">
      <style:text-properties fo:language="el" fo:country="GR"/>
    </style:style>
    <style:style style:name="T2670" style:parent-style-name="Προεπιλεγμένηγραμματοσειρά" style:family="text">
      <style:text-properties fo:language="el" fo:country="GR"/>
    </style:style>
    <style:style style:name="T2671" style:parent-style-name="Προεπιλεγμένηγραμματοσειρά" style:family="text">
      <style:text-properties fo:language="el" fo:country="GR"/>
    </style:style>
    <style:style style:name="P2672" style:parent-style-name="Βασικό" style:family="paragraph">
      <style:paragraph-properties fo:text-align="justify" fo:line-height="150%" fo:text-indent="0.25in"/>
      <style:text-properties fo:language="el" fo:country="GR"/>
    </style:style>
    <style:style style:name="P2673" style:parent-style-name="Βασικό" style:family="paragraph">
      <style:paragraph-properties fo:text-align="justify" fo:line-height="150%" fo:margin-left="1.5in" fo:text-indent="-1.5in">
        <style:tab-stops/>
      </style:paragraph-properties>
    </style:style>
    <style:style style:name="T2674"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675"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67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7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7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79"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0"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1"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2"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3"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4"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5"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6"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7"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8" style:parent-style-name="Βασικό" style:family="paragraph">
      <style:paragraph-properties style:text-autospace="none" fo:text-align="justify" fo:margin-bottom="0in" fo:line-height="150%" fo:text-indent="0.25in"/>
      <style:text-properties style:font-name="Arial" style:font-name-complex="Arial" fo:color="#000000" fo:font-size="10pt" style:font-size-asian="10pt" style:font-size-complex="10pt"/>
    </style:style>
    <style:style style:name="P2689" style:parent-style-name="Βασικό" style:family="paragraph">
      <style:paragraph-properties style:text-autospace="none" fo:text-align="justify" fo:margin-bottom="0in" fo:line-height="150%" fo:text-indent="0.25in"/>
      <style:text-properties style:font-name="Arial" style:font-name-complex="Arial" fo:font-size="10pt" style:font-size-asian="10pt" style:font-size-complex="10pt"/>
    </style:style>
    <style:style style:name="P2690" style:parent-style-name="Βασικό" style:family="paragraph">
      <style:paragraph-properties fo:text-align="justify" fo:line-height="150%" fo:text-indent="0.25in"/>
    </style:style>
    <style:style style:name="T2691" style:parent-style-name="Προεπιλεγμένηγραμματοσειρά" style:family="text">
      <style:text-properties style:font-name="Arial" style:font-name-complex="Arial" fo:color="#000000" fo:font-size="10pt" style:font-size-asian="10pt" style:font-size-complex="10pt"/>
    </style:style>
    <style:style style:name="P2692" style:parent-style-name="Βασικό" style:family="paragraph">
      <style:paragraph-properties fo:text-align="justify" fo:line-height="150%"/>
      <style:text-properties fo:font-weight="bold" style:font-weight-asian="bold" fo:font-size="12pt" style:font-size-asian="12pt" style:font-size-complex="12pt" fo:language="el" fo:country="GR"/>
    </style:style>
    <style:style style:name="P2693" style:parent-style-name="Βασικό" style:family="paragraph">
      <style:paragraph-properties fo:text-align="justify" fo:line-height="150%" fo:text-indent="0.25in"/>
    </style:style>
    <style:style style:name="T2694" style:parent-style-name="Προεπιλεγμένηγραμματοσειρά" style:family="text">
      <style:text-properties fo:language="el" fo:country="GR"/>
    </style:style>
    <style:style style:name="T2695" style:parent-style-name="Προεπιλεγμένηγραμματοσειρά" style:family="text">
      <style:text-properties fo:language="el" fo:country="GR"/>
    </style:style>
    <style:style style:name="T2696" style:parent-style-name="Προεπιλεγμένηγραμματοσειρά" style:family="text">
      <style:text-properties fo:language="el" fo:country="GR"/>
    </style:style>
    <style:style style:name="T2697" style:parent-style-name="Προεπιλεγμένηγραμματοσειρά" style:family="text">
      <style:text-properties fo:language="el" fo:country="GR"/>
    </style:style>
    <style:style style:name="T2698" style:parent-style-name="Προεπιλεγμένηγραμματοσειρά" style:family="text">
      <style:text-properties fo:language="el" fo:country="GR"/>
    </style:style>
    <style:style style:name="P2699" style:parent-style-name="Βασικό" style:family="paragraph">
      <style:paragraph-properties fo:text-align="justify" fo:line-height="150%" fo:text-indent="0.25in"/>
      <style:text-properties fo:language="el" fo:country="GR"/>
    </style:style>
    <style:style style:name="P2700" style:parent-style-name="Βασικό" style:family="paragraph">
      <style:paragraph-properties fo:text-align="justify" fo:line-height="150%"/>
    </style:style>
    <style:style style:name="T2701" style:parent-style-name="Προεπιλεγμένηγραμματοσειρά" style:family="text">
      <style:text-properties fo:font-weight="bold" style:font-weight-asian="bold" fo:font-size="12pt" style:font-size-asian="12pt" style:font-size-complex="12pt" fo:language="el" fo:country="GR"/>
    </style:style>
    <style:style style:name="P2702" style:parent-style-name="Βασικό" style:family="paragraph">
      <style:paragraph-properties fo:text-align="justify" fo:line-height="150%" fo:text-indent="0.25in"/>
      <style:text-properties style:font-name="Arial" style:font-name-complex="Arial" fo:color="#000000" fo:font-size="10pt" style:font-size-asian="10pt" style:font-size-complex="10pt"/>
    </style:style>
    <style:style style:name="P2703" style:parent-style-name="Βασικό" style:family="paragraph">
      <style:paragraph-properties fo:text-align="justify" fo:line-height="150%" fo:text-indent="0.25in"/>
      <style:text-properties style:font-name="Arial" style:font-name-complex="Arial" fo:font-weight="bold" style:font-weight-asian="bold" fo:font-size="10pt" style:font-size-asian="10pt" style:font-size-complex="10pt"/>
    </style:style>
    <style:style style:name="P2704" style:parent-style-name="Βασικό" style:family="paragraph">
      <style:paragraph-properties fo:text-align="justify" fo:line-height="150%"/>
      <style:text-properties style:font-name-complex="Arial" fo:font-weight="bold" style:font-weight-asian="bold" fo:color="#000000" fo:font-size="12pt" style:font-size-asian="12pt" style:font-size-complex="12pt" fo:language="el" fo:country="GR"/>
    </style:style>
    <style:style style:name="P2705" style:parent-style-name="Βασικό" style:family="paragraph">
      <style:paragraph-properties fo:text-align="justify" fo:line-height="150%" fo:margin-left="1.5in" fo:text-indent="-1.25in">
        <style:tab-stops/>
      </style:paragraph-properties>
    </style:style>
    <style:style style:name="T2706" style:parent-style-name="Προεπιλεγμένηγραμματοσειρά" style:family="text">
      <style:text-properties style:font-name-complex="Arial" fo:color="#000000"/>
    </style:style>
    <style:style style:name="T2707" style:parent-style-name="Προεπιλεγμένηγραμματοσειρά" style:family="text">
      <style:text-properties style:font-name-complex="Arial" fo:color="#000000" fo:language="el" fo:country="GR"/>
    </style:style>
    <style:style style:name="T2708" style:parent-style-name="Προεπιλεγμένηγραμματοσειρά" style:family="text">
      <style:text-properties style:font-name-complex="Arial" fo:color="#000000"/>
    </style:style>
    <style:style style:name="T2709" style:parent-style-name="Προεπιλεγμένηγραμματοσειρά" style:family="text">
      <style:text-properties style:font-name-complex="Arial" fo:color="#000000" fo:language="el" fo:country="GR"/>
    </style:style>
    <style:style style:name="T2710" style:parent-style-name="Προεπιλεγμένηγραμματοσειρά" style:family="text">
      <style:text-properties style:font-name-complex="Arial" fo:color="#000000"/>
    </style:style>
    <style:style style:name="T2711" style:parent-style-name="Προεπιλεγμένηγραμματοσειρά" style:family="text">
      <style:text-properties style:font-name-complex="Arial" fo:color="#000000" fo:language="el" fo:country="GR"/>
    </style:style>
    <style:style style:name="T2712" style:parent-style-name="Προεπιλεγμένηγραμματοσειρά" style:family="text">
      <style:text-properties style:font-name-complex="Arial" fo:color="#000000" fo:language="el" fo:country="GR"/>
    </style:style>
    <style:style style:name="P2713" style:parent-style-name="Βασικό" style:family="paragraph">
      <style:paragraph-properties fo:text-align="justify" fo:line-height="150%" fo:margin-left="1.5in" fo:text-indent="-1.25in">
        <style:tab-stops/>
      </style:paragraph-properties>
    </style:style>
    <style:style style:name="T2714" style:parent-style-name="Προεπιλεγμένηγραμματοσειρά" style:family="text">
      <style:text-properties style:font-name-complex="Arial" fo:color="#000000"/>
    </style:style>
    <style:style style:name="T2715" style:parent-style-name="Προεπιλεγμένηγραμματοσειρά" style:family="text">
      <style:text-properties style:font-name-complex="Arial" fo:color="#000000" fo:language="el" fo:country="GR"/>
    </style:style>
    <style:style style:name="P2716" style:parent-style-name="Βασικό" style:family="paragraph">
      <style:paragraph-properties fo:text-align="justify" fo:line-height="150%" fo:margin-left="1.5in" fo:text-indent="-1.25in">
        <style:tab-stops/>
      </style:paragraph-properties>
    </style:style>
    <style:style style:name="T2717" style:parent-style-name="Προεπιλεγμένηγραμματοσειρά" style:family="text">
      <style:text-properties style:font-name-complex="Arial" fo:color="#000000"/>
    </style:style>
    <style:style style:name="T2718" style:parent-style-name="Προεπιλεγμένηγραμματοσειρά" style:family="text">
      <style:text-properties style:font-name-complex="Arial" fo:color="#000000" fo:language="el" fo:country="GR"/>
    </style:style>
    <style:style style:name="P2719" style:parent-style-name="Βασικό" style:family="paragraph">
      <style:paragraph-properties fo:text-align="justify" fo:line-height="150%" fo:margin-left="1.5in" fo:text-indent="-1.25in">
        <style:tab-stops/>
      </style:paragraph-properties>
      <style:text-properties style:font-name-complex="Arial" fo:color="#000000" fo:language="el" fo:country="GR"/>
    </style:style>
    <style:style style:name="P2720" style:parent-style-name="Βασικό" style:family="paragraph">
      <style:paragraph-properties fo:text-align="justify" fo:line-height="150%" fo:margin-left="1.5in" fo:text-indent="-1.5in">
        <style:tab-stops/>
      </style:paragraph-properties>
    </style:style>
    <style:style style:name="T2721" style:parent-style-name="Προεπιλεγμένηγραμματοσειρά" style:family="text">
      <style:text-properties fo:font-weight="bold" style:font-weight-asian="bold" fo:font-size="12pt" style:font-size-asian="12pt" style:font-size-complex="12pt" fo:language="el" fo:country="GR"/>
    </style:style>
    <style:style style:name="T2722" style:parent-style-name="Προεπιλεγμένηγραμματοσειρά" style:family="text">
      <style:text-properties fo:font-weight="bold" style:font-weight-asian="bold" fo:font-size="12pt" style:font-size-asian="12pt" style:font-size-complex="12pt"/>
    </style:style>
    <style:style style:name="P2723" style:parent-style-name="Βασικό" style:family="paragraph">
      <style:paragraph-properties fo:text-align="justify" fo:line-height="150%" fo:margin-left="1.5in" fo:text-indent="-1.25in">
        <style:tab-stops/>
      </style:paragraph-properties>
    </style:style>
    <style:style style:name="T2724" style:parent-style-name="Προεπιλεγμένηγραμματοσειρά" style:family="text">
      <style:text-properties style:font-name-complex="Arial" fo:color="#000000"/>
    </style:style>
    <style:style style:name="T2725" style:parent-style-name="Υπερ-σύνδεση" style:family="text">
      <style:text-properties style:font-name-complex="Arial"/>
    </style:style>
    <style:style style:name="P2726" style:parent-style-name="Βασικό" style:family="paragraph">
      <style:paragraph-properties fo:text-align="justify" fo:line-height="150%" fo:margin-left="1.5in" fo:text-indent="-1.25in">
        <style:tab-stops/>
      </style:paragraph-properties>
      <style:text-properties fo:font-weight="bold" style:font-weight-asian="bold"/>
    </style:style>
    <style:style style:name="P2727" style:parent-style-name="Βασικό" style:family="paragraph">
      <style:paragraph-properties fo:text-align="justify" fo:line-height="150%"/>
      <style:text-properties style:font-name-complex="Arial" fo:font-weight="bold" style:font-weight-asian="bold" fo:font-size="12pt" style:font-size-asian="12pt" style:font-size-complex="12pt" fo:language="el" fo:country="GR"/>
    </style:style>
    <style:style style:name="P2728" style:parent-style-name="Βασικό" style:family="paragraph">
      <style:paragraph-properties fo:text-align="justify" fo:line-height="150%" fo:text-indent="0.25in"/>
    </style:style>
    <style:style style:name="T2729" style:parent-style-name="Προεπιλεγμένηγραμματοσειρά" style:family="text">
      <style:text-properties style:font-name-complex="Arial"/>
    </style:style>
    <style:style style:name="T2730" style:parent-style-name="Προεπιλεγμένηγραμματοσειρά" style:family="text">
      <style:text-properties style:font-name-complex="Arial" fo:language="el" fo:country="GR"/>
    </style:style>
    <style:style style:name="T2731" style:parent-style-name="Προεπιλεγμένηγραμματοσειρά" style:family="text">
      <style:text-properties style:font-name-complex="Arial"/>
    </style:style>
    <style:style style:name="P2732" style:parent-style-name="Βασικό" style:family="paragraph">
      <style:paragraph-properties fo:text-align="justify" fo:line-height="150%" fo:text-indent="0.25in"/>
      <style:text-properties style:font-name-complex="Arial" fo:language="el" fo:country="GR"/>
    </style:style>
    <style:style style:name="P2733" style:parent-style-name="Βασικό" style:family="paragraph">
      <style:paragraph-properties fo:text-align="justify" fo:line-height="150%" fo:margin-left="1.5in" fo:text-indent="-1.5in">
        <style:tab-stops/>
      </style:paragraph-properties>
    </style:style>
    <style:style style:name="T2734" style:parent-style-name="Προεπιλεγμένηγραμματοσειρά" style:family="text">
      <style:text-properties style:font-name-complex="Arial" fo:font-weight="bold" style:font-weight-asian="bold" fo:color="#000000" fo:font-size="12pt" style:font-size-asian="12pt" style:font-size-complex="12pt" fo:language="el" fo:country="GR"/>
    </style:style>
    <style:style style:name="T2735" style:parent-style-name="Προεπιλεγμένηγραμματοσειρά" style:family="text">
      <style:text-properties style:font-name-complex="Arial" fo:font-weight="bold" style:font-weight-asian="bold" fo:color="#000000" fo:font-size="12pt" style:font-size-asian="12pt" style:font-size-complex="12pt"/>
    </style:style>
    <style:style style:name="P2736" style:parent-style-name="Βασικό" style:family="paragraph">
      <style:paragraph-properties fo:text-align="justify" fo:line-height="150%" fo:margin-left="1.5in" fo:text-indent="-1.25in">
        <style:tab-stops/>
      </style:paragraph-properties>
    </style:style>
    <style:style style:name="T2737" style:parent-style-name="Προεπιλεγμένηγραμματοσειρά" style:family="text">
      <style:text-properties style:font-name="Arial" style:font-name-complex="Arial" fo:color="#000000" fo:font-size="10pt" style:font-size-asian="10pt" style:font-size-complex="10pt"/>
    </style:style>
    <style:style style:name="P2738" style:parent-style-name="Βασικό" style:family="paragraph">
      <style:paragraph-properties fo:text-align="justify" fo:line-height="150%" fo:margin-left="1.5in" fo:text-indent="-1.5in">
        <style:tab-stops/>
      </style:paragraph-properties>
      <style:text-properties style:font-name-complex="Arial" fo:color="#000000" fo:font-size="12pt" style:font-size-asian="12pt" style:font-size-complex="12pt"/>
    </style:style>
    <style:style style:name="P2739" style:parent-style-name="Βασικό" style:family="paragraph">
      <style:paragraph-properties fo:text-align="justify" fo:line-height="150%" fo:text-indent="0.25in"/>
    </style:style>
  </office:automatic-styles>
  <office:body>
    <office:text text:use-soft-page-breaks="true">
      <text:p text:style-name="P1"><text:span text:style-name="T2">­</text:span><text:span text:style-name="T3">­Ελληνοποίηση του εγχειριδίου χρήσης για το πακέτο<text:s/></text:span>RWeka</text:p>
      <text:p text:style-name="P4"/>
      <text:p text:style-name="P5"/>
      <text:p text:style-name="P6"><text:span text:style-name="T7">Ημερομηνία έκδοσης εγχειριδίου</text:span><text:span text:style-name="T8">: 19/02/15</text:span></text:p>
      <text:p text:style-name="P9"><text:span text:style-name="T10">Version</text:span><text:span text:style-name="T11">: 0.4-24</text:span></text:p>
      <text:p text:style-name="P12"><text:span text:style-name="T13">Περιγραφή</text:span><text:span text:style-name="T14">: το παρόν εγχειρίδιο αποτελεί μία σύντομη περιγραφή της διεπαφής της<text:s/></text:span>R<text:span text:style-name="T15"><text:s/>για το λογισμικό<text:s/></text:span>Weka<text:span text:style-name="T16"><text:s/>(</text:span>Version<text:span text:style-name="T17"><text:s/>3.7.12), το οποίο περιέχει μία συλλογή αλγορίθμων μηχανικής μάθησης για ζητήματα εξόρυξη γνώσης υλοποιημένους σε<text:s/></text:span>Java<text:span text:style-name="T18">, περιλαμβάνοντας παράλληλα εργαλεία για προεπεξεργασία, κατηγοριοποίηση, οπισθοδρόμηση, συσταδοποίηση, εξαγωγή κανόνων συσχέτισης και οπτικοποίηση δεδομένων. Το πακέτο<text:s/></text:span>RWeka<text:span text:style-name="T19"><text:s/>περιέχει τον κώδικα για την υλοποίηση της διεπαφής, ενώ το<text:s/></text:span>Weka<text:span text:style-name="T20"><text:s/></text:span>jar<text:span text:style-name="T21"><text:s/>ανήκει σε ξεχωριστό πακέτο της<text:s/></text:span>R<text:span text:style-name="T22">, το<text:s/></text:span>RWekajars<text:span text:style-name="T23">. Για περισσότερες πληροφορίες, οι ενδιαφερόμενοι καλούνται να επισκεφθούν τη σελίδα<text:s/></text:span><text:a xlink:href="http://www.cs.waikato.ac.nz/ml/weka/" office:target-frame-name="_top" xlink:show="replace"><text:span text:style-name="T24">http</text:span><text:span text:style-name="T25">://</text:span><text:span text:style-name="T26">www</text:span><text:span text:style-name="T27">.</text:span><text:span text:style-name="T28">cs</text:span><text:span text:style-name="T29">.</text:span><text:span text:style-name="T30">waikato</text:span><text:span text:style-name="T31">.</text:span><text:span text:style-name="T32">ac</text:span><text:span text:style-name="T33">.</text:span><text:span text:style-name="T34">nz</text:span><text:span text:style-name="T35">/</text:span><text:span text:style-name="T36">ml</text:span><text:span text:style-name="T37">/</text:span><text:span text:style-name="T38">weka</text:span><text:span text:style-name="T39">/</text:span></text:a><text:span text:style-name="T40">.</text:span></text:p>
      <text:p text:style-name="P41"><text:span text:style-name="T42">Συμβατές εκδόσεις</text:span><text:span text:style-name="T43">:<text:s/></text:span><text:span text:style-name="T44">R</text:span><text:span text:style-name="T45"><text:s/>(&gt;= 2.6.0)</text:span></text:p>
      <text:p text:style-name="P46"><text:span text:style-name="T47">Εισαγωγή πακέτων</text:span><text:span text:style-name="T48">:<text:s/></text:span><text:span text:style-name="T49">RWekajars</text:span><text:span text:style-name="T50"><text:s/>(&gt;= 3.7.12),<text:s/></text:span><text:span text:style-name="T51">rJava</text:span><text:span text:style-name="T52"><text:s/>(&gt;=0.6-3),<text:s/></text:span><text:span text:style-name="T53">graphics</text:span><text:span text:style-name="T54">,<text:s/></text:span><text:span text:style-name="T55">stats</text:span><text:span text:style-name="T56">,<text:s/></text:span><text:span text:style-name="T57">utils</text:span><text:span text:style-name="T58">,<text:s/></text:span><text:span text:style-name="T59">grid</text:span></text:p>
      <text:p text:style-name="P60"><text:span text:style-name="T61">Προτεινόμενα πακέτα</text:span><text:span text:style-name="T62">:<text:s/></text:span><text:span text:style-name="T63">partykit</text:span><text:span text:style-name="T64"><text:s/>(&gt;=0.8.0),<text:s/></text:span><text:span text:style-name="T65">mlbench</text:span><text:span text:style-name="T66">,<text:s/></text:span><text:span text:style-name="T67">e</text:span><text:span text:style-name="T68">1071</text:span></text:p>
      <text:p text:style-name="P69"><text:span text:style-name="T70">Απαιτήσεις Συστήματος</text:span><text:span text:style-name="T71">:<text:s/></text:span><text:span text:style-name="T72">Java</text:span><text:span text:style-name="T73">(&gt;=6.0)</text:span></text:p>
      <text:p text:style-name="P74"><text:span text:style-name="T75">Τύπος άδειας</text:span><text:span text:style-name="T76">: <text:s/></text:span><text:span text:style-name="T77">GPL</text:span><text:span text:style-name="T78">-2</text:span></text:p>
      <text:p text:style-name="P79"><text:span text:style-name="T80">Συγγραφείς</text:span><text:span text:style-name="T81">:<text:s/></text:span><text:span text:style-name="T82">Kurt</text:span><text:span text:style-name="T83"><text:s/></text:span><text:span text:style-name="T84">Hornik</text:span><text:span text:style-name="T85"><text:s/>[</text:span><text:span text:style-name="T86">aut</text:span><text:span text:style-name="T87">,<text:s/></text:span><text:span text:style-name="T88">cre</text:span><text:span text:style-name="T89">],</text:span><text:span text:style-name="T90"><text:s/></text:span><text:span text:style-name="T91">Christian</text:span><text:span text:style-name="T92"><text:s/></text:span><text:span text:style-name="T93">Buchta</text:span><text:span text:style-name="T94"><text:s/>[</text:span><text:span text:style-name="T95">ctb</text:span><text:span text:style-name="T96">],<text:s/></text:span><text:span text:style-name="T97">Torsten</text:span><text:span text:style-name="T98"><text:s/></text:span><text:span text:style-name="T99">Hothorn</text:span><text:span text:style-name="T100"><text:s/>[</text:span><text:span text:style-name="T101">ctb</text:span><text:span text:style-name="T102">],</text:span><text:span text:style-name="T103"><text:s/></text:span><text:span text:style-name="T104">Alexandros</text:span><text:span text:style-name="T105"><text:s/></text:span><text:span text:style-name="T106">Karatzoglou</text:span><text:span text:style-name="T107"><text:s/>[</text:span><text:span text:style-name="T108">ctb</text:span><text:span text:style-name="T109">],</text:span><text:span text:style-name="T110"><text:s/></text:span><text:span text:style-name="T111">David</text:span><text:span text:style-name="T112"><text:s/></text:span><text:span text:style-name="T113">Meyer</text:span><text:span text:style-name="T114"><text:s/>[</text:span><text:span text:style-name="T115">ctb</text:span><text:span text:style-name="T116">],</text:span><text:span text:style-name="T117"><text:s/></text:span><text:span text:style-name="T118">Achim</text:span><text:span text:style-name="T119"><text:s/></text:span><text:span text:style-name="T120">Zeileis</text:span><text:span text:style-name="T121"><text:s/>[</text:span><text:span text:style-name="T122">ctb</text:span><text:span text:style-name="T123">]</text:span></text:p>
      <text:p text:style-name="P124"><text:span text:style-name="T125">Συντήρηση</text:span><text:span text:style-name="T126">:<text:s/></text:span><text:span text:style-name="T127">Kurt</text:span><text:span text:style-name="T128"><text:s/></text:span><text:span text:style-name="T129">Hornik</text:span><text:span text:style-name="T130"><text:s/>&lt;</text:span><text:span text:style-name="T131">Kurt</text:span><text:span text:style-name="T132">.</text:span><text:span text:style-name="T133">Hornik</text:span><text:span text:style-name="T134">@</text:span><text:span text:style-name="T135">R</text:span><text:span text:style-name="T136">-</text:span><text:span text:style-name="T137">project</text:span><text:span text:style-name="T138">.</text:span><text:span text:style-name="T139">org</text:span><text:span text:style-name="T140">&gt;</text:span></text:p>
      <text:p text:style-name="P141"><text:span text:style-name="T142">Απαίτηση μεταγλώττισης</text:span><text:span text:style-name="T143">: όχι</text:span></text:p>
      <text:p text:style-name="P144"><text:span text:style-name="T145">Αποθετήριο</text:span><text:span text:style-name="T146">:<text:s/></text:span><text:span text:style-name="T147">CRAN</text:span></text:p>
      <text:p text:style-name="P148"><text:span text:style-name="T149">Ημερομηνία δημοσίευσης του πακέτου</text:span><text:span text:style-name="T150">: 28/01/2015 14:40:41</text:span></text:p>
      <text:p text:style-name="P151"/>
      <text:p text:style-name="P152"/>
      <text:p text:style-name="P153"/>
      <text:p text:style-name="P154"/>
      <text:p text:style-name="ΕπικεφαλίδαΠΠ"><text:bookmark-start text:name="_Toc429555816"/><text:soft-page-break/><text:span text:style-name="T155">Περιεχόμενα</text:span><text:bookmark-end text:name="_Toc429555816"/></text:p>
      <text:p text:style-name="P156"/>
      <text:table-of-content text:name="_TOC3">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57"/>
          <text:p text:style-name="ΠΠ2"><text:a xlink:href="#_Toc429555817" office:target-frame-name="_top" xlink:show="replace"><text:span text:style-name="Υπερ-σύνδεση">Dot</text:span><text:span text:style-name="T158"><text:s/></text:span><text:span text:style-name="T159"><text:tab/></text:span><text:span text:style-name="T160"><text:s text:c="2"/>Δημιουργία<text:s/></text:span><text:span text:style-name="Υπερ-σύνδεση">DOT</text:span><text:span text:style-name="T161"><text:s/>Παρουσιάσεων</text:span><text:tab/>3</text:a></text:p>
          <text:p text:style-name="P162"><text:a xlink:href="#_Toc429555818" office:target-frame-name="_top" xlink:show="replace"><text:span text:style-name="Υπερ-σύνδεση">evaluate_Weka_classifier</text:span><text:span text:style-name="T163"><text:tab/></text:span><text:span text:style-name="Υπερ-σύνδεση"><text:s text:c="6"/>Model Statistics for R/Weka Classifiers</text:span><text:tab/>4</text:a></text:p>
          <text:p text:style-name="P164"><text:a xlink:href="#_Toc429555819" office:target-frame-name="_top" xlink:show="replace"><text:span text:style-name="Υπερ-σύνδεση">predict_Weka_classifier</text:span><text:span text:style-name="T165"><text:tab/></text:span><text:span text:style-name="Υπερ-σύνδεση"><text:s text:c="6"/>Model Predictions for R/Weka Classifiers</text:span><text:tab/>7</text:a></text:p>
          <text:p text:style-name="P166"><text:a xlink:href="#_Toc429555820" office:target-frame-name="_top" xlink:show="replace"><text:span text:style-name="Υπερ-σύνδεση">predict_Weka_clusterer</text:span><text:span text:style-name="T167"><text:tab/></text:span><text:span text:style-name="Υπερ-σύνδεση"><text:s text:c="7"/>Class <text:s/>Predictions for R/Weka Classifiers</text:span><text:tab/>8</text:a></text:p>
          <text:p text:style-name="P168"><text:a xlink:href="#_Toc429555821" office:target-frame-name="_top" xlink:show="replace"><text:span text:style-name="Υπερ-σύνδεση">read.arff</text:span><text:span text:style-name="T169"><text:tab/></text:span><text:span text:style-name="Υπερ-σύνδεση"><text:s/>Read Data from ARFF Files</text:span><text:tab/>9</text:a></text:p>
          <text:p text:style-name="P170"><text:a xlink:href="#_Toc429555822" office:target-frame-name="_top" xlink:show="replace"><text:span text:style-name="Υπερ-σύνδεση">Weka_associators<text:s/></text:span><text:span text:style-name="T171"><text:tab/></text:span><text:span text:style-name="Υπερ-σύνδεση"><text:s/>R/Weka_Associators</text:span><text:tab/>10</text:a></text:p>
          <text:p text:style-name="P172"><text:a xlink:href="#_Toc429555823" office:target-frame-name="_top" xlink:show="replace"><text:span text:style-name="Υπερ-σύνδεση">Weka_attribute_evaluators</text:span><text:span text:style-name="T173"><text:tab/></text:span><text:span text:style-name="Υπερ-σύνδεση"><text:s/>R/Weka Attribute Evaluators</text:span><text:tab/>12</text:a></text:p>
          <text:p text:style-name="P174"><text:a xlink:href="#_Toc429555824" office:target-frame-name="_top" xlink:show="replace"><text:span text:style-name="Υπερ-σύνδεση">Weka_Classifiers</text:span><text:span text:style-name="T175"><text:tab/></text:span><text:span text:style-name="Υπερ-σύνδεση"><text:s/>R/Weka Classifiers</text:span><text:tab/>14</text:a></text:p>
          <text:p text:style-name="P176"><text:a xlink:href="#_Toc429555825" office:target-frame-name="_top" xlink:show="replace"><text:span text:style-name="Υπερ-σύνδεση">Weka_classifier_functions</text:span><text:span text:style-name="T177"><text:tab/></text:span><text:span text:style-name="Υπερ-σύνδεση"><text:s/>R/Weka Classifier Functions</text:span><text:tab/>15</text:a></text:p>
          <text:p text:style-name="P178"><text:a xlink:href="#_Toc429555826" office:target-frame-name="_top" xlink:show="replace"><text:span text:style-name="Υπερ-σύνδεση">Weka_classifier_lazy</text:span><text:span text:style-name="T179"><text:tab/></text:span><text:span text:style-name="Υπερ-σύνδεση"><text:s/>R/Weka Lazy Learners</text:span><text:tab/>19</text:a></text:p>
          <text:p text:style-name="P180"><text:a xlink:href="#_Toc429555827" office:target-frame-name="_top" xlink:show="replace"><text:span text:style-name="Υπερ-σύνδεση">Weka_classifier_meta</text:span><text:span text:style-name="T181"><text:tab/></text:span><text:span text:style-name="Υπερ-σύνδεση"><text:s/>R/Weka Meta Learners</text:span><text:tab/>21</text:a></text:p>
          <text:p text:style-name="P182"><text:a xlink:href="#_Toc429555828" office:target-frame-name="_top" xlink:show="replace"><text:span text:style-name="Υπερ-σύνδεση">Weka_classifier_rules</text:span><text:span text:style-name="T183"><text:tab/></text:span><text:span text:style-name="Υπερ-σύνδεση"><text:s/>R/Weka Rule Learners</text:span><text:tab/>25</text:a></text:p>
          <text:p text:style-name="P184"><text:a xlink:href="#_Toc429555829" office:target-frame-name="_top" xlink:show="replace"><text:span text:style-name="Υπερ-σύνδεση">Weka_classifier_trees</text:span><text:span text:style-name="T185"><text:tab/></text:span><text:span text:style-name="Υπερ-σύνδεση"><text:s/>R/Weka Classifier Trees</text:span><text:tab/>28</text:a></text:p>
          <text:p text:style-name="P186"><text:a xlink:href="#_Toc429555830" office:target-frame-name="_top" xlink:show="replace"><text:span text:style-name="Υπερ-σύνδεση">Weka_clusterers</text:span><text:span text:style-name="T187"><text:tab/></text:span><text:span text:style-name="Υπερ-σύνδεση"><text:s/>R/Weka Clusterers</text:span><text:tab/>34</text:a></text:p>
          <text:p text:style-name="P188"><text:a xlink:href="#_Toc429555831" office:target-frame-name="_top" xlink:show="replace"><text:span text:style-name="Υπερ-σύνδεση">Weka_control</text:span><text:span text:style-name="T189"><text:tab/></text:span><text:span text:style-name="Υπερ-σύνδεση"><text:s/>Control Weka Options</text:span><text:tab/>37</text:a></text:p>
          <text:p text:style-name="P190"><text:a xlink:href="#_Toc429555832" office:target-frame-name="_top" xlink:show="replace"><text:span text:style-name="Υπερ-σύνδεση">Weka_converters</text:span><text:span text:style-name="T191"><text:tab/></text:span><text:span text:style-name="Υπερ-σύνδεση"><text:s/>R/Weka File Loaders and Savers</text:span><text:tab/>38</text:a></text:p>
          <text:p text:style-name="P192"><text:a xlink:href="#_Toc429555833" office:target-frame-name="_top" xlink:show="replace"><text:span text:style-name="Υπερ-σύνδεση">Weka_filters</text:span><text:span text:style-name="T193"><text:tab/></text:span><text:span text:style-name="Υπερ-σύνδεση"><text:s/>R/Weka Filters</text:span><text:tab/>40</text:a></text:p>
          <text:p text:style-name="P194"><text:a xlink:href="#_Toc429555834" office:target-frame-name="_top" xlink:show="replace"><text:span text:style-name="Υπερ-σύνδεση">Weka_interfaces</text:span><text:span text:style-name="T195"><text:tab/></text:span><text:span text:style-name="Υπερ-σύνδεση"><text:s/>R/Weka interfaces</text:span><text:tab/>42</text:a></text:p>
          <text:p text:style-name="P196"><text:a xlink:href="#_Toc429555835" office:target-frame-name="_top" xlink:show="replace"><text:span text:style-name="Υπερ-σύνδεση">Weka_stemmers</text:span><text:span text:style-name="T197"><text:tab/></text:span><text:span text:style-name="Υπερ-σύνδεση"><text:s/>R/Weka Stemmers</text:span><text:tab/>46</text:a></text:p>
          <text:p text:style-name="P198"><text:a xlink:href="#_Toc429555836" office:target-frame-name="_top" xlink:show="replace"><text:span text:style-name="Υπερ-σύνδεση">Weka_tokenizers</text:span><text:span text:style-name="T199"><text:tab/></text:span><text:span text:style-name="Υπερ-σύνδεση"><text:s/>R/Weka Tokenizers</text:span><text:tab/>47</text:a></text:p>
          <text:p text:style-name="ΠΠ2"><text:a xlink:href="#_Toc429555837" office:target-frame-name="_top" xlink:show="replace"><text:span text:style-name="Υπερ-σύνδεση">WOW</text:span><text:span text:style-name="T200"><text:tab/></text:span><text:span text:style-name="T201"><text:s/></text:span><text:span text:style-name="Υπερ-σύνδεση">Weka</text:span><text:span text:style-name="T202"><text:s/></text:span><text:span text:style-name="Υπερ-σύνδεση">Option</text:span><text:span text:style-name="T203"><text:s/></text:span><text:span text:style-name="Υπερ-σύνδεση">Wizard</text:span><text:tab/>48</text:a></text:p>
          <text:p text:style-name="ΠΠ2"><text:a xlink:href="#_Toc429555838" office:target-frame-name="_top" xlink:show="replace"><text:span text:style-name="Υπερ-σύνδεση">WPM</text:span><text:span text:style-name="T204"><text:tab/></text:span><text:span text:style-name="T205"><text:s/></text:span><text:span text:style-name="Υπερ-σύνδεση">Weka</text:span><text:span text:style-name="T206"><text:s/></text:span><text:span text:style-name="Υπερ-σύνδεση">Package</text:span><text:span text:style-name="T207"><text:s/></text:span><text:span text:style-name="Υπερ-σύνδεση">Manager</text:span><text:tab/>49</text:a></text:p>
          <text:p text:style-name="P208"><text:a xlink:href="#_Toc429555839" office:target-frame-name="_top" xlink:show="replace"><text:span text:style-name="Υπερ-σύνδεση">write.arff</text:span><text:span text:style-name="T209"><text:tab/></text:span><text:span text:style-name="Υπερ-σύνδεση"><text:s/>Write Data into ARFF Files</text:span><text:tab/>51</text:a></text:p>
        </text:index-body>
      </text:table-of-content>
      <text:p text:style-name="Βασικό"/>
      <text:p text:style-name="P210"/>
      <text:p text:style-name="P211"/>
      <text:p text:style-name="P212"/>
      <text:h text:style-name="Επικεφαλίδα2" text:outline-level="2"><text:bookmark-start text:name="_Toc429497278"/><text:bookmark-start text:name="_Toc429555817"/>Dot<text:span text:style-name="T213"><text:s/></text:span><text:span text:style-name="T214"><text:tab/></text:span><text:span text:style-name="T215"><text:tab/></text:span><text:span text:style-name="T216"><text:tab/>Δημιουργία<text:s/></text:span>DOT<text:span text:style-name="T217"><text:s/>Παρουσιάσεων</text:span><text:bookmark-end text:name="_Toc429497278"/><text:bookmark-end text:name="_Toc429555817"/></text:h>
      <text:p text:style-name="P218"/>
      <text:p text:style-name="P219"/>
      <text:p text:style-name="P220">Περιγραφή</text:p>
      <text:p text:style-name="P221"><text:span text:style-name="T222">Συγγραφή σε γλώσσα αναπαράστασης<text:s/></text:span>DOT<text:span text:style-name="T223"><text:s/>ενός αντικειμένου για επεξεργασία μέσω<text:s/></text:span>Graphviz<text:span text:style-name="T224">.</text:span></text:p>
      <text:p text:style-name="P225"/>
      <text:p text:style-name="P226"><text:span text:style-name="T227">Χρήση</text:span></text:p>
      <text:p text:style-name="P228"><text:span text:style-name="T229">write_to_dot(x, con = stdout(), ...)</text:span></text:p>
      <text:p text:style-name="P230">## S3 method for class 'Weka_classifier'</text:p>
      <text:p text:style-name="P231">write_to_dot(x, con = stdout(), ...)</text:p>
      <text:p text:style-name="P232"/>
      <text:p text:style-name="P233">Ορίσματα</text:p>
      <text:p text:style-name="P234">x<text:span text:style-name="T235"><text:tab/></text:span><text:span text:style-name="T236"><text:tab/></text:span><text:span text:style-name="T237"><text:tab/>αντικείμενο της<text:s/></text:span>R<text:span text:style-name="T238">.</text:span></text:p>
      <text:p text:style-name="P239">con<text:span text:style-name="T240"><text:tab/></text:span><text:span text:style-name="T241"><text:tab/></text:span><text:span text:style-name="T242"><text:tab/>μία σύνδεση για τη συγγραφή της αναπαράστασης.<text:s/></text:span></text:p>
      <text:p text:style-name="P243"><text:s/>…<text:tab/><text:tab/><text:tab/>πρόσθετα ορίσματα για να αποδοθούν από και προς τις μεθόδους.</text:p>
      <text:p text:style-name="P244"/>
      <text:p text:style-name="P245">Λεπτομέρειες</text:p>
      <text:p text:style-name="P246"/>
      <text:p text:style-name="P247"><text:span text:style-name="T248">Το<text:s/></text:span>Graphviz<text:span text:style-name="T249"><text:s/>(</text:span><text:a xlink:href="file:///D:/Box%20Sync/www.graphviz.org" office:target-frame-name="_top" xlink:show="replace"><text:span text:style-name="Υπερ-σύνδεση">www</text:span><text:span text:style-name="T250">.</text:span><text:span text:style-name="Υπερ-σύνδεση">graphviz</text:span><text:span text:style-name="T251">.</text:span><text:span text:style-name="Υπερ-σύνδεση">org</text:span></text:a><text:span text:style-name="T252">) είναι ένα ανοικτού κώδικα πρόγραμμα για οπτικοποίηση γράφων παρέχοντας διάφορες επιλογές για την απεικόνιση και τη διάταξη των γνωστότερων γράφων, από τις οποίες η<text:s/></text:span>dot<text:span text:style-name="T253"><text:s/>δημιουργεί ιεραρχικά δομημένες ή πολυεπιπέδες απεικονίσεις κατευθυνόμενων γραφημάτων, και για αυτόν τον <text:s/>λόγο αποτελεί την καταλληλότερη επιλογή για την οπτικοποίηση των διάφορων δένδρων κατηγοριοποίησης.</text:span></text:p>
      <text:soft-page-break/>
      <text:p text:style-name="P254"><text:span text:style-name="T255">Χρησιμοποιώντας την<text:s/></text:span>dot<text:span text:style-name="T256"><text:s/>μορφή, η αντιπροσώπευση του αρχείου ‘</text:span>foo<text:span text:style-name="T257">.</text:span>dot<text:span text:style-name="T258">’ μπορεί να μετασχηματιστεί σε<text:s/></text:span>PostScript<text:span text:style-name="T259"><text:s/>ή σε κάποια άλλη μορφή παρουσίασης δεδομένων τύπου γράφων, με τη βοήθεια κάποιας βαριάντας του<text:s/></text:span>dot<text:span text:style-name="T260">, ως εξής <text:s/>–</text:span>Tps<text:span text:style-name="T261"><text:s/></text:span>foo<text:span text:style-name="T262">.</text:span>dot<text:span text:style-name="T263"><text:s/>&gt;<text:s/></text:span>foo<text:span text:style-name="T264">.</text:span>ps<text:span text:style-name="T265">.</text:span></text:p>
      <text:p text:style-name="P266"><text:span text:style-name="T267">Ορισμένοι ταξινομητές του<text:s/></text:span>Weka<text:span text:style-name="T268"><text:s/>(π.χ. οι δενδρικοί εκμαθητές όπως ο<text:s/></text:span>J<text:span text:style-name="T269">48 και ο<text:s/></text:span>M<text:span text:style-name="T270">5</text:span>P<text:span text:style-name="T271">) υλοποιούν μία «σχηματίσιμη» διεπαφή παρέχοντας<text:s/></text:span>DOT<text:span text:style-name="T272"><text:s/>αναπαραστάσεις των κατάλληλων και ταιριασμένων μοντέλων. Για τέτοιους ταξινομητές, η μέθοδος<text:s/></text:span>write<text:span text:style-name="T273">_</text:span>to<text:span text:style-name="T274">_</text:span>dot<text:span text:style-name="T275"><text:s/>παράγει την αναπαράσταση της συγκεκριμένης σύνδεσης.</text:span></text:p>
      <text:p text:style-name="P276"/>
      <text:h text:style-name="Επικεφαλίδα2" text:outline-level="2"><text:bookmark-start text:name="_Toc429497279"/><text:bookmark-start text:name="_Toc429555818"/>evaluate_Weka_classifier<text:tab/><text:tab/><text:tab/><text:tab/><text:tab/><text:tab/><text:tab/>Model Statistics for R/Weka Classifiers<text:bookmark-end text:name="_Toc429497279"/><text:bookmark-end text:name="_Toc429555818"/></text:h>
      <text:p text:style-name="P277"/>
      <text:p text:style-name="P278"/>
      <text:p text:style-name="P279"><text:s/><text:span text:style-name="T280">Περιγραφή</text:span></text:p>
      <text:p text:style-name="P281"><text:span text:style-name="T282">Υπολογισμός στατιστικών δεικτών για την απόδοση μοντέλων που εκτιμώνται για την περιγραφή των δεδομένων από τους ταξινομητές του<text:s/></text:span>Weka<text:span text:style-name="T283">.</text:span></text:p>
      <text:p text:style-name="P284"/>
      <text:p text:style-name="P285"><text:span text:style-name="T286">Χρήση</text:span></text:p>
      <text:p text:style-name="P287"><text:span text:style-name="T288">luate_Weka_classifier(object, newdata = NULL, cost = NULL,</text:span></text:p>
      <text:p text:style-name="P289">numFolds = 0, complexity = FALSE,</text:p>
      <text:p text:style-name="P290">class = FALSE, seed = NULL, ...)</text:p>
      <text:p text:style-name="P291"/>
      <text:p text:style-name="P292">Ορίσματα</text:p>
      <text:p text:style-name="P293"><text:span text:style-name="T294">object</text:span><text:span text:style-name="T295"><text:tab/></text:span><text:span text:style-name="T296"><text:tab/></text:span><text:span text:style-name="T297"><text:tab/></text:span><text:span text:style-name="T298">αντικείμενο ενός<text:s/></text:span><text:span text:style-name="T299">Weka</text:span><text:span text:style-name="T300">_</text:span><text:span text:style-name="T301">classifier</text:span></text:p>
      <text:soft-page-break/>
      <text:p text:style-name="P302"><text:span text:style-name="T303">newdata</text:span><text:span text:style-name="T304"><text:tab/>ένα προαιρετικό<text:s/></text:span><text:span text:style-name="T305">dataframe</text:span><text:span text:style-name="T306"><text:note text:note-class="footnote" text:id="_ftn0"><text:note-citation>1</text:note-citation><text:note-body><text:p text:style-name="Κείμενουποσημείωσης"><text:span text:style-name="T307"><text:s/></text:span>Dataframe<text:span text:style-name="T308">: αποτελεί μία από τις βασικές δομές δεδομένων της<text:s/></text:span>R<text:span text:style-name="T309">.</text:span></text:p></text:note-body></text:note></text:span><text:span text:style-name="T310"><text:s/>στο οποίο αναζητούνται μεταβλητές για την τελική εκτίμηση. Αν παραλειφθεί ή εξισωθεί με το<text:s/></text:span><text:span text:style-name="T311">NULL</text:span><text:span text:style-name="T312">, τα στιγμιότυπα εκπαίδευσης χρησιμοποιούνται αποκλειστικά.</text:span></text:p>
      <text:p text:style-name="P313"><text:span text:style-name="T314">cost</text:span><text:span text:style-name="T315"><text:tab/>ένας τετραγωνικός πίνακας των συντελεστών ορθής και εσφαλμένης ταξινόμησης.</text:span></text:p>
      <text:p text:style-name="P316"><text:span text:style-name="T317">numFolds</text:span><text:span text:style-name="T318"><text:tab/>το πλήθος των διαμερίσεων που θα χρησιμοποιηθούν στη διαδικασία του<text:s/></text:span><text:span text:style-name="T319">cross</text:span><text:span text:style-name="T320">-</text:span><text:span text:style-name="T321">validation</text:span><text:span text:style-name="T322">.</text:span></text:p>
      <text:p text:style-name="P323"><text:span text:style-name="T324">c</text:span><text:span text:style-name="T325">omplexity</text:span><text:span text:style-name="T326"><text:tab/></text:span><text:span text:style-name="T327">επιλογή για την παρουσίαση ή μη στατιστικών δεικτών βασισμένων στην εντροπία.</text:span></text:p>
      <text:p text:style-name="P328"><text:span text:style-name="T329">class</text:span><text:span text:style-name="T330"><text:tab/>επιλογή για την παρουσίαση ή μη στατιστικών δεικτών για τις κλάσεις.</text:span><text:span text:style-name="T331"><text:tab/></text:span></text:p>
      <text:p text:style-name="P332"><text:span text:style-name="T333">seed</text:span><text:span text:style-name="T334"><text:tab/>προαιρετική επιλογή σπόρου για τη διαδικασία του<text:s/></text:span><text:span text:style-name="T335">cross</text:span><text:span text:style-name="T336">-</text:span><text:span text:style-name="T337">validation</text:span><text:span text:style-name="T338">.</text:span></text:p>
      <text:p text:style-name="P339"><text:span text:style-name="T340">…</text:span><text:span text:style-name="T341"><text:tab/></text:span><text:span text:style-name="T342">πρόσθετα ορίσματα για να αποδοθούν από και προς τις μεθόδους.</text:span><text:span text:style-name="T343"><text:tab/></text:span><text:span text:style-name="T344"><text:tab/><text:s/></text:span><text:span text:style-name="T345"><text:tab/><text:s text:c="2"/></text:span></text:p>
      <text:p text:style-name="P346">Λεπτομέρειες</text:p>
      <text:p text:style-name="P347">Αυτή η συνάρτηση υπολογίζει και εξάγει μία μη-πλεονάζουσα συλλογή από στατιστικά απόδοσης τα οποία είναι κατάλληλα για την παρουσίαση του εκάστοτε μοντέλου. Εξ ορισμού, τα συγκεκριμένα στατιστικά υπολογίζονται βάση των δεδομένων εκπαίδευσης.</text:p>
      <text:p text:style-name="P348"><text:span text:style-name="T349">Το παρόν όρισμα … υποστηρίζει μόνο τη λογική μεταβλητή <text:s/></text:span>normalize<text:span text:style-name="T350"><text:s/>η οποία δίνει την εντολή στο<text:s/></text:span>Weka<text:span text:style-name="T351"><text:s/>να κανονικοποιήσει τον πίνακα συντελεστών κόστους έτσι ώστε το κόστος κάθε σωστής κατηγοριοποίησης να ισούται με το μηδέν.</text:span></text:p>
      <text:p text:style-name="P352"><text:span text:style-name="T353">Αξίζει να αναφερθεί πως αν η κλάση της μεταβλητές είναι αριθμητική, μόνο ένα υποσύνολο των στατιστικών είναι διαθέσιμα. Τα ορίσματα<text:s/></text:span>complexity<text:span text:style-name="T354"><text:s/>και<text:s/></text:span>class<text:span text:style-name="T355"><text:s/>δεν εφαρμόζονται σε αυτήν την περίπτωση και επομένως αγνοούνται. <text:s/></text:span></text:p>
      <text:p text:style-name="P356"/>
      <text:p text:style-name="P357"/>
      <text:soft-page-break/>
      <text:p text:style-name="P358">Έξοδος</text:p>
      <text:p text:style-name="P359"><text:span text:style-name="T360">Ένα αντικείμενο της κλάσης<text:s/></text:span>Weka<text:span text:style-name="T361">_</text:span>classifier<text:span text:style-name="T362">_</text:span>evaluation<text:span text:style-name="T363"><text:s/>αποτελείται από τα ακόλουθα συστατικά στοιχεία:</text:span></text:p>
      <text:p text:style-name="P364">string<text:span text:style-name="T365"><text:tab/>χαρακτήρες, αποτελώντας τη συνένωση της αναπαράστασης των αλφαριθμητικών των στατιστικών απόδοσης.<text:s/></text:span><text:span text:style-name="T366"><text:tab/></text:span></text:p>
      <text:p text:style-name="P367">details<text:span text:style-name="T368"><text:tab/>διάνυσμα, περιέχοντας βασικά στατιστικά, όπως το ποσοστό των ορθά κατηγοριοποιημένων στιγμιοτύπων.</text:span></text:p>
      <text:p text:style-name="P369">detailsComplexity<text:span text:style-name="T370"><text:tab/>διάνυσμα, περιέχοντας στατιστικά βασισμένα στην εντροπία (αν επιλεχθεί)</text:span></text:p>
      <text:p text:style-name="P371">detailsClass<text:span text:style-name="T372"><text:s/></text:span><text:span text:style-name="T373"><text:tab/>πίνακας, περιλαμβάνοντας στατιστικά για τις κλάσεις, όπως ο δείκτης θετικά κατηγοριοποιημένων στιγμιοτύπων κ.ο.κ. για κάθε διαφορετικό επίπεδο της αντίστοιχης μεταβλητής (αν αυτό επιλεχθεί).</text:span></text:p>
      <text:p text:style-name="P374">confusionMatrix<text:span text:style-name="T375"><text:tab/>πίνακας, παρουσιάζοντας την τελική κατηγοριοποίηση των στιγμιοτύπων σε κάθε κλάση.</text:span></text:p>
      <text:p text:style-name="P376"/>
      <text:p text:style-name="P377"><text:span text:style-name="T378">Αναφορές</text:span><text:span text:style-name="T379"><text:s/></text:span></text:p>
      <text:p text:style-name="P380"><text:span text:style-name="T381">I. H. Witten and E. Frank (2005). Data Mining: Practical Machine Learning Tools and Techniques.</text:span></text:p>
      <text:p text:style-name="P382">2nd Edition, Morgan Kaufmann, San Francisco.</text:p>
      <text:p text:style-name="P383"/>
      <text:p text:style-name="P384"><text:span text:style-name="T385">Παραδείγματα</text:span><text:span text:style-name="T386"><text:s/></text:span></text:p>
      <text:p text:style-name="P387">## Use some example data.</text:p>
      <text:p text:style-name="P388"><text:span text:style-name="T389">w &lt;- read.arff(system.file("arff","weather.nominal.arff",</text:span></text:p>
      <text:p text:style-name="P390"><text:span text:style-name="T391">package = "RWeka"))</text:span></text:p>
      <text:p text:style-name="P392"/>
      <text:p text:style-name="P393">## Identify a decision tree.</text:p>
      <text:p text:style-name="P394">m &lt;- J48(play~., data = w)</text:p>
      <text:p text:style-name="P395"/>
      <text:soft-page-break/>
      <text:p text:style-name="P396"><text:span text:style-name="T397">m</text:span></text:p>
      <text:p text:style-name="P398"/>
      <text:p text:style-name="P399">## Use 10 fold cross-validation.</text:p>
      <text:p text:style-name="P400"><text:span text:style-name="T401">e &lt;- evaluate_Weka_classifier(m,</text:span><text:s/><text:span text:style-name="T402">cost = matrix(c(0,2,1,0), ncol = 2),</text:span></text:p>
      <text:p text:style-name="P403"><text:tab/><text:s/><text:tab/><text:tab/><text:tab/>numFolds = 10, complexity = TRUE,</text:p>
      <text:p text:style-name="P404">seed = 123, class = TRUE)</text:p>
      <text:p text:style-name="P405">e</text:p>
      <text:p text:style-name="P406">summary(e)</text:p>
      <text:p text:style-name="P407">e$details</text:p>
      <text:p text:style-name="P408"/>
      <text:h text:style-name="Επικεφαλίδα2" text:outline-level="2"><text:bookmark-start text:name="_Toc429497280"/><text:bookmark-start text:name="_Toc429555819"/>predict_Weka_classifier<text:tab/><text:tab/><text:tab/><text:tab/><text:tab/><text:tab/><text:tab/>Model Predictions for R/Weka Classifiers<text:bookmark-end text:name="_Toc429497280"/><text:bookmark-end text:name="_Toc429555819"/></text:h>
      <text:p text:style-name="P409"/>
      <text:p text:style-name="P410">Περιγραφή</text:p>
      <text:p text:style-name="P411">Υπολογισμός εκτιμώμενων τιμών βασισμένων σε ταιριασμένα μοντέλα από ταξινομητές του Weka.</text:p>
      <text:p text:style-name="P412"/>
      <text:p text:style-name="P413"><text:span text:style-name="T414">Χρήση</text:span></text:p>
      <text:p text:style-name="P415"><text:span text:style-name="T416">## S3 method for class 'Weka_classifier'</text:span></text:p>
      <text:p text:style-name="P417">predict(object, newdata = NULL,</text:p>
      <text:p text:style-name="P418">type = c("class", "probability"), ...)</text:p>
      <text:p text:style-name="P419"/>
      <text:p text:style-name="P420">Ορίσματα</text:p>
      <text:p text:style-name="P421"><text:span text:style-name="T422">object</text:span><text:span text:style-name="T423"><text:tab/>αντικείμενο το οποίο κληρονομεί τα χαρακτηριστικά του από την αντίστοιχη κλάση του εκάστοτε ταξινομητή του Weka.</text:span><text:span text:style-name="T424"><text:tab/></text:span><text:span text:style-name="T425"><text:tab/></text:span></text:p>
      <text:p text:style-name="P426"><text:span text:style-name="T427">newdata</text:span><text:span text:style-name="T428"><text:tab/>ένα προαιρετικό<text:s/></text:span><text:span text:style-name="T429">dataframe</text:span><text:span text:style-name="T430"><text:s/>στο οποίο αναζητούνται μεταβλητές για την τελική εκτίμηση. Αν παραλειφθεί ή εξισωθεί με το<text:s/></text:span><text:span text:style-name="T431">NULL</text:span><text:span text:style-name="T432">, τα στιγμιότυπα εκπαίδευσης χρησιμοποιούνται αποκλειστικά.</text:span></text:p>
      <text:soft-page-break/>
      <text:p text:style-name="P433"><text:span text:style-name="T434">type</text:span><text:span text:style-name="T435"><text:tab/>διάνυσμα αλφαριθμητικών που καθορίζει αν τελικά απαιτείται πρόβλεψη των κλάσεων (αριθμητικές για οπισθοδρόμηση, κατηγορικές για κατηγοριοποίηση) ή αν αρκούν οι πιθανότητες για κάθε κλάση (δυνατότητα αυτής της επιλογές υπάρχει μόνο για τη διαδικασία της κατηγοριοποίησης). Αποτελεί όρισμα που μπορεί να παραλειφθεί.</text:span></text:p>
      <text:p text:style-name="P436"><text:span text:style-name="T437">…</text:span><text:span text:style-name="T438"><text:tab/></text:span><text:span text:style-name="T439">πρόσθετα ορίσματα για να αποδοθούν από και προς τις μεθόδους.</text:span><text:span text:style-name="T440"><text:tab/></text:span></text:p>
      <text:p text:style-name="P441"/>
      <text:p text:style-name="P442">Έξοδος</text:p>
      <text:p text:style-name="P443">Είτε ένα διάνυσμα με τις κλάσεις είτε ένας πίνακας με τις εκ των υστέρων πιθανότητες επιτυχίας ανά κλάση, όπου οι γραμμές αντιπροσωπεύουν τα διάφορα στιγμιότυπα και οι στήλες τις κλάσεις.<text:s/></text:p>
      <text:p text:style-name="P444"/>
      <text:h text:style-name="Επικεφαλίδα2" text:outline-level="2"><text:bookmark-start text:name="_Toc429497281"/><text:bookmark-start text:name="_Toc429555820"/>predict_Weka_clusterer<text:tab/><text:tab/><text:tab/><text:tab/><text:tab/><text:tab/><text:tab/><text:tab/>Class <text:s/>Predictions for R/Weka Classifiers<text:bookmark-end text:name="_Toc429497281"/><text:bookmark-end text:name="_Toc429555820"/></text:h>
      <text:p text:style-name="P445"/>
      <text:p text:style-name="P446">Περιγραφή</text:p>
      <text:p text:style-name="P447">Πρόβλεψη των ταυτοτήτων των κλάσεων ή των ιδιοτήτων των μελών τους βασισμένη στις ταιριασμένες συστάδες από το Weka.</text:p>
      <text:p text:style-name="P448"/>
      <text:p text:style-name="P449"><text:span text:style-name="T450">Χρήση</text:span></text:p>
      <text:p text:style-name="P451"><text:span text:style-name="T452">## S3 method for class 'Weka_clusterer'</text:span></text:p>
      <text:p text:style-name="P453">Predict<text:s/>(object, newdata = NULL,</text:p>
      <text:p text:style-name="P454">type = c("class_ids", "memberships"), ...)</text:p>
      <text:p text:style-name="P455"/>
      <text:p text:style-name="P456">Ορίσματα</text:p>
      <text:p text:style-name="P457"><text:span text:style-name="T458">object</text:span><text:span text:style-name="T459"><text:tab/>αντικείμενο το οποίο κληρονομεί τα χαρακτηριστικά του από την αντίστοιχη κλάση του εκάστοτε ταξινομητή του Weka.</text:span><text:span text:style-name="T460"><text:tab/></text:span><text:span text:style-name="T461"><text:tab/></text:span></text:p>
      <text:soft-page-break/>
      <text:p text:style-name="P462"><text:span text:style-name="T463">newdata</text:span><text:span text:style-name="T464"><text:tab/>ένα προαιρετικό σύνολο δεδομένων στο οποίο αναζητούνται πιθανές προβλέψεις, οι οποίες μπορούν να βοηθήσουν στην πρόβλεψη των ιδιοτήτων της κάθε κλάσης. Αν παραλειφθεί ή εξισωθεί με το<text:s/></text:span><text:span text:style-name="T465">NULL</text:span><text:span text:style-name="T466">, τα στιγμιότυπα εκπαίδευσης χρησιμοποιούνται αποκλειστικά για την πρόβλεψη των ταυτοτήτων των κλάσεων.</text:span></text:p>
      <text:p text:style-name="P467"><text:span text:style-name="T468">type</text:span><text:span text:style-name="T469"><text:tab/>διάνυσμα αλφαριθμητικών που καθορίζει αν τελικά θα επιστραφεί η πρόβλεψη των ταυτοτήτων των κλάσεων ή των ιδιοτήτων αυτών . Αποτελεί όρισμα που μπορεί να παραλειφθεί.</text:span></text:p>
      <text:p text:style-name="P470"><text:span text:style-name="T471">…</text:span><text:span text:style-name="T472"><text:tab/></text:span><text:span text:style-name="T473"><text:tab/></text:span><text:span text:style-name="T474"><text:tab/></text:span><text:span text:style-name="T475">πρόσθετα ορίσματα για να αποδοθούν από και προς τις μεθόδους.</text:span></text:p>
      <text:p text:style-name="P476"/>
      <text:p text:style-name="P477">Λεπτομέρειες</text:p>
      <text:p text:style-name="P478"><text:span text:style-name="T479">Η πρόβλεψη των ιδιοτήτων των κλάσεων είναι εφικτή αν και μόνο αν ο συσταδοποιητής του Weka παρέχει μία<text:s/></text:span>distributionForInstance<text:span text:style-name="T480"><text:s/>μέθοδο.</text:span></text:p>
      <text:p text:style-name="P481"/>
      <text:h text:style-name="Επικεφαλίδα2" text:outline-level="2"><text:bookmark-start text:name="_Toc429497282"/><text:bookmark-start text:name="_Toc429555821"/>read.arff<text:tab/><text:tab/>Read Data from ARFF Files<text:bookmark-end text:name="_Toc429497282"/><text:bookmark-end text:name="_Toc429555821"/></text:h>
      <text:p text:style-name="P482"/>
      <text:p text:style-name="P483">Περιγραφή</text:p>
      <text:p text:style-name="P484"><text:span text:style-name="T485">Διάβασμα δεδομένων από αρχεία τύπου<text:s/></text:span>Attribute<text:span text:style-name="T486"><text:s/>–<text:s/></text:span>Relation<text:span text:style-name="T487"><text:s/>–<text:s/></text:span>File<text:span text:style-name="T488"><text:s/></text:span>Format<text:span text:style-name="T489"><text:s/>(</text:span>ARFF<text:span text:style-name="T490">) τα οποία είναι συμβατά με το Weka.</text:span></text:p>
      <text:p text:style-name="P491"><text:s text:c="2"/></text:p>
      <text:p text:style-name="P492">Χρήση</text:p>
      <text:p text:style-name="P493"><text:span text:style-name="T494">read</text:span><text:span text:style-name="T495">.</text:span><text:span text:style-name="T496">arff</text:span><text:span text:style-name="T497">(</text:span><text:span text:style-name="T498">file</text:span><text:span text:style-name="T499">)</text:span></text:p>
      <text:p text:style-name="P500"/>
      <text:p text:style-name="P501">Ορίσματα</text:p>
      <text:p text:style-name="P502"><text:span text:style-name="T503">file</text:span><text:span text:style-name="T504"><text:tab/>διάνυσμα αλφαριθμητικών που περιέχει το όνομα του αρχείου<text:s/></text:span><text:span text:style-name="T505">ARFF</text:span><text:span text:style-name="T506"><text:s/>από το οποίο αναμένεται να πραγματοποιηθεί η ανάγνωση των δεδομένων ή μία<text:s/></text:span><text:soft-page-break/><text:span text:style-name="T507">σύνδεση, η οποία θα προσπελασθεί αν απαιτείται, και στην περίπτωση αυτή, θα τερματιστεί με την ολοκλήρωση της συνάρτησης.</text:span><text:span text:style-name="T508"><text:tab/></text:span><text:span text:style-name="T509"><text:tab/></text:span></text:p>
      <text:p text:style-name="P510">Έξοδος</text:p>
      <text:p text:style-name="P511"><text:span text:style-name="T512">Ένα<text:s/></text:span>dataframe<text:span text:style-name="T513"><text:s/>το οποίο περιλαμβάνει τα δεδομένα από το<text:s/></text:span>ARFF<text:span text:style-name="T514"><text:s/>αρχείο.</text:span></text:p>
      <text:p text:style-name="P515"/>
      <text:p text:style-name="P516"><text:span text:style-name="T517">Αναφορές</text:span><text:span text:style-name="T518"><text:s/></text:span></text:p>
      <text:p text:style-name="P519"><text:span text:style-name="T520">Attribute-Relation File Format<text:s/></text:span><text:a xlink:href="http://weka.wiki.sourceforge.net/ARFF" office:target-frame-name="_top" xlink:show="replace"><text:span text:style-name="T521">http://weka.wiki.sourceforge.net/ARFF</text:span></text:a></text:p>
      <text:p text:style-name="P522"/>
      <text:p text:style-name="P523">Προτάσεις για παρεμφερείς συναρτήσεις</text:p>
      <text:p text:style-name="P524"><text:span text:style-name="T525">write</text:span><text:span text:style-name="T526">.</text:span><text:span text:style-name="T527">arff</text:span></text:p>
      <text:p text:style-name="P528"/>
      <text:p text:style-name="P529"><text:span text:style-name="T530">Παραδείγματα</text:span><text:span text:style-name="T531"><text:s/></text:span></text:p>
      <text:p text:style-name="P532">read.arff(system.file("arff", "contact-lenses.arff",</text:p>
      <text:p text:style-name="P533">package = "RWeka"))</text:p>
      <text:p text:style-name="P534"/>
      <text:h text:style-name="Επικεφαλίδα2" text:outline-level="2"><text:bookmark-start text:name="_Toc429497283"/><text:bookmark-start text:name="_Toc429555822"/>Weka_associators<text:s/><text:tab/><text:tab/>R/Weka_Associators<text:bookmark-end text:name="_Toc429497283"/><text:bookmark-end text:name="_Toc429555822"/><text:s/></text:h>
      <text:p text:style-name="P535"/>
      <text:p text:style-name="P536">Περιγραφή</text:p>
      <text:p text:style-name="P537"><text:span text:style-name="T538">Διεπαφές της<text:s/></text:span>R<text:span text:style-name="T539"><text:s/>για τους αλγορίθμους εκμάθησης κανόνων συσχέτισης του<text:s/></text:span>Weka<text:span text:style-name="T540">.</text:span></text:p>
      <text:p text:style-name="P541"/>
      <text:p text:style-name="P542"><text:span text:style-name="T543">Χρήση</text:span></text:p>
      <text:p text:style-name="P544"><text:span text:style-name="T545">Apriori(x, control = NULL)</text:span></text:p>
      <text:p text:style-name="P546"><text:span text:style-name="T547">Tertius</text:span><text:span text:style-name="T548">(</text:span><text:span text:style-name="T549">x</text:span><text:span text:style-name="T550">,<text:s/></text:span><text:span text:style-name="T551">control</text:span><text:span text:style-name="T552"><text:s/>=<text:s/></text:span><text:span text:style-name="T553">NULL</text:span><text:span text:style-name="T554">)</text:span></text:p>
      <text:p text:style-name="P555"/>
      <text:soft-page-break/>
      <text:p text:style-name="P556">Ορίσματα</text:p>
      <text:p text:style-name="P557"><text:span text:style-name="T558">x</text:span><text:span text:style-name="T559"><text:tab/></text:span><text:span text:style-name="T560"><text:tab/></text:span><text:span text:style-name="T561"><text:tab/>αντικείμενο της<text:s/></text:span><text:span text:style-name="T562">R</text:span><text:span text:style-name="T563"><text:s/>για το οποίο θα εξαχθούν οι κανόνες συσχέτισης.</text:span></text:p>
      <text:p text:style-name="P564"><text:span text:style-name="T565">control</text:span><text:span text:style-name="T566"><text:tab/>αντικείμενο της κλάσης<text:s/></text:span><text:span text:style-name="T567">Weka</text:span><text:span text:style-name="T568">_</text:span><text:span text:style-name="T569">control</text:span><text:span text:style-name="T570"><text:s/>ή ένα διάνυσμα χαρακτήρων που περιγράφει επιλογές ελέγχου ή εξίσωση του με το<text:s/></text:span><text:span text:style-name="T571">NULL</text:span><text:span text:style-name="T572"><text:s text:c="2"/>(</text:span><text:span text:style-name="T573">default</text:span><text:span text:style-name="T574">). Οι διαθέσιμες επιλογές μπορούν να προσπελαθούν είτε<text:s/></text:span><text:span text:style-name="T575">on</text:span><text:span text:style-name="T576">-</text:span><text:span text:style-name="T577">line</text:span><text:span text:style-name="T578"><text:s/>χρησιμοποιώντας το<text:s/></text:span><text:span text:style-name="T579">Weka</text:span><text:span text:style-name="T580"><text:s/></text:span><text:span text:style-name="T581">Option</text:span><text:span text:style-name="T582"><text:s/></text:span><text:span text:style-name="T583">Wizard</text:span><text:span text:style-name="T584"><text:s/>(</text:span><text:span text:style-name="T585">WOW</text:span><text:span text:style-name="T586">) είτε μέσω του εγγράφου τεκμηρίωσης του<text:s/></text:span><text:span text:style-name="T587">Weka</text:span><text:span text:style-name="T588">.</text:span></text:p>
      <text:p text:style-name="P589"/>
      <text:p text:style-name="P590">Λεπτομέρειες</text:p>
      <text:p text:style-name="P591"><text:span text:style-name="T592">Η επιλογή<text:s/></text:span>Apriori<text:span text:style-name="T593"><text:s/>υλοποιεί μία βαριάντα του αλγόριθμου <text:s/></text:span>Apriori<text:span text:style-name="T594">, ο οποίος μειώνει επαναληπτικά την παράμετρο της ελάχιστης υποστήριξης μέχρις ότου να βρεθεί το απαιτούμενο πλήθος κανόνων που χαρακτηρίζονται από τη δοθείσα τιμή της ελάχιστης εμπιστοσύνης.</text:span></text:p>
      <text:p text:style-name="P595"/>
      <text:p text:style-name="P596">Έξοδος</text:p>
      <text:p text:style-name="P597"><text:span text:style-name="T598">Μία λίστα η οποία κληρονομεί τη συμπεριφορά της από την κλάση<text:s/></text:span>Weka<text:span text:style-name="T599">_</text:span>associators<text:span text:style-name="T600">, περιλαμβανομένων διάφορων συστατικών στοιχείων</text:span><text:span text:style-name="T601">.</text:span></text:p>
      <text:p text:style-name="P602"/>
      <text:p text:style-name="P603">associator<text:span text:style-name="T604"><text:tab/>μία αναφορά (της κλάσης<text:s/></text:span>jobjRef<text:span text:style-name="T605">) σε ένα αντικείμενο τύπου<text:s/></text:span>Java<text:span text:style-name="T606">, η οποία δημιουργείται εφαρμόζοντας τη μέθοδο<text:s/></text:span>buildAssociations<text:span text:style-name="T607"><text:s/>του Weka, στα στιγμιότυπα εκπαίδευσης χρησιμοποιώντας τις δοθείσες επιλογές.</text:span></text:p>
      <text:p text:style-name="P608"/>
      <text:p text:style-name="P609">Σημείωση</text:p>
      <text:p text:style-name="P610"><text:span text:style-name="T611">Το πακέτο<text:s/></text:span>tertius<text:span text:style-name="T612"><text:s/>απαιτείται να εγκατασταθεί για τη χρήση του<text:s/></text:span>tertius<text:span text:style-name="T613">.<text:s/></text:span><text:span text:style-name="T614"><text:tab/></text:span></text:p>
      <text:p text:style-name="P615"><text:tab/></text:p>
      <text:p text:style-name="P616"><text:span text:style-name="T617">Αναφορές</text:span><text:span text:style-name="T618"><text:s/></text:span></text:p>
      <text:p text:style-name="P619"><text:span text:style-name="T620">R. Agrawal and R. Srikant (1994). Fast algorithms for mining association rules in large databases.</text:span></text:p>
      <text:p text:style-name="P621">Proceedings of the International Conference on Very Large Databases, 478–499. Santiago, Chile:</text:p>
      <text:soft-page-break/>
      <text:p text:style-name="P622"><text:span text:style-name="T623">Morgan Kaufmann, Los Altos, CA.</text:span></text:p>
      <text:p text:style-name="P624">P. A. Flach and N. Lachiche (1999). Conﬁrmation-guided discovery of ﬁrst-order rules with Tertius.</text:p>
      <text:p text:style-name="P625"><text:span text:style-name="T626">Machine Learning, 42, 61–95.</text:span></text:p>
      <text:p text:style-name="P627">I. H. Witten and E. Frank (2005). Data Mining: Practical Machine Learning Tools and Techniques.</text:p>
      <text:p text:style-name="P628">2nd Edition, Morgan Kaufmann, San Francisco.</text:p>
      <text:p text:style-name="P629"/>
      <text:p text:style-name="P630"><text:span text:style-name="T631">Παραδείγματα</text:span><text:span text:style-name="T632"><text:s/></text:span></text:p>
      <text:p text:style-name="P633">x &lt;- read.arff(system.file("arff", "contact-lenses.arff",</text:p>
      <text:p text:style-name="P634">package = "RWeka"))</text:p>
      <text:p text:style-name="P635"/>
      <text:p text:style-name="P636">## Apriori with defaults.</text:p>
      <text:p text:style-name="P637">Apriori(x)</text:p>
      <text:p text:style-name="P638"/>
      <text:p text:style-name="P639"><text:span text:style-name="T640">## Some options: set required number of rules to 20.</text:span><text:span text:style-name="T641"><text:tab/></text:span></text:p>
      <text:p text:style-name="P642">Apriori(x, Weka_control(N = 20))</text:p>
      <text:p text:style-name="P643"/>
      <text:p text:style-name="P644">## Not run:</text:p>
      <text:p text:style-name="P645"/>
      <text:p text:style-name="P646">## Requires Weka package 'Tertius' to be installed.</text:p>
      <text:p text:style-name="P647">## Tertius with defaults.</text:p>
      <text:p text:style-name="P648">Tertius(x)</text:p>
      <text:p text:style-name="P649"/>
      <text:p text:style-name="P650"><text:span text:style-name="T651">## Some options: only classification rules (single item in the RHS).</text:span></text:p>
      <text:p text:style-name="P652">Tertius(x, Weka_control(S = TRUE))</text:p>
      <text:p text:style-name="P653"/>
      <text:p text:style-name="P654">## End(Not run)</text:p>
      <text:p text:style-name="P655"/>
      <text:h text:style-name="Επικεφαλίδα2" text:outline-level="2"><text:bookmark-start text:name="_Toc429497284"/><text:bookmark-start text:name="_Toc429555823"/>Weka_attribute_evaluators<text:tab/><text:tab/>R/Weka Attribute Evaluators<text:bookmark-end text:name="_Toc429497284"/><text:bookmark-end text:name="_Toc429555823"/></text:h>
      <text:p text:style-name="Βασικό"/>
      <text:p text:style-name="P656">Περιγραφή</text:p>
      <text:p text:style-name="P657"><text:span text:style-name="T658">Διεπαφές της<text:s/></text:span>R<text:span text:style-name="T659"><text:s/>για τους εκτιμητές χαρακτηριστικών του Weka.</text:span></text:p>
      <text:p text:style-name="P660"/>
      <text:p text:style-name="P661"><text:span text:style-name="T662">Χρήση</text:span></text:p>
      <text:p text:style-name="P663"><text:span text:style-name="T664">GainRatioAttributeEval(formula, data, subset, na.action, control = NULL)</text:span></text:p>
      <text:p text:style-name="P665">InfoGainAttributeEval(formula, data, subset, na.action, control = NULL)</text:p>
      <text:p text:style-name="P666"/>
      <text:p text:style-name="P667">Ορίσματα</text:p>
      <text:p text:style-name="P668"><text:span text:style-name="T669">formula</text:span><text:span text:style-name="T670"><text:tab/>συμβολική περιγραφή του εξεταζόμενου μοντέλου. Αξίζει να τονισθεί πως στην περίπτωση των μη καθοδηγούμενων φίλτρων, η απόκριση μπορεί να παραλειφθεί.</text:span></text:p>
      <text:p text:style-name="P671"><text:span text:style-name="T672">data</text:span><text:span text:style-name="T673"><text:tab/></text:span><text:span text:style-name="T674"><text:tab/></text:span><text:span text:style-name="T675"><text:tab/>προαιρετικό<text:s/></text:span><text:span text:style-name="T676">dataframe</text:span><text:span text:style-name="T677"><text:s/>το οποίο περιέχει της μεταβλητές του μοντέλου</text:span></text:p>
      <text:p text:style-name="P678"><text:span text:style-name="T679">subset</text:span><text:span text:style-name="T680"><text:tab/></text:span><text:span text:style-name="T681"><text:tab/></text:span><text:span text:style-name="T682"><text:tab/>προαιρετικό διάνυσμα το οποίο καθορίζει ένα υποσύνολο των παρατηρήσεων το</text:span><text:span text:style-name="T683"><text:tab/></text:span><text:span text:style-name="T684"><text:tab/></text:span><text:span text:style-name="T685"><text:tab/>οποίο θα αξιοποιηθεί στη διαδικασία χτισίματος του μοντέλου.</text:span><text:span text:style-name="T686"><text:tab/></text:span><text:span text:style-name="T687"><text:tab/></text:span></text:p>
      <text:p text:style-name="P688"><text:span text:style-name="T689">na</text:span><text:span text:style-name="T690">.</text:span><text:span text:style-name="T691">action</text:span><text:span text:style-name="T692"><text:tab/>συνάρτηση η οποία υποδηλώνει τις ενέργειες που θα εκτελεσθούν σε περίπτωση που τα δεδομένα περιέχουν ελλιπείς τιμές (</text:span><text:span text:style-name="T693">NAs</text:span><text:span text:style-name="T694">). Περισσότερες λεπτομέρειες μπορούν να αναζητηθούν στο<text:s/></text:span><text:span text:style-name="T695">model</text:span><text:span text:style-name="T696">.</text:span><text:span text:style-name="T697">frame</text:span><text:span text:style-name="T698">.</text:span></text:p>
      <text:p text:style-name="P699"><text:span text:style-name="T700">control</text:span><text:span text:style-name="T701"><text:tab/>αντικείμενο της κλάσης<text:s/></text:span><text:span text:style-name="T702">Weka</text:span><text:span text:style-name="T703">_</text:span><text:span text:style-name="T704">control</text:span><text:span text:style-name="T705"><text:s/>ή ένα διάνυσμα χαρακτήρων που περιγράφει επιλογές ελέγχου ή εξίσωση του με το<text:s/></text:span><text:span text:style-name="T706">NULL</text:span><text:span text:style-name="T707"><text:s text:c="2"/>(</text:span><text:span text:style-name="T708">default</text:span><text:span text:style-name="T709">). Οι διαθέσιμες επιλογές μπορούν να προσπελαθούν είτε<text:s/></text:span><text:span text:style-name="T710">on</text:span><text:span text:style-name="T711">-</text:span><text:span text:style-name="T712">line</text:span><text:span text:style-name="T713"><text:s/>χρησιμοποιώντας το<text:s/></text:span><text:span text:style-name="T714">Weka</text:span><text:span text:style-name="T715"><text:s/></text:span><text:span text:style-name="T716">Option</text:span><text:span text:style-name="T717"><text:s/></text:span><text:span text:style-name="T718">Wizard</text:span><text:span text:style-name="T719"><text:s/>(</text:span><text:span text:style-name="T720">WOW</text:span><text:span text:style-name="T721">) είτε μέσω του εγγράφου τεκμηρίωσης του<text:s/></text:span><text:span text:style-name="T722">Weka</text:span><text:span text:style-name="T723">.</text:span></text:p>
      <text:p text:style-name="P724"/>
      <text:p text:style-name="P725">Λεπτομέρειες</text:p>
      <text:p text:style-name="P726"><text:span text:style-name="T727">GainRatioAttributeEval</text:span><text:span text:style-name="T728"><text:s/>εκτιμά την αξία ενός χαρακτηριστικού μετρώντας το δείκτη κέρδους σε σχέση με τη κάθε κλάση.</text:span></text:p>
      <text:p text:style-name="P729"><text:span text:style-name="T730">InfoGainAttributeEval</text:span><text:span text:style-name="T731"><text:s/>εκτιμά την αξία ενός χαρακτηριστικού μετρώντας το δείκτη κέρδους σε σχέση με τη κάθε κλάση.</text:span></text:p>
      <text:p text:style-name="P732"/>
      <text:soft-page-break/>
      <text:p text:style-name="P733">Έξοδος</text:p>
      <text:p text:style-name="P734"><text:span text:style-name="T735">Ένα αριθμητικό διάνυσμα με τα αριθμητικά στοιχεία της αξίας του κάθε χαρακτηριστικού να καθορίζεται από τη δεξιά πλευρά του πεδίου<text:s/></text:span><text:span text:style-name="T736">formula</text:span><text:span text:style-name="T737">.</text:span></text:p>
      <text:p text:style-name="P738"/>
      <text:p text:style-name="P739"><text:span text:style-name="T740">Παραδείγματα</text:span></text:p>
      <text:p text:style-name="P741">InfoGainAttributeEval(Species ~ . , data = iris)</text:p>
      <text:p text:style-name="P742"/>
      <text:h text:style-name="Επικεφαλίδα2" text:outline-level="2"><text:bookmark-start text:name="_Toc429497285"/><text:bookmark-start text:name="_Toc429555824"/>Weka_Classifiers<text:tab/><text:tab/>R/Weka Classifiers<text:bookmark-end text:name="_Toc429497285"/><text:bookmark-end text:name="_Toc429555824"/><text:tab/><text:tab/><text:tab/></text:h>
      <text:p text:style-name="Βασικό"/>
      <text:p text:style-name="P743">Περιγραφή</text:p>
      <text:p text:style-name="P744"><text:span text:style-name="T745">Διεπαφές της<text:s/></text:span>R<text:span text:style-name="T746"><text:s/>για τους ταξινομητές του Weka.</text:span></text:p>
      <text:p text:style-name="P747"/>
      <text:p text:style-name="P748">Λεπτομέρειες</text:p>
      <text:p text:style-name="P749">Οι καθοδηγούμενοι εκμαθητές, π.χ. οι αλγόριθμοι για κατηγοριοποίηση και οπισθοδρόμηση, συνηθίζεται να κατονομάζονται στο περιβάλλον του Weka ως ταξινομητές. (η αριθμητική πρόβλεψη, π.χ. η οπισθοδρόμηση, παρουσιάζεται ως η πρόβλεψη μίας συνεχόμενης κλάσης.)</text:p>
      <text:p text:style-name="P750"><text:span text:style-name="T751">Οι συναρτήσεις μέσω της διεπαφής της<text:s/></text:span>R<text:span text:style-name="T752"><text:s text:c="2"/>για το Weka δημιουργούνται μέσω του<text:s/></text:span>make<text:span text:style-name="T753">_</text:span>Weka<text:span text:style-name="T754">_</text:span>classifier<text:span text:style-name="T755"><text:s/>και συνοδεύονται από τις τυπικές παραμέτρους<text:s/></text:span>formula<text:span text:style-name="T756">,<text:s/></text:span>data<text:span text:style-name="T757">,<text:s/></text:span>subset<text:span text:style-name="T758">,<text:s/></text:span>na<text:span text:style-name="T759">.</text:span>action<text:span text:style-name="T760"><text:s/>και<text:s/></text:span>control<text:span text:style-name="T761"><text:s/>(</text:span>default<text:span text:style-name="T762">:<text:s/></text:span>none<text:span text:style-name="T763">), όπου οι τέσσερις πρώτοι παρουσιάζουν τη συνήθη ερμηνεία που έχει επικρατήσει στις συναρτήσεις στατιστικής μοντελοποίησης στην<text:s/></text:span>R<text:span text:style-name="T764">, και η τελευταία καθορίζει τις επιλογές ελέγχου που επιλέγεται κάθε φορά να υιοθετηθούν από τον εκμαθητή του Weka.</text:span></text:p>
      <text:p text:style-name="P765">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766"><text:span text:style-name="T767">Περισσότερες πληροφορίες καθώς και χρήσιμες οδηγίες για το πώς αξιοποιείται η επιλογή<text:s/></text:span>na<text:span text:style-name="T768">.</text:span>action<text:span text:style-name="T769"><text:s/>μπορούν αναζητηθούν στο<text:s/></text:span>model<text:span text:style-name="T770">.</text:span>frame<text:span text:style-name="T771">.</text:span></text:p>
      <text:soft-page-break/>
      <text:p text:style-name="P772"><text:span text:style-name="T773">Επιπλέον, τα αντικείμενα που δημιουργούνται από αυτές τις διεπαφές πάντοτε κληρονομούν από την κλάση<text:s/></text:span>Weka<text:span text:style-name="T774">_</text:span>classifier<text:span text:style-name="T775">, και περιλαμβάνουν τουλάχιστον τις μεθόδους<text:s/></text:span>print<text:span text:style-name="T776">,<text:s/></text:span>summary<text:span text:style-name="T777"><text:s/>(μέσω του<text:s/></text:span>evaluate<text:span text:style-name="T778">_</text:span>Weka<text:span text:style-name="T779">_</text:span>classifier<text:span text:style-name="T780">) και<text:s/></text:span>predict<text:span text:style-name="T781">.</text:span></text:p>
      <text:p text:style-name="P782"/>
      <text:p text:style-name="P783">Προτάσεις για παρεμφερείς συναρτήσεις</text:p>
      <text:p text:style-name="P784"><text:span text:style-name="T785">Οι διαθέσιμες τυπικές συναρτήσεις των συγκεκριμένων <text:s/>διεπαφών που αναφέρθηκαν μέχρι στιγμής καταγράφονται λεπτομερώς στα<text:s/></text:span>Weka<text:span text:style-name="T786">_classifier_functions (συναρτήσεις εκμάθησης για οπισθοδρόμηση και κατηγοριοποίηση),<text:s/></text:span>Weka<text:span text:style-name="T787">_</text:span>classifiers<text:span text:style-name="T788">_</text:span>lazy<text:span text:style-name="T789"><text:s/>(αργοί εκμαθητές),<text:s/></text:span>Weka<text:span text:style-name="T790">_</text:span>classifier<text:span text:style-name="T791">_</text:span>meta<text:span text:style-name="T792"><text:s/>(</text:span>meta<text:span text:style-name="T793"><text:s/>εκμαθητές),<text:s/></text:span>Weka<text:span text:style-name="T794">_</text:span>classifier<text:span text:style-name="T795">_</text:span>rules<text:span text:style-name="T796"><text:s/>(εκμαθητές μέσω κανόνων) και<text:s/></text:span>Weka<text:span text:style-name="T797">_</text:span>classifier<text:span text:style-name="T798">_</text:span>tress<text:span text:style-name="T799"><text:s/>(δενδρικοί εκμαθητές για οπισθοδρόμηση και κατηγοριοποίηση).<text:s/></text:span></text:p>
      <text:p text:style-name="P800"/>
      <text:h text:style-name="Επικεφαλίδα2" text:outline-level="2"><text:bookmark-start text:name="_Toc429497286"/><text:bookmark-start text:name="_Toc429555825"/>Weka_classifier_functions<text:tab/><text:tab/>R/Weka Classifier Functions<text:bookmark-end text:name="_Toc429497286"/><text:bookmark-end text:name="_Toc429555825"/></text:h>
      <text:p text:style-name="Βασικό"/>
      <text:p text:style-name="P801">Περιγραφή</text:p>
      <text:p text:style-name="P802"><text:span text:style-name="T803">Διεπαφές της<text:s/></text:span>R<text:span text:style-name="T804"><text:s/>προς τις συναρτήσεις εκμάθησης ταξινομητών και οπισθοδρόμησης του Weka.</text:span></text:p>
      <text:p text:style-name="P805"/>
      <text:p text:style-name="P806"><text:span text:style-name="T807">Χρήση</text:span></text:p>
      <text:p text:style-name="P808"><text:span text:style-name="T809">LinearRegression(formula, data, subset, na.action,</text:span></text:p>
      <text:p text:style-name="P810">control = Weka_control(), options = NULL)</text:p>
      <text:p text:style-name="P811"><text:span text:style-name="T812">Logistic(formula, data, subset, na.action,</text:span></text:p>
      <text:p text:style-name="P813">control = Weka_control(), options = NULL)</text:p>
      <text:p text:style-name="P814"><text:span text:style-name="T815">SMO(formula, data, subset, na.action,</text:span></text:p>
      <text:p text:style-name="P816">control = Weka_control(), options = NULL)</text:p>
      <text:p text:style-name="P817"/>
      <text:p text:style-name="P818">Ορίσματα</text:p>
      <text:p text:style-name="P819"><text:span text:style-name="T820">formula</text:span><text:span text:style-name="T821"><text:tab/>συμβολική περιγραφή του εξεταζόμενου μοντέλου το οποίο πρόκειται να προσεγγιστεί.</text:span></text:p>
      <text:soft-page-break/>
      <text:p text:style-name="P822"><text:span text:style-name="T823">data</text:span><text:span text:style-name="T824"><text:tab/></text:span><text:span text:style-name="T825"><text:tab/>προαιρετικό<text:s/></text:span><text:span text:style-name="T826">dataframe</text:span><text:span text:style-name="T827"><text:s/>το οποίο περιέχει της μεταβλητές του μοντέλου</text:span></text:p>
      <text:p text:style-name="P828"><text:span text:style-name="T829">subset</text:span><text:span text:style-name="T830"><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831"><text:tab/></text:span><text:span text:style-name="T832"><text:tab/></text:span></text:p>
      <text:p text:style-name="P833"><text:span text:style-name="T834">na</text:span><text:span text:style-name="T835">.</text:span><text:span text:style-name="T836">action</text:span><text:span text:style-name="T837"><text:tab/>συνάρτηση η οποία υποδηλώνει τις ενέργειες που θα εκτελεσθούν σε περίπτωση που τα δεδομένα περιέχουν ελλιπείς τιμές (</text:span><text:span text:style-name="T838">NAs</text:span><text:span text:style-name="T839">). Περισσότερες λεπτομέρειες μπορούν να αναζητηθούν στο<text:s/></text:span><text:span text:style-name="T840">model</text:span><text:span text:style-name="T841">.</text:span><text:span text:style-name="T842">frame</text:span><text:span text:style-name="T843">.</text:span></text:p>
      <text:p text:style-name="P844"><text:span text:style-name="T845">control</text:span><text:span text:style-name="T846"><text:tab/>αντικείμενο της κλάσης<text:s/></text:span><text:span text:style-name="T847">Weka</text:span><text:span text:style-name="T848">_</text:span><text:span text:style-name="T849">control</text:span><text:span text:style-name="T850"><text:s/>ή ένα διάνυσμα χαρακτήρων που περιγράφει επιλογές ελέγχου ή εξίσωση του με το<text:s/></text:span><text:span text:style-name="T851">NULL</text:span><text:span text:style-name="T852"><text:s text:c="2"/>(</text:span><text:span text:style-name="T853">default</text:span><text:span text:style-name="T854">). Οι διαθέσιμες επιλογές μπορούν να αναζητηθούν είτε<text:s/></text:span><text:span text:style-name="T855">on</text:span><text:span text:style-name="T856">-</text:span><text:span text:style-name="T857">line</text:span><text:span text:style-name="T858"><text:s/>χρησιμοποιώντας το<text:s/></text:span><text:span text:style-name="T859">Weka</text:span><text:span text:style-name="T860"><text:s/></text:span><text:span text:style-name="T861">Option</text:span><text:span text:style-name="T862"><text:s/></text:span><text:span text:style-name="T863">Wizard</text:span><text:span text:style-name="T864"><text:s/>(</text:span><text:span text:style-name="T865">WOW</text:span><text:span text:style-name="T866">) είτε μέσω του εγγράφου τεκμηρίωσης του<text:s/></text:span><text:span text:style-name="T867">Weka</text:span><text:span text:style-name="T868">.</text:span></text:p>
      <text:p text:style-name="P869"><text:span text:style-name="T870">options</text:span><text:span text:style-name="T871"><text:tab/>μία λίστα, που όπως αποκαλύπτει το όνομα της περιέχει περισσότερες επιλογές ή ισούται με το<text:s/></text:span><text:span text:style-name="T872">NULL</text:span><text:span text:style-name="T873"><text:s/>(</text:span><text:span text:style-name="T874">default</text:span><text:span text:style-name="T875">). Περισσότερα ακολουθούν στις Λεπτομέρειες.</text:span></text:p>
      <text:p text:style-name="P876"/>
      <text:p text:style-name="P877">Λεπτομέρειες</text:p>
      <text:p text:style-name="P878"><text:span text:style-name="T879">Υπάρχει η μέθοδος<text:s/></text:span>predict<text:span text:style-name="T880"><text:s/>για την πρόβλεψη από το ταιριασμένο μοντέλο καθώς και η μέθοδος<text:s/></text:span>summary<text:span text:style-name="T881"><text:s/>η οποία βασίζεται στο<text:s/></text:span>evaluate<text:span text:style-name="T882">_</text:span>Weka<text:span text:style-name="T883">_</text:span>classifier<text:span text:style-name="T884">.</text:span></text:p>
      <text:p text:style-name="P885">LinearRegression<text:span text:style-name="T886"><text:s/>υλοποιεί κατάλληλα γραμμικά μοντέλα οπισθοδρόμησης, χρησιμοποιώντας το κριτήριο<text:s/></text:span>Akaike<text:span text:style-name="T887"><text:s/>για την επιλογή μοντέλου.</text:span></text:p>
      <text:p text:style-name="P888">Logistic<text:span text:style-name="T889"><text:s/>υλοποιεί πολυωνυμικά λογιστικά μοντέλα οπισθοδρόμησης βασισμένη στην μέθοδο <text:s/>κ</text:span><text:span text:style-name="T890">ορυφογραμμής (</text:span><text:span text:style-name="T891">le</text:span><text:span text:style-name="T892"><text:s/></text:span><text:span text:style-name="T893">Cessie</text:span><text:span text:style-name="T894"><text:s/></text:span><text:span text:style-name="T895">and</text:span><text:span text:style-name="T896"><text:s/></text:span><text:span text:style-name="T897">van</text:span><text:span text:style-name="T898"><text:s/></text:span><text:span text:style-name="T899">Houwelingen</text:span><text:span text:style-name="T900">, 1992).</text:span></text:p>
      <text:p text:style-name="P901"><text:span text:style-name="T902">SMO</text:span><text:span text:style-name="T903"><text:s/>υλοποίει τον αλγόριθμο βελτιστοποίησης διαδοχικών ελαχίστων του<text:s/></text:span><text:span text:style-name="T904">John</text:span><text:span text:style-name="T905"><text:s/></text:span><text:span text:style-name="T906">C</text:span><text:span text:style-name="T907">.<text:s/></text:span><text:span text:style-name="T908">Platt</text:span><text:span text:style-name="T909"><text:s/>για την εκπαίδευση ενός ταξινομητή τύπου διανυσμάτων υποστήριξης χρησιμοποιώντας πολυωνυμικούς ή<text:s/></text:span><text:span text:style-name="T910">RBF</text:span><text:span text:style-name="T911"><text:s/>πυρήνες. Τα προβλήματα πολλαπλών κλάσεων λύνονται χρησιμοποιώντας κατηγοριοποίηση ανά ζεύγη.</text:span></text:p>
      <text:p text:style-name="P912">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913"><text:span text:style-name="T914">Το όρισμα<text:s/></text:span>options<text:span text:style-name="T915"><text:s/>επιδέχεται περαιτέρω παραμετροποίηση. Επί του παρόντος, οι επιλογές<text:s/></text:span>model<text:span text:style-name="T916"><text:s/>και<text:s/></text:span>instances<text:span text:style-name="T917"><text:s/>(ή <text:s/>εν μέρει ταιριάσματα αυτών) χρησιμοποιούνται ως εξής: αν οριστούν ως<text:s/></text:span>TRUE<text:span text:style-name="T918">, το<text:s/></text:span><text:soft-page-break/><text:span text:style-name="T919">πλαίσιο του<text:s/></text:span>model<text:span text:style-name="T920"><text:s/>ή τα αντίστοιχα στιγμιότυπα του Weka, αντίστοιχα, περιλαμβάνονται στο δημιουργηθέν αντικείμενο του ταιριασμένου 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921"/>
      <text:p text:style-name="P922">Έξοδος</text:p>
      <text:p text:style-name="P923"><text:span text:style-name="T924">Μία λίστα η οποία κληρονομεί από τις κλάσεις<text:s/></text:span>Weka<text:span text:style-name="T925">_</text:span>functions<text:span text:style-name="T926"><text:s/>και<text:s/></text:span>Weka<text:span text:style-name="T927">_</text:span>classifiers<text:span text:style-name="T928"><text:s/>με τα εξής στοιχεία να περιλαμβάνονται σε αυτή:</text:span></text:p>
      <text:p text:style-name="P929">classifier<text:span text:style-name="T930"><text:tab/>μία αναφορά (της κλάσης<text:s/></text:span>jobjRef<text:span text:style-name="T931">) σε ένα αντικείμενο τύπου<text:s/></text:span>Java<text:span text:style-name="T932">, η οποία δημιουργείται εφαρμόζοντας τη μέθοδο<text:s/></text:span>build<text:span text:style-name="T933">Classifier του Weka έτσι ώστε να υλοποιηθεί το συγκεκριμένο κάθε φορά μοντέλο χρησιμοποιώντας τις δοθείσες επιλογές ελέγχου.</text:span></text:p>
      <text:p text:style-name="P934">predictions<text:span text:style-name="T935"><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936"><text:s/>του Weka για τον υλοποιημένο ταξινομητή όλων των στιγμιοτύπων).</text:span></text:p>
      <text:p text:style-name="P937">call<text:span text:style-name="T938"><text:tab/>η ταιριασμένη κλήση.</text:span></text:p>
      <text:p text:style-name="P939"><text:s/><text:tab/></text:p>
      <text:p text:style-name="P940">Αναφορές<text:s/></text:p>
      <text:p text:style-name="P941"><text:span text:style-name="T942">J</text:span><text:span text:style-name="T943">.<text:s/></text:span><text:span text:style-name="T944">C</text:span><text:span text:style-name="T945">.<text:s/></text:span><text:span text:style-name="T946">Platt</text:span><text:span text:style-name="T947"><text:s/>(1998).<text:s/></text:span><text:span text:style-name="T948">Fast training of Support Vector Machines using Sequential Minimal Optimization.</text:span></text:p>
      <text:p text:style-name="P949">In B. Schoelkopf, C. Burges, and A. Smola (eds.), Advances in Kernel Methods — Support Vector</text:p>
      <text:p text:style-name="P950"><text:span text:style-name="T951">Learning. MIT Press.</text:span></text:p>
      <text:p text:style-name="P952">I. H. Witten and E. Frank (2005). Data Mining: Practical Machine Learning Tools and Techniques.</text:p>
      <text:p text:style-name="P953">2nd Edition, Morgan Kaufmann, San Francisco.</text:p>
      <text:p text:style-name="P954"/>
      <text:p text:style-name="P955">Προτάσεις για παρεμφερείς συναρτήσεις</text:p>
      <text:p text:style-name="P956"><text:span text:style-name="T957">Weka</text:span><text:span text:style-name="T958">_</text:span><text:span text:style-name="T959">classifiers</text:span></text:p>
      <text:soft-page-break/>
      <text:p text:style-name="P960"><text:span text:style-name="T961">Παραδείγματα</text:span><text:span text:style-name="T962"><text:s/></text:span></text:p>
      <text:p text:style-name="P963">## Linear regression:</text:p>
      <text:p text:style-name="P964">## Using standard data set 'mtcars'.</text:p>
      <text:p text:style-name="P965">LinearRegression(mpg ~ ., data = mtcars)</text:p>
      <text:p text:style-name="P966"/>
      <text:p text:style-name="P967">## Compare to R:</text:p>
      <text:p text:style-name="P968">step(lm(mpg ~ ., data = mtcars), trace = 0)</text:p>
      <text:p text:style-name="P969"/>
      <text:p text:style-name="P970">## Using standard data set 'chickwts'.</text:p>
      <text:p text:style-name="P971">LinearRegression(weight ~ feed, data = chickwts)</text:p>
      <text:p text:style-name="P972"/>
      <text:p text:style-name="P973">## (Note the interactions!)</text:p>
      <text:p text:style-name="P974"/>
      <text:p text:style-name="P975">## Logistic regression:</text:p>
      <text:p text:style-name="P976">## Using standard data set 'infert'.</text:p>
      <text:p text:style-name="P977">STATUS &lt;- factor( infert$case, labels = c( "control", "case"))</text:p>
      <text:p text:style-name="P978">Logistic(STATUS ~ spontaneous + induced, data = infert)</text:p>
      <text:p text:style-name="P979"/>
      <text:p text:style-name="P980">## Compare to R:</text:p>
      <text:p text:style-name="P981">glm( STATUS ~ spontaneous + induced, data = infert, family = binomial())</text:p>
      <text:p text:style-name="P982"/>
      <text:p text:style-name="P983">## parameter (argument '-G') instead of the default polynomial kernel</text:p>
      <text:p text:style-name="P984">## (from a question on r-help):</text:p>
      <text:p text:style-name="P985"/>
      <text:p text:style-name="P986"><text:span text:style-name="T987">SMO(Species ~ ., data = iris,</text:span></text:p>
      <text:p text:style-name="P988">control = Weka_control <text:s/>(<text:s/></text:p>
      <text:p text:style-name="P989">K = list( "weka.classifiers.functions.supportVector.RBFKernel", G = 2)))</text:p>
      <text:p text:style-name="P990"/>
      <text:p text:style-name="P991">## In fact, by some hidden magic it also "works" to give the "base" name</text:p>
      <text:p text:style-name="P992">## of the Weka kernel class:</text:p>
      <text:p text:style-name="P993"><text:span text:style-name="T994">SMO(Species ~ ., data = iris,</text:span></text:p>
      <text:p text:style-name="P995"><text:span text:style-name="T996">control = Weka_control (K = list(" RBFKernel" , G = 2)))</text:span></text:p>
      <text:p text:style-name="Βασικό"/>
      <text:p text:style-name="Βασικό"/>
      <text:h text:style-name="Επικεφαλίδα2" text:outline-level="2"><text:bookmark-start text:name="_Toc429497287"/><text:bookmark-start text:name="_Toc429555826"/><text:soft-page-break/>Weka_classifier_lazy<text:tab/><text:tab/>R/Weka Lazy Learners<text:bookmark-end text:name="_Toc429497287"/><text:bookmark-end text:name="_Toc429555826"/></text:h>
      <text:p text:style-name="Βασικό"/>
      <text:p text:style-name="P997">Περιγραφή</text:p>
      <text:p text:style-name="P998"><text:span text:style-name="T999">Διεπαφές της<text:s/></text:span>R<text:span text:style-name="T1000"><text:s/>προς τους αργούς εκμαθητές του<text:s/></text:span>Weka<text:span text:style-name="T1001">.</text:span></text:p>
      <text:p text:style-name="P1002"/>
      <text:p text:style-name="P1003"><text:span text:style-name="T1004">Χρήση</text:span></text:p>
      <text:p text:style-name="P1005"><text:span text:style-name="T1006">IBk(formula, data, subset, na.action,</text:span></text:p>
      <text:p text:style-name="P1007">control = Weka_control(), options = NULL)</text:p>
      <text:p text:style-name="P1008"><text:span text:style-name="T1009">LBR(formula, data, subset, na.action,</text:span></text:p>
      <text:p text:style-name="P1010">control = Weka_control(), options = NULL)</text:p>
      <text:p text:style-name="P1011"/>
      <text:p text:style-name="P1012">Ορίσματα</text:p>
      <text:p text:style-name="P1013"><text:span text:style-name="T1014">formula</text:span><text:span text:style-name="T1015"><text:tab/>συμβολική περιγραφή του εξεταζόμενου μοντέλου το οποίο πρόκειται να προσεγγιστεί.</text:span></text:p>
      <text:p text:style-name="P1016"><text:span text:style-name="T1017">data</text:span><text:span text:style-name="T1018"><text:tab/></text:span><text:span text:style-name="T1019"><text:tab/>προαιρετικό<text:s/></text:span><text:span text:style-name="T1020">dataframe</text:span><text:span text:style-name="T1021"><text:s/>το οποίο περιέχει της μεταβλητές του μοντέλου.</text:span></text:p>
      <text:p text:style-name="P1022"><text:span text:style-name="T1023">subset</text:span><text:span text:style-name="T1024"><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025"><text:tab/></text:span><text:span text:style-name="T1026"><text:tab/></text:span></text:p>
      <text:p text:style-name="P1027"><text:span text:style-name="T1028">na</text:span><text:span text:style-name="T1029">.</text:span><text:span text:style-name="T1030">action</text:span><text:span text:style-name="T1031"><text:tab/>συνάρτηση η οποία υποδηλώνει τις ενέργειες που θα εκτελεσθούν σε περίπτωση που τα δεδομένα περιέχουν ελλιπείς τιμές (</text:span><text:span text:style-name="T1032">NAs</text:span><text:span text:style-name="T1033">). Περισσότερες λεπτομέρειες μπορούν να αναζητηθούν στο<text:s/></text:span><text:span text:style-name="T1034">model</text:span><text:span text:style-name="T1035">.</text:span><text:span text:style-name="T1036">frame</text:span><text:span text:style-name="T1037">.</text:span></text:p>
      <text:p text:style-name="P1038"><text:span text:style-name="T1039">control</text:span><text:span text:style-name="T1040"><text:tab/>αντικείμενο της κλάσης<text:s/></text:span><text:span text:style-name="T1041">Weka</text:span><text:span text:style-name="T1042">_</text:span><text:span text:style-name="T1043">control</text:span><text:span text:style-name="T1044"><text:s text:c="2"/>που περιέχει τις επιλογές ελέγχου που αναμένεται να περάσουν σαν ορίσματα στον εκάστοτε εκμαθητή του Weka. Οι διαθέσιμες επιλογές μπορούν να αναζητηθούν είτε<text:s/></text:span><text:span text:style-name="T1045">on</text:span><text:span text:style-name="T1046">-</text:span><text:span text:style-name="T1047">line</text:span><text:span text:style-name="T1048"><text:s/>χρησιμοποιώντας το<text:s/></text:span><text:span text:style-name="T1049">Weka</text:span><text:span text:style-name="T1050"><text:s/></text:span><text:span text:style-name="T1051">Option</text:span><text:span text:style-name="T1052"><text:s/></text:span><text:span text:style-name="T1053">Wizard</text:span><text:span text:style-name="T1054"><text:s/>(</text:span><text:span text:style-name="T1055">WOW</text:span><text:span text:style-name="T1056">) είτε μέσω του εγγράφου τεκμηρίωσης του<text:s/></text:span><text:span text:style-name="T1057">Weka</text:span><text:span text:style-name="T1058">.</text:span></text:p>
      <text:p text:style-name="P1059"><text:span text:style-name="T1060">options</text:span><text:span text:style-name="T1061"><text:tab/>μία λίστα, που όπως αποκαλύπτει το όνομα της περιέχει περισσότερες επιλογές ή ισούται με το<text:s/></text:span><text:span text:style-name="T1062">NULL</text:span><text:span text:style-name="T1063"><text:s/>(</text:span><text:span text:style-name="T1064">default</text:span><text:span text:style-name="T1065">). Περισσότερα ακολουθούν στις Λεπτομέρειες.</text:span></text:p>
      <text:soft-page-break/>
      <text:p text:style-name="P1066">Λεπτομέρειες</text:p>
      <text:p text:style-name="P1067"><text:span text:style-name="T1068">Υπάρχει η μέθοδος<text:s/></text:span>predict<text:span text:style-name="T1069"><text:s/>για την πρόβλεψη από το ταιριασμένο μοντέλο καθώς και η μέθοδος<text:s/></text:span>summary<text:span text:style-name="T1070"><text:s/>η οποία βασίζεται στο<text:s/></text:span>evaluate<text:span text:style-name="T1071">_</text:span>Weka<text:span text:style-name="T1072">_</text:span>classifier<text:span text:style-name="T1073">.</text:span></text:p>
      <text:p text:style-name="P1074"><text:span text:style-name="T1075">ΙΒκ παρέχει τον ταξινομητή των κ – πλησιέστερων γειτόνων. Περισσότερες πληροφορίες παρέχονται από τους<text:s/></text:span>Aha<text:span text:style-name="T1076"><text:s/>&amp;<text:s/></text:span>Kibler<text:span text:style-name="T1077"><text:s/>(1991).</text:span></text:p>
      <text:p text:style-name="P1078">LBR<text:span text:style-name="T1079"><text:s/>(“</text:span>Lazy<text:span text:style-name="T1080"><text:s/></text:span>Bayesian<text:span text:style-name="T1081"><text:s/></text:span>Rules<text:span text:style-name="T1082">”) υλοποιεί μία αργή προσέγγιση εκμάθησης<text:s/></text:span><text:span text:style-name="T1083">με σκοπό τη μείωση της υπόθεσης του<text:s/></text:span><text:span text:style-name="T1084">Na</text:span><text:span text:style-name="T1085">ï</text:span><text:span text:style-name="T1086">ve</text:span><text:span text:style-name="T1087"><text:s/></text:span><text:span text:style-name="T1088">Bayes</text:span><text:span text:style-name="T1089"><text:s/>περί ανεξαρτησίας των χαρακτηριστικών, όπως χαρακτηριστικά πρότειναν οι<text:s/></text:span><text:span text:style-name="T1090">Zheng</text:span><text:span text:style-name="T1091"><text:s/>&amp;<text:s/></text:span><text:span text:style-name="T1092">Webb</text:span><text:span text:style-name="T1093"><text:s/>το 2000.</text:span></text:p>
      <text:p text:style-name="P1094">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095"><text:span text:style-name="T1096">Το όρισμα<text:s/></text:span>options<text:span text:style-name="T1097"><text:s/>επιδέχεται περαιτέρω παραμετροποίηση. Επί του παρόντος, οι επιλογές<text:s/></text:span>model<text:span text:style-name="T1098"><text:s/>και<text:s/></text:span>instances<text:span text:style-name="T1099"><text:s/>(ή <text:s/>εν μέρει ταιριάσματα αυτών) χρησιμοποιούνται ως εξής: αν οριστούν ως<text:s/></text:span>TRUE<text:span text:style-name="T1100">, το πλαίσιο του<text:s/></text:span>model<text:span text:style-name="T1101"><text:s/>ή τα αντίστοιχα στιγμιότυπα του Weka, αντίστοιχα, περιλαμβάνονται στο δημιουργηθέν αντικείμενο του ταιριασμένου 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102"/>
      <text:p text:style-name="P1103">Έξοδος</text:p>
      <text:p text:style-name="P1104"><text:span text:style-name="T1105">Μία λίστα η οποία κληρονομεί από τις κλάσεις<text:s/></text:span>Weka<text:span text:style-name="T1106">_</text:span>functions<text:span text:style-name="T1107"><text:s/>και<text:s/></text:span>Weka<text:span text:style-name="T1108">_</text:span>classifiers<text:span text:style-name="T1109"><text:s/>με τα εξής στοιχεία να περιλαμβάνονται σε αυτή:</text:span></text:p>
      <text:p text:style-name="P1110">classifier<text:span text:style-name="T1111"><text:tab/>μία αναφορά (της κλάσης<text:s/></text:span>jobjRef<text:span text:style-name="T1112">) σε ένα αντικείμενο τύπου<text:s/></text:span>Java<text:span text:style-name="T1113">, η οποία δημιουργείται εφαρμόζοντας τη μέθοδο<text:s/></text:span>build<text:span text:style-name="T1114">Classifier του Weka έτσι ώστε να υλοποιηθεί το συγκεκριμένο κάθε φορά μοντέλο χρησιμοποιώντας τις δοθείσες επιλογές ελέγχου.</text:span></text:p>
      <text:p text:style-name="P1115">predictions<text:span text:style-name="T1116"><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117"><text:s/>του Weka για τον υλοποιημένο ταξινομητή όλων των στιγμιοτύπων).</text:span></text:p>
      <text:soft-page-break/>
      <text:p text:style-name="P1118">call<text:span text:style-name="T1119"><text:tab/>η ταιριασμένη κλήση.</text:span></text:p>
      <text:p text:style-name="P1120"/>
      <text:p text:style-name="P1121">Προσοχή</text:p>
      <text:p text:style-name="P1122"><text:span text:style-name="T1123">LBR</text:span><text:span text:style-name="T1124"><text:s/>απαιτεί το πακέτο<text:s/></text:span><text:span text:style-name="T1125">lazyBayesianRules</text:span><text:span text:style-name="T1126"><text:s/>του Weka έτσι ώστε να εγκατασταθεί επιτυχώς.</text:span></text:p>
      <text:p text:style-name="P1127"/>
      <text:p text:style-name="P1128"><text:span text:style-name="T1129">Αναφορές</text:span><text:span text:style-name="T1130"><text:s/></text:span></text:p>
      <text:p text:style-name="P1131"><text:span text:style-name="T1132">D. Aha and D. Kibler (1991). Instance-based learning algorithms. Machine Learning, 6, 37–66.</text:span></text:p>
      <text:p text:style-name="P1133"><text:span text:style-name="T1134">Z. Zheng and G. Webb (2000). Lazy learning of Bayesian rules.<text:s/></text:span><text:span text:style-name="T1135">Machine Learning, 41/1, 53–84.</text:span></text:p>
      <text:p text:style-name="P1136"/>
      <text:p text:style-name="P1137">Προτάσεις για παρεμφερείς συναρτήσεις</text:p>
      <text:p text:style-name="P1138"><text:span text:style-name="T1139">Weka_classifiers</text:span></text:p>
      <text:p text:style-name="P1140"/>
      <text:h text:style-name="Επικεφαλίδα2" text:outline-level="2"><text:bookmark-start text:name="_Toc429497288"/><text:bookmark-start text:name="_Toc429555827"/>Weka_classifier_meta<text:tab/><text:tab/>R/Weka Meta Learners<text:bookmark-end text:name="_Toc429497288"/><text:bookmark-end text:name="_Toc429555827"/></text:h>
      <text:p text:style-name="Βασικό"/>
      <text:p text:style-name="P1141">Περιγραφή</text:p>
      <text:p text:style-name="P1142"><text:span text:style-name="T1143">Διεπαφές της<text:s/></text:span>R<text:span text:style-name="T1144"><text:s/>προς τους<text:s/></text:span>meta<text:span text:style-name="T1145"><text:s/>εκμαθητές του<text:s/></text:span>Weka<text:span text:style-name="T1146">.</text:span></text:p>
      <text:p text:style-name="P1147"/>
      <text:p text:style-name="P1148"><text:span text:style-name="T1149">Χρήση</text:span></text:p>
      <text:p text:style-name="P1150"><text:span text:style-name="T1151">AdaBoostM1(formula, data, subset, na.action,</text:span></text:p>
      <text:p text:style-name="P1152">control = Weka_control(), options = NULL)</text:p>
      <text:p text:style-name="P1153"><text:span text:style-name="T1154">Bagging(formula, data, subset, na.action,</text:span></text:p>
      <text:p text:style-name="P1155">control = Weka_control(), options = NULL)</text:p>
      <text:p text:style-name="P1156"><text:span text:style-name="T1157">LogitBoost(formula, data, subset, na.action,</text:span></text:p>
      <text:p text:style-name="P1158">control = Weka_control(), options = NULL)</text:p>
      <text:p text:style-name="P1159"><text:span text:style-name="T1160">MultiBoostAB(formula, data, subset, na.action,</text:span></text:p>
      <text:soft-page-break/>
      <text:p text:style-name="P1161">control = Weka_control(), options = NULL)</text:p>
      <text:p text:style-name="P1162">Stacking(formula, data, subset, na.action,</text:p>
      <text:p text:style-name="P1163"><text:span text:style-name="T1164">control = Weka_control(), options = NULL)</text:span></text:p>
      <text:p text:style-name="P1165">CostSensitiveClassifier(formula, data, subset, na.action,</text:p>
      <text:p text:style-name="P1166">control = Weka_control(), options = NULL)</text:p>
      <text:p text:style-name="P1167"/>
      <text:p text:style-name="P1168">Ορίσματα</text:p>
      <text:p text:style-name="P1169"><text:span text:style-name="T1170">formula</text:span><text:span text:style-name="T1171"><text:tab/>συμβολική περιγραφή του εξεταζόμενου μοντέλου το οποίο πρόκειται να προσεγγιστεί.</text:span></text:p>
      <text:p text:style-name="P1172"><text:span text:style-name="T1173">data</text:span><text:span text:style-name="T1174"><text:tab/></text:span><text:span text:style-name="T1175"><text:tab/>προαιρετικό<text:s/></text:span><text:span text:style-name="T1176">dataframe</text:span><text:span text:style-name="T1177"><text:s/>το οποίο περιέχει της μεταβλητές του μοντέλου.</text:span></text:p>
      <text:p text:style-name="P1178"><text:span text:style-name="T1179">subset</text:span><text:span text:style-name="T1180"><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181"><text:tab/></text:span><text:span text:style-name="T1182"><text:tab/></text:span></text:p>
      <text:p text:style-name="P1183"><text:span text:style-name="T1184">na</text:span><text:span text:style-name="T1185">.</text:span><text:span text:style-name="T1186">action</text:span><text:span text:style-name="T1187"><text:tab/>συνάρτηση η οποία υποδηλώνει τις ενέργειες που θα εκτελεσθούν σε περίπτωση που τα δεδομένα περιέχουν ελλιπείς τιμές (</text:span><text:span text:style-name="T1188">NAs</text:span><text:span text:style-name="T1189">). Περισσότερες λεπτομέρειες μπορούν να αναζητηθούν στο<text:s/></text:span><text:span text:style-name="T1190">model</text:span><text:span text:style-name="T1191">.</text:span><text:span text:style-name="T1192">frame</text:span><text:span text:style-name="T1193">.</text:span></text:p>
      <text:p text:style-name="P1194"><text:span text:style-name="T1195">control</text:span><text:span text:style-name="T1196"><text:tab/>αντικείμενο της κλάσης<text:s/></text:span><text:span text:style-name="T1197">Weka</text:span><text:span text:style-name="T1198">_</text:span><text:span text:style-name="T1199">control</text:span><text:span text:style-name="T1200"><text:s text:c="2"/>που περιέχει τις επιλογές ελέγχου που αναμένεται να περάσουν σαν ορίσματα στον εκάστοτε εκμαθητή του Weka. Οι διαθέσιμες επιλογές μπορούν να αναζητηθούν είτε<text:s/></text:span><text:span text:style-name="T1201">on</text:span><text:span text:style-name="T1202">-</text:span><text:span text:style-name="T1203">line</text:span><text:span text:style-name="T1204"><text:s/>χρησιμοποιώντας το<text:s/></text:span><text:span text:style-name="T1205">Weka</text:span><text:span text:style-name="T1206"><text:s/></text:span><text:span text:style-name="T1207">Option</text:span><text:span text:style-name="T1208"><text:s/></text:span><text:span text:style-name="T1209">Wizard</text:span><text:span text:style-name="T1210"><text:s/>(</text:span><text:span text:style-name="T1211">WOW</text:span><text:span text:style-name="T1212">) είτε μέσω του εγγράφου τεκμηρίωσης του<text:s/></text:span><text:span text:style-name="T1213">Weka</text:span><text:span text:style-name="T1214">. Οι βασικοί ταξινομητές μαζί με τη διαθέσιμη διεπαφή<text:s/></text:span><text:span text:style-name="T1215">R</text:span><text:span text:style-name="T1216">/</text:span><text:span text:style-name="T1217">Weka</text:span><text:span text:style-name="T1218"><text:s/>(δες<text:s/></text:span><text:span text:style-name="T1219">list</text:span><text:span text:style-name="T1220">_</text:span><text:span text:style-name="T1221">Weka</text:span><text:span text:style-name="T1222">_</text:span><text:span text:style-name="T1223">interfaces</text:span><text:span text:style-name="T1224">) μπορούν να καθορισθούν (χρησιμοποιώντας την επιλογή “</text:span><text:span text:style-name="T1225">W</text:span><text:span text:style-name="T1226">’) μέσω του ίδιου του ονόματος τους στο χωρίο ”</text:span><text:span text:style-name="T1227">base</text:span><text:span text:style-name="T1228"><text:s/></text:span><text:span text:style-name="T1229">name</text:span><text:span text:style-name="T1230">”, όπως άλλωστε εμφανίζεται και στην καταχώρηση της διεπαφής (δες τα Παραδείγματα) ή στις συναρτήσεις της ίδια της διεπαφής.<text:s/></text:span></text:p>
      <text:p text:style-name="P1231"><text:span text:style-name="T1232">options</text:span><text:span text:style-name="T1233"><text:tab/>μία λίστα, που όπως αποκαλύπτει το όνομα της περιέχει περισσότερες επιλογές ή ισούται με το<text:s/></text:span><text:span text:style-name="T1234">NULL</text:span><text:span text:style-name="T1235"><text:s/>(</text:span><text:span text:style-name="T1236">default</text:span><text:span text:style-name="T1237">). Περισσότερα ακολουθούν στις Λεπτομέρειες.</text:span></text:p>
      <text:p text:style-name="P1238"/>
      <text:p text:style-name="P1239"/>
      <text:soft-page-break/>
      <text:p text:style-name="P1240">Λεπτομέρειες</text:p>
      <text:p text:style-name="P1241"><text:span text:style-name="T1242">Υπάρχει η μέθοδος<text:s/></text:span>predict<text:span text:style-name="T1243"><text:s/>για την πρόβλεψη από το ταιριασμένο μοντέλο καθώς και η μέθοδος<text:s/></text:span>summary<text:span text:style-name="T1244"><text:s/>η οποία βασίζεται στο<text:s/></text:span>evaluate<text:span text:style-name="T1245">_</text:span>Weka<text:span text:style-name="T1246">_</text:span>classifier<text:span text:style-name="T1247">.</text:span></text:p>
      <text:p text:style-name="P1248">AdaBoostM<text:span text:style-name="T1249">1 υλοποιεί τη μέθοδο<text:s/></text:span>AdaBoost<text:span text:style-name="T1250"><text:s/></text:span>M<text:span text:style-name="T1251">1 των<text:s/></text:span>Freund<text:span text:style-name="T1252"><text:s/>&amp;<text:s/></text:span>Schapire<text:span text:style-name="T1253"><text:s/>(1996).</text:span></text:p>
      <text:p text:style-name="P1254">LogitBoost<text:span text:style-name="T1255"><text:s/>πραγματοποιεί την τεχνική του<text:s/></text:span>boosting<text:span text:style-name="T1256"><text:s/>μέσω προσθετικής λογιστικής οπισθοδρόμησης (</text:span>Friedman<text:span text:style-name="T1257">,<text:s/></text:span>Hastie<text:span text:style-name="T1258"><text:s/>και<text:s/></text:span>Tibshirani<text:span text:style-name="T1259">, 2000).</text:span></text:p>
      <text:p text:style-name="P1260">MultiBoostAB<text:span text:style-name="T1261"><text:s/>υλοποιεί τον αλγόριθμο<text:s/></text:span>MultiBoosting<text:span text:style-name="T1262"><text:s/>(</text:span>Webb<text:span text:style-name="T1263">, 2000), <text:s/>ο οποίος ουσιαστικά αποτελεί μία επέκταση της τεχνικής<text:s/></text:span>AdaBoost<text:span text:style-name="T1264"><text:s/>για το σχηματισμό ομάδων απόφασης, οι οποίοι δύναται να θεωρηθούν ως ένας συνδυασμός του<text:s/></text:span>AdaBoost<text:span text:style-name="T1265"><text:s/>και της τεχνικής “</text:span>wagging<text:span text:style-name="T1266">”.</text:span></text:p>
      <text:p text:style-name="P1267">Stacking<text:span text:style-name="T1268"><text:s/>παρέχει τη δυνατότητα για την εφαρμογή της ομώνυμης τεχνικής (</text:span>Wolpert<text:span text:style-name="T1269">, 1992).</text:span></text:p>
      <text:p text:style-name="P1270">CostSensitiveClassifier<text:span text:style-name="T1271"><text:s/>τροποποιεί τον βασικό του ταξινομητή σε<text:s/></text:span>cost<text:span text:style-name="T1272">-</text:span>sensitive<text:span text:style-name="T1273"><text:s/>ταξινομητή.</text:span></text:p>
      <text:p text:style-name="P1274">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275"><text:span text:style-name="T1276">Το όρισμα<text:s/></text:span>options<text:span text:style-name="T1277"><text:s/>επιδέχεται περαιτέρω παραμετροποίηση. Επί του παρόντος, οι επιλογές<text:s/></text:span>model<text:span text:style-name="T1278"><text:s/>και<text:s/></text:span>instances<text:span text:style-name="T1279"><text:s/>(ή <text:s/>εν μέρει ταιριάσματα αυτών) χρησιμοποιούνται ως εξής: αν οριστούν ως<text:s/></text:span>TRUE<text:span text:style-name="T1280">, το πλαίσιο του<text:s/></text:span>model<text:span text:style-name="T1281"><text:s/>ή τα αντίστοιχα στιγμιότυπα του Weka, αντίστοιχα, περιλαμβάνονται στο δημιουργηθέν αντικείμενο του ταιριασμένου 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282"/>
      <text:p text:style-name="P1283">Έξοδος</text:p>
      <text:p text:style-name="P1284"><text:span text:style-name="T1285">Μία λίστα η οποία κληρονομεί από τις κλάσεις<text:s/></text:span>Weka<text:span text:style-name="T1286">_</text:span>functions<text:span text:style-name="T1287"><text:s/>και<text:s/></text:span>Weka<text:span text:style-name="T1288">_</text:span>classifiers<text:span text:style-name="T1289"><text:s/>με τα εξής στοιχεία να περιλαμβάνονται σε αυτή:</text:span></text:p>
      <text:p text:style-name="P1290">classifier<text:span text:style-name="T1291"><text:tab/>μία αναφορά (της κλάσης<text:s/></text:span>jobjRef<text:span text:style-name="T1292">) σε ένα αντικείμενο τύπου<text:s/></text:span>Java<text:span text:style-name="T1293">, η οποία δημιουργείται εφαρμόζοντας τη μέθοδο<text:s/></text:span>build<text:span text:style-name="T1294">Classifier του Weka έτσι ώστε να υλοποιηθεί το συγκεκριμένο κάθε φορά μοντέλο χρησιμοποιώντας τις δοθείσες επιλογές ελέγχου.</text:span></text:p>
      <text:soft-page-break/>
      <text:p text:style-name="P1295">predictions<text:span text:style-name="T1296"><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297"><text:s/>του Weka για τον υλοποιημένο ταξινομητή όλων των στιγμιοτύπων).</text:span></text:p>
      <text:p text:style-name="P1298">call<text:span text:style-name="T1299"><text:tab/></text:span><text:span text:style-name="T1300"><text:tab/></text:span><text:span text:style-name="T1301"><text:tab/>η ταιριασμένη κλήση.</text:span></text:p>
      <text:p text:style-name="P1302"/>
      <text:p text:style-name="P1303">Προσοχή</text:p>
      <text:p text:style-name="P1304"><text:span text:style-name="T1305">multiBoostAB</text:span><text:span text:style-name="T1306"><text:s/>απαιτεί το πακέτο<text:s/></text:span><text:span text:style-name="T1307">multiBoostAB</text:span><text:span text:style-name="T1308"><text:s/>του Weka έτσι ώστε να εγκατασταθεί επιτυχώς.</text:span></text:p>
      <text:p text:style-name="P1309"><text:span text:style-name="T1310"><text:s/></text:span></text:p>
      <text:p text:style-name="P1311"><text:span text:style-name="T1312">Αναφορές</text:span><text:span text:style-name="T1313"><text:s/></text:span></text:p>
      <text:p text:style-name="P1314"><text:span text:style-name="T1315">L. Breiman (1996). Bagging predictors. Machine Learning, 24/2, 123–140.</text:span></text:p>
      <text:p text:style-name="P1316">Y. Freund and R. E. Schapire (1996). Experiments with a new boosting algorithm. In Proceedings</text:p>
      <text:p text:style-name="P1317">of the International Conference on Machine Learning, pages 148–156. Morgan Kaufmann: San</text:p>
      <text:p text:style-name="P1318"><text:span text:style-name="T1319">Francisco.</text:span></text:p>
      <text:p text:style-name="P1320">J. H. Friedman, T. Hastie, and R. Tibshirani (2000). Additive logistic regression: A statistical view</text:p>
      <text:p text:style-name="P1321"><text:span text:style-name="T1322">of boosting. Annals of Statistics, 28/2, 337–374.</text:span></text:p>
      <text:p text:style-name="P1323">G. I. Webb (2000). MultiBoosting: A technique for combining boosting and wagging. Machine</text:p>
      <text:p text:style-name="P1324"><text:span text:style-name="T1325">Learning, 40/2, 159–196.</text:span></text:p>
      <text:p text:style-name="P1326">I. H. Witten and E. Frank (2005). Data Mining: Practical Machine Learning Tools and Techniques.</text:p>
      <text:p text:style-name="P1327"><text:span text:style-name="T1328">2nd Edition, Morgan Kaufmann, San Francisco.</text:span></text:p>
      <text:p text:style-name="P1329"><text:span text:style-name="T1330">D. H. Wolpert (1992). Stacked generalization.<text:s/></text:span><text:span text:style-name="T1331">Neural Networks, 5, 241–259.</text:span></text:p>
      <text:p text:style-name="P1332"/>
      <text:p text:style-name="P1333">Προτάσεις για παρεμφερείς συναρτήσεις</text:p>
      <text:p text:style-name="P1334"><text:span text:style-name="T1335">Weka_classifiers</text:span></text:p>
      <text:p text:style-name="P1336"/>
      <text:p text:style-name="P1337"/>
      <text:soft-page-break/>
      <text:p text:style-name="P1338"><text:span text:style-name="T1339">Παραδείγματα</text:span><text:span text:style-name="T1340"><text:s/></text:span></text:p>
      <text:p text:style-name="P1341">## Use AdaBoostM1 with decision stumps.</text:p>
      <text:p text:style-name="P1342"><text:span text:style-name="T1343">m1 &lt;- AdaBoostM1(Species ~ ., data = iris,</text:span></text:p>
      <text:p text:style-name="P1344">control = Weka_control(W = "DecisionStump"))</text:p>
      <text:p text:style-name="P1345"/>
      <text:p text:style-name="P1346"><text:span text:style-name="T1347">table(predict(m1), iris$Species)</text:span></text:p>
      <text:p text:style-name="P1348">summary(m1)<text:s/><text:tab/># uses evaluate_Weka_classifier()</text:p>
      <text:p text:style-name="P1349"/>
      <text:p text:style-name="P1350">## Control options for the base classifiers employed by the meta</text:p>
      <text:p text:style-name="P1351">## learners (apart from Stacking) can be given as follows:</text:p>
      <text:p text:style-name="P1352"><text:span text:style-name="T1353">m2 &lt;- AdaBoostM1(Species ~ ., data = iris,</text:span></text:p>
      <text:p text:style-name="P1354"><text:span text:style-name="T1355">control = Weka_control(W = list(J48, M = 30)))</text:span></text:p>
      <text:p text:style-name="Βασικό"/>
      <text:h text:style-name="Επικεφαλίδα2" text:outline-level="2"><text:bookmark-start text:name="_Toc429497289"/><text:bookmark-start text:name="_Toc429555828"/>Weka_classifier_rules<text:tab/><text:tab/>R/Weka Rule Learners<text:bookmark-end text:name="_Toc429497289"/><text:bookmark-end text:name="_Toc429555828"/></text:h>
      <text:p text:style-name="Βασικό"/>
      <text:p text:style-name="P1356">Περιγραφή</text:p>
      <text:p text:style-name="P1357"><text:span text:style-name="T1358">Διεπαφές της<text:s/></text:span>R<text:span text:style-name="T1359"><text:s/>προς τους εκμαθητές κανόνων του Weka.</text:span></text:p>
      <text:p text:style-name="P1360"/>
      <text:p text:style-name="P1361"><text:span text:style-name="T1362">Χρήση</text:span></text:p>
      <text:p text:style-name="P1363"><text:span text:style-name="T1364">JRip(formula, data, subset, na.action,</text:span></text:p>
      <text:p text:style-name="P1365">control = Weka_control(), options = NULL)</text:p>
      <text:p text:style-name="P1366"><text:span text:style-name="T1367">M5Rules(formula, data, subset, na.action,</text:span></text:p>
      <text:p text:style-name="P1368">control = Weka_control(), options = NULL)</text:p>
      <text:p text:style-name="P1369"><text:span text:style-name="T1370">OneR(formula, data, subset, na.action,</text:span></text:p>
      <text:p text:style-name="P1371">control = Weka_control(), options = NULL)</text:p>
      <text:p text:style-name="P1372"><text:span text:style-name="T1373">PART(formula, data, subset, na.action,</text:span></text:p>
      <text:p text:style-name="P1374">control = Weka_control(), options = NULL)</text:p>
      <text:p text:style-name="P1375"/>
      <text:p text:style-name="P1376"/>
      <text:p text:style-name="P1377"/>
      <text:soft-page-break/>
      <text:p text:style-name="P1378">Ορίσματα</text:p>
      <text:p text:style-name="P1379"><text:span text:style-name="T1380">formula</text:span><text:span text:style-name="T1381"><text:tab/>συμβολική περιγραφή του εξεταζόμενου μοντέλου το οποίο πρόκειται να προσεγγιστεί.</text:span></text:p>
      <text:p text:style-name="P1382"><text:span text:style-name="T1383">data</text:span><text:span text:style-name="T1384"><text:tab/></text:span><text:span text:style-name="T1385"><text:tab/>προαιρετικό<text:s/></text:span><text:span text:style-name="T1386">dataframe</text:span><text:span text:style-name="T1387"><text:s/>το οποίο περιέχει της μεταβλητές του μοντέλου.</text:span></text:p>
      <text:p text:style-name="P1388"><text:span text:style-name="T1389">subset</text:span><text:span text:style-name="T1390"><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391"><text:tab/></text:span><text:span text:style-name="T1392"><text:tab/></text:span></text:p>
      <text:p text:style-name="P1393"><text:span text:style-name="T1394">na</text:span><text:span text:style-name="T1395">.</text:span><text:span text:style-name="T1396">action</text:span><text:span text:style-name="T1397"><text:tab/>συνάρτηση η οποία υποδηλώνει τις ενέργειες που θα εκτελεσθούν σε περίπτωση που τα δεδομένα περιέχουν ελλιπείς τιμές (</text:span><text:span text:style-name="T1398">NAs</text:span><text:span text:style-name="T1399">). Περισσότερες λεπτομέρειες μπορούν να αναζητηθούν στο<text:s/></text:span><text:span text:style-name="T1400">model</text:span><text:span text:style-name="T1401">.</text:span><text:span text:style-name="T1402">frame</text:span><text:span text:style-name="T1403">.</text:span></text:p>
      <text:p text:style-name="P1404"><text:span text:style-name="T1405">control</text:span><text:span text:style-name="T1406"><text:tab/>αντικείμενο της κλάσης<text:s/></text:span><text:span text:style-name="T1407">Weka</text:span><text:span text:style-name="T1408">_</text:span><text:span text:style-name="T1409">control</text:span><text:span text:style-name="T1410"><text:s text:c="2"/>που περιέχει τις επιλογές ελέγχου που αναμένεται να περάσουν σαν ορίσματα στον εκάστοτε εκμαθητή του Weka. Οι διαθέσιμες επιλογές μπορούν να αναζητηθούν είτε<text:s/></text:span><text:span text:style-name="T1411">on</text:span><text:span text:style-name="T1412">-</text:span><text:span text:style-name="T1413">line</text:span><text:span text:style-name="T1414"><text:s/>χρησιμοποιώντας το<text:s/></text:span><text:span text:style-name="T1415">Weka</text:span><text:span text:style-name="T1416"><text:s/></text:span><text:span text:style-name="T1417">Option</text:span><text:span text:style-name="T1418"><text:s/></text:span><text:span text:style-name="T1419">Wizard</text:span><text:span text:style-name="T1420"><text:s/>(</text:span><text:span text:style-name="T1421">WOW</text:span><text:span text:style-name="T1422">) είτε μέσω του εγγράφου τεκμηρίωσης του<text:s/></text:span><text:span text:style-name="T1423">Weka</text:span><text:span text:style-name="T1424">.<text:s/></text:span></text:p>
      <text:p text:style-name="P1425"><text:span text:style-name="T1426">options</text:span><text:span text:style-name="T1427"><text:tab/>μία λίστα, που όπως αποκαλύπτει το όνομα της περιέχει περισσότερες επιλογές ή ισούται με το<text:s/></text:span><text:span text:style-name="T1428">NULL</text:span><text:span text:style-name="T1429"><text:s/>(</text:span><text:span text:style-name="T1430">default</text:span><text:span text:style-name="T1431">). Περισσότερα ακολουθούν στις Λεπτομέρειες.</text:span></text:p>
      <text:p text:style-name="P1432"/>
      <text:p text:style-name="P1433">Λεπτομέρειες</text:p>
      <text:p text:style-name="P1434"><text:span text:style-name="T1435">Υπάρχει η μέθοδος<text:s/></text:span>predict<text:span text:style-name="T1436"><text:s/>για την πρόβλεψη από το ταιριασμένο μοντέλο καθώς και η μέθοδος<text:s/></text:span>summary<text:span text:style-name="T1437"><text:s/>η οποία βασίζεται στο<text:s/></text:span>evaluate<text:span text:style-name="T1438">_</text:span>Weka<text:span text:style-name="T1439">_</text:span>classifier<text:span text:style-name="T1440">.</text:span></text:p>
      <text:p text:style-name="P1441">JRip<text:span text:style-name="T1442"><text:s/>υλοποιεί έναν προτασιακό εκμαθητή κανόνων, βασισμένος στο “</text:span>Repeated<text:span text:style-name="T1443"><text:s/></text:span>Incremental<text:span text:style-name="T1444"><text:s/></text:span>Pruning<text:span text:style-name="T1445"><text:s/></text:span>to<text:span text:style-name="T1446"><text:s/></text:span>Produce<text:span text:style-name="T1447"><text:s/></text:span>Error<text:span text:style-name="T1448"><text:s/></text:span>Reduction<text:span text:style-name="T1449">” (</text:span>RIPPER<text:span text:style-name="T1450">), όπως αυτός προτάθηκε από τον<text:s/></text:span>Cohen<text:span text:style-name="T1451"><text:s/>(1995)/</text:span></text:p>
      <text:p text:style-name="P1452">M<text:span text:style-name="T1453">5</text:span>Rules<text:span text:style-name="T1454"><text:s/>παράγει μία λίστα αποφάσεων για προβλήματα οπισθοδρόμησης χρησιμοποιώντας την τεχνική διαίρει και βασίλευε. Σε κάθε επανάληψη υλοποιείται ένα δεδνρικό μοντέλο χρησιμοποιώντας τον M5 και ενσωματώνοντας το “καλύτερο” κάθε φορά φύλλο του δένδρου εντός ενός κανόνα. Περισσότερες πληροφορίες μπορούν να αναζητηθούν στη δουλειά των<text:s/></text:span>Hall<text:span text:style-name="T1455">,<text:s/></text:span>Holmes<text:span text:style-name="T1456"><text:s/>και<text:s/></text:span>Frank<text:span text:style-name="T1457"><text:s/>(1999).</text:span></text:p>
      <text:p text:style-name="P1458">OneR<text:span text:style-name="T1459"><text:s/>δημιουργεί έναν απλό 1-</text:span>R<text:span text:style-name="T1460"><text:s/>ταξινομητή. Περισσότερες πληροφορίες παρέχονται από τον<text:s/></text:span>Holte<text:span text:style-name="T1461"><text:s/>(1993).<text:s/></text:span></text:p>
      <text:soft-page-break/>
      <text:p text:style-name="P1462">PART<text:span text:style-name="T1463"><text:s/>δημιουργεί μία<text:s/></text:span>PART<text:span text:style-name="T1464"><text:s/>λίστα απόφασης χρησιμοποιώντας την προσέγγιση των<text:s/></text:span>Frank<text:span text:style-name="T1465"><text:s/>και<text:s/></text:span>Witten<text:span text:style-name="T1466"><text:s/>(1998).</text:span></text:p>
      <text:p text:style-name="P1467">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468"><text:span text:style-name="T1469">Το όρισμα<text:s/></text:span>options<text:span text:style-name="T1470"><text:s/>επιδέχεται περαιτέρω παραμετροποίηση. Επί του παρόντος, οι επιλογές<text:s/></text:span>model<text:span text:style-name="T1471"><text:s/>και<text:s/></text:span>instances<text:span text:style-name="T1472"><text:s/>(ή <text:s/>εν μέρει ταιριάσματα αυτών) χρησιμοποιούνται ως εξής: αν οριστούν ως<text:s/></text:span>TRUE<text:span text:style-name="T1473">, το πλαίσιο του<text:s/></text:span>model<text:span text:style-name="T1474"><text:s/>ή τα αντίστοιχα στιγμιότυπα του Weka, αντίστοιχα, περιλαμβάνονται στο δημιουργηθέν αντικείμενο του ταιριασμένου 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p text:style-name="P1475"/>
      <text:p text:style-name="P1476">Έξοδος</text:p>
      <text:p text:style-name="P1477"><text:span text:style-name="T1478">Μία λίστα η οποία κληρονομεί από τις κλάσεις<text:s/></text:span>Weka<text:span text:style-name="T1479">_</text:span>functions<text:span text:style-name="T1480"><text:s/>και<text:s/></text:span>Weka<text:span text:style-name="T1481">_</text:span>classifiers<text:span text:style-name="T1482"><text:s/>με τα εξής στοιχεία να περιλαμβάνονται σε αυτή:</text:span></text:p>
      <text:p text:style-name="P1483">classifier<text:span text:style-name="T1484"><text:tab/>μία αναφορά (της κλάσης<text:s/></text:span>jobjRef<text:span text:style-name="T1485">) σε ένα αντικείμενο τύπου<text:s/></text:span>Java<text:span text:style-name="T1486">, η οποία δημιουργείται εφαρμόζοντας τη μέθοδο<text:s/></text:span>build<text:span text:style-name="T1487">Classifier του Weka έτσι ώστε να υλοποιηθεί το συγκεκριμένο κάθε φορά μοντέλο χρησιμοποιώντας τις δοθείσες επιλογές ελέγχου.</text:span></text:p>
      <text:p text:style-name="P1488">predictions<text:span text:style-name="T1489"><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490"><text:s/>του Weka για τον υλοποιημένο ταξινομητή όλων των στιγμιοτύπων).</text:span></text:p>
      <text:p text:style-name="P1491">call<text:span text:style-name="T1492"><text:tab/></text:span><text:span text:style-name="T1493"><text:tab/></text:span><text:span text:style-name="T1494"><text:tab/>η ταιριασμένη κλήση.</text:span></text:p>
      <text:p text:style-name="P1495"/>
      <text:p text:style-name="P1496">Αναφορές<text:s/></text:p>
      <text:p text:style-name="P1497"><text:span text:style-name="T1498">W</text:span><text:span text:style-name="T1499">.<text:s/></text:span><text:span text:style-name="T1500">W</text:span><text:span text:style-name="T1501">.<text:s/></text:span><text:span text:style-name="T1502">Cohen</text:span><text:span text:style-name="T1503"><text:s/>(1995).<text:s/></text:span><text:span text:style-name="T1504">Fast effective rule induction. In A. Prieditis and S. Russell (eds.), Proceedings</text:span></text:p>
      <text:p text:style-name="P1505">of the 12th International Conference on Machine Learning, pages 115–123. Morgan Kaufmann.</text:p>
      <text:soft-page-break/>
      <text:p text:style-name="P1506"><text:span text:style-name="T1507">ISBN 1-55860-377-8.<text:s/></text:span><text:a xlink:href="http://citeseer.ist.psu.edu/cohen95fast.html" office:target-frame-name="_top" xlink:show="replace"><text:span text:style-name="T1508">http://citeseer.ist.psu.edu/cohen95fast.html</text:span></text:a></text:p>
      <text:p text:style-name="P1509">E. Frank and I. H. Witten (1998). Generating accurate rule sets without global optimization. In</text:p>
      <text:p text:style-name="P1510">J. Shavlik (ed.), Machine Learning: Proceedings of the Fifteenth International Conference. Morgan</text:p>
      <text:p text:style-name="P1511"><text:span text:style-name="T1512">Kaufmann Publishers: San Francisco, CA.<text:s/></text:span><text:a xlink:href="http://www.cs.waikato.ac.nz/~eibe/pubs/ML98-57.ps.gz" office:target-frame-name="_top" xlink:show="replace"><text:span text:style-name="T1513">http://www.cs.waikato.ac.nz/~eibe/pubs/ML98-57.ps.gz</text:span></text:a></text:p>
      <text:p text:style-name="P1514">M. Hall, G. Holmes, and E. Frank (1999). Generating rule sets from model trees. Proceedings of</text:p>
      <text:p text:style-name="P1515"><text:span text:style-name="T1516">the Twelfth Australian Joint Conference on Arti</text:span><text:span text:style-name="T1517">ﬁ</text:span><text:span text:style-name="T1518">cial Intelligence, Sydney, Australia, pages 1–12.</text:span></text:p>
      <text:p text:style-name="P1519"><text:span text:style-name="T1520">Springer-Verlag.<text:s/></text:span><text:a xlink:href="http://citeseer.ist.psu.edu/holmes99generating.html" office:target-frame-name="_top" xlink:show="replace"><text:span text:style-name="T1521">http://citeseer.ist.psu.edu/holmes99generating.html</text:span></text:a></text:p>
      <text:p text:style-name="P1522"><text:span text:style-name="T1523">R. C. Holte (1993). Very simple classi</text:span><text:span text:style-name="T1524">ﬁ</text:span><text:span text:style-name="T1525">cation rules perform well on most commonly used datasets.</text:span></text:p>
      <text:p text:style-name="P1526"><text:span text:style-name="T1527">Machine Learning, 11, 63–91.</text:span></text:p>
      <text:p text:style-name="P1528">I. H. Witten and E. Frank (2005). Data Mining: Practical Machine Learning Tools and Techniques.</text:p>
      <text:p text:style-name="P1529">2nd Edition, Morgan Kaufmann, San Francisco.</text:p>
      <text:p text:style-name="P1530"/>
      <text:p text:style-name="P1531">Προτάσεις για παρεμφερείς συναρτήσεις</text:p>
      <text:p text:style-name="P1532"><text:span text:style-name="T1533">Weka</text:span><text:span text:style-name="T1534">_</text:span><text:span text:style-name="T1535">classifiers</text:span></text:p>
      <text:p text:style-name="P1536"/>
      <text:p text:style-name="P1537">Παραδείγματα<text:s/></text:p>
      <text:p text:style-name="P1538"><text:span text:style-name="T1539">M</text:span><text:span text:style-name="T1540">5</text:span><text:span text:style-name="T1541">Rules</text:span><text:span text:style-name="T1542">(</text:span><text:span text:style-name="T1543">mpg</text:span><text:span text:style-name="T1544"><text:s/>~ .,<text:s/></text:span><text:span text:style-name="T1545">data</text:span><text:span text:style-name="T1546"><text:s/>=<text:s/></text:span><text:span text:style-name="T1547">mtcars</text:span><text:span text:style-name="T1548">)</text:span></text:p>
      <text:p text:style-name="P1549">m &lt;- PART(Species ~ ., data = iris)</text:p>
      <text:p text:style-name="P1550"/>
      <text:p text:style-name="P1551">m</text:p>
      <text:p text:style-name="P1552"><text:span text:style-name="T1553"><text:s text:c="6"/>summary(m)</text:span></text:p>
      <text:p text:style-name="Βασικό"/>
      <text:p text:style-name="Βασικό"/>
      <text:h text:style-name="Επικεφαλίδα2" text:outline-level="2"><text:bookmark-start text:name="_Toc429497290"/><text:bookmark-start text:name="_Toc429555829"/>Weka_classifier_trees<text:tab/><text:tab/>R/Weka Classifier Trees<text:bookmark-end text:name="_Toc429497290"/><text:bookmark-end text:name="_Toc429555829"/></text:h>
      <text:p text:style-name="Βασικό"/>
      <text:p text:style-name="P1554">Περιγραφή</text:p>
      <text:p text:style-name="P1555"><text:span text:style-name="T1556">Διεπαφή της<text:s/></text:span>R<text:span text:style-name="T1557"><text:s/>προς τους ταξινομητές τύπου δένδρου ή οπισθοδρόμησης του Weka.</text:span></text:p>
      <text:p text:style-name="P1558"/>
      <text:soft-page-break/>
      <text:p text:style-name="P1559"><text:span text:style-name="T1560">Χρήση</text:span></text:p>
      <text:p text:style-name="P1561"><text:span text:style-name="T1562">J48(formula, data, subset, na.action,</text:span></text:p>
      <text:p text:style-name="P1563">control = Weka_control(), options = NULL)</text:p>
      <text:p text:style-name="P1564"/>
      <text:p text:style-name="P1565"><text:span text:style-name="T1566">LMT(formula, data, subset, na.action,</text:span></text:p>
      <text:p text:style-name="P1567">control = Weka_control(), options = NULL)</text:p>
      <text:p text:style-name="P1568"/>
      <text:p text:style-name="P1569"><text:span text:style-name="T1570">M5P(formula, data, subset, na.action,</text:span></text:p>
      <text:p text:style-name="P1571">control = Weka_control(), options = NULL)</text:p>
      <text:p text:style-name="P1572"/>
      <text:p text:style-name="P1573"><text:span text:style-name="T1574">DecisionStump(formula, data, subset, na.action,</text:span></text:p>
      <text:p text:style-name="P1575">control = Weka_control(), options = NULL)</text:p>
      <text:p text:style-name="P1576"/>
      <text:p text:style-name="P1577">Ορίσματα</text:p>
      <text:p text:style-name="P1578"><text:span text:style-name="T1579">formula</text:span><text:span text:style-name="T1580"><text:tab/></text:span><text:span text:style-name="T1581"><text:tab/>συμβολική περιγραφή του εξεταζόμενου μοντέλου το οποίο πρόκειται να</text:span></text:p>
      <text:p text:style-name="P1582"><text:s/>προσεγγιστεί.</text:p>
      <text:p text:style-name="P1583"><text:span text:style-name="T1584">data</text:span><text:span text:style-name="T1585"><text:tab/></text:span><text:span text:style-name="T1586"><text:tab/>προαιρετικό<text:s/></text:span><text:span text:style-name="T1587">dataframe</text:span><text:span text:style-name="T1588"><text:s/>το οποίο περιέχει της μεταβλητές του μοντέλου.</text:span></text:p>
      <text:p text:style-name="P1589"><text:span text:style-name="T1590">subset</text:span><text:span text:style-name="T1591"><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1592"><text:tab/></text:span><text:span text:style-name="T1593"><text:tab/></text:span></text:p>
      <text:p text:style-name="P1594"><text:span text:style-name="T1595">na</text:span><text:span text:style-name="T1596">.</text:span><text:span text:style-name="T1597">action</text:span><text:span text:style-name="T1598"><text:tab/>συνάρτηση η οποία υποδηλώνει τις ενέργειες που θα εκτελεσθούν σε περίπτωση που τα δεδομένα περιέχουν ελλιπείς τιμές (</text:span><text:span text:style-name="T1599">NAs</text:span><text:span text:style-name="T1600">). Περισσότερες λεπτομέρειες μπορούν να αναζητηθούν στο<text:s/></text:span><text:span text:style-name="T1601">model</text:span><text:span text:style-name="T1602">.</text:span><text:span text:style-name="T1603">frame</text:span><text:span text:style-name="T1604">.</text:span></text:p>
      <text:p text:style-name="P1605"><text:span text:style-name="T1606">control</text:span><text:span text:style-name="T1607"><text:tab/>αντικείμενο της κλάσης<text:s/></text:span><text:span text:style-name="T1608">Weka</text:span><text:span text:style-name="T1609">_</text:span><text:span text:style-name="T1610">control</text:span><text:span text:style-name="T1611"><text:s text:c="2"/>που περιέχει τις επιλογές ελέγχου που αναμένεται να περάσουν σαν ορίσματα στον εκάστοτε εκμαθητή του Weka. Οι διαθέσιμες επιλογές μπορούν να αναζητηθούν είτε<text:s/></text:span><text:span text:style-name="T1612">on</text:span><text:span text:style-name="T1613">-</text:span><text:span text:style-name="T1614">line</text:span><text:span text:style-name="T1615"><text:s/>χρησιμοποιώντας το<text:s/></text:span><text:span text:style-name="T1616">Weka</text:span><text:span text:style-name="T1617"><text:s/></text:span><text:span text:style-name="T1618">Option</text:span><text:span text:style-name="T1619"><text:s/></text:span><text:span text:style-name="T1620">Wizard</text:span><text:span text:style-name="T1621"><text:s/>(</text:span><text:span text:style-name="T1622">WOW</text:span><text:span text:style-name="T1623">) είτε μέσω του εγγράφου τεκμηρίωσης του<text:s/></text:span><text:span text:style-name="T1624">Weka</text:span><text:span text:style-name="T1625">.<text:s/></text:span></text:p>
      <text:p text:style-name="P1626"><text:span text:style-name="T1627">options</text:span><text:span text:style-name="T1628"><text:tab/>μία λίστα, που όπως αποκαλύπτει το όνομα της περιέχει περισσότερες επιλογές ή ισούται με το<text:s/></text:span><text:span text:style-name="T1629">NULL</text:span><text:span text:style-name="T1630"><text:s/>(</text:span><text:span text:style-name="T1631">default</text:span><text:span text:style-name="T1632">). Περισσότερα ακολουθούν στις Λεπτομέρειες.</text:span></text:p>
      <text:p text:style-name="P1633"/>
      <text:soft-page-break/>
      <text:p text:style-name="P1634">Λεπτομέρειες</text:p>
      <text:p text:style-name="P1635"><text:span text:style-name="T1636">Υπάρχει η μέθοδος<text:s/></text:span>predict<text:span text:style-name="T1637"><text:s/>για την πρόβλεψη από το ταιριασμένο μοντέλο καθώς και η μέθοδος<text:s/></text:span>summary<text:span text:style-name="T1638"><text:s/>η οποία βασίζεται στο<text:s/></text:span>evaluate<text:span text:style-name="T1639">_</text:span>Weka<text:span text:style-name="T1640">_</text:span>classifier<text:span text:style-name="T1641">.</text:span></text:p>
      <text:p text:style-name="P1642"><text:span text:style-name="T1643">Επιπρόσθετα, υπάρχει και μία επιπλέον μέθοδος για σχεδιασμό ταιριασμένων δυαδικών<text:s/></text:span>Weka<text:span text:style-name="T1644">_</text:span>trees<text:span text:style-name="T1645"><text:s/>που προσφέρεται από το πακέτο<text:s/></text:span>partykit<text:span text:style-name="T1646">. Μέσω αυτής της μεθόδου το αντικείμενο<text:s/></text:span>Weka<text:span text:style-name="T1647">_</text:span>tree<text:span text:style-name="T1648"><text:s text:c="2"/>μετατρέπεται σε ένα αντικείμενο τύπου<text:s/></text:span>party<text:span text:style-name="T1649"><text:s/>και έπειτα απλώς καλείται η συνάρτηση σχεδιασμού της κλάσης αυτής (δες<text:s/></text:span>plot<text:span text:style-name="T1650">.</text:span>party<text:span text:style-name="T1651">)</text:span></text:p>
      <text:p text:style-name="P1652"><text:span text:style-name="T1653">Δεδομένου πως ο δενδρικός εκμαθητής για ταξινόμηση του Weka υλοποιήσει την “Σχεδιάσιμη” διεπαφή (π.χ. όπως αυτή παρέχεται από τη μέθοδο<text:s/></text:span>graph<text:span text:style-name="T1654">), η εντολή<text:s/></text:span>write<text:span text:style-name="T1655">_</text:span>to<text:span text:style-name="T1656">_</text:span>dot<text:span text:style-name="T1657"><text:s/>μπορεί αν χρησιμοποιηθεί για να αποκτηθεί η<text:s/></text:span>DOT<text:span text:style-name="T1658"><text:s/>αναπαράσταση για την οπτικοποίηση του δένδρου μέσω του<text:s/></text:span>Graphviz<text:span text:style-name="T1659"><text:s/>ή του πακέτου<text:s/></text:span>Rgraphviz<text:span text:style-name="T1660">.</text:span></text:p>
      <text:p text:style-name="P1661">J<text:span text:style-name="T1662">48 παράγει ένα κλαδευμένο ή μη-κλαδευμένο<text:s/></text:span>C<text:span text:style-name="T1663">4.5 δένδρο απόφασης (</text:span>Quinlan<text:span text:style-name="T1664">, 1993).</text:span></text:p>
      <text:p text:style-name="P1665">LMT<text:s/><text:span text:style-name="T1666">υλοποιεί</text:span><text:s/><text:span text:style-name="T1667">τα</text:span><text:s/>“Logistic Model Trees” (Landwehr, 2003; Landwehr et al., 2005)</text:p>
      <text:p text:style-name="P1668">M<text:span text:style-name="T1669">5</text:span>P<text:span text:style-name="T1670"><text:s/>(όπου το<text:s/></text:span>P<text:span text:style-name="T1671"><text:s/>αντιστοιχεί στο ‘</text:span>prime<text:span text:style-name="T1672">’) δημιουργεί<text:s/></text:span>M<text:span text:style-name="T1673">5 δενδρικά μοντέλα χρησιμοποιώντας τον<text:s/></text:span>M<text:span text:style-name="T1674">5 αλγόριθμο, ο οποίος προτάθηκε από τους<text:s/></text:span>Wang<text:span text:style-name="T1675"><text:s/>&amp;<text:s/></text:span>Witten<text:span text:style-name="T1676"><text:s/>(1997) και βελτίωσε ουσιαστικά τον αρχικό αλγόριθμο του<text:s/></text:span>M<text:span text:style-name="T1677">5 του<text:s/></text:span>Quinlan<text:span text:style-name="T1678"><text:s/>(1992).</text:span></text:p>
      <text:p text:style-name="P1679">DecisionStump<text:span text:style-name="T1680"><text:s/>υλοποιεί<text:s/></text:span>stump<text:span text:style-name="T1681"><text:s/>αποφάσεις (δένδρα με μία απλή διαίρεση), τα οποία συχνά χρησιμοποιούνται ως βασικοί εκμαθητές για τους μετέπειτα μετα-εκμαθητές, όπως ο<text:s/></text:span>Boosting<text:span text:style-name="T1682">.</text:span></text:p>
      <text:p text:style-name="P1683">Εξ ορισμού, για τις παραμέτρους του εκάστοτε μοντέλου αρκεί η χρήση των τελεστών ‘+’ <text:s/>και ‘-‘ για να επισημανθεί η ενσωμάτωση των μεταβλητών ή όχι, αντίστοιχα.</text:p>
      <text:p text:style-name="P1684"><text:span text:style-name="T1685">Το όρισμα<text:s/></text:span>options<text:span text:style-name="T1686"><text:s/>επιδέχεται περαιτέρω παραμετροποίηση. Επί του παρόντος, οι επιλογές<text:s/></text:span>model<text:span text:style-name="T1687"><text:s/>και<text:s/></text:span>instances<text:span text:style-name="T1688"><text:s/>(ή <text:s/>εν μέρει ταιριάσματα αυτών) χρησιμοποιούνται ως εξής: αν οριστούν ως<text:s/></text:span>TRUE<text:span text:style-name="T1689">, το πλαίσιο του<text:s/></text:span>model<text:span text:style-name="T1690"><text:s/>ή τα αντίστοιχα στιγμιότυπα του Weka, αντίστοιχα, περιλαμβάνονται στο δημιουργηθέν αντικείμενο του ταιριασμένου μοντέλου, πιθανότατα επιταχύνοντας τους μεταγενέστερους υπολογισμούς επί τόπου αντικειμένου αυτού. Εξ ορισμού, καμία από αυτές δεν περιλαμβάνεται. <text:s/></text:span></text:p>
      <text:soft-page-break/>
      <text:p text:style-name="P1691">parse<text:span text:style-name="T1692">_</text:span>Weka<text:span text:style-name="T1693">_</text:span>digraph<text:span text:style-name="T1694"><text:s/>αναλύει τον εκάστοτε γράφο ο οποίος σχετίζεται με έναν δενδρικό ταξινομητή του Weka (και η πρόσβαση σε αυτόν εξυπηρετείται μέσω της μεθόδου<text:s/></text:span>graph<text:span text:style-name="T1695">() του Weka), επιστρέφοντας μία απλή λίστα με τους κόμβους και τις ακμές.</text:span></text:p>
      <text:p text:style-name="P1696"/>
      <text:p text:style-name="P1697">Έξοδος</text:p>
      <text:p text:style-name="P1698"><text:span text:style-name="T1699">Μία λίστα η οποία κληρονομεί από τις κλάσεις<text:s/></text:span>Weka<text:span text:style-name="T1700">_</text:span>functions<text:span text:style-name="T1701"><text:s/>και<text:s/></text:span>Weka<text:span text:style-name="T1702">_</text:span>classifiers<text:span text:style-name="T1703"><text:s/>με τα εξής στοιχεία να περιλαμβάνονται σε αυτή:</text:span></text:p>
      <text:p text:style-name="P1704">classifier<text:span text:style-name="T1705"><text:tab/>μία αναφορά (της κλάσης<text:s/></text:span>jobjRef<text:span text:style-name="T1706">) σε ένα αντικείμενο τύπου<text:s/></text:span>Java<text:span text:style-name="T1707">, η οποία δημιουργείται εφαρμόζοντας τη μέθοδο<text:s/></text:span>build<text:span text:style-name="T1708">Classifier του Weka έτσι ώστε να υλοποιηθεί το συγκεκριμένο κάθε φορά μοντέλο χρησιμοποιώντας τις δοθείσες επιλογές ελέγχου.</text:span></text:p>
      <text:p text:style-name="P1709">predictions<text:span text:style-name="T1710"><text:tab/>ένα αριθμητικό ή κατηγορικό διάνυσμα που περιέχει τις προβλέψεις του μοντέλου για τα στιγμιότυπα της εκπαίδευσης (αποτελεί ουσιαστικά το αποτέλεσμα της κλήσης της μεθόδου<text:s/></text:span>classifyInstance<text:span text:style-name="T1711"><text:s/>του Weka για τον υλοποιημένο ταξινομητή όλων των στιγμιοτύπων).</text:span></text:p>
      <text:p text:style-name="P1712">call<text:span text:style-name="T1713"><text:tab/></text:span><text:span text:style-name="T1714"><text:tab/></text:span><text:span text:style-name="T1715"><text:tab/>η ταιριασμένη κλήση.</text:span></text:p>
      <text:p text:style-name="P1716"/>
      <text:p text:style-name="P1717">Αναφορές<text:s/></text:p>
      <text:p text:style-name="P1718"><text:span text:style-name="T1719">N</text:span><text:span text:style-name="T1720">.<text:s/></text:span><text:span text:style-name="T1721">Landwehr</text:span><text:span text:style-name="T1722"><text:s/>(2003).<text:s/></text:span><text:span text:style-name="T1723">Logistic Model Trees. Master’s thesis, Institute for Computer Science, Univer-</text:span></text:p>
      <text:p text:style-name="P1724"><text:span text:style-name="T1725">sity of Freiburg, Germany.<text:s/></text:span><text:a xlink:href="http://www.cs.uni-potsdam.de/ml/landwehr/diploma_thesis.pdf" office:target-frame-name="_top" xlink:show="replace"><text:span text:style-name="T1726">http://www.cs.uni-potsdam.de/ml/landwehr/diploma_thesis.pdf</text:span></text:a></text:p>
      <text:p text:style-name="P1727">N. Landwehr, M. Hall, and E. Frank (2005). Logistic Model Trees. Machine Learning, 59, 161–</text:p>
      <text:p text:style-name="P1728"><text:span text:style-name="T1729">205.</text:span></text:p>
      <text:p text:style-name="P1730">R. Quinlan (1993). C4.5: Programs for Machine Learning. Morgan Kaufmann Publishers, San</text:p>
      <text:p text:style-name="P1731"><text:span text:style-name="T1732">Mateo, CA.</text:span></text:p>
      <text:p text:style-name="P1733">R. Quinlan (1992). Learning with continuous classes. Proceedings of the Australian Joint Conference</text:p>
      <text:p text:style-name="P1734"><text:span text:style-name="T1735">on Arti</text:span><text:span text:style-name="T1736">ﬁ</text:span><text:span text:style-name="T1737">cial Intelligence, 343–348. World Scienti</text:span><text:span text:style-name="T1738">ﬁ</text:span><text:span text:style-name="T1739">c, Singapore.</text:span></text:p>
      <text:p text:style-name="P1740">Y. Wang and I. H. Witten (1997). Induction of model trees for predicting continuous classes. Proceedings of the European Conference on Machine Learning. University of Economics, Faculty of</text:p>
      <text:soft-page-break/>
      <text:p text:style-name="P1741"><text:span text:style-name="T1742">Informatics and Statistics, Prague.</text:span></text:p>
      <text:p text:style-name="P1743">I. H. Witten and E. Frank (2005). Data Mining: Practical Machine Learning Tools and Techniques.</text:p>
      <text:p text:style-name="P1744">2nd Edition, Morgan Kaufmann, San Francisco.</text:p>
      <text:p text:style-name="P1745"/>
      <text:p text:style-name="P1746">Προτάσεις για παρεμφερείς συναρτήσεις</text:p>
      <text:p text:style-name="P1747"><text:span text:style-name="T1748">Weka</text:span><text:span text:style-name="T1749">_</text:span><text:span text:style-name="T1750">classifiers</text:span></text:p>
      <text:p text:style-name="P1751"/>
      <text:p text:style-name="P1752"><text:span text:style-name="T1753">Παραδείγματα</text:span><text:span text:style-name="T1754"><text:s/></text:span></text:p>
      <text:p text:style-name="P1755">m1 &lt;- J48(Species ~ ., data = iris)</text:p>
      <text:p text:style-name="P1756"/>
      <text:p text:style-name="P1757">## print and summary</text:p>
      <text:p text:style-name="P1758">m1</text:p>
      <text:p text:style-name="P1759">summary(m1) # calls evaluate_Weka_classifier()</text:p>
      <text:p text:style-name="P1760"/>
      <text:p text:style-name="P1761">table(iris$Species, predict(m1)) # by hand</text:p>
      <text:p text:style-name="P1762"/>
      <text:p text:style-name="P1763">## visualization</text:p>
      <text:p text:style-name="P1764">## use partykit package</text:p>
      <text:p text:style-name="P1765">if(require("partykit", quietly = TRUE)) plot(m1)</text:p>
      <text:p text:style-name="P1766"/>
      <text:p text:style-name="P1767">## or Graphviz</text:p>
      <text:p text:style-name="P1768">write_to_dot(m1)</text:p>
      <text:p text:style-name="P1769"/>
      <text:p text:style-name="P1770">## or Rgraphviz</text:p>
      <text:p text:style-name="P1771">## Not run:</text:p>
      <text:p text:style-name="P1772">library("Rgraphviz")</text:p>
      <text:p text:style-name="P1773">ff &lt;- tempfile()</text:p>
      <text:p text:style-name="P1774"/>
      <text:p text:style-name="P1775">write_to_dot(m1, ff)</text:p>
      <text:p text:style-name="P1776">plot(agread(ff))</text:p>
      <text:p text:style-name="P1777"/>
      <text:p text:style-name="P1778"><text:span text:style-name="T1779">## End(Not run)</text:span></text:p>
      <text:p text:style-name="P1780">## Using some Weka data sets ...</text:p>
      <text:soft-page-break/>
      <text:p text:style-name="P1781">## J48</text:p>
      <text:p text:style-name="P1782"><text:span text:style-name="T1783">DF2 &lt;- read.arff(system.file("arff", "contact-lenses.arff",</text:span></text:p>
      <text:p text:style-name="P1784">package = "RWeka"))</text:p>
      <text:p text:style-name="P1785"/>
      <text:p text:style-name="P1786">m2 &lt;- J48(`contact-lenses` ~ ., data = DF2)</text:p>
      <text:p text:style-name="P1787">m2</text:p>
      <text:p text:style-name="P1788">table(DF2$`contact-lenses`, predict(m2))</text:p>
      <text:p text:style-name="P1789">if(require("partykit", quietly = TRUE)) plot(m2)</text:p>
      <text:p text:style-name="P1790"/>
      <text:p text:style-name="P1791">## M5P</text:p>
      <text:p text:style-name="P1792">DF3 &lt;- read.arff(system.file("arff", "cpu.arff", package = "RWeka"))</text:p>
      <text:p text:style-name="P1793">m3 &lt;- M5P(class ~ ., data = DF3)</text:p>
      <text:p text:style-name="P1794">m3</text:p>
      <text:p text:style-name="P1795">if(require("partykit", quietly = TRUE)) plot(m3)</text:p>
      <text:p text:style-name="P1796"/>
      <text:p text:style-name="P1797">## Logistic Model Tree.</text:p>
      <text:p text:style-name="P1798">DF4 &lt;- read.arff(system.file("arff", "weather.arff", package = "RWeka"))</text:p>
      <text:p text:style-name="P1799">m4 &lt;- LMT(play ~ ., data = DF4)</text:p>
      <text:p text:style-name="P1800">m4</text:p>
      <text:p text:style-name="P1801">table(DF4$play, predict(m4))</text:p>
      <text:p text:style-name="P1802"/>
      <text:p text:style-name="P1803">## Larger scale example.</text:p>
      <text:p text:style-name="P1804"><text:span text:style-name="T1805">if(require("mlbench", quietly = TRUE)</text:span></text:p>
      <text:p text:style-name="P1806">&amp;&amp; require("partykit", quietly = TRUE)) {</text:p>
      <text:p text:style-name="P1807"/>
      <text:p text:style-name="P1808">## Predict diabetes status for Pima Indian women</text:p>
      <text:p text:style-name="P1809"/>
      <text:p text:style-name="P1810">data("PimaIndiansDiabetes", package = "mlbench")</text:p>
      <text:p text:style-name="P1811"/>
      <text:p text:style-name="P1812">## Fit J48 tree with reduced error pruning</text:p>
      <text:p text:style-name="P1813">m5 &lt;- J48(diabetes ~ ., data = PimaIndiansDiabetes,</text:p>
      <text:p text:style-name="P1814">control = Weka_control(R = TRUE))</text:p>
      <text:p text:style-name="P1815"><text:span text:style-name="T1816">}</text:span></text:p>
      <text:p text:style-name="P1817">plot(m5)</text:p>
      <text:p text:style-name="P1818">## (Make sure that the plotting device is big enough for the tree.)</text:p>
      <text:p text:style-name="Βασικό"/>
      <text:h text:style-name="Επικεφαλίδα2" text:outline-level="2"><text:bookmark-start text:name="_Toc429497291"/><text:bookmark-start text:name="_Toc429555830"/><text:soft-page-break/>Weka_clusterers<text:tab/><text:tab/>R/Weka Clusterers<text:bookmark-end text:name="_Toc429497291"/><text:bookmark-end text:name="_Toc429555830"/></text:h>
      <text:p text:style-name="Βασικό"/>
      <text:p text:style-name="P1819"><text:span text:style-name="T1820">Περιγραφή</text:span></text:p>
      <text:p text:style-name="P1821">Διεπαφή της R προς τους αλγορίθμους συσταδοποίησης του Weka.</text:p>
      <text:p text:style-name="P1822"/>
      <text:p text:style-name="P1823"><text:span text:style-name="T1824">Χρήση</text:span></text:p>
      <text:p text:style-name="P1825"><text:span text:style-name="T1826">Cobweb(x, control = NULL)</text:span></text:p>
      <text:p text:style-name="P1827">FarthestFirst(x, control = NULL)</text:p>
      <text:p text:style-name="P1828">SimpleKMeans(x, control = NULL)</text:p>
      <text:p text:style-name="P1829">XMeans(x, control = NULL)</text:p>
      <text:p text:style-name="P1830">DBScan(x, control = NULL)</text:p>
      <text:p text:style-name="P1831"/>
      <text:p text:style-name="P1832">Ορίσματα</text:p>
      <text:p text:style-name="P1833"><text:span text:style-name="T1834">x</text:span><text:span text:style-name="T1835"><text:tab/>ένα αντικείμενο της<text:s/></text:span><text:span text:style-name="T1836">R</text:span><text:span text:style-name="T1837">, τα δεδομένα του οποίου απαιτούνται να συσταδοποιηθούν.</text:span></text:p>
      <text:p text:style-name="P1838"><text:span text:style-name="T1839">control</text:span><text:span text:style-name="T1840"><text:tab/>αντικείμενο της κλάσης<text:s/></text:span><text:span text:style-name="T1841">Weka</text:span><text:span text:style-name="T1842">_</text:span><text:span text:style-name="T1843">control</text:span><text:span text:style-name="T1844"><text:s text:c="2"/>που περιέχει τις επιλογές ελέγχου που αναμένεται να περάσουν σαν ορίσματα στον εκάστοτε εκμαθητή του Weka. Οι διαθέσιμες επιλογές μπορούν να αναζητηθούν είτε<text:s/></text:span><text:span text:style-name="T1845">on</text:span><text:span text:style-name="T1846">-</text:span><text:span text:style-name="T1847">line</text:span><text:span text:style-name="T1848"><text:s/>χρησιμοποιώντας το<text:s/></text:span><text:span text:style-name="T1849">Weka</text:span><text:span text:style-name="T1850"><text:s/></text:span><text:span text:style-name="T1851">Option</text:span><text:span text:style-name="T1852"><text:s/></text:span><text:span text:style-name="T1853">Wizard</text:span><text:span text:style-name="T1854"><text:s/>(</text:span><text:span text:style-name="T1855">WOW</text:span><text:span text:style-name="T1856">) είτε μέσω του εγγράφου τεκμηρίωσης του<text:s/></text:span><text:span text:style-name="T1857">Weka</text:span><text:span text:style-name="T1858">.<text:s/></text:span></text:p>
      <text:p text:style-name="P1859"><text:tab/></text:p>
      <text:p text:style-name="P1860">Λεπτομέρειες</text:p>
      <text:p text:style-name="P1861"><text:span text:style-name="T1862">Υπάρχει η μέθοδος<text:s/></text:span>predict<text:span text:style-name="T1863"><text:s/>για την πρόβλεψη των ταυτοτήτων των κλάσεων ή των ιδιοτήτων των μελών τους δια μέσου των ταιριασμένων συστάδων.</text:span></text:p>
      <text:p text:style-name="P1864">Coweb<text:span text:style-name="T1865"><text:s/>υλοποιεί τους αλγορίθμους συσταδοποίησης<text:s/></text:span>Cobweb<text:span text:style-name="T1866"><text:s/>(</text:span>Fisher<text:span text:style-name="T1867">, 1987) και<text:s/></text:span>Classit<text:span text:style-name="T1868"><text:s/>(</text:span>Gennari<text:span text:style-name="T1869"><text:s/></text:span>et<text:span text:style-name="T1870"><text:s/></text:span>al<text:span text:style-name="T1871">., 1989).</text:span></text:p>
      <text:soft-page-break/>
      <text:p text:style-name="P1872">FartherFirst<text:span text:style-name="T1873"><text:s/>υλοποιεί τον αλγόριθμο “</text:span>farthest<text:span text:style-name="T1874"><text:s/></text:span>first<text:span text:style-name="T1875"><text:s/></text:span>traversal<text:span text:style-name="T1876"><text:s/></text:span>algorithm<text:span text:style-name="T1877">” των<text:s/></text:span>Hochbaum<text:span text:style-name="T1878"><text:s/>και<text:s/></text:span>Shmoys<text:span text:style-name="T1879">, ο οποίος λειτουργεί ως ένας ταχύς, απλός προσεγγιστικός συσταδοποιητής, ο οποίος λαμβάνει χώρα στο δημιουργηθέν μοντέλο μετά την εφαρμογή του απλού<text:s/></text:span>k<text:span text:style-name="T1880">-</text:span>means<text:span text:style-name="T1881">.</text:span></text:p>
      <text:p text:style-name="P1882">SimpleKMeans<text:span text:style-name="T1883"><text:s/>υλοποιεί συσταδοποίηση δια μέσου του αλγορίθμου<text:s/></text:span>k<text:span text:style-name="T1884">-</text:span>means<text:span text:style-name="T1885">.</text:span></text:p>
      <text:p text:style-name="P1886">Xmeans<text:span text:style-name="T1887"><text:s/>υλοποιεί μία επέκταση του<text:s/></text:span>k<text:span text:style-name="T1888">-</text:span>means<text:span text:style-name="T1889"><text:s/>μέσω του “</text:span>Improve<text:span text:style-name="T1890">-</text:span>Structure<text:span text:style-name="T1891"><text:s/></text:span>part<text:span text:style-name="T1892">”, καθορίζοντας αυτόματα το πλήθος των συστάδων.</text:span></text:p>
      <text:p text:style-name="P1893">DBScan<text:s/><text:span text:style-name="T1894">υλοποιεί</text:span><text:s/><text:span text:style-name="T1895">τον</text:span><text:s/>“density-based clustering algorithm”<text:s/><text:span text:style-name="T1896">των</text:span><text:s/>Ester, Kriegel, Sander<text:s/><text:span text:style-name="T1897">και</text:span><text:s/>Xu.<text:s/><text:span text:style-name="T1898">Αξίζει να αναφερθεί πως σε αυτήν την περίπτωση, τα σημεία τα οποία θεωρούνται ως θόρυβος θεωρούνται ως ελλιπείς τιμές (</text:span>NAs<text:span text:style-name="T1899">).<text:s/></text:span></text:p>
      <text:p text:style-name="P1900"/>
      <text:p text:style-name="P1901">Έξοδος</text:p>
      <text:p text:style-name="P1902"><text:span text:style-name="T1903">Μία λίστα η οποία <text:s/>κληρονομεί από την κλάση<text:s/></text:span>Weka<text:span text:style-name="T1904">_</text:span>clusterers<text:span text:style-name="T1905"><text:s/>με τα εξής στοιχεία να περιλαμβάνονται σε αυτή:<text:s/></text:span></text:p>
      <text:p text:style-name="P1906">clusterer<text:span text:style-name="T1907"><text:tab/>μία αναφορά (της κλάσης<text:s/></text:span>jobjRef<text:span text:style-name="T1908">) σε ένα αντικείμενο τύπου<text:s/></text:span>Java<text:span text:style-name="T1909">, η οποία δημιουργείται εφαρμόζοντας τη μέθοδο<text:s/></text:span>build<text:span text:style-name="T1910">Classifier του Weka έτσι ώστε να υλοποιηθεί το συγκεκριμένο κάθε φορά μοντέλο χρησιμοποιώντας τις δοθείσες επιλογές ελέγχου.</text:span></text:p>
      <text:p text:style-name="P1911">class<text:span text:style-name="T1912">_</text:span>ids<text:span text:style-name="T1913"><text:tab/>ένα διάνυσμα ακεραίων που υποδεικνύει την κλάση που τελικώς κάθε στιγμιότυπο έχει τοποθετηθεί (αποτελεί ουσιαστικά το αποτέλεσμα της κλήσης της μεθόδου<text:s/></text:span>clusterInstance<text:span text:style-name="T1914"><text:s/>του Weka για τον υλοποιημένο συσταδοποιητή όλων των στιγμιοτύπων).</text:span></text:p>
      <text:p text:style-name="P1915"/>
      <text:p text:style-name="P1916">Προσοχή</text:p>
      <text:p text:style-name="P1917"><text:span text:style-name="T1918">XMeans</text:span><text:span text:style-name="T1919"><text:s/>απαιτεί το πακέτο<text:s/></text:span><text:span text:style-name="T1920">XMeans</text:span><text:span text:style-name="T1921"><text:s/>έτσι ώστε να εγκατασταθεί επιτυχώς.</text:span></text:p>
      <text:p text:style-name="P1922"><text:span text:style-name="T1923">DBScan</text:span><text:span text:style-name="T1924"><text:s/>απαιτεί το πακέτο<text:s/></text:span><text:span text:style-name="T1925">optics</text:span><text:span text:style-name="T1926">_</text:span><text:span text:style-name="T1927">dbScan</text:span><text:span text:style-name="T1928"><text:s/>έτσι ώστε να εγκατασταθεί επιτυχώς.</text:span></text:p>
      <text:p text:style-name="P1929"/>
      <text:soft-page-break/>
      <text:p text:style-name="P1930"><text:span text:style-name="T1931">Αναφορές</text:span><text:span text:style-name="T1932"><text:s/></text:span></text:p>
      <text:p text:style-name="P1933"><text:span text:style-name="T1934">M. Ester, H.-P. Kriegel, J. Sander, and X. Xu (1996). A Density-Based Algorithm for Discovering</text:span></text:p>
      <text:p text:style-name="P1935">Clusters in Large Spatial Databases with Noise. Proceedings of the Second International Conference</text:p>
      <text:p text:style-name="P1936"><text:span text:style-name="T1937">on Knowledge Discovery and Data Mining (KDD’96), Portland, OR, 226–231. AAAI Press.</text:span></text:p>
      <text:p text:style-name="P1938">D. H. Fisher (1987). Knowledge acquisition via incremental conceptual clustering. Machine Learning,</text:p>
      <text:p text:style-name="P1939"><text:span text:style-name="T1940">2/2, 139–172.</text:span></text:p>
      <text:p text:style-name="P1941"><text:span text:style-name="T1942">J. Gennari, P. Langley, and D. H. Fisher (1989). Models of incremental concept formation. Arti</text:span><text:span text:style-name="T1943">ﬁ</text:span><text:span text:style-name="T1944">cial</text:span></text:p>
      <text:p text:style-name="P1945"><text:span text:style-name="T1946">Intelligence, 40, 11–62.</text:span></text:p>
      <text:p text:style-name="P1947">D. S. Hochbaum and D. B. Shmoys (1985). A best possible heuristic for the k-center problem,</text:p>
      <text:p text:style-name="P1948"><text:span text:style-name="T1949">Mathematics of Operations Research, 10(2), 180–184.</text:span></text:p>
      <text:p text:style-name="P1950"><text:span text:style-name="T1951">D. Pelleg and A. W. Moore (2006). X-means: Extending K-means with Ef</text:span><text:span text:style-name="T1952">ﬁ</text:span><text:span text:style-name="T1953">cient Estimation of</text:span></text:p>
      <text:p text:style-name="P1954">the Number of Clusters. In: Seventeenth International Conference on Machine Learning, 727–734.</text:p>
      <text:p text:style-name="P1955"><text:span text:style-name="T1956">Morgan Kaufmann.</text:span></text:p>
      <text:p text:style-name="P1957">I. H. Witten and E. Frank (2005). Data Mining: Practical Machine Learning Tools and Techniques.</text:p>
      <text:p text:style-name="P1958">2nd Edition, Morgan Kaufmann, San Francisco.</text:p>
      <text:p text:style-name="P1959"/>
      <text:p text:style-name="P1960"><text:span text:style-name="T1961">Παραδείγματα</text:span><text:span text:style-name="T1962"><text:s/></text:span></text:p>
      <text:p text:style-name="P1963">cl1 &lt;- SimpleKMeans(iris[, -5], Weka_control(N = 3))</text:p>
      <text:p text:style-name="P1964"/>
      <text:p text:style-name="P1965">cl1</text:p>
      <text:p text:style-name="P1966">table(predict(cl1), iris$Species)</text:p>
      <text:p text:style-name="P1967"/>
      <text:p text:style-name="P1968">## Not run:</text:p>
      <text:p text:style-name="P1969">## Requires Weka package 'XMeans' to be installed.</text:p>
      <text:p text:style-name="P1970">## Use XMeans with a KDTree.</text:p>
      <text:p text:style-name="P1971"><text:span text:style-name="T1972">cl2 &lt;- XMeans(iris[, -5],</text:span></text:p>
      <text:p text:style-name="P1973">c("-L", 3, "-H", 7, "-use-kdtree",</text:p>
      <text:p text:style-name="P1974">"-K", "weka.core.neighboursearch.KDTree -P"))</text:p>
      <text:p text:style-name="P1975"/>
      <text:p text:style-name="P1976">cl2</text:p>
      <text:p text:style-name="P1977"><text:span text:style-name="T1978">table(predict(cl2), iris$Species)</text:span></text:p>
      <text:p text:style-name="P1979"><text:span text:style-name="T1980">## End(Not run)</text:span></text:p>
      <text:h text:style-name="Επικεφαλίδα2" text:outline-level="2"><text:bookmark-start text:name="_Toc429497292"/><text:bookmark-start text:name="_Toc429555831"/><text:soft-page-break/>Weka_control<text:tab/><text:tab/>Control Weka Options<text:bookmark-end text:name="_Toc429497292"/><text:bookmark-end text:name="_Toc429555831"/></text:h>
      <text:p text:style-name="Βασικό"/>
      <text:p text:style-name="P1981">Περιγραφή</text:p>
      <text:p text:style-name="P1982"><text:span text:style-name="T1983">Σύνολο επιλογών ελέγχου για τους εκμαθητές του<text:s/></text:span>Weka<text:span text:style-name="T1984">.</text:span></text:p>
      <text:p text:style-name="P1985"/>
      <text:p text:style-name="P1986">Χρήση</text:p>
      <text:p text:style-name="P1987"><text:span text:style-name="T1988">Weka_control(...)</text:span></text:p>
      <text:p text:style-name="P1989"/>
      <text:p text:style-name="P1990">Ορίσματα</text:p>
      <text:p text:style-name="P1991">…<text:tab/>ορίσματα για να αποδοθούν οι διάφορες επιλογές ελέγχου. Περισσότερες πληροφορίες παρέχονται στις Λεπτομέρειες και τα Παραδείγματα.</text:p>
      <text:p text:style-name="P1992"/>
      <text:p text:style-name="P1993">Λεπτομέρειες</text:p>
      <text:p text:style-name="P1994"><text:span text:style-name="T1995">Οι διαθέσιμες επιλογές για οποιονδήποτε εκμαθητή του Weka, λόγου χάριν για τον<text:s/></text:span>foo<text:span text:style-name="T1996">(), μπορούν να ερωτηθούν δια μέσου της εντολής<text:s/></text:span>WOW<text:span text:style-name="T1997">(</text:span>foo<text:span text:style-name="T1998">) και να ορισθούν σχετικά εύκολα μέσω των επιλογών του<text:s/></text:span>Weka<text:span text:style-name="T1999">_</text:span>control<text:span text:style-name="T2000">(). Ενδεικτικό παράδειγμα ακολουθεί στην αντίστοιχη παράγραφο.</text:span></text:p>
      <text:p text:style-name="P2001"><text:span text:style-name="T2002">Ενναλακτικός τρόπος είναι η χρήση λιστών για τις επιλογές πολλαπλών ορισμάτων, όπως για παράδειγμα αναφέρεται στο έγγραφο τεκμηρίωσης του<text:s/></text:span>SMO<text:span text:style-name="T2003">.</text:span></text:p>
      <text:p text:style-name="P2004"><text:s/></text:p>
      <text:p text:style-name="P2005">Έξοδος</text:p>
      <text:p text:style-name="P2006"><text:span text:style-name="T2007">Μία λίστα της κλάσης<text:s/></text:span>Weka<text:span text:style-name="T2008">_</text:span>control<text:span text:style-name="T2009"><text:s/>η οποία μπορεί να μετατραπεί σε μορφή χαρακτήρων για να δοθεί σαν όρισμα στο Weka.</text:span></text:p>
      <text:p text:style-name="P2010"/>
      <text:p text:style-name="P2011"/>
      <text:soft-page-break/>
      <text:p text:style-name="P2012">Προτάσεις για παρεμφερείς συναρτήσεις</text:p>
      <text:p text:style-name="P2013"><text:span text:style-name="T2014">WOW</text:span></text:p>
      <text:p text:style-name="P2015"/>
      <text:p text:style-name="P2016">Παραδείγματα<text:s/></text:p>
      <text:p text:style-name="P2017">## Query J4.8 options:</text:p>
      <text:p text:style-name="P2018">WOW("J48")</text:p>
      <text:p text:style-name="P2019"/>
      <text:p text:style-name="P2020">## Learn J4.8 tree on iris data with default settings:</text:p>
      <text:p text:style-name="P2021">J48(Species ~ ., data = iris)</text:p>
      <text:p text:style-name="P2022"/>
      <text:p text:style-name="P2023">## Learn J4.8 tree with reduced error pruning (-R) and</text:p>
      <text:p text:style-name="P2024">## minimum number of instances set to 5 (-M 5):</text:p>
      <text:p text:style-name="P2025"><text:span text:style-name="T2026">J48(Species ~ ., data = iris, control = Weka_control(R = TRUE, M = 5))</text:span></text:p>
      <text:p text:style-name="P2027"/>
      <text:h text:style-name="Επικεφαλίδα2" text:outline-level="2"><text:bookmark-start text:name="_Toc429497293"/><text:bookmark-start text:name="_Toc429555832"/>Weka_converters<text:tab/><text:tab/>R/Weka File Loaders and Savers<text:bookmark-end text:name="_Toc429497293"/><text:bookmark-end text:name="_Toc429555832"/></text:h>
      <text:p text:style-name="Βασικό"/>
      <text:p text:style-name="P2028">Περιγραφή</text:p>
      <text:p text:style-name="P2029"><text:span text:style-name="T2030">Διεπαφές της<text:s/></text:span>R<text:span text:style-name="T2031"><text:s/>προς συναρτήσεις φόρτωσης και αποθήκευσης αρχείων του Weka.</text:span></text:p>
      <text:p text:style-name="P2032"/>
      <text:p text:style-name="P2033"><text:span text:style-name="T2034">Χρήση</text:span></text:p>
      <text:p text:style-name="P2035">C45Loader(file)</text:p>
      <text:p text:style-name="P2036"/>
      <text:p text:style-name="P2037">XRFFLoader(file)</text:p>
      <text:p text:style-name="P2038"/>
      <text:p text:style-name="P2039">C45Saver(x, file, control = NULL)</text:p>
      <text:p text:style-name="P2040"/>
      <text:p text:style-name="P2041">XRFFSaver(x, file, control = NULL)</text:p>
      <text:p text:style-name="P2042"/>
      <text:soft-page-break/>
      <text:p text:style-name="P2043">Ορίσματα</text:p>
      <text:p text:style-name="P2044"><text:span text:style-name="T2045">file</text:span><text:span text:style-name="T2046"><text:tab/>ένα μη κενό αλφαριθμητικό που περιέχει αποκλειστικά χαρακτήρες, οι οποίοι καθορίζουν το έγγραφο προς ανάγνωση ή προς εγγραφή.</text:span><text:span text:style-name="T2047"><text:tab/></text:span></text:p>
      <text:p text:style-name="P2048"><text:span text:style-name="T2049">x</text:span><text:span text:style-name="T2050"><text:tab/>αποτελεί τα δεδομένα προς εγγραφή, και είθισται να δίνεται σε μορφή πίνακα ή<text:s/></text:span><text:span text:style-name="T2051">dataframe</text:span><text:span text:style-name="T2052">. Αν όχι εκτελείται αναγκαστικά προσπάθεια μετατροπής σε μορφή<text:s/></text:span><text:span text:style-name="T2053">dataframe</text:span><text:span text:style-name="T2054">.</text:span></text:p>
      <text:p text:style-name="P2055"><text:span text:style-name="T2056">control</text:span><text:span text:style-name="T2057"><text:tab/>αντικείμενο της κλάσης<text:s/></text:span><text:span text:style-name="T2058">Weka</text:span><text:span text:style-name="T2059">_</text:span><text:span text:style-name="T2060">control</text:span><text:span text:style-name="T2061"><text:s text:c="2"/>ή ένα διάνυσμα χαρακτήρων που περιέχεις τις επιλογές ελέγχου ή ισούται με το<text:s/></text:span><text:span text:style-name="T2062">NULL</text:span><text:span text:style-name="T2063"><text:s/>(</text:span><text:span text:style-name="T2064">default</text:span><text:span text:style-name="T2065">). Οι διαθέσιμες επιλογές μπορούν να αναζητηθούν είτε<text:s/></text:span><text:span text:style-name="T2066">on</text:span><text:span text:style-name="T2067">-</text:span><text:span text:style-name="T2068">line</text:span><text:span text:style-name="T2069"><text:s/>χρησιμοποιώντας το<text:s/></text:span><text:span text:style-name="T2070">Weka</text:span><text:span text:style-name="T2071"><text:s/></text:span><text:span text:style-name="T2072">Option</text:span><text:span text:style-name="T2073"><text:s/></text:span><text:span text:style-name="T2074">Wizard</text:span><text:span text:style-name="T2075"><text:s/>(</text:span><text:span text:style-name="T2076">WOW</text:span><text:span text:style-name="T2077">) είτε μέσω του εγγράφου τεκμηρίωσης του<text:s/></text:span><text:span text:style-name="T2078">Weka</text:span><text:span text:style-name="T2079">.<text:s/></text:span></text:p>
      <text:p text:style-name="P2080"><text:tab/></text:p>
      <text:p text:style-name="P2081">Λεπτομέρειες</text:p>
      <text:p text:style-name="P2082">C<text:span text:style-name="T2083">45</text:span>Loader<text:span text:style-name="T2084"><text:s/>και<text:s/></text:span>C<text:span text:style-name="T2085">45</text:span>Saver<text:span text:style-name="T2086"><text:s/>χρησιμοποιούν τη μορφή που έχει υιοθετήσει και ο<text:s/></text:span>C<text:span text:style-name="T2087">4.5 αλγόριθμος, όπου τα δεδομένα αποθηκεύονται σε δύο ξεχωριστά αρχεία, τα ‘.</text:span>names<text:span text:style-name="T2088">’ και τα ‘.</text:span>data<text:span text:style-name="T2089">’ αντίστοιχα.</text:span></text:p>
      <text:p text:style-name="P2090">XRFFLoader<text:span text:style-name="T2091"><text:s/>και<text:s/></text:span>XRFFSaver<text:span text:style-name="T2092"><text:s/>χειρίζονται<text:s/></text:span>XRFF<text:span text:style-name="T2093"><text:s/>αρχεία (</text:span>eXtensible<text:span text:style-name="T2094"><text:s/></text:span>attribute<text:span text:style-name="T2095"><text:s/>–<text:s/></text:span>Relation<text:span text:style-name="T2096"><text:s/></text:span>File<text:span text:style-name="T2097"><text:s/></text:span>Format<text:span text:style-name="T2098">, το οποίο αποτελεί μία επέκταση, βασισμένη στο<text:s/></text:span>XML<text:span text:style-name="T2099"><text:s/></text:span>format<text:span text:style-name="T2100">, των αρχείων που χειρίζεται εξ ορισμού το Weka, τα<text:s/></text:span>Attribute<text:span text:style-name="T2101"><text:s/>–<text:s/></text:span>Relation<text:span text:style-name="T2102"><text:s/></text:span>File<text:span text:style-name="T2103"><text:s/></text:span>F<text:span text:style-name="T2104">ormat).</text:span></text:p>
      <text:p text:style-name="P2105"/>
      <text:p text:style-name="P2106">Έξοδος</text:p>
      <text:p text:style-name="P2107"><text:span text:style-name="T2108">Εξ ορισμού παράγονται<text:s/></text:span>NULL<text:span text:style-name="T2109"><text:s/>μεταβλητές για τους<text:s/></text:span>savers<text:span text:style-name="T2110">.</text:span></text:p>
      <text:p text:style-name="P2111"><text:span text:style-name="T2112">Ένα<text:s/></text:span>dataframe<text:span text:style-name="T2113"><text:s/>το οποίο περιέχει τα δεδομένα του προς ανάγνωση αρχείου για τους<text:s/></text:span>loaders<text:span text:style-name="T2114">.</text:span></text:p>
      <text:p text:style-name="P2115"/>
      <text:p text:style-name="P2116">Προτάσεις για παρεμφερείς συναρτήσεις</text:p>
      <text:p text:style-name="P2117"><text:span text:style-name="T2118">read</text:span><text:span text:style-name="T2119">.</text:span><text:span text:style-name="T2120">arff</text:span><text:span text:style-name="T2121"><text:s/>,<text:s/></text:span><text:span text:style-name="T2122">write</text:span><text:span text:style-name="T2123">.</text:span><text:span text:style-name="T2124">arff</text:span></text:p>
      <text:p text:style-name="P2125"/>
      <text:h text:style-name="Επικεφαλίδα2" text:outline-level="2"><text:bookmark-start text:name="_Toc429497294"/><text:bookmark-start text:name="_Toc429555833"/><text:soft-page-break/>Weka_filters<text:tab/><text:tab/>R/Weka Filters<text:bookmark-end text:name="_Toc429497294"/><text:bookmark-end text:name="_Toc429555833"/></text:h>
      <text:p text:style-name="Βασικό"/>
      <text:p text:style-name="P2126"><text:span text:style-name="T2127">Περιγραφή</text:span></text:p>
      <text:p text:style-name="P2128"><text:span text:style-name="T2129">Διεπαφές της<text:s/></text:span>R<text:span text:style-name="T2130"><text:s/>προς τα φίλτρα του Weka.</text:span></text:p>
      <text:p text:style-name="P2131"/>
      <text:p text:style-name="P2132"><text:span text:style-name="T2133">Χρήση</text:span></text:p>
      <text:p text:style-name="P2134"><text:span text:style-name="T2135">Normalize(formula, data, subset, na.action, control = NULL)</text:span></text:p>
      <text:p text:style-name="P2136">Discretize(formula, data, subset, na.action, control = NULL)</text:p>
      <text:p text:style-name="P2137"/>
      <text:p text:style-name="P2138">Ορίσματα</text:p>
      <text:p text:style-name="P2139"><text:span text:style-name="T2140">formula</text:span><text:span text:style-name="T2141"><text:tab/></text:span><text:span text:style-name="T2142"><text:tab/>συμβολική περιγραφή του εξεταζόμενου μοντέλου το οποίο πρόκειται να</text:span></text:p>
      <text:p text:style-name="P2143">προσεγγιστεί. Πρέπει να αναφερθεί πως στην περίπτωση μη καθοδηγούμενων φίλτρων, η απόκριση μπορεί να παραλειφθεί.</text:p>
      <text:p text:style-name="P2144"><text:span text:style-name="T2145">data</text:span><text:span text:style-name="T2146"><text:tab/></text:span><text:span text:style-name="T2147"><text:tab/>προαιρετικό<text:s/></text:span><text:span text:style-name="T2148">dataframe</text:span><text:span text:style-name="T2149"><text:s/>το οποίο περιέχει της μεταβλητές του μοντέλου.</text:span></text:p>
      <text:p text:style-name="P2150"><text:span text:style-name="T2151">subset</text:span><text:span text:style-name="T2152"><text:tab/>προαιρετικό διάνυσμα το οποίο καθορίζει ένα υποσύνολο των παρατηρήσεων το οποίο θα αξιοποιηθεί στη διαδικασία χτισίματος του μοντέλου.</text:span><text:span text:style-name="T2153"><text:tab/></text:span><text:span text:style-name="T2154"><text:tab/></text:span></text:p>
      <text:p text:style-name="P2155"><text:span text:style-name="T2156">na</text:span><text:span text:style-name="T2157">.</text:span><text:span text:style-name="T2158">action</text:span><text:span text:style-name="T2159"><text:tab/>συνάρτηση η οποία υποδηλώνει τις ενέργειες που θα εκτελεσθούν σε περίπτωση που τα δεδομένα περιέχουν ελλιπείς τιμές (</text:span><text:span text:style-name="T2160">NAs</text:span><text:span text:style-name="T2161">). Περισσότερες λεπτομέρειες μπορούν να αναζητηθούν στο<text:s/></text:span><text:span text:style-name="T2162">model</text:span><text:span text:style-name="T2163">.</text:span><text:span text:style-name="T2164">frame</text:span><text:span text:style-name="T2165">.</text:span></text:p>
      <text:p text:style-name="P2166"><text:span text:style-name="T2167">control</text:span><text:span text:style-name="T2168"><text:tab/>αντικείμενο της κλάσης<text:s/></text:span><text:span text:style-name="T2169">Weka</text:span><text:span text:style-name="T2170">_</text:span><text:span text:style-name="T2171">control</text:span><text:span text:style-name="T2172"><text:s text:c="2"/>που περιέχει τις επιλογές ελέγχου που αναμένεται να περάσουν σαν ορίσματα στον εκάστοτε εκμαθητή του Weka. Οι διαθέσιμες επιλογές μπορούν να αναζητηθούν είτε<text:s/></text:span><text:span text:style-name="T2173">on</text:span><text:span text:style-name="T2174">-</text:span><text:span text:style-name="T2175">line</text:span><text:span text:style-name="T2176"><text:s/>χρησιμοποιώντας το<text:s/></text:span><text:span text:style-name="T2177">Weka</text:span><text:span text:style-name="T2178"><text:s/></text:span><text:span text:style-name="T2179">Option</text:span><text:span text:style-name="T2180"><text:s/></text:span><text:span text:style-name="T2181">Wizard</text:span><text:span text:style-name="T2182"><text:s/>(</text:span><text:span text:style-name="T2183">WOW</text:span><text:span text:style-name="T2184">) είτε μέσω του εγγράφου τεκμηρίωσης του<text:s/></text:span><text:span text:style-name="T2185">Weka</text:span><text:span text:style-name="T2186">.<text:s/></text:span></text:p>
      <text:p text:style-name="P2187"/>
      <text:p text:style-name="P2188"/>
      <text:soft-page-break/>
      <text:p text:style-name="P2189">Λεπτομέρειες</text:p>
      <text:p text:style-name="P2190">Normalize<text:span text:style-name="T2191"><text:s/>υλοποιεί ένα μη καθοδηγούμενο φίλτρο, το οποίο κανονικοποιεί όλα τα στιγμιότυπα ενός συνόλου δεδομένων, δεδομένης μίας νόρμας. Για το σκοπό αυτό, μόνο οι αριθμητικές τιμές λαμβάνονται υπόψιν, ενώ το χαρακτηριστικό που περιλαμβάνει την κλάση αγνοείται.</text:span></text:p>
      <text:p text:style-name="P2192">Discretize<text:span text:style-name="T2193"><text:s/>υλοποιεί ένα καθοδηγούμενο φίλτρο για τα στιγμιότυπα το οποίο διακριτοποιεί ένα εύρος αριθμητικών χαρακτηριστικών εντός του συνόλου δεδομένων σε ονομαστικά χαρακτηριστικά με συγκεκριμένες πλέον τιμές. Η μέθοδος διακριτοποίησης που χρησιμοποιείται εξ ορισμού είναι των<text:s/></text:span>Fayyad<text:span text:style-name="T2194"><text:s/>&amp;<text:s/></text:span>Irani<text:span text:style-name="T2195">’</text:span>s<text:span text:style-name="T2196"><text:s/></text:span>MDL<text:span text:style-name="T2197">.</text:span></text:p>
      <text:p text:style-name="P2198"><text:span text:style-name="T2199">Σημαντική επισήμανση είναι πως οι παραπάνω μέθοδοι αγνοούν τα ονομαστικά χαρακτηριστικά, π.χ. οι μεταβλητές της κλάσης<text:s/></text:span>factor<text:span text:style-name="T2200">. <text:s/></text:span></text:p>
      <text:p text:style-name="P2201"/>
      <text:p text:style-name="P2202">Έξοδος</text:p>
      <text:p text:style-name="P2203"><text:span text:style-name="T2204">Ένα απλό<text:s/></text:span>dataframe<text:span text:style-name="T2205">.</text:span></text:p>
      <text:p text:style-name="P2206"/>
      <text:p text:style-name="P2207">Αναφορές<text:s/></text:p>
      <text:p text:style-name="P2208"><text:span text:style-name="T2209">U</text:span><text:span text:style-name="T2210">.<text:s/></text:span><text:span text:style-name="T2211">M</text:span><text:span text:style-name="T2212">.<text:s/></text:span><text:span text:style-name="T2213">Fayyad</text:span><text:span text:style-name="T2214"><text:s/></text:span><text:span text:style-name="T2215">and</text:span><text:span text:style-name="T2216"><text:s/></text:span><text:span text:style-name="T2217">K</text:span><text:span text:style-name="T2218">.<text:s/></text:span><text:span text:style-name="T2219">B</text:span><text:span text:style-name="T2220">.<text:s/></text:span><text:span text:style-name="T2221">Irani</text:span><text:span text:style-name="T2222"><text:s/>(1993).<text:s/></text:span><text:span text:style-name="T2223">Multi-interval discretization of continuous-valued attributes</text:span></text:p>
      <text:p text:style-name="P2224"><text:span text:style-name="T2225">for classi</text:span><text:span text:style-name="T2226">ﬁ</text:span><text:span text:style-name="T2227">cation learning. Thirteenth International Joint Conference on Arti</text:span><text:span text:style-name="T2228">ﬁ</text:span><text:span text:style-name="T2229">cial Intelligence,</text:span></text:p>
      <text:p text:style-name="P2230"><text:span text:style-name="T2231">1022–1027. Morgan Kaufmann.</text:span></text:p>
      <text:p text:style-name="P2232">I. H. Witten and E. Frank (2005). Data Mining: Practical Machine Learning Tools and Techniques.</text:p>
      <text:p text:style-name="P2233">2nd Edition, Morgan Kaufmann, San Francisco.</text:p>
      <text:p text:style-name="P2234"/>
      <text:p text:style-name="P2235"><text:span text:style-name="T2236">Παραδείγματα</text:span><text:span text:style-name="T2237"><text:s/></text:span></text:p>
      <text:p text:style-name="P2238">## Using a Weka data set ...</text:p>
      <text:p text:style-name="P2239"><text:span text:style-name="T2240">w &lt;- read.arff(system.file("arff","weather.arff",</text:span></text:p>
      <text:p text:style-name="P2241">package = "RWeka"))</text:p>
      <text:p text:style-name="P2242"/>
      <text:p text:style-name="P2243">## Normalize (response irrelevant)</text:p>
      <text:p text:style-name="P2244">m1 &lt;- Normalize(~., data = w)</text:p>
      <text:soft-page-break/>
      <text:p text:style-name="P2245">m1</text:p>
      <text:p text:style-name="P2246"/>
      <text:p text:style-name="P2247">## Discretize</text:p>
      <text:p text:style-name="P2248">m2 &lt;- Discretize(play ~., data = w)</text:p>
      <text:p text:style-name="P2249"><text:span text:style-name="T2250">m2</text:span></text:p>
      <text:p text:style-name="P2251"/>
      <text:p text:style-name="Βασικό"/>
      <text:h text:style-name="Επικεφαλίδα2" text:outline-level="2"><text:bookmark-start text:name="_Toc429497295"/><text:bookmark-start text:name="_Toc429555834"/>Weka_interfaces<text:tab/><text:tab/>R/Weka interfaces<text:bookmark-end text:name="_Toc429497295"/><text:bookmark-end text:name="_Toc429555834"/></text:h>
      <text:p text:style-name="Βασικό"/>
      <text:p text:style-name="P2252">Περιγραφή</text:p>
      <text:p text:style-name="P2253">Δημιουργία μίας R διεπαφής είτε για έναν υπάρχον εκμαθητή του Weka, είτε για κάποιον εκτιμητή ή κάποιο φίλτρο χαρακτηριστικών, είτε και για την εμφάνιση των διαθέσιμων σχετικών διεπαφών. <text:s/></text:p>
      <text:p text:style-name="P2254"/>
      <text:p text:style-name="P2255"><text:span text:style-name="T2256">Χρήση</text:span></text:p>
      <text:p text:style-name="P2257">make_Weka_associator(name, class = NULL, init = NULL)</text:p>
      <text:p text:style-name="P2258"/>
      <text:p text:style-name="P2259">make_Weka_attribute_evaluator(name, class = NULL, init = NULL)</text:p>
      <text:p text:style-name="P2260"/>
      <text:p text:style-name="P2261"><text:span text:style-name="T2262">make_Weka_classifier(name, class = NULL, handlers = list(),</text:span></text:p>
      <text:p text:style-name="P2263">init = NULL)</text:p>
      <text:p text:style-name="P2264"/>
      <text:p text:style-name="P2265">make_Weka_clusterer(name, class = NULL, init = NULL)</text:p>
      <text:p text:style-name="P2266"/>
      <text:p text:style-name="P2267">make_Weka_filter(name, class = NULL, init = NULL)</text:p>
      <text:p text:style-name="P2268"/>
      <text:p text:style-name="P2269">list_Weka_interfaces()</text:p>
      <text:p text:style-name="P2270"/>
      <text:p text:style-name="P2271">make_Weka_package_loader(p)</text:p>
      <text:p text:style-name="P2272"/>
      <text:p text:style-name="P2273"/>
      <text:soft-page-break/>
      <text:p text:style-name="P2274">Ορίσματα</text:p>
      <text:p text:style-name="P2275"><text:span text:style-name="T2276">name</text:span><text:span text:style-name="T2277"><text:tab/>ένα αλφαριθμητικό όρισμα με χαρακτήρες το οποίο προσδιορίζει το όνομα της κλάσης του εξειδικευμένου εκμαθητή ή φίλτρου του Weka μέσω της σύμβασης<text:s/></text:span><text:span text:style-name="T2278">JNI</text:span><text:span text:style-name="T2279">.</text:span></text:p>
      <text:p text:style-name="P2280"><text:span text:style-name="T2281">class</text:span><text:span text:style-name="T2282"><text:tab/>εξ ορισμού ισούται με το<text:s/></text:span><text:span text:style-name="T2283">NULL</text:span><text:span text:style-name="T2284">. Διαφορετικά αποτελεί ένα διάνυσμα χαρακτήρων το οποίο καθορίζει τα ονόματα των κλάσεων για τα<text:s/></text:span><text:span text:style-name="T2285">R</text:span><text:span text:style-name="T2286"><text:s/>αντικείμενα, τα οποία επιστρέφονται κάθε φορά από τις συναρτήσεις διεπαφής, από τις οποίες οφείλουν να κληρονομούν επιπρόσθετα χαρακτηριστικά και ιδιότητες πέραν από τις τυπικές κάθε φορά (έτσι ώστε να αναπαριστούν συσχετίσεις, ταξινομητές και συσταδοποιητές)</text:span></text:p>
      <text:p text:style-name="P2287"><text:span text:style-name="T2288">handlers</text:span><text:span text:style-name="T2289"><text:tab/>μία ονομαστική λίστα που περιέχει ειδικές συναρτήσεις χειρισμού. Περισσότερες πληροφορίες στην παράγραφο Λεπτομέρειες.</text:span></text:p>
      <text:p text:style-name="P2290"><text:span text:style-name="T2291">init</text:span><text:span text:style-name="T2292"><text:tab/>εξ ορισμού ισούται με το<text:s/></text:span><text:span text:style-name="T2293">NULL</text:span><text:span text:style-name="T2294">. Διαφορετικά αποτελεί μία συνάρτηση χωρίς ορίσματα, η οποία καλείται όταν η διεπαφή χρησιμοποιείται για τη δημιουργία εκμαθητών ή φίλτρων. Τέλος, μπορεί να χρησιμοποιηθεί για ερωτοαπαντήσεις μέσω των διαθέσιμων επιλογών του<text:s/></text:span><text:span text:style-name="T2295">WOW</text:span><text:span text:style-name="T2296">. Τυπικά χρησιμοποιείται για τη φόρτωση των πακέτων του Weka όταν επιτρέπεται η λειτουργία διεπαφών σε αυτά.</text:span></text:p>
      <text:p text:style-name="P2297"><text:span text:style-name="T2298">p</text:span><text:span text:style-name="T2299"><text:tab/>ένα αλφαριθμητικό χαρακτήρα το οποίο καθορίζει το πακέτο του Weka το οποίο απαιτείται να φορτωθεί μέσω του<text:s/></text:span><text:span text:style-name="T2300">WPM</text:span><text:span text:style-name="T2301">.</text:span></text:p>
      <text:p text:style-name="P2302"/>
      <text:p text:style-name="P2303">Λεπτομέρειες</text:p>
      <text:p text:style-name="P2304">make<text:span text:style-name="T2305">_</text:span>Weka<text:span text:style-name="T2306">_</text:span>associator<text:span text:style-name="T2307"><text:s/>και<text:s/></text:span>make<text:span text:style-name="T2308">_</text:span>Weka<text:span text:style-name="T2309">_</text:span>clusterer<text:span text:style-name="T2310"><text:s/>δημιουργούν μία συνάρτηση της<text:s/></text:span>R<text:span text:style-name="T2311"><text:s/>που παρέχει μία διεπαφή είτε σε έναν εκμαθητή συσχετίσεων του Weka είτε σε ένα συσταδοποιητή του Weka, αντίστοιχα. Αυτή η συνάρτηση διεπαφής έχει τυπικές παραμέτρους το<text:s/></text:span>x<text:span text:style-name="T2312"><text:s/>και το<text:s/></text:span>control<text:span text:style-name="T2313"><text:s/>=<text:s/></text:span>NULL<text:span text:style-name="T2314">, παρουσιάζοντας με αυτόν τον τρόπο τα στιγμιότυπα εκπαίδευσης και τις επιλογές ελέγχου που θα χρησιμοποιηθούν. Τα αντικείμενα που δημιουργούνται μέσω αυτών των συναρτήσεων διεπαφής κληρονομούν πάντοτε από τις κλάσεις<text:s/></text:span>Weka<text:span text:style-name="T2315">_</text:span>associator<text:span text:style-name="T2316"><text:s/>και<text:s/></text:span>Weka<text:span text:style-name="T2317">_</text:span>clusterer<text:span text:style-name="T2318">, αντίστοιχα, και μάλιστα<text:s/></text:span><text:soft-page-break/><text:span text:style-name="T2319">διακατέχονται τουλάχιστον από κατάλληλες<text:s/></text:span>print<text:span text:style-name="T2320"><text:s/>μεθόδους. Οι προσαρμοσμένοι συσταδοποιητές παρέχουν επιπλέον και μία μέθοδο<text:s/></text:span>predict<text:span text:style-name="T2321">.</text:span></text:p>
      <text:p text:style-name="P2322">make<text:span text:style-name="T2323">_</text:span>Weka<text:span text:style-name="T2324">_</text:span>classifier<text:span text:style-name="T2325"><text:s/>δημιουργεί μία συνάρτηση διεπαφής της<text:s/></text:span>R<text:span text:style-name="T2326"><text:s/>για έναν οποιονδήποτε ταξινομητή του Weka, που δέχεται σαν ορίσματα τα<text:s/></text:span>formula<text:span text:style-name="T2327">,<text:s/></text:span>data<text:span text:style-name="T2328">,<text:s/></text:span>subset<text:span text:style-name="T2329">,<text:s/></text:span>na<text:span text:style-name="T2330">.</text:span>action<text:span text:style-name="T2331">,<text:s/></text:span>control<text:span text:style-name="T2332"><text:s/>(</text:span>default<text:span text:style-name="T2333">:<text:s/></text:span>none<text:span text:style-name="T2334">), <text:s/>όπου τα πρώτα τέσσερα κατά σειρά ορίσματα επιδέχονται της συνηθισμένης ερμηνείας όπως όλες οι συναρτήσεις στατιστι9κής μοντελοποίησης της<text:s/></text:span>R<text:span text:style-name="T2335">, ενώ η τελευταία καθορίζει τις επιλογές ελέγχου που χρησιμοποιούνται από έναν εκμαθητή του Weka. <text:s/>Τα αντικείμενα που δημιουργούνται μέσω αυτών των συναρτήσεων διεπαφής κληρονομούν πάντοτε από τις κλάσεις<text:s/></text:span>Weka<text:span text:style-name="T2336">_</text:span>classifier<text:span text:style-name="T2337">, αντίστοιχα, και μάλιστα διακατέχονται τουλάχιστον από κατάλληλες<text:s/></text:span>print<text:span text:style-name="T2338"><text:s/>και<text:s/></text:span>predict<text:span text:style-name="T2339"><text:s/>μεθόδους.</text:span></text:p>
      <text:p text:style-name="P2340">make<text:span text:style-name="T2341">_</text:span>Weka<text:span text:style-name="T2342">_</text:span>filter<text:span text:style-name="T2343"><text:s/>δημιουργεί μία συνάρτηση της<text:s/></text:span>R<text:span text:style-name="T2344"><text:s/>που παρέχει μία διεπαφή σε ένα φίλτρο του Weka, που δέχεται σαν ορίσματα τα<text:s/></text:span>formula<text:span text:style-name="T2345">,<text:s/></text:span>data<text:span text:style-name="T2346">,<text:s/></text:span>subset<text:span text:style-name="T2347">,<text:s/></text:span>na<text:span text:style-name="T2348">.</text:span>action<text:span text:style-name="T2349">,<text:s/></text:span>control<text:span text:style-name="T2350"><text:s/>(</text:span>default<text:span text:style-name="T2351">:<text:s/></text:span>none<text:span text:style-name="T2352">), <text:s/>όπου τα πρώτα τέσσερα κατά σειρά ορίσματα επιδέχονται της συνηθισμένης ερμηνείας όπως όλες οι συναρτήσεις στατιστι9κής μοντελοποίησης της<text:s/></text:span>R<text:span text:style-name="T2353">, ενώ η τελευταία καθορίζει τις επιλογές ελέγχου που χρησιμοποιούνται από έναν εκμαθητή του Weka. Προσοχή πως αν το φίλτρο είναι μη καθοδηγούμενο, η μεταβλητή απόκρισης μπορεί και να παραλειφθεί. Τα αντικείμενα που δημιουργούνται μέσω αυτών των συναρτήσεων διεπαφής ανήκουν (επί του παρόντος) πάντοτε στην κλάση<text:s/></text:span>data<text:span text:style-name="T2354">.</text:span>frame<text:span text:style-name="T2355">.</text:span></text:p>
      <text:p text:style-name="P2356">make<text:span text:style-name="T2357">_</text:span>Weka<text:span text:style-name="T2358">_</text:span>attribute<text:span text:style-name="T2359">_</text:span>evaluator<text:span text:style-name="T2360"><text:s/>δημιουργεί μία συνάρτηση διεπαφής για μία κλάση εκτίμησης χαρακτηριστικών του Weka, η οποία υλοποιεί την διεπαφή<text:s/></text:span>AttributeEvaluator<text:span text:style-name="T2361">, η οποία δέχεται ορίσματα όμοια με αυτά των συναρτήσεων διεπαφής για τους ταξινομητές.</text:span></text:p>
      <text:p text:style-name="P2362"><text:span text:style-name="T2363">Συγκεκριμένες πτυχές των συναρτήσεων διεπαφής μπορούν να παραμετροποιηθούν και να προσαρμοστούν με τη χρήση κατάλληλων χειρισμών (</text:span>handlers<text:span text:style-name="T2364">). Προς το παρόν, μόνο οι χειρισμοί<text:s/></text:span>control<text:span text:style-name="T2365"><text:s/>χρησιμοποιούνται (συναρτήσεις που αποτελούν στοιχείο των<text:s/></text:span>control<text:span text:style-name="T2366"><text:s/>ως λίστες των χειρισμών) <text:s text:c="2"/>για την επεξεργασία των δοθέντων ορισμάτων ελέγχου πριν αυτές δοθούν σαν είσοδος στους διάφορους εκτιμητές του Weka. Αυτή η τακτική ακολουθείται για παράδειγμα από τους μετα-εκπαιδευτές έτσι ώστε να επιτρέψουν τον καθορισμό των καταγεγραμμένων βασικών εκμαθητών μέσω των τυπικών ονομάτων τους (παρά μέσω των πλήρως καταγεγραμμένων ονομάτων των<text:s/></text:span>Weka<text:span text:style-name="T2367">/</text:span>Java<text:span text:style-name="T2368"><text:s/>κλάσεων που τους διακατέχουν).</text:span></text:p>
      <text:p text:style-name="P2369"><text:span text:style-name="T2370">Πέρα από τη δημιουργία συναρτήσεων διεπαφής, οι διεπαφές καταχωρούνται (υπό το όνομα των κλάσεων διεπαφής του Weka), γεγονός το οποίο επιτρέπει στο<text:s/></text:span>Weka<text:span text:style-name="T2371"><text:s/></text:span>Option<text:span text:style-name="T2372"><text:s/></text:span>Wizard<text:span text:style-name="T2373"><text:s/>(</text:span>WOW<text:span text:style-name="T2374">) να παρέχει<text:s/></text:span><text:soft-page-break/><text:span text:style-name="T2375">σχετικά εύκολα την πρόσβαση πληροφοριών<text:s/></text:span>on<text:span text:style-name="T2376">-</text:span>line<text:span text:style-name="T2377"><text:s/>σχετικά με τις διαθέσιμες επιλογές ελέγχου για την εκάστοτε διεπαφή.</text:span></text:p>
      <text:p text:style-name="P2378">list<text:span text:style-name="T2379">_</text:span>Weka<text:span text:style-name="T2380">_</text:span>interfaces<text:span text:style-name="T2381"><text:s/>περιλαμβάνουν σε λίστες τις διαθέσιμες διεπαφές.</text:span></text:p>
      <text:p text:style-name="P2382"><text:span text:style-name="T2383">Τέλος, το<text:s/></text:span>make<text:span text:style-name="T2384">_</text:span>Weka<text:span text:style-name="T2385">_</text:span>package<text:span text:style-name="T2386">_</text:span>loader<text:span text:style-name="T2387"><text:s/>παράγει εντός του εαυτού του συνδέσμους για τη φόρτωση των απαιτούμενων, αλλά και των ήδη διαθέσιμων και εγκατεστημένων πακέτων του Weka.</text:span></text:p>
      <text:p text:style-name="P2388"><text:span text:style-name="T2389">Από τα προηγούμενα, προκύπτει άμεσα η ανάγκη καταχώρισης νέων διεπαφών, πέρα από τα ήδη υπάρχοντα πακέτα του<text:s/></text:span>RWeka<text:span text:style-name="T2390"><text:s/>που παρέχονται εξ ορισμού.</text:span></text:p>
      <text:p text:style-name="P2391"><text:s text:c="2"/></text:p>
      <text:p text:style-name="P2392"><text:span text:style-name="T2393">Αναφορές</text:span><text:span text:style-name="T2394"><text:s/></text:span></text:p>
      <text:p text:style-name="P2395"><text:span text:style-name="T2396">K. Hornik, C. Buchta, and A. Zeileis (2009). Open-source machine learning: R meets Weka. Com-</text:span></text:p>
      <text:p text:style-name="P2397">putational Statistics, 24/2, 225–232.</text:p>
      <text:p text:style-name="P2398"/>
      <text:p text:style-name="P2399"><text:span text:style-name="T2400">Παραδείγματα</text:span><text:span text:style-name="T2401"><text:s/></text:span></text:p>
      <text:p text:style-name="P2402">## Create an interface to Weka's Naive Bayes classifier.</text:p>
      <text:p text:style-name="P2403">NB &lt;- make_Weka_classifier("weka/classifiers/bayes/NaiveBayes")</text:p>
      <text:p text:style-name="P2404"/>
      <text:p text:style-name="P2405">## Note that this has a very useful print method:</text:p>
      <text:p text:style-name="P2406">NB</text:p>
      <text:p text:style-name="P2407"/>
      <text:p text:style-name="P2408">## And we can use the Weka Option Wizard for finding out more:</text:p>
      <text:p text:style-name="P2409">WOW(NB)</text:p>
      <text:p text:style-name="P2410"/>
      <text:p text:style-name="P2411">## And actually use the interface ...</text:p>
      <text:p text:style-name="P2412">if(require("e1071", quietly = TRUE) &amp;&amp;</text:p>
      <text:p text:style-name="P2413"/>
      <text:p text:style-name="P2414">require("mlbench", quietly = TRUE)) {</text:p>
      <text:p text:style-name="P2415"/>
      <text:p text:style-name="P2416">data("HouseVotes84", package = "mlbench")</text:p>
      <text:p text:style-name="P2417">model &lt;- NB(Class ~ ., data = HouseVotes84)</text:p>
      <text:p text:style-name="P2418"/>
      <text:soft-page-break/>
      <text:p text:style-name="P2419">predict(model, HouseVotes84[1:10, -1])</text:p>
      <text:p text:style-name="P2420"><text:span text:style-name="T2421">predict(model, HouseVotes84[1:10, -1], type = "prob")</text:span></text:p>
      <text:p text:style-name="P2422">}</text:p>
      <text:p text:style-name="P2423"/>
      <text:p text:style-name="P2424"><text:span text:style-name="T2425">## (Compare this to David Meyer's naiveBayes() in package 'e1071'.)</text:span></text:p>
      <text:p text:style-name="Βασικό"/>
      <text:p text:style-name="Βασικό"/>
      <text:h text:style-name="Επικεφαλίδα2" text:outline-level="2"><text:bookmark-start text:name="_Toc429497296"/><text:bookmark-start text:name="_Toc429555835"/>Weka_stemmers<text:tab/><text:tab/>R/Weka Stemmers<text:bookmark-end text:name="_Toc429497296"/><text:bookmark-end text:name="_Toc429555835"/></text:h>
      <text:p text:style-name="Βασικό"/>
      <text:p text:style-name="P2426"><text:span text:style-name="T2427">Περιγραφή</text:span></text:p>
      <text:p text:style-name="P2428"><text:span text:style-name="T2429">Διεπαφές της<text:s/></text:span>R<text:span text:style-name="T2430"><text:s/>προς τους<text:s/></text:span>stemmers<text:span text:style-name="T2431"><text:s/>του Weka.</text:span></text:p>
      <text:p text:style-name="P2432"/>
      <text:p text:style-name="P2433"><text:span text:style-name="T2434">Χρήση</text:span></text:p>
      <text:p text:style-name="P2435"><text:span text:style-name="T2436">IteratedLovinsStemmer(x, control = NULL)</text:span></text:p>
      <text:p text:style-name="P2437"><text:span text:style-name="T2438">LovinsStemmer</text:span><text:span text:style-name="T2439">(</text:span><text:span text:style-name="T2440">x</text:span><text:span text:style-name="T2441">,<text:s/></text:span><text:span text:style-name="T2442">control</text:span><text:span text:style-name="T2443"><text:s/>=<text:s/></text:span><text:span text:style-name="T2444">NULL</text:span><text:span text:style-name="T2445">)</text:span></text:p>
      <text:p text:style-name="P2446"/>
      <text:p text:style-name="P2447">Ορίσματα</text:p>
      <text:p text:style-name="P2448"><text:span text:style-name="T2449">x</text:span><text:span text:style-name="T2450"><text:tab/></text:span><text:span text:style-name="T2451"><text:tab/></text:span><text:span text:style-name="T2452"><text:tab/>ένα διάνυσμα χαρακτήρων που περιέχει λέξεις προς<text:s/></text:span></text:p>
      <text:p text:style-name="P2453"><text:span text:style-name="T2454">control</text:span><text:span text:style-name="T2455"><text:tab/>αντικείμενο της κλάσης<text:s/></text:span><text:span text:style-name="T2456">Weka</text:span><text:span text:style-name="T2457">_</text:span><text:span text:style-name="T2458">control</text:span><text:span text:style-name="T2459"><text:s text:c="2"/>ή ένα διάνυσμα χαρακτήρων που περιέχεις τις επιλογές ελέγχου ή ισούται με το<text:s/></text:span><text:span text:style-name="T2460">NULL</text:span><text:span text:style-name="T2461"><text:s/>(</text:span><text:span text:style-name="T2462">default</text:span><text:span text:style-name="T2463">). Οι διαθέσιμες επιλογές μπορούν να αναζητηθούν είτε<text:s/></text:span><text:span text:style-name="T2464">on</text:span><text:span text:style-name="T2465">-</text:span><text:span text:style-name="T2466">line</text:span><text:span text:style-name="T2467"><text:s/>χρησιμοποιώντας το<text:s/></text:span><text:span text:style-name="T2468">Weka</text:span><text:span text:style-name="T2469"><text:s/></text:span><text:span text:style-name="T2470">Option</text:span><text:span text:style-name="T2471"><text:s/></text:span><text:span text:style-name="T2472">Wizard</text:span><text:span text:style-name="T2473"><text:s/>(</text:span><text:span text:style-name="T2474">WOW</text:span><text:span text:style-name="T2475">) είτε μέσω του εγγράφου τεκμηρίωσης του<text:s/></text:span><text:span text:style-name="T2476">Weka</text:span><text:span text:style-name="T2477">.</text:span></text:p>
      <text:p text:style-name="P2478"/>
      <text:p text:style-name="P2479">Έξοδος</text:p>
      <text:p text:style-name="P2480">Ένα διάνυσμα χαρακτήρων με τις λέξεις.</text:p>
      <text:p text:style-name="P2481"/>
      <text:soft-page-break/>
      <text:p text:style-name="P2482"><text:span text:style-name="T2483">Αναφορές</text:span><text:span text:style-name="T2484"><text:s/></text:span></text:p>
      <text:p text:style-name="P2485"><text:span text:style-name="T2486">J. B. Lovins (1968), Development of a stemming algorithm. Mechanical Translation and Compu-</text:span></text:p>
      <text:p text:style-name="P2487"><text:span text:style-name="T2488">tational Linguistics 11, 22–31.</text:span></text:p>
      <text:p text:style-name="Βασικό"/>
      <text:h text:style-name="Επικεφαλίδα2" text:outline-level="2"><text:bookmark-start text:name="_Toc429497297"/><text:bookmark-start text:name="_Toc429555836"/>Weka_tokenizers<text:tab/><text:tab/>R/Weka Tokenizers<text:bookmark-end text:name="_Toc429497297"/><text:bookmark-end text:name="_Toc429555836"/></text:h>
      <text:p text:style-name="Βασικό"/>
      <text:p text:style-name="P2489"><text:span text:style-name="T2490">Περιγραφή</text:span></text:p>
      <text:p text:style-name="P2491"><text:span text:style-name="T2492">Διεπαφές της<text:s/></text:span>R<text:span text:style-name="T2493"><text:s/>προς τα<text:s/></text:span>tokenizers<text:span text:style-name="T2494"><text:s/>(διαχωριστές λέξεων) του Weka.</text:span></text:p>
      <text:p text:style-name="P2495"/>
      <text:p text:style-name="P2496"><text:span text:style-name="T2497">Χρήση</text:span></text:p>
      <text:p text:style-name="P2498"><text:span text:style-name="T2499">AlphabeticTokenizer(x, control = NULL)</text:span></text:p>
      <text:p text:style-name="P2500">NGramTokenizer(x, control = NULL)</text:p>
      <text:p text:style-name="P2501">WordTokenizer(x, control = NULL)</text:p>
      <text:p text:style-name="P2502"/>
      <text:p text:style-name="P2503">Ορίσματα</text:p>
      <text:p text:style-name="P2504"><text:span text:style-name="T2505">x</text:span><text:span text:style-name="T2506"><text:tab/></text:span><text:span text:style-name="T2507"><text:tab/></text:span><text:span text:style-name="T2508"><text:tab/>ένα διάνυσμα χαρακτήρων που περιέχει λέξεις προς<text:s/></text:span></text:p>
      <text:p text:style-name="P2509"><text:span text:style-name="T2510">control</text:span><text:span text:style-name="T2511"><text:tab/>αντικείμενο της κλάσης<text:s/></text:span><text:span text:style-name="T2512">Weka</text:span><text:span text:style-name="T2513">_</text:span><text:span text:style-name="T2514">control</text:span><text:span text:style-name="T2515"><text:s text:c="2"/>ή ένα διάνυσμα χαρακτήρων που περιέχεις τις επιλογές ελέγχου ή ισούται με το<text:s/></text:span><text:span text:style-name="T2516">NULL</text:span><text:span text:style-name="T2517"><text:s/>(</text:span><text:span text:style-name="T2518">default</text:span><text:span text:style-name="T2519">). Οι διαθέσιμες επιλογές μπορούν να αναζητηθούν είτε<text:s/></text:span><text:span text:style-name="T2520">on</text:span><text:span text:style-name="T2521">-</text:span><text:span text:style-name="T2522">line</text:span><text:span text:style-name="T2523"><text:s/>χρησιμοποιώντας το<text:s/></text:span><text:span text:style-name="T2524">Weka</text:span><text:span text:style-name="T2525"><text:s/></text:span><text:span text:style-name="T2526">Option</text:span><text:span text:style-name="T2527"><text:s/></text:span><text:span text:style-name="T2528">Wizard</text:span><text:span text:style-name="T2529"><text:s/>(</text:span><text:span text:style-name="T2530">WOW</text:span><text:span text:style-name="T2531">) είτε μέσω του εγγράφου τεκμηρίωσης του<text:s/></text:span><text:span text:style-name="T2532">Weka</text:span><text:span text:style-name="T2533">.</text:span></text:p>
      <text:p text:style-name="P2534"/>
      <text:p text:style-name="P2535">Έξοδος</text:p>
      <text:p text:style-name="P2536">Ένα διάνυσμα χαρακτήρων με τις λέξεις.</text:p>
      <text:p text:style-name="P2537"/>
      <text:h text:style-name="Επικεφαλίδα2" text:outline-level="2"><text:bookmark-start text:name="_Toc429497298"/><text:bookmark-start text:name="_Toc429555837"/><text:soft-page-break/>WOW<text:span text:style-name="T2538"><text:tab/></text:span><text:span text:style-name="T2539"><text:tab/></text:span>Weka<text:span text:style-name="T2540"><text:s/></text:span>Option<text:span text:style-name="T2541"><text:s/></text:span>Wizard<text:bookmark-end text:name="_Toc429497298"/><text:bookmark-end text:name="_Toc429555837"/></text:h>
      <text:p text:style-name="P2542"/>
      <text:p text:style-name="P2543">Περιγραφή</text:p>
      <text:p text:style-name="P2544"><text:span text:style-name="T2545">Παροχή<text:s/></text:span>on<text:span text:style-name="T2546">-</text:span>line<text:span text:style-name="T2547"><text:s/>πληροφοριών σχετικά με τις διαθέσιμες επιλογές ελέγχου που αφορούν τους εκμαθητές ή τα φίλτρα του Weka και τις διεπαφές της<text:s/></text:span>R<text:span text:style-name="T2548">.</text:span></text:p>
      <text:p text:style-name="P2549">Χρήση</text:p>
      <text:p text:style-name="P2550">WOW(x)</text:p>
      <text:p text:style-name="P2551"/>
      <text:p text:style-name="P2552">Ορίσματα</text:p>
      <text:p text:style-name="P2553"><text:span text:style-name="T2554">x</text:span><text:span text:style-name="T2555"><text:tab/>ένα αλφαριθμητικό όρισμα με χαρακτήρες το οποίο προσδιορίζει είτε το πλήρως εξειδικευμένο όνομα της κλάσης κάποιου εκμαθητή ή φίλτρου του Weka μέσω της σύμβασης<text:s/></text:span><text:span text:style-name="T2556">JNI</text:span><text:span text:style-name="T2557">, είτε το όνομα μίας διαθέσιμης διεπαφής της<text:s/></text:span><text:span text:style-name="T2558">R</text:span><text:span text:style-name="T2559">, είτε τελικά ένα αντικείμενο το οποίο δημιουργείται από την εφαρμογή των αντίστοιχων διεπαφών για το χτίσιμο ενός συσχετιστή, ταξινομητή, συσταδοποιητή ή φίλτρο.</text:span></text:p>
      <text:p text:style-name="P2560"><text:tab/></text:p>
      <text:p text:style-name="P2561">Λεπτομέρειες</text:p>
      <text:p text:style-name="P2562"><text:span text:style-name="T2563">Περισσότερες πληροφορίες για τις διαθέσιμες συναρτήσεις διεπαφής παρέχονται στο<text:s/></text:span>list<text:span text:style-name="T2564">_</text:span>Weka<text:span text:style-name="T2565">_</text:span>interfaces<text:span text:style-name="T2566">.</text:span></text:p>
      <text:p text:style-name="P2567"/>
      <text:p text:style-name="P2568"><text:span text:style-name="T2569">Αναφορές</text:span><text:span text:style-name="T2570"><text:s/></text:span></text:p>
      <text:p text:style-name="P2571"><text:span text:style-name="T2572">K. Hornik, C. Buchta, and A. Zeileis (2009). Open-source machine learning: R meets Weka. Com-</text:span></text:p>
      <text:p text:style-name="P2573">putational Statistics, 24/2, 225–232.</text:p>
      <text:p text:style-name="P2574"/>
      <text:p text:style-name="P2575"><text:span text:style-name="T2576">Παραδείγματα</text:span><text:span text:style-name="T2577"><text:s/></text:span></text:p>
      <text:p text:style-name="P2578">## The name of an "existing" (registered) interface.</text:p>
      <text:soft-page-break/>
      <text:p text:style-name="P2579">WOW("J48")</text:p>
      <text:p text:style-name="P2580"/>
      <text:p text:style-name="P2581">## The name of some Weka class (not necessarily in the interface</text:p>
      <text:p text:style-name="P2582">## registry):</text:p>
      <text:p text:style-name="P2583"><text:span text:style-name="T2584">WOW("weka/classifiers/bayes/NaiveBayes")</text:span></text:p>
      <text:p text:style-name="Βασικό"/>
      <text:h text:style-name="Επικεφαλίδα2" text:outline-level="2"><text:bookmark-start text:name="_Toc429497299"/><text:bookmark-start text:name="_Toc429555838"/>WPM<text:span text:style-name="T2585"><text:tab/></text:span><text:span text:style-name="T2586"><text:tab/></text:span>Weka<text:span text:style-name="T2587"><text:s/></text:span>Package<text:span text:style-name="T2588"><text:s/></text:span>Manager<text:bookmark-end text:name="_Toc429497299"/><text:bookmark-end text:name="_Toc429555838"/></text:h>
      <text:p text:style-name="P2589"/>
      <text:p text:style-name="P2590">Περιγραφή</text:p>
      <text:p text:style-name="P2591">Διαχείριση των πακέτων του Weka.</text:p>
      <text:p text:style-name="P2592"/>
      <text:p text:style-name="P2593">Χρήση</text:p>
      <text:p text:style-name="P2594">WPM(cmd, ...)</text:p>
      <text:p text:style-name="P2595"/>
      <text:p text:style-name="P2596">Ορίσματα</text:p>
      <text:p text:style-name="P2597"><text:span text:style-name="T2598">cmd</text:span><text:span text:style-name="T2599"><text:tab/>ένα αλφαριθμητικό χαρακτήρων το οποίο προσδιορίζει τις ενέργειες προς εκτέλεση. Υποχρεωτικά πρέπει να επιλεχθείσα ένα εκ των “</text:span><text:span text:style-name="T2600">refresh</text:span><text:span text:style-name="T2601">-</text:span><text:span text:style-name="T2602">cache</text:span><text:span text:style-name="T2603">”, “</text:span><text:span text:style-name="T2604">list</text:span><text:span text:style-name="T2605">-</text:span><text:span text:style-name="T2606">packages</text:span><text:span text:style-name="T2607">”, “</text:span><text:span text:style-name="T2608">package</text:span><text:span text:style-name="T2609">-</text:span><text:span text:style-name="T2610">info</text:span><text:span text:style-name="T2611">”, “</text:span><text:span text:style-name="T2612">install</text:span><text:span text:style-name="T2613">-</text:span><text:span text:style-name="T2614">package</text:span><text:span text:style-name="T2615">”, “</text:span><text:span text:style-name="T2616">remove</text:span><text:span text:style-name="T2617">-</text:span><text:span text:style-name="T2618">package</text:span><text:span text:style-name="T2619">” ή “</text:span><text:span text:style-name="T2620">load</text:span><text:span text:style-name="T2621">-</text:span><text:span text:style-name="T2622">package</text:span><text:span text:style-name="T2623">” (ή μία αποκλειστική συντόμευση αυτών)</text:span></text:p>
      <text:p text:style-name="P2624">…<text:tab/>αλφαριθμητικά χαρακτήρων τα οποία παρέχουν περισσότερα ορίσματα τα οποία απαιτούνται για τις ενέργειες που χρειάζεται κάθε φορά να εκτελεστούν. Περισσότερες οδηγίες ακολουθούν στην παράγραφο Λεπτομέρειες.</text:p>
      <text:p text:style-name="P2625"/>
      <text:p text:style-name="P2626">Λεπτομέρειες</text:p>
      <text:p text:style-name="P2627">Τα διαθέσιμα και αντίστοιχα τα επιπρόσθετα ορίσματα που προσφέρονται, περιγράφονται παρακάτω:</text:p>
      <text:soft-page-break/>
      <text:p text:style-name="P2628"><text:span text:style-name="T2629">“</text:span>refresh<text:span text:style-name="T2630">-</text:span>cache<text:span text:style-name="T2631">” ανανεώνει το αντίγραφο της προσωρινής μνήμης του πακέτου των μετα-δεδομένων από το κεντρικό αποθετήριο πακέτων.</text:span></text:p>
      <text:p text:style-name="P2632"><text:span text:style-name="T2633">“</text:span>list<text:span text:style-name="T2634">-</text:span>packages<text:span text:style-name="T2635">” τυπώνει πληροφορίες (τον αριθμό έκδοσης και μικρές περιγραφές) σχετικές με τα πακέτα όπως αυτά ορίζονται από μία επιπρόσθετη λέξη κλειδί, η οποία πρέπει να είναι μια εκ των “</text:span>all<text:span text:style-name="T2636">” (όλα τα πακέτα που αναγνωρίζει το σύστημα), “</text:span>installed<text:span text:style-name="T2637">” (όλα τα πακέτα που έχουν εγκατασταθεί τοπικά), «</text:span>available<text:span text:style-name="T2638">” (όλα τα γνωστά πακέτα που δεν έχουν εγκατασταθεί τοπικά) ή μία αποκλειστική συντόμευση των προηγουμένων.</text:span></text:p>
      <text:p text:style-name="P2639"><text:span text:style-name="T2640">“</text:span>package<text:span text:style-name="T2641">-</text:span>info<text:span text:style-name="T2642">” τυπώνει πληροφορίες (μετα-δεδομένα) σχετικά με ένα πακέτο. Απαιτεί δύο επιπρόσθετα αλφαριθμητικά χαρακτήρων ως ορίσματα: μία λέξη κλειδί και το όνομα του πακέτου. Ως λέξη κλειδί μπορεί να χρησιμοποιηθεί το “</text:span>repository<text:span text:style-name="T2643">” (τυπώνει πληροφορίες από το αποθετήριο), το “</text:span>installed<text:span text:style-name="T2644">” (τυπώνει πληροφορίες για την εγκατεστημένη έκδοση) ή μία αποκλειστική συντόμευση των προηγουμένων.</text:span></text:p>
      <text:p text:style-name="P2645"><text:span text:style-name="T2646">“</text:span>install<text:span text:style-name="T2647">-</text:span>package<text:span text:style-name="T2648">” εγκαθιστά ένα πακέτο, με το όνομα αυτού να ορίζεται από ένα πρόσθετο αλφαριθμητικό χαρακτήρων. (εναλλακτική επιλογή αποτελεί η χρήση ενός μονοπατιού για το αρχείο ή ενός<text:s/></text:span>URL<text:span text:style-name="T2649"><text:s/>προς ένα συμπιεσμένο αρχείο.)</text:span></text:p>
      <text:p text:style-name="P2650"><text:span text:style-name="T2651">“</text:span>remove<text:span text:style-name="T2652">-</text:span>package<text:span text:style-name="T2653">” αφαιρεί ένα (εγκατεστημένο) πακέτο.</text:span></text:p>
      <text:p text:style-name="P2654"><text:span text:style-name="T2655">“</text:span>load<text:span text:style-name="T2656">-</text:span>package<text:span text:style-name="T2657">” φορτώνει το δοθέν πακέτο προσθέτοντας παράλληλα τα αρχεία<text:s/></text:span>jar<text:span text:style-name="T2658"><text:s/>που το συνοδεύουν στο<text:s/></text:span>Java<text:span text:style-name="T2659"><text:s/></text:span>classpath<text:span text:style-name="T2660">.</text:span></text:p>
      <text:p text:style-name="P2661"><text:s/></text:p>
      <text:p text:style-name="P2662">Προσοχή</text:p>
      <text:p text:style-name="P2663"><text:span text:style-name="T2664">Το Weka αποθηκεύει τα πακέτα και τις πληροφορίες αυτών στον αρχικό κατάλογο του, όπως αυτός ορίζεται από την τιμή της μεταβλητής<text:s/></text:span>environment<text:span text:style-name="T2665"><text:s/></text:span>WEKA<text:span text:style-name="T2666">_</text:span>HOME<text:span text:style-name="T2667">. Εάν αυτή δεν έχει οριστεί, ο υποκατάλογος ‘</text:span>wekafiles<text:span text:style-name="T2668">’ του αρχικού καταλόγου του χρήστη χρησιμοποιείται για αυτόν το σκοπό. Στην περίπτωση ο αρχικός κατάλογος δεν έχει δημιουργηθεί ακόμη, η εντολή<text:s/></text:span>WPM<text:span text:style-name="T2669">() θα χρησιμοποιήσει στη θέση αυτών ένα προσωρινό κατάλογο εντός του τρέχων καταλόγου της<text:s/></text:span>R<text:span text:style-name="T2670">. Για να μην δημιουργηθούν προβλήματα με πολλαπλές θέσεις του αρχικού καταλόγου, ο κάθε χρήστης καλείται να δημιουργήσει ένα κύριο αρχικό κατάλογο για το Weka προτού χρησιμοποιήσει την εντολή<text:s/></text:span>WPM<text:span text:style-name="T2671">().</text:span></text:p>
      <text:p text:style-name="P2672"><text:s/></text:p>
      <text:soft-page-break/>
      <text:p text:style-name="P2673"><text:span text:style-name="T2674">Παραδείγματα</text:span><text:span text:style-name="T2675"><text:s/></text:span></text:p>
      <text:p text:style-name="P2676">## Not run:</text:p>
      <text:p text:style-name="P2677">## Start by building/refreshing the cache.</text:p>
      <text:p text:style-name="P2678">WPM("refresh-cache")</text:p>
      <text:p text:style-name="P2679"/>
      <text:p text:style-name="P2680">## Show the packages installed locally.</text:p>
      <text:p text:style-name="P2681">WPM("list-packages", "installed")</text:p>
      <text:p text:style-name="P2682"/>
      <text:p text:style-name="P2683">## Show the packages available from the central Weka package</text:p>
      <text:p text:style-name="P2684">## repository and not installed locally.</text:p>
      <text:p text:style-name="P2685">WPM("list-packages", "available")</text:p>
      <text:p text:style-name="P2686"/>
      <text:p text:style-name="P2687">## Show repository information about package XMeans.</text:p>
      <text:p text:style-name="P2688">WPM("package-info", "repository", "XMeans")</text:p>
      <text:p text:style-name="P2689"/>
      <text:p text:style-name="P2690"><text:span text:style-name="T2691">## End(Not run)</text:span></text:p>
      <text:p text:style-name="Βασικό"/>
      <text:h text:style-name="Επικεφαλίδα2" text:outline-level="2"><text:bookmark-start text:name="_Toc429497300"/><text:bookmark-start text:name="_Toc429555839"/>write.arff<text:tab/><text:tab/>Write Data into ARFF Files<text:bookmark-end text:name="_Toc429497300"/><text:bookmark-end text:name="_Toc429555839"/></text:h>
      <text:p text:style-name="Βασικό"/>
      <text:p text:style-name="P2692">Περιγραφή</text:p>
      <text:p text:style-name="P2693"><text:span text:style-name="T2694">Εγγραφή δεδομένων εντός των<text:s/></text:span>Attribute<text:span text:style-name="T2695">-</text:span>Relation<text:span text:style-name="T2696"><text:s/></text:span>File<text:span text:style-name="T2697"><text:s/></text:span>Format<text:span text:style-name="T2698"><text:s/>αρχείων του Weka.</text:span></text:p>
      <text:p text:style-name="P2699"/>
      <text:p text:style-name="P2700"><text:span text:style-name="T2701">Χρήση</text:span></text:p>
      <text:p text:style-name="P2702">write.arff(x, file, eol = "\n")</text:p>
      <text:p text:style-name="P2703"/>
      <text:p text:style-name="P2704">Ορίσματα</text:p>
      <text:p text:style-name="P2705"><text:span text:style-name="T2706">x</text:span><text:span text:style-name="T2707"><text:tab/>τα προς εγγραφή δεδομένα, κατά προτίμηση σε μορφή πίνακα ή<text:s/></text:span><text:span text:style-name="T2708">dataframe</text:span><text:span text:style-name="T2709">. Αν δεν εισέλθουν με τις παραπάνω μορφές, τότε πραγματοποιείται αναγκαστική μετατροπή σε<text:s/></text:span><text:span text:style-name="T2710">dataframe</text:span><text:span text:style-name="T2711">.</text:span><text:span text:style-name="T2712"><text:tab/></text:span></text:p>
      <text:soft-page-break/>
      <text:p text:style-name="P2713"><text:span text:style-name="T2714">file</text:span><text:span text:style-name="T2715"><text:tab/>είτε αλφαριθμητικό χαρακτήρων ονομάζοντας ένα αρχείο ή μία σύνδεση. Τα σύμβολα “ ” <text:s/>υποδεικνύουν την έξοδο σε συγκεκριμένη σύνδεση εξόδου.</text:span></text:p>
      <text:p text:style-name="P2716"><text:span text:style-name="T2717">eol</text:span><text:span text:style-name="T2718"><text:tab/>αποτελεί τον/τους χαρακτήρα/ες που επιλέγονται να τυπώνονται μετά το τέλος κάθε γραμμής ή στήλης κάθε φορά.</text:span></text:p>
      <text:p text:style-name="P2719"><text:tab/></text:p>
      <text:p text:style-name="P2720"><text:span text:style-name="T2721">Αναφορές</text:span><text:span text:style-name="T2722"><text:s/></text:span></text:p>
      <text:p text:style-name="P2723"><text:span text:style-name="T2724">Attribute-Relation File Format<text:s/></text:span><text:a xlink:href="http://weka.wiki.sourceforge.net/ARFF" office:target-frame-name="_top" xlink:show="replace"><text:span text:style-name="T2725">http://weka.wiki.sourceforge.net/ARFF</text:span></text:a></text:p>
      <text:p text:style-name="P2726"/>
      <text:p text:style-name="P2727">Προτάσεις για παρεμφερείς συναρτήσεις</text:p>
      <text:p text:style-name="P2728"><text:span text:style-name="T2729">read</text:span><text:span text:style-name="T2730">.</text:span><text:span text:style-name="T2731">arff</text:span></text:p>
      <text:p text:style-name="P2732"/>
      <text:p text:style-name="P2733"><text:span text:style-name="T2734">Παραδείγματα</text:span><text:span text:style-name="T2735"><text:s/></text:span></text:p>
      <text:p text:style-name="P2736"><text:span text:style-name="T2737">write.arff(iris, file = " ")</text:span></text:p>
      <text:p text:style-name="P2738"/>
      <text:p text:style-name="P27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Επικεφαλίδα2" style:display-name="Επικεφαλίδα 2" style:family="paragraph" style:parent-style-name="Έντονοαπόσπασμα" style:next-style-name="Έντονοαπόσπασμα"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Τίτλος" style:display-name="Τίτλος" style:family="paragraph" style:parent-style-name="Βασικό" style:next-style-name="Βασικό">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Υπερ-σύνδεσηπουακολουθήθηκε" style:display-name="Υπερ-σύνδεση που ακολουθήθηκε" style:family="text" style:parent-style-name="Προεπιλεγμένηγραμματοσειρά">
      <style:text-properties fo:color="#954F72" style:text-underline-type="single" style:text-underline-style="solid" style:text-underline-width="auto" style:text-underline-mode="continuous" style:text-underline-color="font-color"/>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E74B5" fo:font-size="16pt" style:font-size-asian="16pt" style:font-size-complex="16pt"/>
    </style:style>
    <style:style style:name="ΕπικεφαλίδαΠΠ" style:display-name="Επικεφαλίδα ΠΠ" style:family="paragraph" style:parent-style-name="Επικεφαλίδα1" style:next-style-name="Βασικό" style:default-outline-level="1">
      <style:text-properties fo:hyphenate="false"/>
    </style:style>
    <style:style style:name="Έντονοαπόσπασμα" style:display-name="Έντονο απόσπασμα" style:family="paragraph" style:parent-style-name="Βασικό" style:next-style-name="Βασικό">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ΈντονοαπόσπασμαChar" style:display-name="Έντονο απόσπασμα Char" style:family="text" style:parent-style-name="Προεπιλεγμένηγραμματοσειρά">
      <style:text-properties fo:font-style="italic" style:font-style-asian="italic" style:font-style-complex="italic" fo:color="#5B9BD5"/>
    </style:style>
    <style:style style:name="Απόσπασμα" style:display-name="Απόσπασμα" style:family="paragraph" style:parent-style-name="Βασικό" style:next-style-name="Βασικό">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ΠΠ1" style:display-name="ΠΠ 1" style:family="paragraph" style:parent-style-name="Βασικό" style:next-style-name="Βασικό" style:auto-update="true">
      <style:paragraph-properties fo:margin-bottom="0.0694in"/>
      <style:text-properties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font-style="italic" style:font-style-asian="italic" style:font-style-complex="italic" fo:color="#2E74B5" fo:font-size="13pt" style:font-size-asian="13pt" style:font-size-complex="13pt"/>
    </style:style>
    <style:style style:name="ΠΠ2" style:display-name="ΠΠ 2" style:family="paragraph" style:parent-style-name="Βασικό" style:next-style-name="Βασικό" style:auto-update="true">
      <style:paragraph-properties fo:margin-bottom="0.0694in" fo:margin-left="0.1527in">
        <style:tab-stops>
          <style:tab-stop style:type="left" style:position="0.4583in"/>
          <style:tab-stop style:type="right" style:leader-style="dotted" style:leader-text="." style:position="6.3402in"/>
        </style:tab-stops>
      </style:paragraph-properties>
      <style:text-properties fo:hyphenate="false"/>
    </style:style>
    <style:style style:name="Κείμενουποσημείωσης" style:display-name="Κείμενο υποσημείωσης" style:family="paragraph" style:parent-style-name="Βασικό">
      <style:paragraph-properties fo:margin-bottom="0in" fo:line-height="100%"/>
      <style:text-properties fo:font-size="10pt" style:font-size-asian="10pt" style:font-size-complex="10pt" fo:hyphenate="false"/>
    </style:style>
    <style:style style:name="ΚείμενουποσημείωσηςChar" style:display-name="Κείμενο υποσημείωσης Char" style:family="text" style:parent-style-name="Προεπιλεγμένηγραμματοσειρά">
      <style:text-properties fo:font-size="10pt" style:font-size-asian="10pt" style:font-size-complex="10pt"/>
    </style:style>
    <style:style style:name="Παραπομπήυποσημείωσης" style:display-name="Παραπομπή υποσημείωσης" style:family="text" style:parent-style-name="Προεπιλεγμένηγραμματοσειρά">
      <style:text-properties style:text-position="super 63.6%"/>
    </style:style>
    <text:notes-configuration text:note-class="footnote" text:citation-style-name="Παραπομπήυποσημείωσης" text:citation-body-style-name="Παραπομπήυποσημείωσης"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ython</meta:initial-creator>
    <dc:creator>python</dc:creator>
    <meta:creation-date>2015-09-09T06:33:00Z</meta:creation-date>
    <dc:date>2015-09-09T07:01:00Z</dc:date>
    <meta:print-date>2015-09-09T06:55:00Z</meta:print-date>
    <meta:template xlink:href="Normal" xlink:type="simple"/>
    <meta:editing-cycles>6</meta:editing-cycles>
    <meta:editing-duration>PT1260S</meta:editing-duration>
    <meta:document-statistic meta:page-count="52" meta:paragraph-count="127" meta:word-count="9527" meta:character-count="63707" meta:row-count="452" meta:non-whitespace-character-count="54307"/>
  </office:meta>
</office:document-meta>
</file>